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74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4000"/>
      <style:text-properties fo:color="#000000"/>
    </style:style>
    <style:style style:name="ce10" style:family="table-cell" style:parent-style-name="Default">
      <style:table-cell-properties fo:background-color="#ff0000"/>
      <style:text-properties fo:color="#000000"/>
    </style:style>
    <style:style style:name="ce12" style:family="table-cell" style:parent-style-name="Default">
      <style:table-cell-properties fo:background-color="#ff4000"/>
    </style:style>
    <style:style style:name="ce27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lylumisection_nooutliersremoval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GABI mail value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office:value-type="float" office:value="-176.906672943276" calcext:value-type="float">
            <text:p>-176.906672943276</text:p>
          </table:table-cell>
          <table:table-cell office:value-type="float" office:value="-174.213372023118" calcext:value-type="float">
            <text:p>-174.213372023118</text:p>
          </table:table-cell>
          <table:table-cell table:formula="of:=([.B5]+[.C5])/2" office:value-type="float" office:value="-175.560022483197" calcext:value-type="float">
            <text:p>-175.560022483197</text:p>
          </table:table-cell>
          <table:table-cell office:value-type="float" office:value="-177.1511625" calcext:value-type="float">
            <text:p>-177.1511625</text:p>
          </table:table-cell>
          <table:table-cell table:formula="of:=[.B6]-[.B5]" office:value-type="float" office:value="97.9170662779811" calcext:value-type="float">
            <text:p>97.9170662779811</text:p>
          </table:table-cell>
          <table:table-cell table:formula="of:=[.C6]-[.C5]" office:value-type="float" office:value="96.2410783189371" calcext:value-type="float">
            <text:p>96.2410783189371</text:p>
          </table:table-cell>
          <table:table-cell table:formula="of:=[.D6]-[.D5]" office:value-type="float" office:value="97.0790722984591" calcext:value-type="float">
            <text:p>97.0790722984591</text:p>
          </table:table-cell>
          <table:table-cell table:formula="of:=[.E6]-[.E5]" office:value-type="float" office:value="98.417312" calcext:value-type="float">
            <text:p>98.417312</text:p>
          </table:table-cell>
          <table:table-cell table:formula="of:=[.F5]-[.$F$15]" office:value-type="float" office:value="-0.244634733037103" calcext:value-type="float">
            <text:p>-0.244634733037103</text:p>
          </table:table-cell>
          <table:table-cell table:formula="of:=[.G5]-[.$G$15]" office:value-type="float" office:value="-0.794689933857285" calcext:value-type="float">
            <text:p>-0.794689933857285</text:p>
          </table:table-cell>
          <table:table-cell table:formula="of:=[.H5]-[.$H$15]" office:value-type="float" office:value="-0.519662333447201" calcext:value-type="float">
            <text:p>-0.519662333447201</text:p>
          </table:table-cell>
          <table:table-cell table:formula="of:=[.I5]-[.$I$15]" office:value-type="float" office:value="0.000000124999999684405" calcext:value-type="float">
            <text:p>1.24999999684405E-07</text:p>
          </table:table-cell>
          <table:table-cell table:formula="of:=[.I5]+[.J5]" office:value-type="float" office:value="98.1726772669629" calcext:value-type="float">
            <text:p>98.1726772669629</text:p>
          </table:table-cell>
          <table:table-cell table:formula="of:=[.I5]+[.K5]" office:value-type="float" office:value="97.6226220661427" calcext:value-type="float">
            <text:p>97.6226220661427</text:p>
          </table:table-cell>
          <table:table-cell table:formula="of:=[.I5]+[.L5]" office:value-type="float" office:value="97.8976496665528" calcext:value-type="float">
            <text:p>97.8976496665528</text:p>
          </table:table-cell>
          <table:table-cell table:formula="of:=[.I5]" office:value-type="float" office:value="98.417312" calcext:value-type="float">
            <text:p>98.417312</text:p>
          </table:table-cell>
          <table:table-cell/>
          <table:table-cell table:formula="of:=[.S6]-[.N5]" office:value-type="float" office:value="-177.929116399203" calcext:value-type="float">
            <text:p>-177.929116399203</text:p>
          </table:table-cell>
          <table:table-cell table:formula="of:=[.T6]-[.O5]" office:value-type="float" office:value="-179.73954651194" calcext:value-type="float">
            <text:p>-179.73954651194</text:p>
          </table:table-cell>
          <table:table-cell table:formula="of:=[.U6]-[.P5]" office:value-type="float" office:value="-178.834331455572" calcext:value-type="float">
            <text:p>-178.834331455572</text:p>
          </table:table-cell>
          <table:table-cell table:formula="of:=[.E5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8.9896066652949" calcext:value-type="float">
            <text:p>-78.9896066652949</text:p>
          </table:table-cell>
          <table:table-cell office:value-type="float" office:value="-77.9722937041809" calcext:value-type="float">
            <text:p>-77.9722937041809</text:p>
          </table:table-cell>
          <table:table-cell table:formula="of:=([.B6]+[.C6])/2" office:value-type="float" office:value="-78.4809501847379" calcext:value-type="float">
            <text:p>-78.4809501847379</text:p>
          </table:table-cell>
          <table:table-cell office:value-type="float" office:value="-78.7338505" calcext:value-type="float">
            <text:p>-78.7338505</text:p>
          </table:table-cell>
          <table:table-cell table:formula="of:=[.B7]-[.B6]" office:value-type="float" office:value="98.2050330429013" calcext:value-type="float">
            <text:p>98.2050330429013</text:p>
          </table:table-cell>
          <table:table-cell table:formula="of:=[.C7]-[.C6]" office:value-type="float" office:value="97.3053934501343" calcext:value-type="float">
            <text:p>97.3053934501343</text:p>
          </table:table-cell>
          <table:table-cell table:formula="of:=[.D7]-[.D6]" office:value-type="float" office:value="97.7552132465178" calcext:value-type="float">
            <text:p>97.7552132465178</text:p>
          </table:table-cell>
          <table:table-cell table:formula="of:=[.E7]-[.E6]" office:value-type="float" office:value="98.4173125" calcext:value-type="float">
            <text:p>98.4173125</text:p>
          </table:table-cell>
          <table:table-cell table:formula="of:=[.F6]-[.$F$15]" office:value-type="float" office:value="0.0433320318831107" calcext:value-type="float">
            <text:p>0.043332031883111</text:p>
          </table:table-cell>
          <table:table-cell table:formula="of:=[.G6]-[.$G$15]" office:value-type="float" office:value="0.269625197339906" calcext:value-type="float">
            <text:p>0.269625197339906</text:p>
          </table:table-cell>
          <table:table-cell table:formula="of:=[.H6]-[.$H$15]" office:value-type="float" office:value="0.156478614611501" calcext:value-type="float">
            <text:p>0.156478614611501</text:p>
          </table:table-cell>
          <table:table-cell table:formula="of:=[.I6]-[.$I$15]" office:value-type="float" office:value="0.000000625000012632881" calcext:value-type="float">
            <text:p>6.25000012632881E-07</text:p>
          </table:table-cell>
          <table:table-cell table:formula="of:=[.I6]+[.J6]" office:value-type="float" office:value="98.4606445318831" calcext:value-type="float">
            <text:p>98.4606445318831</text:p>
          </table:table-cell>
          <table:table-cell table:formula="of:=[.I6]+[.K6]" office:value-type="float" office:value="98.6869376973399" calcext:value-type="float">
            <text:p>98.6869376973399</text:p>
          </table:table-cell>
          <table:table-cell table:formula="of:=[.I6]+[.L6]" office:value-type="float" office:value="98.5737911146115" calcext:value-type="float">
            <text:p>98.5737911146115</text:p>
          </table:table-cell>
          <table:table-cell table:formula="of:=[.I6]" office:value-type="float" office:value="98.4173125" calcext:value-type="float">
            <text:p>98.4173125</text:p>
          </table:table-cell>
          <table:table-cell/>
          <table:table-cell table:formula="of:=[.S7]-[.N6]" office:value-type="float" office:value="-79.7564391322404" calcext:value-type="float">
            <text:p>-79.7564391322404</text:p>
          </table:table-cell>
          <table:table-cell table:formula="of:=[.T7]-[.O6]" office:value-type="float" office:value="-82.1169244457977" calcext:value-type="float">
            <text:p>-82.1169244457977</text:p>
          </table:table-cell>
          <table:table-cell table:formula="of:=[.U7]-[.P6]" office:value-type="float" office:value="-80.936681789019" calcext:value-type="float">
            <text:p>-80.936681789019</text:p>
          </table:table-cell>
          <table:table-cell table:formula="of:=[.E6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2154263776064" calcext:value-type="float">
            <text:p>19.2154263776064</text:p>
          </table:table-cell>
          <table:table-cell office:value-type="float" office:value="19.3330997459534" calcext:value-type="float">
            <text:p>19.3330997459534</text:p>
          </table:table-cell>
          <table:table-cell table:formula="of:=([.B7]+[.C7])/2" office:value-type="float" office:value="19.2742630617799" calcext:value-type="float">
            <text:p>19.2742630617799</text:p>
          </table:table-cell>
          <table:table-cell office:value-type="float" office:value="19.683462" calcext:value-type="float">
            <text:p>19.683462</text:p>
          </table:table-cell>
          <table:table-cell table:formula="of:=[.B8]-[.B7]" office:value-type="float" office:value="97.9139420234336" calcext:value-type="float">
            <text:p>97.9139420234336</text:p>
          </table:table-cell>
          <table:table-cell table:formula="of:=[.C8]-[.C7]" office:value-type="float" office:value="96.9369268935546" calcext:value-type="float">
            <text:p>96.9369268935546</text:p>
          </table:table-cell>
          <table:table-cell table:formula="of:=[.D8]-[.D7]" office:value-type="float" office:value="97.4254344584941" calcext:value-type="float">
            <text:p>97.4254344584941</text:p>
          </table:table-cell>
          <table:table-cell table:formula="of:=[.E8]-[.E7]" office:value-type="float" office:value="98.417306" calcext:value-type="float">
            <text:p>98.417306</text:p>
          </table:table-cell>
          <table:table-cell table:formula="of:=[.F7]-[.$F$15]" office:value-type="float" office:value="-0.247758987584589" calcext:value-type="float">
            <text:p>-0.247758987584589</text:p>
          </table:table-cell>
          <table:table-cell table:formula="of:=[.G7]-[.$G$15]" office:value-type="float" office:value="-0.098841359239799" calcext:value-type="float">
            <text:p>-0.098841359239799</text:p>
          </table:table-cell>
          <table:table-cell table:formula="of:=[.H7]-[.$H$15]" office:value-type="float" office:value="-0.173300173412201" calcext:value-type="float">
            <text:p>-0.173300173412201</text:p>
          </table:table-cell>
          <table:table-cell table:formula="of:=[.I7]-[.$I$15]" office:value-type="float" office:value="-0.00000587499999937791" calcext:value-type="float">
            <text:p>-5.87499999937791E-06</text:p>
          </table:table-cell>
          <table:table-cell table:formula="of:=[.I7]+[.J7]" office:value-type="float" office:value="98.1695470124154" calcext:value-type="float">
            <text:p>98.1695470124154</text:p>
          </table:table-cell>
          <table:table-cell table:formula="of:=[.I7]+[.K7]" office:value-type="float" office:value="98.3184646407602" calcext:value-type="float">
            <text:p>98.3184646407602</text:p>
          </table:table-cell>
          <table:table-cell table:formula="of:=[.I7]+[.L7]" office:value-type="float" office:value="98.2440058265878" calcext:value-type="float">
            <text:p>98.2440058265878</text:p>
          </table:table-cell>
          <table:table-cell table:formula="of:=[.I7]" office:value-type="float" office:value="98.417306" calcext:value-type="float">
            <text:p>98.417306</text:p>
          </table:table-cell>
          <table:table-cell/>
          <table:table-cell table:formula="of:=[.S8]-[.N7]" office:value-type="float" office:value="18.7042053996428" calcext:value-type="float">
            <text:p>18.7042053996428</text:p>
          </table:table-cell>
          <table:table-cell table:formula="of:=[.T8]-[.O7]" office:value-type="float" office:value="16.5700132515422" calcext:value-type="float">
            <text:p>16.5700132515422</text:p>
          </table:table-cell>
          <table:table-cell table:formula="of:=[.U8]-[.P7]" office:value-type="float" office:value="17.6371093255925" calcext:value-type="float">
            <text:p>17.6371093255925</text:p>
          </table:table-cell>
          <table:table-cell table:formula="of:=[.E7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12936840104" calcext:value-type="float">
            <text:p>117.12936840104</text:p>
          </table:table-cell>
          <table:table-cell office:value-type="float" office:value="116.270026639508" calcext:value-type="float">
            <text:p>116.270026639508</text:p>
          </table:table-cell>
          <table:table-cell table:formula="of:=([.B8]+[.C8])/2" office:value-type="float" office:value="116.699697520274" calcext:value-type="float">
            <text:p>116.699697520274</text:p>
          </table:table-cell>
          <table:table-cell office:value-type="float" office:value="118.100768" calcext:value-type="float">
            <text:p>118.100768</text:p>
          </table:table-cell>
          <table:table-cell table:formula="of:=[.B9]-[.B8]" office:value-type="float" office:value="97.953876537055" calcext:value-type="float">
            <text:p>97.953876537055</text:p>
          </table:table-cell>
          <table:table-cell table:formula="of:=[.C9]-[.C8]" office:value-type="float" office:value="97.061440466901" calcext:value-type="float">
            <text:p>97.061440466901</text:p>
          </table:table-cell>
          <table:table-cell table:formula="of:=[.D9]-[.D8]" office:value-type="float" office:value="97.507658501978" calcext:value-type="float">
            <text:p>97.507658501978</text:p>
          </table:table-cell>
          <table:table-cell table:formula="of:=[.E9]-[.E8]" office:value-type="float" office:value="98.417317" calcext:value-type="float">
            <text:p>98.417317</text:p>
          </table:table-cell>
          <table:table-cell table:formula="of:=[.F8]-[.$F$15]" office:value-type="float" office:value="-0.2078244739632" calcext:value-type="float">
            <text:p>-0.2078244739632</text:p>
          </table:table-cell>
          <table:table-cell table:formula="of:=[.G8]-[.$G$15]" office:value-type="float" office:value="0.0256722141066064" calcext:value-type="float">
            <text:p>0.025672214106606</text:p>
          </table:table-cell>
          <table:table-cell table:formula="of:=[.H8]-[.$H$15]" office:value-type="float" office:value="-0.0910761299283109" calcext:value-type="float">
            <text:p>-0.091076129928311</text:p>
          </table:table-cell>
          <table:table-cell table:formula="of:=[.I8]-[.$I$15]" office:value-type="float" office:value="0.00000512500001548233" calcext:value-type="float">
            <text:p>5.12500001548233E-06</text:p>
          </table:table-cell>
          <table:table-cell table:formula="of:=[.I8]+[.J8]" office:value-type="float" office:value="98.2094925260368" calcext:value-type="float">
            <text:p>98.2094925260368</text:p>
          </table:table-cell>
          <table:table-cell table:formula="of:=[.I8]+[.K8]" office:value-type="float" office:value="98.4429892141066" calcext:value-type="float">
            <text:p>98.4429892141066</text:p>
          </table:table-cell>
          <table:table-cell table:formula="of:=[.I8]+[.L8]" office:value-type="float" office:value="98.3262408700717" calcext:value-type="float">
            <text:p>98.3262408700717</text:p>
          </table:table-cell>
          <table:table-cell table:formula="of:=[.I8]" office:value-type="float" office:value="98.417317" calcext:value-type="float">
            <text:p>98.417317</text:p>
          </table:table-cell>
          <table:table-cell/>
          <table:table-cell table:formula="of:=[.S9]-[.N8]" office:value-type="float" office:value="116.873752412058" calcext:value-type="float">
            <text:p>116.873752412058</text:p>
          </table:table-cell>
          <table:table-cell table:formula="of:=[.T9]-[.O8]" office:value-type="float" office:value="114.888477892302" calcext:value-type="float">
            <text:p>114.888477892302</text:p>
          </table:table-cell>
          <table:table-cell table:formula="of:=[.U9]-[.P8]" office:value-type="float" office:value="115.88111515218" calcext:value-type="float">
            <text:p>115.88111515218</text:p>
          </table:table-cell>
          <table:table-cell table:formula="of:=[.E8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083244938095" calcext:value-type="float">
            <text:p>215.083244938095</text:p>
          </table:table-cell>
          <table:table-cell office:value-type="float" office:value="213.331467106409" calcext:value-type="float">
            <text:p>213.331467106409</text:p>
          </table:table-cell>
          <table:table-cell table:formula="of:=([.B9]+[.C9])/2" office:value-type="float" office:value="214.207356022252" calcext:value-type="float">
            <text:p>214.207356022252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/>
          <table:table-cell table:formula="of:=[.B9]" office:value-type="float" office:value="215.083244938095" calcext:value-type="float">
            <text:p>215.083244938095</text:p>
          </table:table-cell>
          <table:table-cell table:formula="of:=[.C9]" office:value-type="float" office:value="213.331467106409" calcext:value-type="float">
            <text:p>213.331467106409</text:p>
          </table:table-cell>
          <table:table-cell table:formula="of:=[.D9]" office:value-type="float" office:value="214.207356022252" calcext:value-type="float">
            <text:p>214.207356022252</text:p>
          </table:table-cell>
          <table:table-cell table:formula="of:=[.E9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837545429107" calcext:value-type="float">
            <text:p>215.837545429107</text:p>
          </table:table-cell>
          <table:table-cell office:value-type="float" office:value="213.738370319191" calcext:value-type="float">
            <text:p>213.738370319191</text:p>
          </table:table-cell>
          <table:table-cell table:formula="of:=([.B10]+[.C10])/2" office:value-type="float" office:value="214.787957874149" calcext:value-type="float">
            <text:p>214.787957874149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[.B10]" office:value-type="float" office:value="215.837545429107" calcext:value-type="float">
            <text:p>215.837545429107</text:p>
          </table:table-cell>
          <table:table-cell table:formula="of:=[.C10]" office:value-type="float" office:value="213.738370319191" calcext:value-type="float">
            <text:p>213.738370319191</text:p>
          </table:table-cell>
          <table:table-cell table:formula="of:=[.D10]" office:value-type="float" office:value="214.787957874149" calcext:value-type="float">
            <text:p>214.787957874149</text:p>
          </table:table-cell>
          <table:table-cell table:formula="of:=[.E10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313676852327" calcext:value-type="float">
            <text:p>117.313676852327</text:p>
          </table:table-cell>
          <table:table-cell office:value-type="float" office:value="116.715110476237" calcext:value-type="float">
            <text:p>116.715110476237</text:p>
          </table:table-cell>
          <table:table-cell table:formula="of:=([.B11]+[.C11])/2" office:value-type="float" office:value="117.014393664282" calcext:value-type="float">
            <text:p>117.014393664282</text:p>
          </table:table-cell>
          <table:table-cell office:value-type="float" office:value="118.100768" calcext:value-type="float">
            <text:p>118.100768</text:p>
          </table:table-cell>
          <table:table-cell table:formula="of:=[.B10]-[.B11]" office:value-type="float" office:value="98.52386857678" calcext:value-type="float">
            <text:p>98.52386857678</text:p>
          </table:table-cell>
          <table:table-cell table:formula="of:=[.C10]-[.C11]" office:value-type="float" office:value="97.023259842954" calcext:value-type="float">
            <text:p>97.023259842954</text:p>
          </table:table-cell>
          <table:table-cell table:formula="of:=[.D10]-[.D11]" office:value-type="float" office:value="97.773564209867" calcext:value-type="float">
            <text:p>97.773564209867</text:p>
          </table:table-cell>
          <table:table-cell table:formula="of:=[.E10]-[.E11]" office:value-type="float" office:value="98.417317" calcext:value-type="float">
            <text:p>98.417317</text:p>
          </table:table-cell>
          <table:table-cell table:formula="of:=[.F11]-[.$F$15]" office:value-type="float" office:value="0.362167565761794" calcext:value-type="float">
            <text:p>0.362167565761794</text:p>
          </table:table-cell>
          <table:table-cell table:formula="of:=[.G11]-[.$G$15]" office:value-type="float" office:value="-0.0125084098403931" calcext:value-type="float">
            <text:p>-0.012508409840393</text:p>
          </table:table-cell>
          <table:table-cell table:formula="of:=[.H11]-[.$H$15]" office:value-type="float" office:value="0.174829577960708" calcext:value-type="float">
            <text:p>0.174829577960708</text:p>
          </table:table-cell>
          <table:table-cell table:formula="of:=[.I11]-[.$I$15]" office:value-type="float" office:value="0.00000512500001548233" calcext:value-type="float">
            <text:p>5.12500001548233E-06</text:p>
          </table:table-cell>
          <table:table-cell table:formula="of:=[.I11]+[.J11]" office:value-type="float" office:value="98.7794845657618" calcext:value-type="float">
            <text:p>98.7794845657618</text:p>
          </table:table-cell>
          <table:table-cell table:formula="of:=[.I11]+[.K11]" office:value-type="float" office:value="98.4048085901596" calcext:value-type="float">
            <text:p>98.4048085901596</text:p>
          </table:table-cell>
          <table:table-cell table:formula="of:=[.I11]+[.L11]" office:value-type="float" office:value="98.5921465779607" calcext:value-type="float">
            <text:p>98.5921465779607</text:p>
          </table:table-cell>
          <table:table-cell table:formula="of:=[.I11]" office:value-type="float" office:value="98.417317" calcext:value-type="float">
            <text:p>98.417317</text:p>
          </table:table-cell>
          <table:table-cell/>
          <table:table-cell table:formula="of:=[.S10]-[.N11]" office:value-type="float" office:value="117.058060863345" calcext:value-type="float">
            <text:p>117.058060863345</text:p>
          </table:table-cell>
          <table:table-cell table:formula="of:=[.T10]-[.O11]" office:value-type="float" office:value="115.333561729031" calcext:value-type="float">
            <text:p>115.333561729031</text:p>
          </table:table-cell>
          <table:table-cell table:formula="of:=[.U10]-[.P11]" office:value-type="float" office:value="116.195811296188" calcext:value-type="float">
            <text:p>116.195811296188</text:p>
          </table:table-cell>
          <table:table-cell table:formula="of:=[.E11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259418073147" calcext:value-type="float">
            <text:p>19.9259418073147</text:p>
          </table:table-cell>
          <table:table-cell office:value-type="float" office:value="20.1917891875953" calcext:value-type="float">
            <text:p>20.1917891875953</text:p>
          </table:table-cell>
          <table:table-cell table:formula="of:=([.B12]+[.C12])/2" office:value-type="float" office:value="20.058865497455" calcext:value-type="float">
            <text:p>20.058865497455</text:p>
          </table:table-cell>
          <table:table-cell office:value-type="float" office:value="19.683462" calcext:value-type="float">
            <text:p>19.683462</text:p>
          </table:table-cell>
          <table:table-cell table:formula="of:=[.B11]-[.B12]" office:value-type="float" office:value="97.3877350450123" calcext:value-type="float">
            <text:p>97.3877350450123</text:p>
          </table:table-cell>
          <table:table-cell table:formula="of:=[.C11]-[.C12]" office:value-type="float" office:value="96.5233212886417" calcext:value-type="float">
            <text:p>96.5233212886417</text:p>
          </table:table-cell>
          <table:table-cell table:formula="of:=[.D11]-[.D12]" office:value-type="float" office:value="96.955528166827" calcext:value-type="float">
            <text:p>96.955528166827</text:p>
          </table:table-cell>
          <table:table-cell table:formula="of:=[.E11]-[.E12]" office:value-type="float" office:value="98.417306" calcext:value-type="float">
            <text:p>98.417306</text:p>
          </table:table-cell>
          <table:table-cell table:formula="of:=[.F12]-[.$F$15]" office:value-type="float" office:value="-0.773965966005889" calcext:value-type="float">
            <text:p>-0.773965966005889</text:p>
          </table:table-cell>
          <table:table-cell table:formula="of:=[.G12]-[.$G$15]" office:value-type="float" office:value="-0.512446964152701" calcext:value-type="float">
            <text:p>-0.512446964152701</text:p>
          </table:table-cell>
          <table:table-cell table:formula="of:=[.H12]-[.$H$15]" office:value-type="float" office:value="-0.643206465079288" calcext:value-type="float">
            <text:p>-0.643206465079288</text:p>
          </table:table-cell>
          <table:table-cell table:formula="of:=[.I12]-[.$I$15]" office:value-type="float" office:value="-0.00000587499999937791" calcext:value-type="float">
            <text:p>-5.87499999937791E-06</text:p>
          </table:table-cell>
          <table:table-cell table:formula="of:=[.I12]+[.J12]" office:value-type="float" office:value="97.6433400339941" calcext:value-type="float">
            <text:p>97.6433400339941</text:p>
          </table:table-cell>
          <table:table-cell table:formula="of:=[.I12]+[.K12]" office:value-type="float" office:value="97.9048590358473" calcext:value-type="float">
            <text:p>97.9048590358473</text:p>
          </table:table-cell>
          <table:table-cell table:formula="of:=[.I12]+[.L12]" office:value-type="float" office:value="97.7740995349207" calcext:value-type="float">
            <text:p>97.7740995349207</text:p>
          </table:table-cell>
          <table:table-cell table:formula="of:=[.I12]" office:value-type="float" office:value="98.417306" calcext:value-type="float">
            <text:p>98.417306</text:p>
          </table:table-cell>
          <table:table-cell/>
          <table:table-cell table:formula="of:=[.S11]-[.N12]" office:value-type="float" office:value="19.4147208293511" calcext:value-type="float">
            <text:p>19.4147208293511</text:p>
          </table:table-cell>
          <table:table-cell table:formula="of:=[.T11]-[.O12]" office:value-type="float" office:value="17.4287026931841" calcext:value-type="float">
            <text:p>17.4287026931841</text:p>
          </table:table-cell>
          <table:table-cell table:formula="of:=[.U11]-[.P12]" office:value-type="float" office:value="18.4217117612676" calcext:value-type="float">
            <text:p>18.4217117612676</text:p>
          </table:table-cell>
          <table:table-cell table:formula="of:=[.E12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.5947479982251" calcext:value-type="float">
            <text:p>-79.5947479982251</text:p>
          </table:table-cell>
          <table:table-cell office:value-type="float" office:value="-77.7547890133918" calcext:value-type="float">
            <text:p>-77.7547890133918</text:p>
          </table:table-cell>
          <table:table-cell table:formula="of:=([.B13]+[.C13])/2" office:value-type="float" office:value="-78.6747685058085" calcext:value-type="float">
            <text:p>-78.6747685058085</text:p>
          </table:table-cell>
          <table:table-cell office:value-type="float" office:value="-78.7338505" calcext:value-type="float">
            <text:p>-78.7338505</text:p>
          </table:table-cell>
          <table:table-cell table:formula="of:=[.B12]-[.B13]" office:value-type="float" office:value="99.5206898055398" calcext:value-type="float">
            <text:p>99.5206898055398</text:p>
          </table:table-cell>
          <table:table-cell table:formula="of:=[.C12]-[.C13]" office:value-type="float" office:value="97.9465782009871" calcext:value-type="float">
            <text:p>97.9465782009871</text:p>
          </table:table-cell>
          <table:table-cell table:formula="of:=[.D12]-[.D13]" office:value-type="float" office:value="98.7336340032635" calcext:value-type="float">
            <text:p>98.7336340032635</text:p>
          </table:table-cell>
          <table:table-cell table:formula="of:=[.E12]-[.E13]" office:value-type="float" office:value="98.4173125" calcext:value-type="float">
            <text:p>98.4173125</text:p>
          </table:table-cell>
          <table:table-cell table:formula="of:=[.F13]-[.$F$15]" office:value-type="float" office:value="1.35898879452161" calcext:value-type="float">
            <text:p>1.35898879452161</text:p>
          </table:table-cell>
          <table:table-cell table:formula="of:=[.G13]-[.$G$15]" office:value-type="float" office:value="0.910809948192707" calcext:value-type="float">
            <text:p>0.910809948192707</text:p>
          </table:table-cell>
          <table:table-cell table:formula="of:=[.H13]-[.$H$15]" office:value-type="float" office:value="1.13489937135716" calcext:value-type="float">
            <text:p>1.13489937135716</text:p>
          </table:table-cell>
          <table:table-cell table:formula="of:=[.I13]-[.$I$15]" office:value-type="float" office:value="0.000000625000012632881" calcext:value-type="float">
            <text:p>6.25000012632881E-07</text:p>
          </table:table-cell>
          <table:table-cell table:formula="of:=[.I13]+[.J13]" office:value-type="float" office:value="99.7763012945216" calcext:value-type="float">
            <text:p>99.7763012945216</text:p>
          </table:table-cell>
          <table:table-cell table:formula="of:=[.I13]+[.K13]" office:value-type="float" office:value="99.3281224481927" calcext:value-type="float">
            <text:p>99.3281224481927</text:p>
          </table:table-cell>
          <table:table-cell table:formula="of:=[.I13]+[.L13]" office:value-type="float" office:value="99.5522118713572" calcext:value-type="float">
            <text:p>99.5522118713572</text:p>
          </table:table-cell>
          <table:table-cell table:formula="of:=[.I13]" office:value-type="float" office:value="98.4173125" calcext:value-type="float">
            <text:p>98.4173125</text:p>
          </table:table-cell>
          <table:table-cell/>
          <table:table-cell table:formula="of:=[.S12]-[.N13]" office:value-type="float" office:value="-80.3615804651705" calcext:value-type="float">
            <text:p>-80.3615804651705</text:p>
          </table:table-cell>
          <table:table-cell table:formula="of:=[.T12]-[.O13]" office:value-type="float" office:value="-81.8994197550086" calcext:value-type="float">
            <text:p>-81.8994197550086</text:p>
          </table:table-cell>
          <table:table-cell table:formula="of:=[.U12]-[.P13]" office:value-type="float" office:value="-81.1305001100896" calcext:value-type="float">
            <text:p>-81.1305001100896</text:p>
          </table:table-cell>
          <table:table-cell table:formula="of:=[.E13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7.466144777668" calcext:value-type="float">
            <text:p>-177.466144777668</text:p>
          </table:table-cell>
          <table:table-cell office:value-type="float" office:value="-175.002936573637" calcext:value-type="float">
            <text:p>-175.002936573637</text:p>
          </table:table-cell>
          <table:table-cell table:formula="of:=([.B14]+[.C14])/2" office:value-type="float" office:value="-176.234540675653" calcext:value-type="float">
            <text:p>-176.234540675653</text:p>
          </table:table-cell>
          <table:table-cell office:value-type="float" office:value="-177.1511625" calcext:value-type="float">
            <text:p>-177.1511625</text:p>
          </table:table-cell>
          <table:table-cell table:formula="of:=[.B13]-[.B14]" office:value-type="float" office:value="97.8713967794429" calcext:value-type="float">
            <text:p>97.8713967794429</text:p>
          </table:table-cell>
          <table:table-cell table:formula="of:=[.C13]-[.C14]" office:value-type="float" office:value="97.2481475602452" calcext:value-type="float">
            <text:p>97.2481475602452</text:p>
          </table:table-cell>
          <table:table-cell table:formula="of:=[.D13]-[.D14]" office:value-type="float" office:value="97.5597721698441" calcext:value-type="float">
            <text:p>97.5597721698441</text:p>
          </table:table-cell>
          <table:table-cell table:formula="of:=[.E13]-[.E14]" office:value-type="float" office:value="98.417312" calcext:value-type="float">
            <text:p>98.417312</text:p>
          </table:table-cell>
          <table:table-cell table:formula="of:=[.F14]-[.$F$15]" office:value-type="float" office:value="-0.290304231575291" calcext:value-type="float">
            <text:p>-0.290304231575291</text:p>
          </table:table-cell>
          <table:table-cell table:formula="of:=[.G14]-[.$G$15]" office:value-type="float" office:value="0.212379307450789" calcext:value-type="float">
            <text:p>0.212379307450789</text:p>
          </table:table-cell>
          <table:table-cell table:formula="of:=[.H14]-[.$H$15]" office:value-type="float" office:value="-0.0389624620622442" calcext:value-type="float">
            <text:p>-0.038962462062244</text:p>
          </table:table-cell>
          <table:table-cell table:formula="of:=[.I14]-[.$I$15]" office:value-type="float" office:value="0.000000124999999684405" calcext:value-type="float">
            <text:p>1.24999999684405E-07</text:p>
          </table:table-cell>
          <table:table-cell table:formula="of:=[.I14]+[.J14]" office:value-type="float" office:value="98.1270077684247" calcext:value-type="float">
            <text:p>98.1270077684247</text:p>
          </table:table-cell>
          <table:table-cell table:formula="of:=[.I14]+[.K14]" office:value-type="float" office:value="98.6296913074508" calcext:value-type="float">
            <text:p>98.6296913074508</text:p>
          </table:table-cell>
          <table:table-cell table:formula="of:=[.I14]+[.L14]" office:value-type="float" office:value="98.3783495379378" calcext:value-type="float">
            <text:p>98.3783495379378</text:p>
          </table:table-cell>
          <table:table-cell table:formula="of:=[.I14]" office:value-type="float" office:value="98.417312" calcext:value-type="float">
            <text:p>98.417312</text:p>
          </table:table-cell>
          <table:table-cell/>
          <table:table-cell table:formula="of:=[.S13]-[.N14]" office:value-type="float" office:value="-178.488588233595" calcext:value-type="float">
            <text:p>-178.488588233595</text:p>
          </table:table-cell>
          <table:table-cell table:formula="of:=[.T13]-[.O14]" office:value-type="float" office:value="-180.529111062459" calcext:value-type="float">
            <text:p>-180.529111062459</text:p>
          </table:table-cell>
          <table:table-cell table:formula="of:=[.U13]-[.P14]" office:value-type="float" office:value="-179.508849648027" calcext:value-type="float">
            <text:p>-179.508849648027</text:p>
          </table:table-cell>
          <table:table-cell table:formula="of:=[.E14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3"/>
          <table:table-cell table:style-name="Default"/>
          <table:table-cell table:style-name="ce7" table:formula="of:=(AVERAGE([.F5:.F8])+AVERAGE([.F11:.F14]))/2" office:value-type="float" office:value="98.1617010110182" calcext:value-type="float">
            <text:p>98.1617010110182</text:p>
          </table:table-cell>
          <table:table-cell table:style-name="ce7" table:formula="of:=(AVERAGE([.G5:.G8])+AVERAGE([.G11:.G14]))/2" office:value-type="float" office:value="97.0357682527944" calcext:value-type="float">
            <text:p>97.0357682527944</text:p>
          </table:table-cell>
          <table:table-cell table:style-name="ce7" table:formula="of:=(AVERAGE([.H5:.H8])+AVERAGE([.H11:.H14]))/2" office:value-type="float" office:value="97.5987346319063" calcext:value-type="float">
            <text:p>97.5987346319063</text:p>
          </table:table-cell>
          <table:table-cell table:style-name="ce7" table:formula="of:=(AVERAGE([.I5:.I8])+AVERAGE([.I11:.I14]))/2" office:value-type="float" office:value="98.417311875" calcext:value-type="float">
            <text:p>98.417311875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float" office:value="-174.43041107833" calcext:value-type="float">
            <text:p>-174.43041107833</text:p>
          </table:table-cell>
          <table:table-cell office:value-type="float" office:value="-173.63680023832" calcext:value-type="float">
            <text:p>-173.63680023832</text:p>
          </table:table-cell>
          <table:table-cell table:formula="of:=([.B18]+[.C18])/2" office:value-type="float" office:value="-174.033605658325" calcext:value-type="float">
            <text:p>-174.033605658325</text:p>
          </table:table-cell>
          <table:table-cell office:value-type="float" office:value="-177.1511625" calcext:value-type="float">
            <text:p>-177.1511625</text:p>
          </table:table-cell>
          <table:table-cell table:formula="of:=[.B19]-[.B18]" office:value-type="float" office:value="96.7151709009003" calcext:value-type="float">
            <text:p>96.7151709009003</text:p>
          </table:table-cell>
          <table:table-cell table:formula="of:=[.C19]-[.C18]" office:value-type="float" office:value="95.9305006169704" calcext:value-type="float">
            <text:p>95.9305006169704</text:p>
          </table:table-cell>
          <table:table-cell table:formula="of:=[.D19]-[.D18]" office:value-type="float" office:value="96.3228357589354" calcext:value-type="float">
            <text:p>96.3228357589354</text:p>
          </table:table-cell>
          <table:table-cell table:formula="of:=[.E19]-[.E18]" office:value-type="float" office:value="98.417312" calcext:value-type="float">
            <text:p>98.417312</text:p>
          </table:table-cell>
          <table:table-cell table:formula="of:=[.F18]-[.$F$28]" office:value-type="float" office:value="-1.05785884466681" calcext:value-type="float">
            <text:p>-1.05785884466681</text:p>
          </table:table-cell>
          <table:table-cell table:formula="of:=[.G18]-[.$G$28]" office:value-type="float" office:value="-0.7869200354302" calcext:value-type="float">
            <text:p>-0.7869200354302</text:p>
          </table:table-cell>
          <table:table-cell table:formula="of:=[.H18]-[.$H$28]" office:value-type="float" office:value="-0.922389440048548" calcext:value-type="float">
            <text:p>-0.922389440048548</text:p>
          </table:table-cell>
          <table:table-cell table:formula="of:=[.I18]-[.$I$28]" office:value-type="float" office:value="0.000000124999999684405" calcext:value-type="float">
            <text:p>1.24999999684405E-07</text:p>
          </table:table-cell>
          <table:table-cell table:formula="of:=[.I18]+[.J18]" office:value-type="float" office:value="97.3594531553332" calcext:value-type="float">
            <text:p>97.3594531553332</text:p>
          </table:table-cell>
          <table:table-cell table:formula="of:=[.I18]+[.K18]" office:value-type="float" office:value="97.6303919645698" calcext:value-type="float">
            <text:p>97.6303919645698</text:p>
          </table:table-cell>
          <table:table-cell table:formula="of:=[.I18]+[.L18]" office:value-type="float" office:value="97.4949225599515" calcext:value-type="float">
            <text:p>97.4949225599515</text:p>
          </table:table-cell>
          <table:table-cell table:formula="of:=[.I18]" office:value-type="float" office:value="98.417312" calcext:value-type="float">
            <text:p>98.417312</text:p>
          </table:table-cell>
          <table:table-cell/>
          <table:table-cell table:formula="of:=[.S19]-[.N18]" office:value-type="float" office:value="-177.007539596062" calcext:value-type="float">
            <text:p>-177.007539596062</text:p>
          </table:table-cell>
          <table:table-cell table:formula="of:=[.T19]-[.O18]" office:value-type="float" office:value="-180.436365128718" calcext:value-type="float">
            <text:p>-180.436365128718</text:p>
          </table:table-cell>
          <table:table-cell table:formula="of:=[.U19]-[.P18]" office:value-type="float" office:value="-178.721952362389" calcext:value-type="float">
            <text:p>-178.721952362389</text:p>
          </table:table-cell>
          <table:table-cell table:formula="of:=[.E18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7.7152401774297" calcext:value-type="float">
            <text:p>-77.7152401774297</text:p>
          </table:table-cell>
          <table:table-cell office:value-type="float" office:value="-77.7062996213496" calcext:value-type="float">
            <text:p>-77.7062996213496</text:p>
          </table:table-cell>
          <table:table-cell table:formula="of:=([.B19]+[.C19])/2" office:value-type="float" office:value="-77.7107698993896" calcext:value-type="float">
            <text:p>-77.7107698993896</text:p>
          </table:table-cell>
          <table:table-cell office:value-type="float" office:value="-78.7338505" calcext:value-type="float">
            <text:p>-78.7338505</text:p>
          </table:table-cell>
          <table:table-cell table:formula="of:=[.B20]-[.B19]" office:value-type="float" office:value="97.5392650304871" calcext:value-type="float">
            <text:p>97.5392650304871</text:p>
          </table:table-cell>
          <table:table-cell table:formula="of:=[.C20]-[.C19]" office:value-type="float" office:value="96.8108929647238" calcext:value-type="float">
            <text:p>96.8108929647238</text:p>
          </table:table-cell>
          <table:table-cell table:formula="of:=[.D20]-[.D19]" office:value-type="float" office:value="97.1750789976054" calcext:value-type="float">
            <text:p>97.1750789976054</text:p>
          </table:table-cell>
          <table:table-cell table:formula="of:=[.E20]-[.E19]" office:value-type="float" office:value="98.4173125" calcext:value-type="float">
            <text:p>98.4173125</text:p>
          </table:table-cell>
          <table:table-cell table:formula="of:=[.F19]-[.$F$28]" office:value-type="float" office:value="-0.23376471508" calcext:value-type="float">
            <text:p>-0.23376471508</text:p>
          </table:table-cell>
          <table:table-cell table:formula="of:=[.G19]-[.$G$28]" office:value-type="float" office:value="0.0934723123232004" calcext:value-type="float">
            <text:p>0.093472312323201</text:p>
          </table:table-cell>
          <table:table-cell table:formula="of:=[.H19]-[.$H$28]" office:value-type="float" office:value="-0.0701462013784493" calcext:value-type="float">
            <text:p>-0.070146201378449</text:p>
          </table:table-cell>
          <table:table-cell table:formula="of:=[.I19]-[.$I$28]" office:value-type="float" office:value="0.000000625000012632881" calcext:value-type="float">
            <text:p>6.25000012632881E-07</text:p>
          </table:table-cell>
          <table:table-cell table:formula="of:=[.I19]+[.J19]" office:value-type="float" office:value="98.18354778492" calcext:value-type="float">
            <text:p>98.18354778492</text:p>
          </table:table-cell>
          <table:table-cell table:formula="of:=[.I19]+[.K19]" office:value-type="float" office:value="98.5107848123232" calcext:value-type="float">
            <text:p>98.5107848123232</text:p>
          </table:table-cell>
          <table:table-cell table:formula="of:=[.I19]+[.L19]" office:value-type="float" office:value="98.3471662986216" calcext:value-type="float">
            <text:p>98.3471662986216</text:p>
          </table:table-cell>
          <table:table-cell table:formula="of:=[.I19]" office:value-type="float" office:value="98.4173125" calcext:value-type="float">
            <text:p>98.4173125</text:p>
          </table:table-cell>
          <table:table-cell/>
          <table:table-cell table:formula="of:=[.S20]-[.N19]" office:value-type="float" office:value="-79.6480864407284" calcext:value-type="float">
            <text:p>-79.6480864407284</text:p>
          </table:table-cell>
          <table:table-cell table:formula="of:=[.T20]-[.O19]" office:value-type="float" office:value="-82.8059731641478" calcext:value-type="float">
            <text:p>-82.8059731641478</text:p>
          </table:table-cell>
          <table:table-cell table:formula="of:=[.U20]-[.P19]" office:value-type="float" office:value="-81.227029802438" calcext:value-type="float">
            <text:p>-81.227029802438</text:p>
          </table:table-cell>
          <table:table-cell table:formula="of:=[.E19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240248530574" calcext:value-type="float">
            <text:p>19.8240248530574</text:p>
          </table:table-cell>
          <table:table-cell office:value-type="float" office:value="19.1045933433742" calcext:value-type="float">
            <text:p>19.1045933433742</text:p>
          </table:table-cell>
          <table:table-cell table:formula="of:=([.B20]+[.C20])/2" office:value-type="float" office:value="19.4643090982158" calcext:value-type="float">
            <text:p>19.4643090982158</text:p>
          </table:table-cell>
          <table:table-cell office:value-type="float" office:value="19.683462" calcext:value-type="float">
            <text:p>19.683462</text:p>
          </table:table-cell>
          <table:table-cell table:formula="of:=[.B21]-[.B20]" office:value-type="float" office:value="98.3746178936446" calcext:value-type="float">
            <text:p>98.3746178936446</text:p>
          </table:table-cell>
          <table:table-cell table:formula="of:=[.C21]-[.C20]" office:value-type="float" office:value="97.1239708209338" calcext:value-type="float">
            <text:p>97.1239708209338</text:p>
          </table:table-cell>
          <table:table-cell table:formula="of:=[.D21]-[.D20]" office:value-type="float" office:value="97.7492943572892" calcext:value-type="float">
            <text:p>97.7492943572892</text:p>
          </table:table-cell>
          <table:table-cell table:formula="of:=[.E21]-[.E20]" office:value-type="float" office:value="98.417306" calcext:value-type="float">
            <text:p>98.417306</text:p>
          </table:table-cell>
          <table:table-cell table:formula="of:=[.F20]-[.$F$28]" office:value-type="float" office:value="0.601588148077511" calcext:value-type="float">
            <text:p>0.601588148077511</text:p>
          </table:table-cell>
          <table:table-cell table:formula="of:=[.G20]-[.$G$28]" office:value-type="float" office:value="0.406550168533187" calcext:value-type="float">
            <text:p>0.406550168533187</text:p>
          </table:table-cell>
          <table:table-cell table:formula="of:=[.H20]-[.$H$28]" office:value-type="float" office:value="0.504069158305285" calcext:value-type="float">
            <text:p>0.504069158305285</text:p>
          </table:table-cell>
          <table:table-cell table:formula="of:=[.I20]-[.$I$28]" office:value-type="float" office:value="-0.00000587499999937791" calcext:value-type="float">
            <text:p>-5.87499999937791E-06</text:p>
          </table:table-cell>
          <table:table-cell table:formula="of:=[.I20]+[.J20]" office:value-type="float" office:value="99.0188941480775" calcext:value-type="float">
            <text:p>99.0188941480775</text:p>
          </table:table-cell>
          <table:table-cell table:formula="of:=[.I20]+[.K20]" office:value-type="float" office:value="98.8238561685332" calcext:value-type="float">
            <text:p>98.8238561685332</text:p>
          </table:table-cell>
          <table:table-cell table:formula="of:=[.I20]+[.L20]" office:value-type="float" office:value="98.9213751583053" calcext:value-type="float">
            <text:p>98.9213751583053</text:p>
          </table:table-cell>
          <table:table-cell table:formula="of:=[.I20]" office:value-type="float" office:value="98.417306" calcext:value-type="float">
            <text:p>98.417306</text:p>
          </table:table-cell>
          <table:table-cell/>
          <table:table-cell table:formula="of:=[.S21]-[.N20]" office:value-type="float" office:value="18.5354613441916" calcext:value-type="float">
            <text:p>18.5354613441916</text:p>
          </table:table-cell>
          <table:table-cell table:formula="of:=[.T21]-[.O20]" office:value-type="float" office:value="15.7048116481754" calcext:value-type="float">
            <text:p>15.7048116481754</text:p>
          </table:table-cell>
          <table:table-cell table:formula="of:=[.U21]-[.P20]" office:value-type="float" office:value="17.1201364961836" calcext:value-type="float">
            <text:p>17.1201364961836</text:p>
          </table:table-cell>
          <table:table-cell table:formula="of:=[.E20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.198642746702" calcext:value-type="float">
            <text:p>118.198642746702</text:p>
          </table:table-cell>
          <table:table-cell office:value-type="float" office:value="116.228564164308" calcext:value-type="float">
            <text:p>116.228564164308</text:p>
          </table:table-cell>
          <table:table-cell table:formula="of:=([.B21]+[.C21])/2" office:value-type="float" office:value="117.213603455505" calcext:value-type="float">
            <text:p>117.213603455505</text:p>
          </table:table-cell>
          <table:table-cell office:value-type="float" office:value="118.100768" calcext:value-type="float">
            <text:p>118.100768</text:p>
          </table:table-cell>
          <table:table-cell table:formula="of:=[.B22]-[.B21]" office:value-type="float" office:value="97.403155982037" calcext:value-type="float">
            <text:p>97.403155982037</text:p>
          </table:table-cell>
          <table:table-cell table:formula="of:=[.C22]-[.C21]" office:value-type="float" office:value="96.983186551861" calcext:value-type="float">
            <text:p>96.983186551861</text:p>
          </table:table-cell>
          <table:table-cell table:formula="of:=[.D22]-[.D21]" office:value-type="float" office:value="97.193171266949" calcext:value-type="float">
            <text:p>97.193171266949</text:p>
          </table:table-cell>
          <table:table-cell table:formula="of:=[.E22]-[.E21]" office:value-type="float" office:value="98.417317" calcext:value-type="float">
            <text:p>98.417317</text:p>
          </table:table-cell>
          <table:table-cell table:formula="of:=[.F21]-[.$F$28]" office:value-type="float" office:value="-0.369873763530109" calcext:value-type="float">
            <text:p>-0.369873763530109</text:p>
          </table:table-cell>
          <table:table-cell table:formula="of:=[.G21]-[.$G$28]" office:value-type="float" office:value="0.265765899460405" calcext:value-type="float">
            <text:p>0.265765899460405</text:p>
          </table:table-cell>
          <table:table-cell table:formula="of:=[.H21]-[.$H$28]" office:value-type="float" office:value="-0.0520539320348945" calcext:value-type="float">
            <text:p>-0.052053932034895</text:p>
          </table:table-cell>
          <table:table-cell table:formula="of:=[.I21]-[.$I$28]" office:value-type="float" office:value="0.00000512500001548233" calcext:value-type="float">
            <text:p>5.12500001548233E-06</text:p>
          </table:table-cell>
          <table:table-cell table:formula="of:=[.I21]+[.J21]" office:value-type="float" office:value="98.0474432364699" calcext:value-type="float">
            <text:p>98.0474432364699</text:p>
          </table:table-cell>
          <table:table-cell table:formula="of:=[.I21]+[.K21]" office:value-type="float" office:value="98.6830828994604" calcext:value-type="float">
            <text:p>98.6830828994604</text:p>
          </table:table-cell>
          <table:table-cell table:formula="of:=[.I21]+[.L21]" office:value-type="float" office:value="98.3652630679651" calcext:value-type="float">
            <text:p>98.3652630679651</text:p>
          </table:table-cell>
          <table:table-cell table:formula="of:=[.I21]" office:value-type="float" office:value="98.417317" calcext:value-type="float">
            <text:p>98.417317</text:p>
          </table:table-cell>
          <table:table-cell/>
          <table:table-cell table:formula="of:=[.S22]-[.N21]" office:value-type="float" office:value="117.554355492269" calcext:value-type="float">
            <text:p>117.554355492269</text:p>
          </table:table-cell>
          <table:table-cell table:formula="of:=[.T22]-[.O21]" office:value-type="float" office:value="114.528667816709" calcext:value-type="float">
            <text:p>114.528667816709</text:p>
          </table:table-cell>
          <table:table-cell table:formula="of:=[.U22]-[.P21]" office:value-type="float" office:value="116.041511654489" calcext:value-type="float">
            <text:p>116.041511654489</text:p>
          </table:table-cell>
          <table:table-cell table:formula="of:=[.E21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601798728739" calcext:value-type="float">
            <text:p>215.601798728739</text:p>
          </table:table-cell>
          <table:table-cell office:value-type="float" office:value="213.211750716169" calcext:value-type="float">
            <text:p>213.211750716169</text:p>
          </table:table-cell>
          <table:table-cell table:formula="of:=([.B22]+[.C22])/2" office:value-type="float" office:value="214.406774722454" calcext:value-type="float">
            <text:p>214.406774722454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[.B22]" office:value-type="float" office:value="215.601798728739" calcext:value-type="float">
            <text:p>215.601798728739</text:p>
          </table:table-cell>
          <table:table-cell table:formula="of:=[.C22]" office:value-type="float" office:value="213.211750716169" calcext:value-type="float">
            <text:p>213.211750716169</text:p>
          </table:table-cell>
          <table:table-cell table:formula="of:=[.D22]" office:value-type="float" office:value="214.406774722454" calcext:value-type="float">
            <text:p>214.406774722454</text:p>
          </table:table-cell>
          <table:table-cell table:formula="of:=[.E22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.331471041412" calcext:value-type="float">
            <text:p>216.331471041412</text:p>
          </table:table-cell>
          <table:table-cell office:value-type="float" office:value="212.366838421221" calcext:value-type="float">
            <text:p>212.366838421221</text:p>
          </table:table-cell>
          <table:table-cell table:formula="of:=([.B23]+[.C23])/2" office:value-type="float" office:value="214.349154731316" calcext:value-type="float">
            <text:p>214.349154731316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/>
          <table:table-cell table:formula="of:=[.B23]" office:value-type="float" office:value="216.331471041412" calcext:value-type="float">
            <text:p>216.331471041412</text:p>
          </table:table-cell>
          <table:table-cell table:formula="of:=[.C23]" office:value-type="float" office:value="212.366838421221" calcext:value-type="float">
            <text:p>212.366838421221</text:p>
          </table:table-cell>
          <table:table-cell table:formula="of:=[.D23]" office:value-type="float" office:value="214.349154731316" calcext:value-type="float">
            <text:p>214.349154731316</text:p>
          </table:table-cell>
          <table:table-cell table:formula="of:=[.E23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990918689813" calcext:value-type="float">
            <text:p>117.990918689813</text:p>
          </table:table-cell>
          <table:table-cell office:value-type="float" office:value="115.428280663843" calcext:value-type="float">
            <text:p>115.428280663843</text:p>
          </table:table-cell>
          <table:table-cell table:formula="of:=([.B24]+[.C24])/2" office:value-type="float" office:value="116.709599676828" calcext:value-type="float">
            <text:p>116.709599676828</text:p>
          </table:table-cell>
          <table:table-cell office:value-type="float" office:value="118.100768" calcext:value-type="float">
            <text:p>118.100768</text:p>
          </table:table-cell>
          <table:table-cell table:formula="of:=[.B23]-[.B24]" office:value-type="float" office:value="98.340552351599" calcext:value-type="float">
            <text:p>98.340552351599</text:p>
          </table:table-cell>
          <table:table-cell table:formula="of:=[.C23]-[.C24]" office:value-type="float" office:value="96.938557757378" calcext:value-type="float">
            <text:p>96.938557757378</text:p>
          </table:table-cell>
          <table:table-cell table:formula="of:=[.D23]-[.D24]" office:value-type="float" office:value="97.6395550544885" calcext:value-type="float">
            <text:p>97.6395550544885</text:p>
          </table:table-cell>
          <table:table-cell table:formula="of:=[.E23]-[.E24]" office:value-type="float" office:value="98.417317" calcext:value-type="float">
            <text:p>98.417317</text:p>
          </table:table-cell>
          <table:table-cell table:formula="of:=[.F24]-[.$F$28]" office:value-type="float" office:value="0.567522606031886" calcext:value-type="float">
            <text:p>0.567522606031886</text:p>
          </table:table-cell>
          <table:table-cell table:formula="of:=[.G24]-[.$G$28]" office:value-type="float" office:value="0.221137104977387" calcext:value-type="float">
            <text:p>0.221137104977387</text:p>
          </table:table-cell>
          <table:table-cell table:formula="of:=[.H24]-[.$H$28]" office:value-type="float" office:value="0.394329855504608" calcext:value-type="float">
            <text:p>0.394329855504608</text:p>
          </table:table-cell>
          <table:table-cell table:formula="of:=[.I24]-[.$I$28]" office:value-type="float" office:value="0.00000512500001548233" calcext:value-type="float">
            <text:p>5.12500001548233E-06</text:p>
          </table:table-cell>
          <table:table-cell table:formula="of:=[.I24]+[.J24]" office:value-type="float" office:value="98.9848396060319" calcext:value-type="float">
            <text:p>98.9848396060319</text:p>
          </table:table-cell>
          <table:table-cell table:formula="of:=[.I24]+[.K24]" office:value-type="float" office:value="98.6384541049774" calcext:value-type="float">
            <text:p>98.6384541049774</text:p>
          </table:table-cell>
          <table:table-cell table:formula="of:=[.I24]+[.L24]" office:value-type="float" office:value="98.8116468555046" calcext:value-type="float">
            <text:p>98.8116468555046</text:p>
          </table:table-cell>
          <table:table-cell table:formula="of:=[.I24]" office:value-type="float" office:value="98.417317" calcext:value-type="float">
            <text:p>98.417317</text:p>
          </table:table-cell>
          <table:table-cell/>
          <table:table-cell table:formula="of:=[.S23]-[.N24]" office:value-type="float" office:value="117.34663143538" calcext:value-type="float">
            <text:p>117.34663143538</text:p>
          </table:table-cell>
          <table:table-cell table:formula="of:=[.T23]-[.O24]" office:value-type="float" office:value="113.728384316244" calcext:value-type="float">
            <text:p>113.728384316244</text:p>
          </table:table-cell>
          <table:table-cell table:formula="of:=[.U23]-[.P24]" office:value-type="float" office:value="115.537507875812" calcext:value-type="float">
            <text:p>115.537507875812</text:p>
          </table:table-cell>
          <table:table-cell table:formula="of:=[.E24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793964193149" calcext:value-type="float">
            <text:p>20.2793964193149</text:p>
          </table:table-cell>
          <table:table-cell office:value-type="float" office:value="18.2478086433306" calcext:value-type="float">
            <text:p>18.2478086433306</text:p>
          </table:table-cell>
          <table:table-cell table:formula="of:=([.B25]+[.C25])/2" office:value-type="float" office:value="19.2636025313228" calcext:value-type="float">
            <text:p>19.2636025313228</text:p>
          </table:table-cell>
          <table:table-cell office:value-type="float" office:value="19.683462" calcext:value-type="float">
            <text:p>19.683462</text:p>
          </table:table-cell>
          <table:table-cell table:formula="of:=[.B24]-[.B25]" office:value-type="float" office:value="97.7115222704981" calcext:value-type="float">
            <text:p>97.7115222704981</text:p>
          </table:table-cell>
          <table:table-cell table:formula="of:=[.C24]-[.C25]" office:value-type="float" office:value="97.1804720205124" calcext:value-type="float">
            <text:p>97.1804720205124</text:p>
          </table:table-cell>
          <table:table-cell table:formula="of:=[.D24]-[.D25]" office:value-type="float" office:value="97.4459971455052" calcext:value-type="float">
            <text:p>97.4459971455052</text:p>
          </table:table-cell>
          <table:table-cell table:formula="of:=[.E24]-[.E25]" office:value-type="float" office:value="98.417306" calcext:value-type="float">
            <text:p>98.417306</text:p>
          </table:table-cell>
          <table:table-cell table:formula="of:=[.F25]-[.$F$28]" office:value-type="float" office:value="-0.0615074750689928" calcext:value-type="float">
            <text:p>-0.061507475068993</text:p>
          </table:table-cell>
          <table:table-cell table:formula="of:=[.G25]-[.$G$28]" office:value-type="float" office:value="0.463051368111792" calcext:value-type="float">
            <text:p>0.463051368111792</text:p>
          </table:table-cell>
          <table:table-cell table:formula="of:=[.H25]-[.$H$28]" office:value-type="float" office:value="0.200771946521343" calcext:value-type="float">
            <text:p>0.200771946521343</text:p>
          </table:table-cell>
          <table:table-cell table:formula="of:=[.I25]-[.$I$28]" office:value-type="float" office:value="-0.00000587499999937791" calcext:value-type="float">
            <text:p>-5.87499999937791E-06</text:p>
          </table:table-cell>
          <table:table-cell table:formula="of:=[.I25]+[.J25]" office:value-type="float" office:value="98.355798524931" calcext:value-type="float">
            <text:p>98.355798524931</text:p>
          </table:table-cell>
          <table:table-cell table:formula="of:=[.I25]+[.K25]" office:value-type="float" office:value="98.8803573681118" calcext:value-type="float">
            <text:p>98.8803573681118</text:p>
          </table:table-cell>
          <table:table-cell table:formula="of:=[.I25]+[.L25]" office:value-type="float" office:value="98.6180779465213" calcext:value-type="float">
            <text:p>98.6180779465213</text:p>
          </table:table-cell>
          <table:table-cell table:formula="of:=[.I25]" office:value-type="float" office:value="98.417306" calcext:value-type="float">
            <text:p>98.417306</text:p>
          </table:table-cell>
          <table:table-cell/>
          <table:table-cell table:formula="of:=[.S24]-[.N25]" office:value-type="float" office:value="18.9908329104491" calcext:value-type="float">
            <text:p>18.9908329104491</text:p>
          </table:table-cell>
          <table:table-cell table:formula="of:=[.T24]-[.O25]" office:value-type="float" office:value="14.8480269481318" calcext:value-type="float">
            <text:p>14.8480269481318</text:p>
          </table:table-cell>
          <table:table-cell table:formula="of:=[.U24]-[.P25]" office:value-type="float" office:value="16.9194299292905" calcext:value-type="float">
            <text:p>16.9194299292905</text:p>
          </table:table-cell>
          <table:table-cell table:formula="of:=[.E25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7.9569576168145" calcext:value-type="float">
            <text:p>-77.9569576168145</text:p>
          </table:table-cell>
          <table:table-cell office:value-type="float" office:value="-77.6363542510087" calcext:value-type="float">
            <text:p>-77.6363542510087</text:p>
          </table:table-cell>
          <table:table-cell table:formula="of:=([.B26]+[.C26])/2" office:value-type="float" office:value="-77.7966559339116" calcext:value-type="float">
            <text:p>-77.7966559339116</text:p>
          </table:table-cell>
          <table:table-cell office:value-type="float" office:value="-78.7338505" calcext:value-type="float">
            <text:p>-78.7338505</text:p>
          </table:table-cell>
          <table:table-cell table:formula="of:=[.B25]-[.B26]" office:value-type="float" office:value="98.2363540361294" calcext:value-type="float">
            <text:p>98.2363540361294</text:p>
          </table:table-cell>
          <table:table-cell table:formula="of:=[.C25]-[.C26]" office:value-type="float" office:value="95.8841628943393" calcext:value-type="float">
            <text:p>95.8841628943393</text:p>
          </table:table-cell>
          <table:table-cell table:formula="of:=[.D25]-[.D26]" office:value-type="float" office:value="97.0602584652344" calcext:value-type="float">
            <text:p>97.0602584652344</text:p>
          </table:table-cell>
          <table:table-cell table:formula="of:=[.E25]-[.E26]" office:value-type="float" office:value="98.4173125" calcext:value-type="float">
            <text:p>98.4173125</text:p>
          </table:table-cell>
          <table:table-cell table:formula="of:=[.F26]-[.$F$28]" office:value-type="float" office:value="0.463324290562298" calcext:value-type="float">
            <text:p>0.463324290562298</text:p>
          </table:table-cell>
          <table:table-cell table:formula="of:=[.G26]-[.$G$28]" office:value-type="float" office:value="-0.833257758061308" calcext:value-type="float">
            <text:p>-0.833257758061308</text:p>
          </table:table-cell>
          <table:table-cell table:formula="of:=[.H26]-[.$H$28]" office:value-type="float" office:value="-0.184966733749548" calcext:value-type="float">
            <text:p>-0.184966733749548</text:p>
          </table:table-cell>
          <table:table-cell table:formula="of:=[.I26]-[.$I$28]" office:value-type="float" office:value="0.000000625000012632881" calcext:value-type="float">
            <text:p>6.25000012632881E-07</text:p>
          </table:table-cell>
          <table:table-cell table:formula="of:=[.I26]+[.J26]" office:value-type="float" office:value="98.8806367905623" calcext:value-type="float">
            <text:p>98.8806367905623</text:p>
          </table:table-cell>
          <table:table-cell table:formula="of:=[.I26]+[.K26]" office:value-type="float" office:value="97.5840547419387" calcext:value-type="float">
            <text:p>97.5840547419387</text:p>
          </table:table-cell>
          <table:table-cell table:formula="of:=[.I26]+[.L26]" office:value-type="float" office:value="98.2323457662505" calcext:value-type="float">
            <text:p>98.2323457662505</text:p>
          </table:table-cell>
          <table:table-cell table:formula="of:=[.I26]" office:value-type="float" office:value="98.4173125" calcext:value-type="float">
            <text:p>98.4173125</text:p>
          </table:table-cell>
          <table:table-cell/>
          <table:table-cell table:formula="of:=[.S25]-[.N26]" office:value-type="float" office:value="-79.8898038801132" calcext:value-type="float">
            <text:p>-79.8898038801132</text:p>
          </table:table-cell>
          <table:table-cell table:formula="of:=[.T25]-[.O26]" office:value-type="float" office:value="-82.7360277938069" calcext:value-type="float">
            <text:p>-82.7360277938069</text:p>
          </table:table-cell>
          <table:table-cell table:formula="of:=[.U25]-[.P26]" office:value-type="float" office:value="-81.3129158369599" calcext:value-type="float">
            <text:p>-81.3129158369599</text:p>
          </table:table-cell>
          <table:table-cell table:formula="of:=[.E26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5.820557116056" calcext:value-type="float">
            <text:p>-175.820557116056</text:p>
          </table:table-cell>
          <table:table-cell office:value-type="float" office:value="-174.523975843495" calcext:value-type="float">
            <text:p>-174.523975843495</text:p>
          </table:table-cell>
          <table:table-cell table:formula="of:=([.B27]+[.C27])/2" office:value-type="float" office:value="-175.172266479775" calcext:value-type="float">
            <text:p>-175.172266479775</text:p>
          </table:table-cell>
          <table:table-cell office:value-type="float" office:value="-177.1511625" calcext:value-type="float">
            <text:p>-177.1511625</text:p>
          </table:table-cell>
          <table:table-cell table:formula="of:=[.B26]-[.B27]" office:value-type="float" office:value="97.8635994992415" calcext:value-type="float">
            <text:p>97.8635994992415</text:p>
          </table:table-cell>
          <table:table-cell table:formula="of:=[.C26]-[.C27]" office:value-type="float" office:value="96.8876215924863" calcext:value-type="float">
            <text:p>96.8876215924863</text:p>
          </table:table-cell>
          <table:table-cell table:formula="of:=[.D26]-[.D27]" office:value-type="float" office:value="97.3756105458639" calcext:value-type="float">
            <text:p>97.3756105458639</text:p>
          </table:table-cell>
          <table:table-cell table:formula="of:=[.E26]-[.E27]" office:value-type="float" office:value="98.417312" calcext:value-type="float">
            <text:p>98.417312</text:p>
          </table:table-cell>
          <table:table-cell table:formula="of:=[.F27]-[.$F$28]" office:value-type="float" office:value="0.0905697536743872" calcext:value-type="float">
            <text:p>0.090569753674387</text:p>
          </table:table-cell>
          <table:table-cell table:formula="of:=[.G27]-[.$G$28]" office:value-type="float" office:value="0.170200940085707" calcext:value-type="float">
            <text:p>0.170200940085707</text:p>
          </table:table-cell>
          <table:table-cell table:formula="of:=[.H27]-[.$H$28]" office:value-type="float" office:value="0.130385346879976" calcext:value-type="float">
            <text:p>0.130385346879976</text:p>
          </table:table-cell>
          <table:table-cell table:formula="of:=[.I27]-[.$I$28]" office:value-type="float" office:value="0.000000124999999684405" calcext:value-type="float">
            <text:p>1.24999999684405E-07</text:p>
          </table:table-cell>
          <table:table-cell table:formula="of:=[.I27]+[.J27]" office:value-type="float" office:value="98.5078817536744" calcext:value-type="float">
            <text:p>98.5078817536744</text:p>
          </table:table-cell>
          <table:table-cell table:formula="of:=[.I27]+[.K27]" office:value-type="float" office:value="98.5875129400857" calcext:value-type="float">
            <text:p>98.5875129400857</text:p>
          </table:table-cell>
          <table:table-cell table:formula="of:=[.I27]+[.L27]" office:value-type="float" office:value="98.54769734688" calcext:value-type="float">
            <text:p>98.54769734688</text:p>
          </table:table-cell>
          <table:table-cell table:formula="of:=[.I27]" office:value-type="float" office:value="98.417312" calcext:value-type="float">
            <text:p>98.417312</text:p>
          </table:table-cell>
          <table:table-cell/>
          <table:table-cell table:formula="of:=[.S26]-[.N27]" office:value-type="float" office:value="-178.397685633788" calcext:value-type="float">
            <text:p>-178.397685633788</text:p>
          </table:table-cell>
          <table:table-cell table:formula="of:=[.T26]-[.O27]" office:value-type="float" office:value="-181.323540733893" calcext:value-type="float">
            <text:p>-181.323540733893</text:p>
          </table:table-cell>
          <table:table-cell table:formula="of:=[.U26]-[.P27]" office:value-type="float" office:value="-179.86061318384" calcext:value-type="float">
            <text:p>-179.86061318384</text:p>
          </table:table-cell>
          <table:table-cell table:formula="of:=[.E27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style-name="Default" table:number-columns-repeated="4"/>
          <table:table-cell table:style-name="ce7" table:formula="of:=(AVERAGE([.F18:.F21])+AVERAGE([.F24:.F27]))/2" office:value-type="float" office:value="97.7730297455671" calcext:value-type="float">
            <text:p>97.7730297455671</text:p>
          </table:table-cell>
          <table:table-cell table:style-name="ce7" table:formula="of:=(AVERAGE([.G18:.G21])+AVERAGE([.G24:.G27]))/2" office:value-type="float" office:value="96.7174206524006" calcext:value-type="float">
            <text:p>96.7174206524006</text:p>
          </table:table-cell>
          <table:table-cell table:style-name="ce7" table:formula="of:=(AVERAGE([.H18:.H21])+AVERAGE([.H24:.H27]))/2" office:value-type="float" office:value="97.2452251989839" calcext:value-type="float">
            <text:p>97.2452251989839</text:p>
          </table:table-cell>
          <table:table-cell table:style-name="ce7" table:formula="of:=(AVERAGE([.I18:.I21])+AVERAGE([.I24:.I27]))/2" office:value-type="float" office:value="98.417311875" calcext:value-type="float">
            <text:p>98.417311875</text:p>
          </table:table-cell>
          <table:table-cell table:number-columns-repeated="17"/>
        </table:table-row>
      </table:table>
      <table:table table:name="onlylumisection_usingoutliersremoval" table:style-name="ta1">
        <table:table-column table:style-name="co2" table:number-columns-repeated="49" table:default-cell-style-name="Default"/>
        <table:table-row table:style-name="ro1"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X-Xbar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7.9170662779811" calcext:value-type="float">
            <text:p>97.9170662779811</text:p>
          </table:table-cell>
          <table:table-cell office:value-type="float" office:value="96.2410783189371" calcext:value-type="float">
            <text:p>96.2410783189371</text:p>
          </table:table-cell>
          <table:table-cell office:value-type="float" office:value="97.0790722984591" calcext:value-type="float">
            <text:p>97.0790722984591</text:p>
          </table:table-cell>
          <table:table-cell/>
          <table:table-cell table:style-name="ce9" table:formula="of:=[.Y4]-[.$Y$12]" office:value-type="float" office:value="-0.244634733037131" calcext:value-type="float">
            <text:p>-0.244634733037131</text:p>
          </table:table-cell>
          <table:table-cell table:style-name="ce10" table:formula="of:=[.Z4]-[.$Z$12]" office:value-type="float" office:value="-0.794689933857271" calcext:value-type="float">
            <text:p>-0.794689933857271</text:p>
          </table:table-cell>
          <table:table-cell table:style-name="ce9" table:formula="of:=[.AA4]-[.$AA$12]" office:value-type="float" office:value="-0.519662333447229" calcext:value-type="float">
            <text:p>-0.519662333447229</text:p>
          </table:table-cell>
          <table:table-cell/>
          <table:table-cell office:value-type="float" office:value="97.9170662779811" calcext:value-type="float">
            <text:p>97.9170662779811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0790722984591" calcext:value-type="float">
            <text:p>97.0790722984591</text:p>
          </table:table-cell>
          <table:table-cell/>
          <table:table-cell office:value-type="float" office:value="97.9170662779811" calcext:value-type="float">
            <text:p>97.9170662779811</text:p>
          </table:table-cell>
          <table:table-cell table:style-name="ce4" office:value-type="float" office:value="96.2410783189371" calcext:value-type="float">
            <text:p>96.2410783189371</text:p>
          </table:table-cell>
          <table:table-cell office:value-type="float" office:value="97.0790722984591" calcext:value-type="float">
            <text:p>97.0790722984591</text:p>
          </table:table-cell>
          <table:table-cell table:number-columns-repeated="2"/>
          <table:table-cell office:value-type="float" office:value="97.9170662779811" calcext:value-type="float">
            <text:p>97.9170662779811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0790722984591" calcext:value-type="float">
            <text:p>97.0790722984591</text:p>
          </table:table-cell>
          <table:table-cell/>
          <table:table-cell office:value-type="float" office:value="97.9170662779811" calcext:value-type="float">
            <text:p>97.9170662779811</text:p>
          </table:table-cell>
          <table:table-cell table:style-name="ce27" office:value-type="float" office:value="96.2410783189371" calcext:value-type="float">
            <text:p>96.2410783189371</text:p>
          </table:table-cell>
          <table:table-cell office:value-type="float" office:value="97.0790722984591" calcext:value-type="float">
            <text:p>97.0790722984591</text:p>
          </table:table-cell>
          <table:table-cell/>
        </table:table-row>
        <table:table-row table:style-name="ro1">
          <table:table-cell/>
          <table:table-cell table:style-name="ce4" office:value-type="float" office:value="-176.906672943276" calcext:value-type="float">
            <text:p>-176.906672943276</text:p>
          </table:table-cell>
          <table:table-cell table:style-name="ce4" office:value-type="float" office:value="-174.213372023118" calcext:value-type="float">
            <text:p>-174.213372023118</text:p>
          </table:table-cell>
          <table:table-cell table:style-name="ce4" table:formula="of:=([.B5]+[.C5])/2" office:value-type="float" office:value="-175.560022483197" calcext:value-type="float">
            <text:p>-175.560022483197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6]-[.B5]" office:value-type="float" office:value="97.9170662779811" calcext:value-type="float">
            <text:p>97.9170662779811</text:p>
          </table:table-cell>
          <table:table-cell table:formula="of:=[.C6]-[.C5]" office:value-type="float" office:value="96.2410783189371" calcext:value-type="float">
            <text:p>96.2410783189371</text:p>
          </table:table-cell>
          <table:table-cell table:formula="of:=[.D6]-[.D5]" office:value-type="float" office:value="97.0790722984591" calcext:value-type="float">
            <text:p>97.0790722984591</text:p>
          </table:table-cell>
          <table:table-cell table:formula="of:=[.E6]-[.E5]" office:value-type="float" office:value="98.417312" calcext:value-type="float">
            <text:p>98.417312</text:p>
          </table:table-cell>
          <table:table-cell table:formula="of:=[.F5]-[.$F$15]" office:value-type="float" office:value="-0.0504934766769054" calcext:value-type="float">
            <text:p>-0.050493476676905</text:p>
          </table:table-cell>
          <table:table-cell table:formula="of:=[.G5]-[.$G$15]" office:value-type="float" office:value="-0.66457422697259" calcext:value-type="float">
            <text:p>-0.66457422697259</text:p>
          </table:table-cell>
          <table:table-cell table:formula="of:=[.H5]-[.$H$15]" office:value-type="float" office:value="-0.357533851824797" calcext:value-type="float">
            <text:p>-0.357533851824797</text:p>
          </table:table-cell>
          <table:table-cell table:formula="of:=[.I5]-[.$I$15]" office:value-type="float" office:value="0" calcext:value-type="float">
            <text:p>0</text:p>
          </table:table-cell>
          <table:table-cell table:formula="of:=[.I5]+[.J5]" office:value-type="float" office:value="98.3668185233231" calcext:value-type="float">
            <text:p>98.3668185233231</text:p>
          </table:table-cell>
          <table:table-cell table:formula="of:=[.I5]+[.K5]" office:value-type="float" office:value="97.7527377730274" calcext:value-type="float">
            <text:p>97.7527377730274</text:p>
          </table:table-cell>
          <table:table-cell table:formula="of:=[.I5]+[.L5]" office:value-type="float" office:value="98.0597781481752" calcext:value-type="float">
            <text:p>98.0597781481752</text:p>
          </table:table-cell>
          <table:table-cell table:formula="of:=[.I5]" office:value-type="float" office:value="98.417312" calcext:value-type="float">
            <text:p>98.417312</text:p>
          </table:table-cell>
          <table:table-cell/>
          <table:table-cell table:formula="of:=[.S6]-[.N5]" office:value-type="float" office:value="-178.705681424644" calcext:value-type="float">
            <text:p>-178.705681424644</text:p>
          </table:table-cell>
          <table:table-cell table:formula="of:=[.T6]-[.O5]" office:value-type="float" office:value="-180.260009339479" calcext:value-type="float">
            <text:p>-180.260009339479</text:p>
          </table:table-cell>
          <table:table-cell table:formula="of:=[.U6]-[.P5]" office:value-type="float" office:value="-179.482845382061" calcext:value-type="float">
            <text:p>-179.482845382061</text:p>
          </table:table-cell>
          <table:table-cell table:formula="of:=[.E5]" office:value-type="float" office:value="-177.1511625" calcext:value-type="float">
            <text:p>-177.151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2050330429013" calcext:value-type="float">
            <text:p>98.2050330429013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7552132465178" calcext:value-type="float">
            <text:p>97.7552132465178</text:p>
          </table:table-cell>
          <table:table-cell/>
          <table:table-cell table:style-name="ce9" table:formula="of:=[.Y5]-[.$Y$12]" office:value-type="float" office:value="0.0433320318830681" calcext:value-type="float">
            <text:p>0.043332031883068</text:p>
          </table:table-cell>
          <table:table-cell table:style-name="ce9" table:formula="of:=[.Z5]-[.$Z$12]" office:value-type="float" office:value="0.269625197339934" calcext:value-type="float">
            <text:p>0.269625197339934</text:p>
          </table:table-cell>
          <table:table-cell table:style-name="ce9" table:formula="of:=[.AA5]-[.$AA$12]" office:value-type="float" office:value="0.156478614611473" calcext:value-type="float">
            <text:p>0.156478614611473</text:p>
          </table:table-cell>
          <table:table-cell/>
          <table:table-cell office:value-type="float" office:value="98.2050330429013" calcext:value-type="float">
            <text:p>98.2050330429013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7552132465178" calcext:value-type="float">
            <text:p>97.7552132465178</text:p>
          </table:table-cell>
          <table:table-cell/>
          <table:table-cell office:value-type="float" office:value="98.2050330429013" calcext:value-type="float">
            <text:p>98.2050330429013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7552132465178" calcext:value-type="float">
            <text:p>97.7552132465178</text:p>
          </table:table-cell>
          <table:table-cell table:number-columns-repeated="2"/>
          <table:table-cell office:value-type="float" office:value="98.2050330429013" calcext:value-type="float">
            <text:p>98.2050330429013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7552132465178" calcext:value-type="float">
            <text:p>97.7552132465178</text:p>
          </table:table-cell>
          <table:table-cell/>
          <table:table-cell office:value-type="float" office:value="98.2050330429013" calcext:value-type="float">
            <text:p>98.2050330429013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7552132465178" calcext:value-type="float">
            <text:p>97.7552132465178</text:p>
          </table:table-cell>
          <table:table-cell/>
        </table:table-row>
        <table:table-row table:style-name="ro1">
          <table:table-cell/>
          <table:table-cell table:style-name="ce4" office:value-type="float" office:value="-78.9896066652949" calcext:value-type="float">
            <text:p>-78.9896066652949</text:p>
          </table:table-cell>
          <table:table-cell table:style-name="ce4" office:value-type="float" office:value="-77.9722937041809" calcext:value-type="float">
            <text:p>-77.9722937041809</text:p>
          </table:table-cell>
          <table:table-cell table:style-name="ce4" table:formula="of:=([.B6]+[.C6])/2" office:value-type="float" office:value="-78.4809501847379" calcext:value-type="float">
            <text:p>-78.4809501847379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7]-[.B6]" office:value-type="float" office:value="98.2050330429013" calcext:value-type="float">
            <text:p>98.2050330429013</text:p>
          </table:table-cell>
          <table:table-cell table:formula="of:=[.C7]-[.C6]" office:value-type="float" office:value="97.3053934501343" calcext:value-type="float">
            <text:p>97.3053934501343</text:p>
          </table:table-cell>
          <table:table-cell table:formula="of:=[.D7]-[.D6]" office:value-type="float" office:value="97.7552132465178" calcext:value-type="float">
            <text:p>97.7552132465178</text:p>
          </table:table-cell>
          <table:table-cell table:formula="of:=[.E7]-[.E6]" office:value-type="float" office:value="98.4173125" calcext:value-type="float">
            <text:p>98.4173125</text:p>
          </table:table-cell>
          <table:table-cell table:formula="of:=[.F6]-[.$F$15]" office:value-type="float" office:value="0.237473288243308" calcext:value-type="float">
            <text:p>0.237473288243308</text:p>
          </table:table-cell>
          <table:table-cell table:formula="of:=[.G6]-[.$G$15]" office:value-type="float" office:value="0.399740904224601" calcext:value-type="float">
            <text:p>0.399740904224601</text:p>
          </table:table-cell>
          <table:table-cell table:formula="of:=[.H6]-[.$H$15]" office:value-type="float" office:value="0.318607096233919" calcext:value-type="float">
            <text:p>0.318607096233919</text:p>
          </table:table-cell>
          <table:table-cell table:formula="of:=[.I6]-[.$I$15]" office:value-type="float" office:value="0.000000500000012948476" calcext:value-type="float">
            <text:p>5.00000012948476E-07</text:p>
          </table:table-cell>
          <table:table-cell table:formula="of:=[.I6]+[.J6]" office:value-type="float" office:value="98.6547857882433" calcext:value-type="float">
            <text:p>98.6547857882433</text:p>
          </table:table-cell>
          <table:table-cell table:formula="of:=[.I6]+[.K6]" office:value-type="float" office:value="98.8170534042246" calcext:value-type="float">
            <text:p>98.8170534042246</text:p>
          </table:table-cell>
          <table:table-cell table:formula="of:=[.I6]+[.L6]" office:value-type="float" office:value="98.7359195962339" calcext:value-type="float">
            <text:p>98.7359195962339</text:p>
          </table:table-cell>
          <table:table-cell table:formula="of:=[.I6]" office:value-type="float" office:value="98.4173125" calcext:value-type="float">
            <text:p>98.4173125</text:p>
          </table:table-cell>
          <table:table-cell/>
          <table:table-cell table:formula="of:=[.S7]-[.N6]" office:value-type="float" office:value="-80.3388629013209" calcext:value-type="float">
            <text:p>-80.3388629013209</text:p>
          </table:table-cell>
          <table:table-cell table:formula="of:=[.T7]-[.O6]" office:value-type="float" office:value="-82.5072715664518" calcext:value-type="float">
            <text:p>-82.5072715664518</text:p>
          </table:table-cell>
          <table:table-cell table:formula="of:=[.U7]-[.P6]" office:value-type="float" office:value="-81.4230672338863" calcext:value-type="float">
            <text:p>-81.4230672338863</text:p>
          </table:table-cell>
          <table:table-cell table:formula="of:=[.E6]" office:value-type="float" office:value="-78.7338505" calcext:value-type="float">
            <text:p>-78.7338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.9139420234336" calcext:value-type="float">
            <text:p>97.9139420234336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4254344584941" calcext:value-type="float">
            <text:p>97.4254344584941</text:p>
          </table:table-cell>
          <table:table-cell/>
          <table:table-cell table:style-name="ce9" table:formula="of:=[.Y6]-[.$Y$12]" office:value-type="float" office:value="-0.247758987584632" calcext:value-type="float">
            <text:p>-0.247758987584632</text:p>
          </table:table-cell>
          <table:table-cell table:style-name="ce9" table:formula="of:=[.Z6]-[.$Z$12]" office:value-type="float" office:value="-0.0988413592397706" calcext:value-type="float">
            <text:p>-0.098841359239771</text:p>
          </table:table-cell>
          <table:table-cell table:style-name="ce9" table:formula="of:=[.AA6]-[.$AA$12]" office:value-type="float" office:value="-0.17330017341223" calcext:value-type="float">
            <text:p>-0.17330017341223</text:p>
          </table:table-cell>
          <table:table-cell/>
          <table:table-cell office:value-type="float" office:value="97.9139420234336" calcext:value-type="float">
            <text:p>97.9139420234336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4254344584941" calcext:value-type="float">
            <text:p>97.4254344584941</text:p>
          </table:table-cell>
          <table:table-cell/>
          <table:table-cell office:value-type="float" office:value="97.9139420234336" calcext:value-type="float">
            <text:p>97.9139420234336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4254344584941" calcext:value-type="float">
            <text:p>97.4254344584941</text:p>
          </table:table-cell>
          <table:table-cell table:number-columns-repeated="2"/>
          <table:table-cell office:value-type="float" office:value="97.9139420234336" calcext:value-type="float">
            <text:p>97.9139420234336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4254344584941" calcext:value-type="float">
            <text:p>97.4254344584941</text:p>
          </table:table-cell>
          <table:table-cell/>
          <table:table-cell office:value-type="float" office:value="97.9139420234336" calcext:value-type="float">
            <text:p>97.9139420234336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4254344584941" calcext:value-type="float">
            <text:p>97.4254344584941</text:p>
          </table:table-cell>
          <table:table-cell/>
        </table:table-row>
        <table:table-row table:style-name="ro1">
          <table:table-cell/>
          <table:table-cell table:style-name="ce4" office:value-type="float" office:value="19.2154263776064" calcext:value-type="float">
            <text:p>19.2154263776064</text:p>
          </table:table-cell>
          <table:table-cell table:style-name="ce4" office:value-type="float" office:value="19.3330997459534" calcext:value-type="float">
            <text:p>19.3330997459534</text:p>
          </table:table-cell>
          <table:table-cell table:style-name="ce4" table:formula="of:=([.B7]+[.C7])/2" office:value-type="float" office:value="19.2742630617799" calcext:value-type="float">
            <text:p>19.2742630617799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8]-[.B7]" office:value-type="float" office:value="97.9139420234336" calcext:value-type="float">
            <text:p>97.9139420234336</text:p>
          </table:table-cell>
          <table:table-cell table:formula="of:=[.C8]-[.C7]" office:value-type="float" office:value="96.9369268935546" calcext:value-type="float">
            <text:p>96.9369268935546</text:p>
          </table:table-cell>
          <table:table-cell table:formula="of:=[.D8]-[.D7]" office:value-type="float" office:value="97.4254344584941" calcext:value-type="float">
            <text:p>97.4254344584941</text:p>
          </table:table-cell>
          <table:table-cell table:formula="of:=[.E8]-[.E7]" office:value-type="float" office:value="98.417306" calcext:value-type="float">
            <text:p>98.417306</text:p>
          </table:table-cell>
          <table:table-cell table:formula="of:=[.F7]-[.$F$15]" office:value-type="float" office:value="-0.0536177312243922" calcext:value-type="float">
            <text:p>-0.053617731224392</text:p>
          </table:table-cell>
          <table:table-cell table:formula="of:=[.G7]-[.$G$15]" office:value-type="float" office:value="0.0312743476448958" calcext:value-type="float">
            <text:p>0.031274347644896</text:p>
          </table:table-cell>
          <table:table-cell table:formula="of:=[.H7]-[.$H$15]" office:value-type="float" office:value="-0.0111716917897979" calcext:value-type="float">
            <text:p>-0.011171691789798</text:p>
          </table:table-cell>
          <table:table-cell table:formula="of:=[.I7]-[.$I$15]" office:value-type="float" office:value="-0.00000599999999906231" calcext:value-type="float">
            <text:p>-5.99999999906231E-06</text:p>
          </table:table-cell>
          <table:table-cell table:formula="of:=[.I7]+[.J7]" office:value-type="float" office:value="98.3636882687756" calcext:value-type="float">
            <text:p>98.3636882687756</text:p>
          </table:table-cell>
          <table:table-cell table:formula="of:=[.I7]+[.K7]" office:value-type="float" office:value="98.4485803476449" calcext:value-type="float">
            <text:p>98.4485803476449</text:p>
          </table:table-cell>
          <table:table-cell table:formula="of:=[.I7]+[.L7]" office:value-type="float" office:value="98.4061343082102" calcext:value-type="float">
            <text:p>98.4061343082102</text:p>
          </table:table-cell>
          <table:table-cell table:formula="of:=[.I7]" office:value-type="float" office:value="98.417306" calcext:value-type="float">
            <text:p>98.417306</text:p>
          </table:table-cell>
          <table:table-cell/>
          <table:table-cell table:formula="of:=[.S8]-[.N7]" office:value-type="float" office:value="18.3159228869224" calcext:value-type="float">
            <text:p>18.3159228869224</text:p>
          </table:table-cell>
          <table:table-cell table:formula="of:=[.T8]-[.O7]" office:value-type="float" office:value="16.3097818377728" calcext:value-type="float">
            <text:p>16.3097818377728</text:p>
          </table:table-cell>
          <table:table-cell table:formula="of:=[.U8]-[.P7]" office:value-type="float" office:value="17.3128523623477" calcext:value-type="float">
            <text:p>17.3128523623477</text:p>
          </table:table-cell>
          <table:table-cell table:formula="of:=[.E7]" office:value-type="float" office:value="19.683462" calcext:value-type="float">
            <text:p>19.683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953876537055" calcext:value-type="float">
            <text:p>97.953876537055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507658501978" calcext:value-type="float">
            <text:p>97.507658501978</text:p>
          </table:table-cell>
          <table:table-cell/>
          <table:table-cell table:style-name="ce9" table:formula="of:=[.Y7]-[.$Y$12]" office:value-type="float" office:value="-0.207824473963242" calcext:value-type="float">
            <text:p>-0.207824473963242</text:p>
          </table:table-cell>
          <table:table-cell table:style-name="ce9" table:formula="of:=[.Z7]-[.$Z$12]" office:value-type="float" office:value="0.0256722141066348" calcext:value-type="float">
            <text:p>0.025672214106635</text:p>
          </table:table-cell>
          <table:table-cell table:style-name="ce9" table:formula="of:=[.AA7]-[.$AA$12]" office:value-type="float" office:value="-0.0910761299283251" calcext:value-type="float">
            <text:p>-0.091076129928325</text:p>
          </table:table-cell>
          <table:table-cell/>
          <table:table-cell office:value-type="float" office:value="97.953876537055" calcext:value-type="float">
            <text:p>97.953876537055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507658501978" calcext:value-type="float">
            <text:p>97.507658501978</text:p>
          </table:table-cell>
          <table:table-cell/>
          <table:table-cell office:value-type="float" office:value="97.953876537055" calcext:value-type="float">
            <text:p>97.953876537055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507658501978" calcext:value-type="float">
            <text:p>97.507658501978</text:p>
          </table:table-cell>
          <table:table-cell table:number-columns-repeated="2"/>
          <table:table-cell office:value-type="float" office:value="97.953876537055" calcext:value-type="float">
            <text:p>97.953876537055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507658501978" calcext:value-type="float">
            <text:p>97.507658501978</text:p>
          </table:table-cell>
          <table:table-cell/>
          <table:table-cell office:value-type="float" office:value="97.953876537055" calcext:value-type="float">
            <text:p>97.953876537055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507658501978" calcext:value-type="float">
            <text:p>97.507658501978</text:p>
          </table:table-cell>
          <table:table-cell/>
        </table:table-row>
        <table:table-row table:style-name="ro1">
          <table:table-cell/>
          <table:table-cell table:style-name="ce4" office:value-type="float" office:value="117.12936840104" calcext:value-type="float">
            <text:p>117.12936840104</text:p>
          </table:table-cell>
          <table:table-cell table:style-name="ce4" office:value-type="float" office:value="116.270026639508" calcext:value-type="float">
            <text:p>116.270026639508</text:p>
          </table:table-cell>
          <table:table-cell table:style-name="ce4" table:formula="of:=([.B8]+[.C8])/2" office:value-type="float" office:value="116.699697520274" calcext:value-type="float">
            <text:p>116.699697520274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9]-[.B8]" office:value-type="float" office:value="97.953876537055" calcext:value-type="float">
            <text:p>97.953876537055</text:p>
          </table:table-cell>
          <table:table-cell table:formula="of:=[.C9]-[.C8]" office:value-type="float" office:value="97.061440466901" calcext:value-type="float">
            <text:p>97.061440466901</text:p>
          </table:table-cell>
          <table:table-cell table:formula="of:=[.D9]-[.D8]" office:value-type="float" office:value="97.507658501978" calcext:value-type="float">
            <text:p>97.507658501978</text:p>
          </table:table-cell>
          <table:table-cell table:formula="of:=[.E9]-[.E8]" office:value-type="float" office:value="98.417317" calcext:value-type="float">
            <text:p>98.417317</text:p>
          </table:table-cell>
          <table:table-cell table:formula="of:=[.F8]-[.$F$15]" office:value-type="float" office:value="-0.0136832176030026" calcext:value-type="float">
            <text:p>-0.013683217603003</text:p>
          </table:table-cell>
          <table:table-cell table:formula="of:=[.G8]-[.$G$15]" office:value-type="float" office:value="0.155787920991301" calcext:value-type="float">
            <text:p>0.155787920991301</text:p>
          </table:table-cell>
          <table:table-cell table:formula="of:=[.H8]-[.$H$15]" office:value-type="float" office:value="0.0710523516940924" calcext:value-type="float">
            <text:p>0.071052351694092</text:p>
          </table:table-cell>
          <table:table-cell table:formula="of:=[.I8]-[.$I$15]" office:value-type="float" office:value="0.00000500000001579792" calcext:value-type="float">
            <text:p>5.00000001579792E-06</text:p>
          </table:table-cell>
          <table:table-cell table:formula="of:=[.I8]+[.J8]" office:value-type="float" office:value="98.403633782397" calcext:value-type="float">
            <text:p>98.403633782397</text:p>
          </table:table-cell>
          <table:table-cell table:formula="of:=[.I8]+[.K8]" office:value-type="float" office:value="98.5731049209913" calcext:value-type="float">
            <text:p>98.5731049209913</text:p>
          </table:table-cell>
          <table:table-cell table:formula="of:=[.I8]+[.L8]" office:value-type="float" office:value="98.4883693516941" calcext:value-type="float">
            <text:p>98.4883693516941</text:p>
          </table:table-cell>
          <table:table-cell table:formula="of:=[.I8]" office:value-type="float" office:value="98.417317" calcext:value-type="float">
            <text:p>98.417317</text:p>
          </table:table-cell>
          <table:table-cell/>
          <table:table-cell table:formula="of:=[.S9]-[.N8]" office:value-type="float" office:value="116.679611155698" calcext:value-type="float">
            <text:p>116.679611155698</text:p>
          </table:table-cell>
          <table:table-cell table:formula="of:=[.T9]-[.O8]" office:value-type="float" office:value="114.758362185418" calcext:value-type="float">
            <text:p>114.758362185418</text:p>
          </table:table-cell>
          <table:table-cell table:formula="of:=[.U9]-[.P8]" office:value-type="float" office:value="115.718986670558" calcext:value-type="float">
            <text:p>115.718986670558</text:p>
          </table:table-cell>
          <table:table-cell table:formula="of:=[.E8]" office:value-type="float" office:value="118.100768" calcext:value-type="float">
            <text:p>118.100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.52386857678" calcext:value-type="float">
            <text:p>98.52386857678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773564209867" calcext:value-type="float">
            <text:p>97.773564209867</text:p>
          </table:table-cell>
          <table:table-cell/>
          <table:table-cell table:style-name="ce9" table:formula="of:=[.Y8]-[.$Y$12]" office:value-type="float" office:value="0.362167565761766" calcext:value-type="float">
            <text:p>0.362167565761766</text:p>
          </table:table-cell>
          <table:table-cell table:style-name="ce9" table:formula="of:=[.Z8]-[.$Z$12]" office:value-type="float" office:value="-0.0125084098403647" calcext:value-type="float">
            <text:p>-0.012508409840365</text:p>
          </table:table-cell>
          <table:table-cell table:style-name="ce9" table:formula="of:=[.AA8]-[.$AA$12]" office:value-type="float" office:value="0.174829577960679" calcext:value-type="float">
            <text:p>0.174829577960679</text:p>
          </table:table-cell>
          <table:table-cell/>
          <table:table-cell office:value-type="float" office:value="98.52386857678" calcext:value-type="float">
            <text:p>98.52386857678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7.773564209867" calcext:value-type="float">
            <text:p>97.773564209867</text:p>
          </table:table-cell>
          <table:table-cell/>
          <table:table-cell office:value-type="float" office:value="98.52386857678" calcext:value-type="float">
            <text:p>98.52386857678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773564209867" calcext:value-type="float">
            <text:p>97.773564209867</text:p>
          </table:table-cell>
          <table:table-cell table:number-columns-repeated="2"/>
          <table:table-cell office:value-type="float" office:value="98.52386857678" calcext:value-type="float">
            <text:p>98.52386857678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7.773564209867" calcext:value-type="float">
            <text:p>97.773564209867</text:p>
          </table:table-cell>
          <table:table-cell/>
          <table:table-cell office:value-type="float" office:value="98.52386857678" calcext:value-type="float">
            <text:p>98.52386857678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773564209867" calcext:value-type="float">
            <text:p>97.773564209867</text:p>
          </table:table-cell>
          <table:table-cell/>
        </table:table-row>
        <table:table-row table:style-name="ro1">
          <table:table-cell/>
          <table:table-cell table:style-name="ce4" office:value-type="float" office:value="215.083244938095" calcext:value-type="float">
            <text:p>215.083244938095</text:p>
          </table:table-cell>
          <table:table-cell table:style-name="ce4" office:value-type="float" office:value="213.331467106409" calcext:value-type="float">
            <text:p>213.331467106409</text:p>
          </table:table-cell>
          <table:table-cell table:style-name="ce4" table:formula="of:=([.B9]+[.C9])/2" office:value-type="float" office:value="214.207356022252" calcext:value-type="float">
            <text:p>214.207356022252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/>
          <table:table-cell table:formula="of:=[.B9]" office:value-type="float" office:value="215.083244938095" calcext:value-type="float">
            <text:p>215.083244938095</text:p>
          </table:table-cell>
          <table:table-cell table:formula="of:=[.C9]" office:value-type="float" office:value="213.331467106409" calcext:value-type="float">
            <text:p>213.331467106409</text:p>
          </table:table-cell>
          <table:table-cell table:formula="of:=[.D9]" office:value-type="float" office:value="214.207356022252" calcext:value-type="float">
            <text:p>214.207356022252</text:p>
          </table:table-cell>
          <table:table-cell table:formula="of:=[.E9]" office:value-type="float" office:value="216.518085" calcext:value-type="float">
            <text:p>216.5180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3877350450123" calcext:value-type="float">
            <text:p>97.3877350450123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6.955528166827" calcext:value-type="float">
            <text:p>96.955528166827</text:p>
          </table:table-cell>
          <table:table-cell/>
          <table:table-cell table:style-name="ce11" table:formula="of:=[.Y9]-[.$Y$12]" office:value-type="float" office:value="-0.773965966005932" calcext:value-type="float">
            <text:p>-0.773965966005932</text:p>
          </table:table-cell>
          <table:table-cell table:style-name="ce9" table:formula="of:=[.Z9]-[.$Z$12]" office:value-type="float" office:value="-0.512446964152673" calcext:value-type="float">
            <text:p>-0.512446964152673</text:p>
          </table:table-cell>
          <table:table-cell table:style-name="ce10" table:formula="of:=[.AA9]-[.$AA$12]" office:value-type="float" office:value="-0.643206465079331" calcext:value-type="float">
            <text:p>-0.643206465079331</text:p>
          </table:table-cell>
          <table:table-cell/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/>
          <table:table-cell office:value-type="float" office:value="97.3877350450123" calcext:value-type="float">
            <text:p>97.3877350450123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6.955528166827" calcext:value-type="float">
            <text:p>96.955528166827</text:p>
          </table:table-cell>
          <table:table-cell table:number-columns-repeated="2"/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/>
          <table:table-cell office:value-type="float" office:value="97.3877350450123" calcext:value-type="float">
            <text:p>97.3877350450123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6.955528166827" calcext:value-type="float">
            <text:p>96.955528166827</text:p>
          </table:table-cell>
          <table:table-cell/>
        </table:table-row>
        <table:table-row table:style-name="ro1">
          <table:table-cell/>
          <table:table-cell table:style-name="ce4" office:value-type="float" office:value="215.837545429107" calcext:value-type="float">
            <text:p>215.837545429107</text:p>
          </table:table-cell>
          <table:table-cell table:style-name="ce4" office:value-type="float" office:value="213.738370319191" calcext:value-type="float">
            <text:p>213.738370319191</text:p>
          </table:table-cell>
          <table:table-cell table:style-name="ce4" table:formula="of:=([.B10]+[.C10])/2" office:value-type="float" office:value="214.787957874149" calcext:value-type="float">
            <text:p>214.787957874149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[.B10]" office:value-type="float" office:value="215.837545429107" calcext:value-type="float">
            <text:p>215.837545429107</text:p>
          </table:table-cell>
          <table:table-cell table:formula="of:=[.C10]" office:value-type="float" office:value="213.738370319191" calcext:value-type="float">
            <text:p>213.738370319191</text:p>
          </table:table-cell>
          <table:table-cell table:formula="of:=[.D10]" office:value-type="float" office:value="214.787957874149" calcext:value-type="float">
            <text:p>214.787957874149</text:p>
          </table:table-cell>
          <table:table-cell table:formula="of:=[.E10]" office:value-type="float" office:value="216.518085" calcext:value-type="float">
            <text:p>216.518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9.5206898055398" calcext:value-type="float">
            <text:p>99.5206898055398</text:p>
          </table:table-cell>
          <table:table-cell office:value-type="float" office:value="97.9465782009871" calcext:value-type="float">
            <text:p>97.9465782009871</text:p>
          </table:table-cell>
          <table:table-cell office:value-type="float" office:value="98.7336340032635" calcext:value-type="float">
            <text:p>98.7336340032635</text:p>
          </table:table-cell>
          <table:table-cell/>
          <table:table-cell table:style-name="ce10" table:formula="of:=[.Y10]-[.$Y$12]" office:value-type="float" office:value="1.35898879452157" calcext:value-type="float">
            <text:p>1.35898879452157</text:p>
          </table:table-cell>
          <table:table-cell table:style-name="ce10" table:formula="of:=[.Z10]-[.$Z$12]" office:value-type="float" office:value="0.910809948192735" calcext:value-type="float">
            <text:p>0.910809948192735</text:p>
          </table:table-cell>
          <table:table-cell table:style-name="ce10" table:formula="of:=[.AA10]-[.$AA$12]" office:value-type="float" office:value="1.13489937135718" calcext:value-type="float">
            <text:p>1.13489937135718</text:p>
          </table:table-cell>
          <table:table-cell table:number-columns-repeated="5"/>
          <table:table-cell table:style-name="ce12" office:value-type="float" office:value="99.5206898055398" calcext:value-type="float">
            <text:p>99.5206898055398</text:p>
          </table:table-cell>
          <table:table-cell table:style-name="ce27" office:value-type="float" office:value="97.9465782009871" calcext:value-type="float">
            <text:p>97.9465782009871</text:p>
          </table:table-cell>
          <table:table-cell table:style-name="ce27" office:value-type="float" office:value="98.7336340032635" calcext:value-type="float">
            <text:p>98.7336340032635</text:p>
          </table:table-cell>
          <table:table-cell table:number-columns-repeated="6"/>
          <table:table-cell table:style-name="ce12" office:value-type="float" office:value="99.5206898055398" calcext:value-type="float">
            <text:p>99.5206898055398</text:p>
          </table:table-cell>
          <table:table-cell table:style-name="ce27" office:value-type="float" office:value="97.9465782009871" calcext:value-type="float">
            <text:p>97.9465782009871</text:p>
          </table:table-cell>
          <table:table-cell table:style-name="ce27" office:value-type="float" office:value="98.7336340032635" calcext:value-type="float">
            <text:p>98.7336340032635</text:p>
          </table:table-cell>
          <table:table-cell/>
        </table:table-row>
        <table:table-row table:style-name="ro1">
          <table:table-cell/>
          <table:table-cell table:style-name="ce4" office:value-type="float" office:value="117.313676852327" calcext:value-type="float">
            <text:p>117.313676852327</text:p>
          </table:table-cell>
          <table:table-cell table:style-name="ce4" office:value-type="float" office:value="116.715110476237" calcext:value-type="float">
            <text:p>116.715110476237</text:p>
          </table:table-cell>
          <table:table-cell table:style-name="ce4" table:formula="of:=([.B11]+[.C11])/2" office:value-type="float" office:value="117.014393664282" calcext:value-type="float">
            <text:p>117.014393664282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10]-[.B11]" office:value-type="float" office:value="98.52386857678" calcext:value-type="float">
            <text:p>98.52386857678</text:p>
          </table:table-cell>
          <table:table-cell table:formula="of:=[.C10]-[.C11]" office:value-type="float" office:value="97.023259842954" calcext:value-type="float">
            <text:p>97.023259842954</text:p>
          </table:table-cell>
          <table:table-cell table:formula="of:=[.D10]-[.D11]" office:value-type="float" office:value="97.773564209867" calcext:value-type="float">
            <text:p>97.773564209867</text:p>
          </table:table-cell>
          <table:table-cell table:formula="of:=[.E10]-[.E11]" office:value-type="float" office:value="98.417317" calcext:value-type="float">
            <text:p>98.417317</text:p>
          </table:table-cell>
          <table:table-cell table:formula="of:=[.F11]-[.$F$15]" office:value-type="float" office:value="0.556308822121991" calcext:value-type="float">
            <text:p>0.556308822121991</text:p>
          </table:table-cell>
          <table:table-cell table:formula="of:=[.G11]-[.$G$15]" office:value-type="float" office:value="0.117607297044302" calcext:value-type="float">
            <text:p>0.117607297044302</text:p>
          </table:table-cell>
          <table:table-cell table:formula="of:=[.H11]-[.$H$15]" office:value-type="float" office:value="0.336958059583097" calcext:value-type="float">
            <text:p>0.336958059583097</text:p>
          </table:table-cell>
          <table:table-cell table:formula="of:=[.I11]-[.$I$15]" office:value-type="float" office:value="0.00000500000001579792" calcext:value-type="float">
            <text:p>5.00000001579792E-06</text:p>
          </table:table-cell>
          <table:table-cell table:formula="of:=[.I11]+[.J11]" office:value-type="float" office:value="98.973625822122" calcext:value-type="float">
            <text:p>98.973625822122</text:p>
          </table:table-cell>
          <table:table-cell table:formula="of:=[.I11]+[.K11]" office:value-type="float" office:value="98.5349242970443" calcext:value-type="float">
            <text:p>98.5349242970443</text:p>
          </table:table-cell>
          <table:table-cell table:formula="of:=[.I11]+[.L11]" office:value-type="float" office:value="98.7542750595831" calcext:value-type="float">
            <text:p>98.7542750595831</text:p>
          </table:table-cell>
          <table:table-cell table:formula="of:=[.I11]" office:value-type="float" office:value="98.417317" calcext:value-type="float">
            <text:p>98.417317</text:p>
          </table:table-cell>
          <table:table-cell/>
          <table:table-cell table:formula="of:=[.S10]-[.N11]" office:value-type="float" office:value="116.863919606985" calcext:value-type="float">
            <text:p>116.863919606985</text:p>
          </table:table-cell>
          <table:table-cell table:formula="of:=[.T10]-[.O11]" office:value-type="float" office:value="115.203446022147" calcext:value-type="float">
            <text:p>115.203446022147</text:p>
          </table:table-cell>
          <table:table-cell table:formula="of:=[.U10]-[.P11]" office:value-type="float" office:value="116.033682814566" calcext:value-type="float">
            <text:p>116.033682814566</text:p>
          </table:table-cell>
          <table:table-cell table:formula="of:=[.E11]" office:value-type="float" office:value="118.100768" calcext:value-type="float">
            <text:p>118.10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/>
          <table:table-cell table:style-name="ce9" table:formula="of:=[.Y11]-[.$Y$12]" office:value-type="float" office:value="-0.290304231575334" calcext:value-type="float">
            <text:p>-0.290304231575334</text:p>
          </table:table-cell>
          <table:table-cell table:style-name="ce9" table:formula="of:=[.Z11]-[.$Z$12]" office:value-type="float" office:value="0.212379307450831" calcext:value-type="float">
            <text:p>0.212379307450831</text:p>
          </table:table-cell>
          <table:table-cell table:style-name="ce9" table:formula="of:=[.AA11]-[.$AA$12]" office:value-type="float" office:value="-0.03896246206223" calcext:value-type="float">
            <text:p>-0.03896246206223</text:p>
          </table:table-cell>
          <table:table-cell table:number-columns-repeated="5"/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 table:number-columns-repeated="6"/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/>
        </table:table-row>
        <table:table-row table:style-name="ro1">
          <table:table-cell/>
          <table:table-cell table:style-name="ce4" office:value-type="float" office:value="19.9259418073147" calcext:value-type="float">
            <text:p>19.9259418073147</text:p>
          </table:table-cell>
          <table:table-cell table:style-name="ce4" office:value-type="float" office:value="20.1917891875953" calcext:value-type="float">
            <text:p>20.1917891875953</text:p>
          </table:table-cell>
          <table:table-cell table:style-name="ce4" table:formula="of:=([.B12]+[.C12])/2" office:value-type="float" office:value="20.058865497455" calcext:value-type="float">
            <text:p>20.058865497455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11]-[.B12]" office:value-type="float" office:value="97.3877350450123" calcext:value-type="float">
            <text:p>97.3877350450123</text:p>
          </table:table-cell>
          <table:table-cell table:formula="of:=[.C11]-[.C12]" office:value-type="float" office:value="96.5233212886417" calcext:value-type="float">
            <text:p>96.5233212886417</text:p>
          </table:table-cell>
          <table:table-cell table:formula="of:=[.D11]-[.D12]" office:value-type="float" office:value="96.955528166827" calcext:value-type="float">
            <text:p>96.955528166827</text:p>
          </table:table-cell>
          <table:table-cell table:formula="of:=[.E11]-[.E12]" office:value-type="float" office:value="98.417306" calcext:value-type="float">
            <text:p>98.417306</text:p>
          </table:table-cell>
          <table:table-cell table:formula="of:=[.F12]-[.$F$15]" office:value-type="float" office:value="-0.579824709645692" calcext:value-type="float">
            <text:p>-0.579824709645692</text:p>
          </table:table-cell>
          <table:table-cell table:formula="of:=[.G12]-[.$G$15]" office:value-type="float" office:value="-0.382331257268007" calcext:value-type="float">
            <text:p>-0.382331257268007</text:p>
          </table:table-cell>
          <table:table-cell table:formula="of:=[.H12]-[.$H$15]" office:value-type="float" office:value="-0.481077983456899" calcext:value-type="float">
            <text:p>-0.481077983456899</text:p>
          </table:table-cell>
          <table:table-cell table:formula="of:=[.I12]-[.$I$15]" office:value-type="float" office:value="-0.00000599999999906231" calcext:value-type="float">
            <text:p>-5.99999999906231E-06</text:p>
          </table:table-cell>
          <table:table-cell table:formula="of:=[.I12]+[.J12]" office:value-type="float" office:value="97.8374812903543" calcext:value-type="float">
            <text:p>97.8374812903543</text:p>
          </table:table-cell>
          <table:table-cell table:formula="of:=[.I12]+[.K12]" office:value-type="float" office:value="98.034974742732" calcext:value-type="float">
            <text:p>98.034974742732</text:p>
          </table:table-cell>
          <table:table-cell table:formula="of:=[.I12]+[.L12]" office:value-type="float" office:value="97.9362280165431" calcext:value-type="float">
            <text:p>97.9362280165431</text:p>
          </table:table-cell>
          <table:table-cell table:formula="of:=[.I12]" office:value-type="float" office:value="98.417306" calcext:value-type="float">
            <text:p>98.417306</text:p>
          </table:table-cell>
          <table:table-cell/>
          <table:table-cell table:formula="of:=[.S11]-[.N12]" office:value-type="float" office:value="19.0264383166307" calcext:value-type="float">
            <text:p>19.0264383166307</text:p>
          </table:table-cell>
          <table:table-cell table:formula="of:=[.T11]-[.O12]" office:value-type="float" office:value="17.1684712794147" calcext:value-type="float">
            <text:p>17.1684712794147</text:p>
          </table:table-cell>
          <table:table-cell table:formula="of:=[.U11]-[.P12]" office:value-type="float" office:value="18.0974547980228" calcext:value-type="float">
            <text:p>18.0974547980228</text:p>
          </table:table-cell>
          <table:table-cell table:formula="of:=[.E12]" office:value-type="float" office:value="19.683462" calcext:value-type="float">
            <text:p>19.683462</text:p>
          </table:table-cell>
          <table:table-cell table:number-columns-repeated="2"/>
          <table:table-cell table:style-name="ce7" table:formula="of:=AVERAGE([.Y4:.Y11])" office:value-type="float" office:value="98.1617010110182" calcext:value-type="float">
            <text:p>98.1617010110182</text:p>
          </table:table-cell>
          <table:table-cell table:style-name="ce7" table:formula="of:=AVERAGE([.Z4:.Z11])" office:value-type="float" office:value="97.0357682527944" calcext:value-type="float">
            <text:p>97.0357682527944</text:p>
          </table:table-cell>
          <table:table-cell table:style-name="ce7" table:formula="of:=AVERAGE([.AA4:.AA11])" office:value-type="float" office:value="97.5987346319063" calcext:value-type="float">
            <text:p>97.5987346319063</text:p>
          </table:table-cell>
          <table:table-cell table:style-name="ce7" table:formula="of:=AVERAGE([.AB4:.AB11])" office:value-type="string" office:string-value="" calcext:value-type="error">
            <text:p>#DIV/0!</text:p>
          </table:table-cell>
          <table:table-cell table:number-columns-repeated="10"/>
          <table:table-cell table:style-name="ce4"/>
          <table:table-cell table:number-columns-repeated="10"/>
        </table:table-row>
        <table:table-row table:style-name="ro1">
          <table:table-cell/>
          <table:table-cell table:style-name="ce4" office:value-type="float" office:value="-79.5947479982251" calcext:value-type="float">
            <text:p>-79.5947479982251</text:p>
          </table:table-cell>
          <table:table-cell table:style-name="ce4" office:value-type="float" office:value="-77.7547890133918" calcext:value-type="float">
            <text:p>-77.7547890133918</text:p>
          </table:table-cell>
          <table:table-cell table:style-name="ce4" table:formula="of:=([.B13]+[.C13])/2" office:value-type="float" office:value="-78.6747685058085" calcext:value-type="float">
            <text:p>-78.6747685058085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12]-[.B13]" office:value-type="float" office:value="99.5206898055398" calcext:value-type="float">
            <text:p>99.5206898055398</text:p>
          </table:table-cell>
          <table:table-cell table:formula="of:=[.C12]-[.C13]" office:value-type="float" office:value="97.9465782009871" calcext:value-type="float">
            <text:p>97.9465782009871</text:p>
          </table:table-cell>
          <table:table-cell table:formula="of:=[.D12]-[.D13]" office:value-type="float" office:value="98.7336340032635" calcext:value-type="float">
            <text:p>98.7336340032635</text:p>
          </table:table-cell>
          <table:table-cell table:formula="of:=[.E12]-[.E13]" office:value-type="float" office:value="98.4173125" calcext:value-type="float">
            <text:p>98.4173125</text:p>
          </table:table-cell>
          <table:table-cell table:formula="of:=[.F13]-[.$F$15]" office:value-type="float" office:value="1.55313005088181" calcext:value-type="float">
            <text:p>1.55313005088181</text:p>
          </table:table-cell>
          <table:table-cell table:formula="of:=[.G13]-[.$G$15]" office:value-type="float" office:value="1.0409256550774" calcext:value-type="float">
            <text:p>1.0409256550774</text:p>
          </table:table-cell>
          <table:table-cell table:formula="of:=[.H13]-[.$H$15]" office:value-type="float" office:value="1.29702785297961" calcext:value-type="float">
            <text:p>1.29702785297961</text:p>
          </table:table-cell>
          <table:table-cell table:formula="of:=[.I13]-[.$I$15]" office:value-type="float" office:value="0.000000500000012948476" calcext:value-type="float">
            <text:p>5.00000012948476E-07</text:p>
          </table:table-cell>
          <table:table-cell table:formula="of:=[.I13]+[.J13]" office:value-type="float" office:value="99.9704425508818" calcext:value-type="float">
            <text:p>99.9704425508818</text:p>
          </table:table-cell>
          <table:table-cell table:formula="of:=[.I13]+[.K13]" office:value-type="float" office:value="99.4582381550774" calcext:value-type="float">
            <text:p>99.4582381550774</text:p>
          </table:table-cell>
          <table:table-cell table:formula="of:=[.I13]+[.L13]" office:value-type="float" office:value="99.7143403529796" calcext:value-type="float">
            <text:p>99.7143403529796</text:p>
          </table:table-cell>
          <table:table-cell table:formula="of:=[.I13]" office:value-type="float" office:value="98.4173125" calcext:value-type="float">
            <text:p>98.4173125</text:p>
          </table:table-cell>
          <table:table-cell/>
          <table:table-cell table:formula="of:=[.S12]-[.N13]" office:value-type="float" office:value="-80.9440042342511" calcext:value-type="float">
            <text:p>-80.9440042342511</text:p>
          </table:table-cell>
          <table:table-cell table:formula="of:=[.T12]-[.O13]" office:value-type="float" office:value="-82.2897668756627" calcext:value-type="float">
            <text:p>-82.2897668756627</text:p>
          </table:table-cell>
          <table:table-cell table:formula="of:=[.U12]-[.P13]" office:value-type="float" office:value="-81.6168855549568" calcext:value-type="float">
            <text:p>-81.6168855549568</text:p>
          </table:table-cell>
          <table:table-cell table:formula="of:=[.E13]" office:value-type="float" office:value="-78.7338505" calcext:value-type="float">
            <text:p>-78.733850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-177.466144777668" calcext:value-type="float">
            <text:p>-177.466144777668</text:p>
          </table:table-cell>
          <table:table-cell table:style-name="ce4" office:value-type="float" office:value="-175.002936573637" calcext:value-type="float">
            <text:p>-175.002936573637</text:p>
          </table:table-cell>
          <table:table-cell table:style-name="ce4" table:formula="of:=([.B14]+[.C14])/2" office:value-type="float" office:value="-176.234540675653" calcext:value-type="float">
            <text:p>-176.234540675653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13]-[.B14]" office:value-type="float" office:value="97.8713967794429" calcext:value-type="float">
            <text:p>97.8713967794429</text:p>
          </table:table-cell>
          <table:table-cell table:formula="of:=[.C13]-[.C14]" office:value-type="float" office:value="97.2481475602452" calcext:value-type="float">
            <text:p>97.2481475602452</text:p>
          </table:table-cell>
          <table:table-cell table:formula="of:=[.D13]-[.D14]" office:value-type="float" office:value="97.5597721698445" calcext:value-type="float">
            <text:p>97.5597721698445</text:p>
          </table:table-cell>
          <table:table-cell table:formula="of:=[.E13]-[.E14]" office:value-type="float" office:value="98.417312" calcext:value-type="float">
            <text:p>98.417312</text:p>
          </table:table-cell>
          <table:table-cell table:formula="of:=[.F14]-[.$F$15]" office:value-type="float" office:value="-0.0961629752150941" calcext:value-type="float">
            <text:p>-0.096162975215094</text:p>
          </table:table-cell>
          <table:table-cell table:formula="of:=[.G14]-[.$G$15]" office:value-type="float" office:value="0.342495014335483" calcext:value-type="float">
            <text:p>0.342495014335483</text:p>
          </table:table-cell>
          <table:table-cell table:formula="of:=[.H14]-[.$H$15]" office:value-type="float" office:value="0.1231660195606" calcext:value-type="float">
            <text:p>0.1231660195606</text:p>
          </table:table-cell>
          <table:table-cell table:formula="of:=[.I14]-[.$I$15]" office:value-type="float" office:value="0" calcext:value-type="float">
            <text:p>0</text:p>
          </table:table-cell>
          <table:table-cell table:formula="of:=[.I14]+[.J14]" office:value-type="float" office:value="98.3211490247849" calcext:value-type="float">
            <text:p>98.3211490247849</text:p>
          </table:table-cell>
          <table:table-cell table:formula="of:=[.I14]+[.K14]" office:value-type="float" office:value="98.7598070143355" calcext:value-type="float">
            <text:p>98.7598070143355</text:p>
          </table:table-cell>
          <table:table-cell table:formula="of:=[.I14]+[.L14]" office:value-type="float" office:value="98.5404780195606" calcext:value-type="float">
            <text:p>98.5404780195606</text:p>
          </table:table-cell>
          <table:table-cell table:formula="of:=[.I14]" office:value-type="float" office:value="98.417312" calcext:value-type="float">
            <text:p>98.417312</text:p>
          </table:table-cell>
          <table:table-cell/>
          <table:table-cell table:formula="of:=[.S13]-[.N14]" office:value-type="float" office:value="-179.265153259036" calcext:value-type="float">
            <text:p>-179.265153259036</text:p>
          </table:table-cell>
          <table:table-cell table:formula="of:=[.T13]-[.O14]" office:value-type="float" office:value="-181.049573889998" calcext:value-type="float">
            <text:p>-181.049573889998</text:p>
          </table:table-cell>
          <table:table-cell table:formula="of:=[.U13]-[.P14]" office:value-type="float" office:value="-180.157363574517" calcext:value-type="float">
            <text:p>-180.157363574517</text:p>
          </table:table-cell>
          <table:table-cell table:formula="of:=[.E14]" office:value-type="float" office:value="-177.1511625" calcext:value-type="float">
            <text:p>-177.1511625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4:.AG9])" office:value-type="float" office:value="98.0641972062656" calcext:value-type="float">
            <text:p>98.0641972062656</text:p>
          </table:table-cell>
          <table:table-cell table:formula="of:=AVERAGE([.AH4:.AH9])" office:value-type="float" office:value="97.0164149170718" calcext:value-type="float">
            <text:p>97.0164149170718</text:p>
          </table:table-cell>
          <table:table-cell table:formula="of:=AVERAGE([.AI4:.AI9])" office:value-type="float" office:value="97.5167858141933" calcext:value-type="float">
            <text:p>97.5167858141933</text:p>
          </table:table-cell>
          <table:table-cell table:number-columns-repeated="5"/>
          <table:table-cell office:value-type="string" calcext:value-type="string">
            <text:p>Mean 1</text:p>
          </table:table-cell>
          <table:table-cell table:formula="of:=AVERAGE([.AP4:.AP9])" office:value-type="float" office:value="98.0641972062656" calcext:value-type="float">
            <text:p>98.0641972062656</text:p>
          </table:table-cell>
          <table:table-cell table:formula="of:=AVERAGE([.AQ4:.AQ9])" office:value-type="float" office:value="97.0164149170718" calcext:value-type="float">
            <text:p>97.0164149170718</text:p>
          </table:table-cell>
          <table:table-cell table:formula="of:=AVERAGE([.AR4:.AR9])" office:value-type="float" office:value="97.5167858141933" calcext:value-type="float">
            <text:p>97.51678581419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97.967559754658" calcext:value-type="float">
            <text:p>97.967559754658</text:p>
          </table:table-cell>
          <table:table-cell table:style-name="ce7" office:value-type="float" office:value="96.9056525459097" calcext:value-type="float">
            <text:p>96.9056525459097</text:p>
          </table:table-cell>
          <table:table-cell table:style-name="ce7" office:value-type="float" office:value="97.4366061502839" calcext:value-type="float">
            <text:p>97.4366061502839</text:p>
          </table:table-cell>
          <table:table-cell table:style-name="ce7" table:formula="of:=[.I14]" office:value-type="float" office:value="98.417312" calcext:value-type="float">
            <text:p>98.417312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4:.AG9])" office:value-type="float" office:value="0.2548329988111" calcext:value-type="float">
            <text:p>0.2548329988111</text:p>
          </table:table-cell>
          <table:table-cell table:formula="of:=STDEV([.AH4:.AH9])" office:value-type="float" office:value="0.278834157129961" calcext:value-type="float">
            <text:p>0.278834157129961</text:p>
          </table:table-cell>
          <table:table-cell table:formula="of:=STDEV([.AI4:.AI9])" office:value-type="float" office:value="0.254814486093121" calcext:value-type="float">
            <text:p>0.254814486093121</text:p>
          </table:table-cell>
          <table:table-cell table:number-columns-repeated="5"/>
          <table:table-cell office:value-type="string" calcext:value-type="string">
            <text:p>st. dev.1</text:p>
          </table:table-cell>
          <table:table-cell table:formula="of:=COM.MICROSOFT.STDEV.P([.AP4:.AP9])" office:value-type="float" office:value="0.232629636409211" calcext:value-type="float">
            <text:p>0.232629636409211</text:p>
          </table:table-cell>
          <table:table-cell table:formula="of:=COM.MICROSOFT.STDEV.P([.AQ4:.AQ9])" office:value-type="float" office:value="0.254539596105032" calcext:value-type="float">
            <text:p>0.254539596105032</text:p>
          </table:table-cell>
          <table:table-cell table:formula="of:=COM.MICROSOFT.STDEV.P([.AR4:.AR9])" office:value-type="float" office:value="0.232612736687148" calcext:value-type="float">
            <text:p>0.232612736687148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14]+3*[.AG15]" office:value-type="float" office:value="98.828696202699" calcext:value-type="float">
            <text:p>98.828696202699</text:p>
          </table:table-cell>
          <table:table-cell table:formula="of:=[.AH14]+3*[.AH15]" office:value-type="float" office:value="97.8529173884617" calcext:value-type="float">
            <text:p>97.8529173884617</text:p>
          </table:table-cell>
          <table:table-cell table:formula="of:=[.AI14]+(3*[.AI15])" office:value-type="float" office:value="98.2812292724727" calcext:value-type="float">
            <text:p>98.2812292724727</text:p>
          </table:table-cell>
          <table:table-cell table:number-columns-repeated="5"/>
          <table:table-cell office:value-type="string" calcext:value-type="string">
            <text:p>upper limit</text:p>
          </table:table-cell>
          <table:table-cell table:formula="of:=[.AP14]+3*[.AP15]" office:value-type="float" office:value="98.7620861154933" calcext:value-type="float">
            <text:p>98.7620861154933</text:p>
          </table:table-cell>
          <table:table-cell table:formula="of:=[.AQ14]+3*[.AQ15]" office:value-type="float" office:value="97.7800337053869" calcext:value-type="float">
            <text:p>97.7800337053869</text:p>
          </table:table-cell>
          <table:table-cell table:formula="of:=[.AR14]+(3*[.AR15])" office:value-type="float" office:value="98.2146240242548" calcext:value-type="float">
            <text:p>98.2146240242548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14]-3*[.AG15]" office:value-type="float" office:value="97.2996982098323" calcext:value-type="float">
            <text:p>97.2996982098323</text:p>
          </table:table-cell>
          <table:table-cell table:formula="of:=[.AH14]-3*[.AH15]" office:value-type="float" office:value="96.1799124456819" calcext:value-type="float">
            <text:p>96.1799124456819</text:p>
          </table:table-cell>
          <table:table-cell table:formula="of:=[.AI14]-(3*[.AI15])" office:value-type="float" office:value="96.752342355914" calcext:value-type="float">
            <text:p>96.752342355914</text:p>
          </table:table-cell>
          <table:table-cell table:number-columns-repeated="5"/>
          <table:table-cell office:value-type="string" calcext:value-type="string">
            <text:p>down limit</text:p>
          </table:table-cell>
          <table:table-cell table:formula="of:=[.AP14]-3*[.AP15]" office:value-type="float" office:value="97.366308297038" calcext:value-type="float">
            <text:p>97.366308297038</text:p>
          </table:table-cell>
          <table:table-cell table:formula="of:=[.AQ14]-3*[.AQ15]" office:value-type="float" office:value="96.2527961287567" calcext:value-type="float">
            <text:p>96.2527961287567</text:p>
          </table:table-cell>
          <table:table-cell table:formula="of:=[.AR14]-(3*[.AR15])" office:value-type="float" office:value="96.8189476041319" calcext:value-type="float">
            <text:p>96.8189476041319</text:p>
          </table:table-cell>
          <table:table-cell table:number-columns-repeated="5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35"/>
          <table:table-cell table:style-name="ce7" office:value-type="string" calcext:value-type="string">
            <text:p>Mean 2</text:p>
          </table:table-cell>
          <table:table-cell table:style-name="ce7" table:formula="of:=AVERAGE([.AK4:.AK9];[.AK11])" office:value-type="float" office:value="97.967559754658" calcext:value-type="float">
            <text:p>97.967559754658</text:p>
          </table:table-cell>
          <table:table-cell table:style-name="ce7" table:formula="of:=AVERAGE([.AL4:.AL9];[.AL11])" office:value-type="float" office:value="96.9056525459097" calcext:value-type="float">
            <text:p>96.9056525459097</text:p>
          </table:table-cell>
          <table:table-cell table:style-name="ce7" table:formula="of:=AVERAGE([.AM4:.AM9];[.AM11])" office:value-type="float" office:value="97.4366061502839" calcext:value-type="float">
            <text:p>97.4366061502839</text:p>
          </table:table-cell>
          <table:table-cell table:style-name="ce7"/>
          <table:table-cell table:number-columns-repeated="9"/>
        </table:table-row>
        <table:table-row table:style-name="ro1">
          <table:table-cell table:number-columns-repeated="35"/>
          <table:table-cell table:style-name="ce7" office:value-type="string" calcext:value-type="string">
            <text:p>st. dev. 2</text:p>
          </table:table-cell>
          <table:table-cell table:style-name="ce7" table:formula="of:=STDEV([.AK4:.AK9];[.AK11])" office:value-type="float" office:value="0.34567054706525" calcext:value-type="float">
            <text:p>0.34567054706525</text:p>
          </table:table-cell>
          <table:table-cell table:style-name="ce7" table:formula="of:=STDEV([.AL4:.AL9];[.AL11])" office:value-type="float" office:value="0.388160438534724" calcext:value-type="float">
            <text:p>0.388160438534724</text:p>
          </table:table-cell>
          <table:table-cell table:style-name="ce7" table:formula="of:=STDEV([.AM4:.AM9];[.AM11])" office:value-type="float" office:value="0.314817621491465" calcext:value-type="float">
            <text:p>0.314817621491465</text:p>
          </table:table-cell>
          <table:table-cell table:style-name="ce7"/>
          <table:table-cell table:number-columns-repeated="9"/>
        </table:table-row>
        <table:table-row table:style-name="ro1" table:number-rows-repeated="9"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X-Xbar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6.7151709009003" calcext:value-type="float">
            <text:p>96.7151709009003</text:p>
          </table:table-cell>
          <table:table-cell office:value-type="float" office:value="95.9305006169704" calcext:value-type="float">
            <text:p>95.9305006169704</text:p>
          </table:table-cell>
          <table:table-cell office:value-type="float" office:value="96.3228357589354" calcext:value-type="float">
            <text:p>96.3228357589354</text:p>
          </table:table-cell>
          <table:table-cell/>
          <table:table-cell table:style-name="ce10" table:formula="of:=[.Y33]-[.$Y$41]" office:value-type="float" office:value="-1.05785884466681" calcext:value-type="float">
            <text:p>-1.05785884466681</text:p>
          </table:table-cell>
          <table:table-cell table:style-name="ce10" table:formula="of:=[.Z33]-[.$Z$41]" office:value-type="float" office:value="-0.786920035430228" calcext:value-type="float">
            <text:p>-0.786920035430228</text:p>
          </table:table-cell>
          <table:table-cell table:style-name="ce10" table:formula="of:=[.AA33]-[.$AA$41]" office:value-type="float" office:value="-0.922389440048477" calcext:value-type="float">
            <text:p>-0.922389440048477</text:p>
          </table:table-cell>
          <table:table-cell/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/>
          <table:table-cell table:style-name="ce27" office:value-type="float" office:value="96.7151709009003" calcext:value-type="float">
            <text:p>96.7151709009003</text:p>
          </table:table-cell>
          <table:table-cell table:style-name="ce27" office:value-type="float" office:value="95.9305006169704" calcext:value-type="float">
            <text:p>95.9305006169704</text:p>
          </table:table-cell>
          <table:table-cell table:style-name="ce27" office:value-type="float" office:value="96.3228357589354" calcext:value-type="float">
            <text:p>96.3228357589354</text:p>
          </table:table-cell>
          <table:table-cell table:number-columns-repeated="2"/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/>
          <table:table-cell table:style-name="ce27" office:value-type="float" office:value="96.7151709009003" calcext:value-type="float">
            <text:p>96.7151709009003</text:p>
          </table:table-cell>
          <table:table-cell table:style-name="ce27" office:value-type="float" office:value="95.9305006169704" calcext:value-type="float">
            <text:p>95.9305006169704</text:p>
          </table:table-cell>
          <table:table-cell table:style-name="ce27" office:value-type="float" office:value="96.3228357589354" calcext:value-type="float">
            <text:p>96.3228357589354</text:p>
          </table:table-cell>
          <table:table-cell/>
        </table:table-row>
        <table:table-row table:style-name="ro1">
          <table:table-cell/>
          <table:table-cell table:style-name="ce4" office:value-type="float" office:value="-174.43041107833" calcext:value-type="float">
            <text:p>-174.43041107833</text:p>
          </table:table-cell>
          <table:table-cell table:style-name="ce4" office:value-type="float" office:value="-173.63680023832" calcext:value-type="float">
            <text:p>-173.63680023832</text:p>
          </table:table-cell>
          <table:table-cell table:style-name="ce4" table:formula="of:=([.B34]+[.C34])/2" office:value-type="float" office:value="-174.033605658325" calcext:value-type="float">
            <text:p>-174.033605658325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35]-[.B34]" office:value-type="float" office:value="96.7151709009003" calcext:value-type="float">
            <text:p>96.7151709009003</text:p>
          </table:table-cell>
          <table:table-cell table:formula="of:=[.C35]-[.C34]" office:value-type="float" office:value="95.9305006169704" calcext:value-type="float">
            <text:p>95.9305006169704</text:p>
          </table:table-cell>
          <table:table-cell table:formula="of:=[.D35]-[.D34]" office:value-type="float" office:value="96.3228357589354" calcext:value-type="float">
            <text:p>96.3228357589354</text:p>
          </table:table-cell>
          <table:table-cell table:formula="of:=[.E35]-[.E34]" office:value-type="float" office:value="98.417312" calcext:value-type="float">
            <text:p>98.417312</text:p>
          </table:table-cell>
          <table:table-cell table:formula="of:=[.F34]-[.$F$44]" office:value-type="float" office:value="-1.20898153676211" calcext:value-type="float">
            <text:p>-1.20898153676211</text:p>
          </table:table-cell>
          <table:table-cell table:formula="of:=[.G34]-[.$G$44]" office:value-type="float" office:value="-1.05694966767879" calcext:value-type="float">
            <text:p>-1.05694966767879</text:p>
          </table:table-cell>
          <table:table-cell table:formula="of:=[.H34]-[.$H$44]" office:value-type="float" office:value="-1.05415936005541" calcext:value-type="float">
            <text:p>-1.05415936005541</text:p>
          </table:table-cell>
          <table:table-cell table:formula="of:=[.I34]-[.$I$44]" office:value-type="float" office:value="0" calcext:value-type="float">
            <text:p>0</text:p>
          </table:table-cell>
          <table:table-cell table:formula="of:=[.I34]+[.J34]" office:value-type="float" office:value="97.2083304632379" calcext:value-type="float">
            <text:p>97.2083304632379</text:p>
          </table:table-cell>
          <table:table-cell table:formula="of:=[.I34]+[.K34]" office:value-type="float" office:value="97.3603623323212" calcext:value-type="float">
            <text:p>97.3603623323212</text:p>
          </table:table-cell>
          <table:table-cell table:formula="of:=[.I34]+[.L34]" office:value-type="float" office:value="97.3631526399446" calcext:value-type="float">
            <text:p>97.3631526399446</text:p>
          </table:table-cell>
          <table:table-cell table:formula="of:=[.I34]" office:value-type="float" office:value="98.417312" calcext:value-type="float">
            <text:p>98.417312</text:p>
          </table:table-cell>
          <table:table-cell/>
          <table:table-cell table:formula="of:=[.S35]-[.N34]" office:value-type="float" office:value="-176.40304882768" calcext:value-type="float">
            <text:p>-176.40304882768</text:p>
          </table:table-cell>
          <table:table-cell table:formula="of:=[.T35]-[.O34]" office:value-type="float" office:value="-179.356246599723" calcext:value-type="float">
            <text:p>-179.356246599723</text:p>
          </table:table-cell>
          <table:table-cell table:formula="of:=[.U35]-[.P34]" office:value-type="float" office:value="-178.194872682362" calcext:value-type="float">
            <text:p>-178.194872682362</text:p>
          </table:table-cell>
          <table:table-cell table:formula="of:=[.E34]" office:value-type="float" office:value="-177.1511625" calcext:value-type="float">
            <text:p>-177.151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/>
          <table:table-cell table:style-name="ce9" table:formula="of:=[.Y34]-[.$Y$41]" office:value-type="float" office:value="-0.233764715080014" calcext:value-type="float">
            <text:p>-0.233764715080014</text:p>
          </table:table-cell>
          <table:table-cell table:style-name="ce9" table:formula="of:=[.Z34]-[.$Z$41]" office:value-type="float" office:value="0.093472312323172" calcext:value-type="float">
            <text:p>0.093472312323172</text:p>
          </table:table-cell>
          <table:table-cell table:style-name="ce9" table:formula="of:=[.AA34]-[.$AA$41]" office:value-type="float" office:value="-0.0701462013784777" calcext:value-type="float">
            <text:p>-0.070146201378478</text:p>
          </table:table-cell>
          <table:table-cell/>
          <table:table-cell office:value-type="float" office:value="97.403155982037" calcext:value-type="float">
            <text:p>97.403155982037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193171266949" calcext:value-type="float">
            <text:p>97.193171266949</text:p>
          </table:table-cell>
          <table:table-cell/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 table:number-columns-repeated="2"/>
          <table:table-cell office:value-type="float" office:value="97.403155982037" calcext:value-type="float">
            <text:p>97.403155982037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193171266949" calcext:value-type="float">
            <text:p>97.193171266949</text:p>
          </table:table-cell>
          <table:table-cell/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/>
        </table:table-row>
        <table:table-row table:style-name="ro1">
          <table:table-cell/>
          <table:table-cell table:style-name="ce4" office:value-type="float" office:value="-77.7152401774297" calcext:value-type="float">
            <text:p>-77.7152401774297</text:p>
          </table:table-cell>
          <table:table-cell table:style-name="ce4" office:value-type="float" office:value="-77.7062996213496" calcext:value-type="float">
            <text:p>-77.7062996213496</text:p>
          </table:table-cell>
          <table:table-cell table:style-name="ce4" table:formula="of:=([.B35]+[.C35])/2" office:value-type="float" office:value="-77.7107698993896" calcext:value-type="float">
            <text:p>-77.7107698993896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36]-[.B35]" office:value-type="float" office:value="97.5392650304871" calcext:value-type="float">
            <text:p>97.5392650304871</text:p>
          </table:table-cell>
          <table:table-cell table:formula="of:=[.C36]-[.C35]" office:value-type="float" office:value="96.8108929647238" calcext:value-type="float">
            <text:p>96.8108929647238</text:p>
          </table:table-cell>
          <table:table-cell table:formula="of:=[.D36]-[.D35]" office:value-type="float" office:value="97.1750789976054" calcext:value-type="float">
            <text:p>97.1750789976054</text:p>
          </table:table-cell>
          <table:table-cell table:formula="of:=[.E36]-[.E35]" office:value-type="float" office:value="98.4173125" calcext:value-type="float">
            <text:p>98.4173125</text:p>
          </table:table-cell>
          <table:table-cell table:formula="of:=[.F35]-[.$F$44]" office:value-type="float" office:value="-0.384887407175299" calcext:value-type="float">
            <text:p>-0.384887407175299</text:p>
          </table:table-cell>
          <table:table-cell table:formula="of:=[.G35]-[.$G$44]" office:value-type="float" office:value="-0.176557319925394" calcext:value-type="float">
            <text:p>-0.176557319925394</text:p>
          </table:table-cell>
          <table:table-cell table:formula="of:=[.H35]-[.$H$44]" office:value-type="float" office:value="-0.201916121385409" calcext:value-type="float">
            <text:p>-0.201916121385409</text:p>
          </table:table-cell>
          <table:table-cell table:formula="of:=[.I35]-[.$I$44]" office:value-type="float" office:value="0.000000500000012948476" calcext:value-type="float">
            <text:p>5.00000012948476E-07</text:p>
          </table:table-cell>
          <table:table-cell table:formula="of:=[.I35]+[.J35]" office:value-type="float" office:value="98.0324250928247" calcext:value-type="float">
            <text:p>98.0324250928247</text:p>
          </table:table-cell>
          <table:table-cell table:formula="of:=[.I35]+[.K35]" office:value-type="float" office:value="98.2407551800746" calcext:value-type="float">
            <text:p>98.2407551800746</text:p>
          </table:table-cell>
          <table:table-cell table:formula="of:=[.I35]+[.L35]" office:value-type="float" office:value="98.2153963786146" calcext:value-type="float">
            <text:p>98.2153963786146</text:p>
          </table:table-cell>
          <table:table-cell table:formula="of:=[.I35]" office:value-type="float" office:value="98.4173125" calcext:value-type="float">
            <text:p>98.4173125</text:p>
          </table:table-cell>
          <table:table-cell/>
          <table:table-cell table:formula="of:=[.S36]-[.N35]" office:value-type="float" office:value="-79.1947183644425" calcext:value-type="float">
            <text:p>-79.1947183644425</text:p>
          </table:table-cell>
          <table:table-cell table:formula="of:=[.T36]-[.O35]" office:value-type="float" office:value="-81.995884267402" calcext:value-type="float">
            <text:p>-81.995884267402</text:p>
          </table:table-cell>
          <table:table-cell table:formula="of:=[.U36]-[.P35]" office:value-type="float" office:value="-80.8317200424172" calcext:value-type="float">
            <text:p>-80.8317200424172</text:p>
          </table:table-cell>
          <table:table-cell table:formula="of:=[.E35]" office:value-type="float" office:value="-78.7338505" calcext:value-type="float">
            <text:p>-78.7338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.3746178936446" calcext:value-type="float">
            <text:p>98.3746178936446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7492943572892" calcext:value-type="float">
            <text:p>97.7492943572892</text:p>
          </table:table-cell>
          <table:table-cell/>
          <table:table-cell table:style-name="ce11" table:formula="of:=[.Y35]-[.$Y$41]" office:value-type="float" office:value="0.601588148077482" calcext:value-type="float">
            <text:p>0.601588148077482</text:p>
          </table:table-cell>
          <table:table-cell table:style-name="ce9" table:formula="of:=[.Z35]-[.$Z$41]" office:value-type="float" office:value="0.406550168533173" calcext:value-type="float">
            <text:p>0.406550168533173</text:p>
          </table:table-cell>
          <table:table-cell table:style-name="ce10" table:formula="of:=[.AA35]-[.$AA$41]" office:value-type="float" office:value="0.504069158305327" calcext:value-type="float">
            <text:p>0.504069158305327</text:p>
          </table:table-cell>
          <table:table-cell/>
          <table:table-cell office:value-type="float" office:value="98.340552351599" calcext:value-type="float">
            <text:p>98.340552351599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6395550544885" calcext:value-type="float">
            <text:p>97.6395550544885</text:p>
          </table:table-cell>
          <table:table-cell/>
          <table:table-cell office:value-type="float" office:value="98.3746178936446" calcext:value-type="float">
            <text:p>98.3746178936446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7492943572892" calcext:value-type="float">
            <text:p>97.7492943572892</text:p>
          </table:table-cell>
          <table:table-cell table:number-columns-repeated="2"/>
          <table:table-cell office:value-type="float" office:value="98.340552351599" calcext:value-type="float">
            <text:p>98.340552351599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6395550544885" calcext:value-type="float">
            <text:p>97.6395550544885</text:p>
          </table:table-cell>
          <table:table-cell/>
          <table:table-cell office:value-type="float" office:value="98.3746178936446" calcext:value-type="float">
            <text:p>98.3746178936446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7492943572892" calcext:value-type="float">
            <text:p>97.7492943572892</text:p>
          </table:table-cell>
          <table:table-cell/>
        </table:table-row>
        <table:table-row table:style-name="ro1">
          <table:table-cell/>
          <table:table-cell table:style-name="ce4" office:value-type="float" office:value="19.8240248530574" calcext:value-type="float">
            <text:p>19.8240248530574</text:p>
          </table:table-cell>
          <table:table-cell table:style-name="ce4" office:value-type="float" office:value="19.1045933433742" calcext:value-type="float">
            <text:p>19.1045933433742</text:p>
          </table:table-cell>
          <table:table-cell table:style-name="ce4" table:formula="of:=([.B36]+[.C36])/2" office:value-type="float" office:value="19.4643090982158" calcext:value-type="float">
            <text:p>19.4643090982158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37]-[.B36]" office:value-type="float" office:value="98.3746178936446" calcext:value-type="float">
            <text:p>98.3746178936446</text:p>
          </table:table-cell>
          <table:table-cell table:formula="of:=[.C37]-[.C36]" office:value-type="float" office:value="97.1239708209338" calcext:value-type="float">
            <text:p>97.1239708209338</text:p>
          </table:table-cell>
          <table:table-cell table:formula="of:=[.D37]-[.D36]" office:value-type="float" office:value="97.7492943572892" calcext:value-type="float">
            <text:p>97.7492943572892</text:p>
          </table:table-cell>
          <table:table-cell table:formula="of:=[.E37]-[.E36]" office:value-type="float" office:value="98.417306" calcext:value-type="float">
            <text:p>98.417306</text:p>
          </table:table-cell>
          <table:table-cell table:formula="of:=[.F36]-[.$F$44]" office:value-type="float" office:value="0.450465455982211" calcext:value-type="float">
            <text:p>0.450465455982211</text:p>
          </table:table-cell>
          <table:table-cell table:formula="of:=[.G36]-[.$G$44]" office:value-type="float" office:value="0.136520536284593" calcext:value-type="float">
            <text:p>0.136520536284593</text:p>
          </table:table-cell>
          <table:table-cell table:formula="of:=[.H36]-[.$H$44]" office:value-type="float" office:value="0.372299238298382" calcext:value-type="float">
            <text:p>0.372299238298382</text:p>
          </table:table-cell>
          <table:table-cell table:formula="of:=[.I36]-[.$I$44]" office:value-type="float" office:value="-0.00000599999999906231" calcext:value-type="float">
            <text:p>-5.99999999906231E-06</text:p>
          </table:table-cell>
          <table:table-cell table:formula="of:=[.I36]+[.J36]" office:value-type="float" office:value="98.8677714559822" calcext:value-type="float">
            <text:p>98.8677714559822</text:p>
          </table:table-cell>
          <table:table-cell table:formula="of:=[.I36]+[.K36]" office:value-type="float" office:value="98.5538265362846" calcext:value-type="float">
            <text:p>98.5538265362846</text:p>
          </table:table-cell>
          <table:table-cell table:formula="of:=[.I36]+[.L36]" office:value-type="float" office:value="98.7896052382984" calcext:value-type="float">
            <text:p>98.7896052382984</text:p>
          </table:table-cell>
          <table:table-cell table:formula="of:=[.I36]" office:value-type="float" office:value="98.417306" calcext:value-type="float">
            <text:p>98.417306</text:p>
          </table:table-cell>
          <table:table-cell/>
          <table:table-cell table:formula="of:=[.S37]-[.N36]" office:value-type="float" office:value="18.8377067283822" calcext:value-type="float">
            <text:p>18.8377067283822</text:p>
          </table:table-cell>
          <table:table-cell table:formula="of:=[.T37]-[.O36]" office:value-type="float" office:value="16.2448709126726" calcext:value-type="float">
            <text:p>16.2448709126726</text:p>
          </table:table-cell>
          <table:table-cell table:formula="of:=[.U37]-[.P36]" office:value-type="float" office:value="17.3836763361974" calcext:value-type="float">
            <text:p>17.3836763361974</text:p>
          </table:table-cell>
          <table:table-cell table:formula="of:=[.E36]" office:value-type="float" office:value="19.683462" calcext:value-type="float">
            <text:p>19.683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403155982037" calcext:value-type="float">
            <text:p>97.403155982037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193171266949" calcext:value-type="float">
            <text:p>97.193171266949</text:p>
          </table:table-cell>
          <table:table-cell/>
          <table:table-cell table:style-name="ce9" table:formula="of:=[.Y36]-[.$Y$41]" office:value-type="float" office:value="-0.369873763530109" calcext:value-type="float">
            <text:p>-0.369873763530109</text:p>
          </table:table-cell>
          <table:table-cell table:style-name="ce9" table:formula="of:=[.Z36]-[.$Z$41]" office:value-type="float" office:value="0.265765899460362" calcext:value-type="float">
            <text:p>0.265765899460362</text:p>
          </table:table-cell>
          <table:table-cell table:style-name="ce9" table:formula="of:=[.AA36]-[.$AA$41]" office:value-type="float" office:value="-0.0520539320348803" calcext:value-type="float">
            <text:p>-0.05205393203488</text:p>
          </table:table-cell>
          <table:table-cell/>
          <table:table-cell office:value-type="float" office:value="97.7115222704981" calcext:value-type="float">
            <text:p>97.7115222704981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4459971455052" calcext:value-type="float">
            <text:p>97.4459971455052</text:p>
          </table:table-cell>
          <table:table-cell/>
          <table:table-cell office:value-type="float" office:value="97.403155982037" calcext:value-type="float">
            <text:p>97.403155982037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193171266949" calcext:value-type="float">
            <text:p>97.193171266949</text:p>
          </table:table-cell>
          <table:table-cell table:number-columns-repeated="2"/>
          <table:table-cell office:value-type="float" office:value="97.7115222704981" calcext:value-type="float">
            <text:p>97.7115222704981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4459971455052" calcext:value-type="float">
            <text:p>97.4459971455052</text:p>
          </table:table-cell>
          <table:table-cell/>
          <table:table-cell office:value-type="float" office:value="97.403155982037" calcext:value-type="float">
            <text:p>97.403155982037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193171266949" calcext:value-type="float">
            <text:p>97.193171266949</text:p>
          </table:table-cell>
          <table:table-cell/>
        </table:table-row>
        <table:table-row table:style-name="ro1">
          <table:table-cell/>
          <table:table-cell table:style-name="ce4" office:value-type="float" office:value="118.198642746702" calcext:value-type="float">
            <text:p>118.198642746702</text:p>
          </table:table-cell>
          <table:table-cell table:style-name="ce4" office:value-type="float" office:value="116.228564164308" calcext:value-type="float">
            <text:p>116.228564164308</text:p>
          </table:table-cell>
          <table:table-cell table:style-name="ce4" table:formula="of:=([.B37]+[.C37])/2" office:value-type="float" office:value="117.213603455505" calcext:value-type="float">
            <text:p>117.213603455505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38]-[.B37]" office:value-type="float" office:value="97.403155982037" calcext:value-type="float">
            <text:p>97.403155982037</text:p>
          </table:table-cell>
          <table:table-cell table:formula="of:=[.C38]-[.C37]" office:value-type="float" office:value="96.983186551861" calcext:value-type="float">
            <text:p>96.983186551861</text:p>
          </table:table-cell>
          <table:table-cell table:formula="of:=[.D38]-[.D37]" office:value-type="float" office:value="97.193171266949" calcext:value-type="float">
            <text:p>97.193171266949</text:p>
          </table:table-cell>
          <table:table-cell table:formula="of:=[.E38]-[.E37]" office:value-type="float" office:value="98.417317" calcext:value-type="float">
            <text:p>98.417317</text:p>
          </table:table-cell>
          <table:table-cell table:formula="of:=[.F37]-[.$F$44]" office:value-type="float" office:value="-0.520996455625408" calcext:value-type="float">
            <text:p>-0.520996455625408</text:p>
          </table:table-cell>
          <table:table-cell table:formula="of:=[.G37]-[.$G$44]" office:value-type="float" office:value="-0.00426373278818915" calcext:value-type="float">
            <text:p>-0.004263732788189</text:p>
          </table:table-cell>
          <table:table-cell table:formula="of:=[.H37]-[.$H$44]" office:value-type="float" office:value="-0.183823852041797" calcext:value-type="float">
            <text:p>-0.183823852041797</text:p>
          </table:table-cell>
          <table:table-cell table:formula="of:=[.I37]-[.$I$44]" office:value-type="float" office:value="0.00000500000001579792" calcext:value-type="float">
            <text:p>5.00000001579792E-06</text:p>
          </table:table-cell>
          <table:table-cell table:formula="of:=[.I37]+[.J37]" office:value-type="float" office:value="97.8963205443746" calcext:value-type="float">
            <text:p>97.8963205443746</text:p>
          </table:table-cell>
          <table:table-cell table:formula="of:=[.I37]+[.K37]" office:value-type="float" office:value="98.4130532672118" calcext:value-type="float">
            <text:p>98.4130532672118</text:p>
          </table:table-cell>
          <table:table-cell table:formula="of:=[.I37]+[.L37]" office:value-type="float" office:value="98.2334931479582" calcext:value-type="float">
            <text:p>98.2334931479582</text:p>
          </table:table-cell>
          <table:table-cell table:formula="of:=[.I37]" office:value-type="float" office:value="98.417317" calcext:value-type="float">
            <text:p>98.417317</text:p>
          </table:table-cell>
          <table:table-cell/>
          <table:table-cell table:formula="of:=[.S38]-[.N37]" office:value-type="float" office:value="117.705478184364" calcext:value-type="float">
            <text:p>117.705478184364</text:p>
          </table:table-cell>
          <table:table-cell table:formula="of:=[.T38]-[.O37]" office:value-type="float" office:value="114.798697448957" calcext:value-type="float">
            <text:p>114.798697448957</text:p>
          </table:table-cell>
          <table:table-cell table:formula="of:=[.U38]-[.P37]" office:value-type="float" office:value="116.173281574496" calcext:value-type="float">
            <text:p>116.173281574496</text:p>
          </table:table-cell>
          <table:table-cell table:formula="of:=[.E37]" office:value-type="float" office:value="118.100768" calcext:value-type="float">
            <text:p>118.100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.340552351599" calcext:value-type="float">
            <text:p>98.340552351599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6395550544885" calcext:value-type="float">
            <text:p>97.6395550544885</text:p>
          </table:table-cell>
          <table:table-cell/>
          <table:table-cell table:style-name="ce9" table:formula="of:=[.Y37]-[.$Y$41]" office:value-type="float" office:value="0.567522606031886" calcext:value-type="float">
            <text:p>0.567522606031886</text:p>
          </table:table-cell>
          <table:table-cell table:style-name="ce9" table:formula="of:=[.Z37]-[.$Z$41]" office:value-type="float" office:value="0.221137104977373" calcext:value-type="float">
            <text:p>0.221137104977373</text:p>
          </table:table-cell>
          <table:table-cell table:style-name="ce9" table:formula="of:=[.AA37]-[.$AA$41]" office:value-type="float" office:value="0.394329855504623" calcext:value-type="float">
            <text:p>0.394329855504623</text:p>
          </table:table-cell>
          <table:table-cell/>
          <table:table-cell office:value-type="float" office:value="98.2363540361294" calcext:value-type="float">
            <text:p>98.2363540361294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0602584652344" calcext:value-type="float">
            <text:p>97.0602584652344</text:p>
          </table:table-cell>
          <table:table-cell/>
          <table:table-cell office:value-type="float" office:value="98.340552351599" calcext:value-type="float">
            <text:p>98.340552351599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6395550544885" calcext:value-type="float">
            <text:p>97.6395550544885</text:p>
          </table:table-cell>
          <table:table-cell table:number-columns-repeated="2"/>
          <table:table-cell office:value-type="float" office:value="98.2363540361294" calcext:value-type="float">
            <text:p>98.2363540361294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0602584652344" calcext:value-type="float">
            <text:p>97.0602584652344</text:p>
          </table:table-cell>
          <table:table-cell/>
          <table:table-cell office:value-type="float" office:value="98.340552351599" calcext:value-type="float">
            <text:p>98.340552351599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6395550544885" calcext:value-type="float">
            <text:p>97.6395550544885</text:p>
          </table:table-cell>
          <table:table-cell/>
        </table:table-row>
        <table:table-row table:style-name="ro1">
          <table:table-cell/>
          <table:table-cell table:style-name="ce4" office:value-type="float" office:value="215.601798728739" calcext:value-type="float">
            <text:p>215.601798728739</text:p>
          </table:table-cell>
          <table:table-cell table:style-name="ce4" office:value-type="float" office:value="213.211750716169" calcext:value-type="float">
            <text:p>213.211750716169</text:p>
          </table:table-cell>
          <table:table-cell table:style-name="ce4" table:formula="of:=([.B38]+[.C38])/2" office:value-type="float" office:value="214.406774722454" calcext:value-type="float">
            <text:p>214.406774722454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/>
          <table:table-cell table:formula="of:=[.B38]" office:value-type="float" office:value="215.601798728739" calcext:value-type="float">
            <text:p>215.601798728739</text:p>
          </table:table-cell>
          <table:table-cell table:formula="of:=[.C38]" office:value-type="float" office:value="213.211750716169" calcext:value-type="float">
            <text:p>213.211750716169</text:p>
          </table:table-cell>
          <table:table-cell table:formula="of:=[.D38]" office:value-type="float" office:value="214.406774722454" calcext:value-type="float">
            <text:p>214.406774722454</text:p>
          </table:table-cell>
          <table:table-cell table:formula="of:=[.E38]" office:value-type="float" office:value="216.518085" calcext:value-type="float">
            <text:p>216.5180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7115222704981" calcext:value-type="float">
            <text:p>97.7115222704981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4459971455052" calcext:value-type="float">
            <text:p>97.4459971455052</text:p>
          </table:table-cell>
          <table:table-cell/>
          <table:table-cell table:style-name="ce9" table:formula="of:=[.Y38]-[.$Y$41]" office:value-type="float" office:value="-0.0615074750690212" calcext:value-type="float">
            <text:p>-0.061507475069021</text:p>
          </table:table-cell>
          <table:table-cell table:style-name="ce9" table:formula="of:=[.Z38]-[.$Z$41]" office:value-type="float" office:value="0.463051368111763" calcext:value-type="float">
            <text:p>0.463051368111763</text:p>
          </table:table-cell>
          <table:table-cell table:style-name="ce9" table:formula="of:=[.AA38]-[.$AA$41]" office:value-type="float" office:value="0.200771946521328" calcext:value-type="float">
            <text:p>0.200771946521328</text:p>
          </table:table-cell>
          <table:table-cell/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/>
          <table:table-cell office:value-type="float" office:value="97.7115222704981" calcext:value-type="float">
            <text:p>97.7115222704981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4459971455052" calcext:value-type="float">
            <text:p>97.4459971455052</text:p>
          </table:table-cell>
          <table:table-cell table:number-columns-repeated="2"/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/>
          <table:table-cell office:value-type="float" office:value="97.7115222704981" calcext:value-type="float">
            <text:p>97.7115222704981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4459971455052" calcext:value-type="float">
            <text:p>97.4459971455052</text:p>
          </table:table-cell>
          <table:table-cell/>
        </table:table-row>
        <table:table-row table:style-name="ro1">
          <table:table-cell/>
          <table:table-cell table:style-name="ce4" office:value-type="float" office:value="216.331471041412" calcext:value-type="float">
            <text:p>216.331471041412</text:p>
          </table:table-cell>
          <table:table-cell table:style-name="ce4" office:value-type="float" office:value="212.366838421221" calcext:value-type="float">
            <text:p>212.366838421221</text:p>
          </table:table-cell>
          <table:table-cell table:style-name="ce4" table:formula="of:=([.B39]+[.C39])/2" office:value-type="float" office:value="214.349154731316" calcext:value-type="float">
            <text:p>214.349154731316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/>
          <table:table-cell table:formula="of:=[.B39]" office:value-type="float" office:value="216.331471041412" calcext:value-type="float">
            <text:p>216.331471041412</text:p>
          </table:table-cell>
          <table:table-cell table:formula="of:=[.C39]" office:value-type="float" office:value="212.366838421221" calcext:value-type="float">
            <text:p>212.366838421221</text:p>
          </table:table-cell>
          <table:table-cell table:formula="of:=[.D39]" office:value-type="float" office:value="214.349154731316" calcext:value-type="float">
            <text:p>214.349154731316</text:p>
          </table:table-cell>
          <table:table-cell table:formula="of:=[.E39]" office:value-type="float" office:value="216.518085" calcext:value-type="float">
            <text:p>216.518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2363540361294" calcext:value-type="float">
            <text:p>98.2363540361294</text:p>
          </table:table-cell>
          <table:table-cell office:value-type="float" office:value="95.8841628943393" calcext:value-type="float">
            <text:p>95.8841628943393</text:p>
          </table:table-cell>
          <table:table-cell office:value-type="float" office:value="97.0602584652344" calcext:value-type="float">
            <text:p>97.0602584652344</text:p>
          </table:table-cell>
          <table:table-cell/>
          <table:table-cell table:style-name="ce9" table:formula="of:=[.Y39]-[.$Y$41]" office:value-type="float" office:value="0.463324290562284" calcext:value-type="float">
            <text:p>0.463324290562284</text:p>
          </table:table-cell>
          <table:table-cell table:style-name="ce10" table:formula="of:=[.Z39]-[.$Z$41]" office:value-type="float" office:value="-0.833257758061336" calcext:value-type="float">
            <text:p>-0.833257758061336</text:p>
          </table:table-cell>
          <table:table-cell table:style-name="ce9" table:formula="of:=[.AA39]-[.$AA$41]" office:value-type="float" office:value="-0.184966733749476" calcext:value-type="float">
            <text:p>-0.184966733749476</text:p>
          </table:table-cell>
          <table:table-cell table:number-columns-repeated="5"/>
          <table:table-cell office:value-type="float" office:value="98.2363540361294" calcext:value-type="float">
            <text:p>98.2363540361294</text:p>
          </table:table-cell>
          <table:table-cell table:style-name="ce27" office:value-type="float" office:value="95.8841628943393" calcext:value-type="float">
            <text:p>95.8841628943393</text:p>
          </table:table-cell>
          <table:table-cell office:value-type="float" office:value="97.0602584652344" calcext:value-type="float">
            <text:p>97.0602584652344</text:p>
          </table:table-cell>
          <table:table-cell table:number-columns-repeated="6"/>
          <table:table-cell office:value-type="float" office:value="98.2363540361294" calcext:value-type="float">
            <text:p>98.2363540361294</text:p>
          </table:table-cell>
          <table:table-cell table:style-name="ce27" office:value-type="float" office:value="95.8841628943393" calcext:value-type="float">
            <text:p>95.8841628943393</text:p>
          </table:table-cell>
          <table:table-cell office:value-type="float" office:value="97.0602584652344" calcext:value-type="float">
            <text:p>97.0602584652344</text:p>
          </table:table-cell>
          <table:table-cell/>
        </table:table-row>
        <table:table-row table:style-name="ro1">
          <table:table-cell/>
          <table:table-cell table:style-name="ce4" office:value-type="float" office:value="117.990918689813" calcext:value-type="float">
            <text:p>117.990918689813</text:p>
          </table:table-cell>
          <table:table-cell table:style-name="ce4" office:value-type="float" office:value="115.428280663843" calcext:value-type="float">
            <text:p>115.428280663843</text:p>
          </table:table-cell>
          <table:table-cell table:style-name="ce4" table:formula="of:=([.B40]+[.C40])/2" office:value-type="float" office:value="116.709599676828" calcext:value-type="float">
            <text:p>116.709599676828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39]-[.B40]" office:value-type="float" office:value="98.340552351599" calcext:value-type="float">
            <text:p>98.340552351599</text:p>
          </table:table-cell>
          <table:table-cell table:formula="of:=[.C39]-[.C40]" office:value-type="float" office:value="96.938557757378" calcext:value-type="float">
            <text:p>96.938557757378</text:p>
          </table:table-cell>
          <table:table-cell table:formula="of:=[.D39]-[.D40]" office:value-type="float" office:value="97.639555054488" calcext:value-type="float">
            <text:p>97.639555054488</text:p>
          </table:table-cell>
          <table:table-cell table:formula="of:=[.E39]-[.E40]" office:value-type="float" office:value="98.417317" calcext:value-type="float">
            <text:p>98.417317</text:p>
          </table:table-cell>
          <table:table-cell table:formula="of:=[.F40]-[.$F$44]" office:value-type="float" office:value="0.416399913936587" calcext:value-type="float">
            <text:p>0.416399913936587</text:p>
          </table:table-cell>
          <table:table-cell table:formula="of:=[.G40]-[.$G$44]" office:value-type="float" office:value="-0.0488925272712066" calcext:value-type="float">
            <text:p>-0.048892527271207</text:p>
          </table:table-cell>
          <table:table-cell table:formula="of:=[.H40]-[.$H$44]" office:value-type="float" office:value="0.26255993549718" calcext:value-type="float">
            <text:p>0.26255993549718</text:p>
          </table:table-cell>
          <table:table-cell table:formula="of:=[.I40]-[.$I$44]" office:value-type="float" office:value="0.00000500000001579792" calcext:value-type="float">
            <text:p>5.00000001579792E-06</text:p>
          </table:table-cell>
          <table:table-cell table:formula="of:=[.I40]+[.J40]" office:value-type="float" office:value="98.8337169139366" calcext:value-type="float">
            <text:p>98.8337169139366</text:p>
          </table:table-cell>
          <table:table-cell table:formula="of:=[.I40]+[.K40]" office:value-type="float" office:value="98.3684244727288" calcext:value-type="float">
            <text:p>98.3684244727288</text:p>
          </table:table-cell>
          <table:table-cell table:formula="of:=[.I40]+[.L40]" office:value-type="float" office:value="98.6798769354972" calcext:value-type="float">
            <text:p>98.6798769354972</text:p>
          </table:table-cell>
          <table:table-cell table:formula="of:=[.I40]" office:value-type="float" office:value="98.417317" calcext:value-type="float">
            <text:p>98.417317</text:p>
          </table:table-cell>
          <table:table-cell/>
          <table:table-cell table:formula="of:=[.S39]-[.N40]" office:value-type="float" office:value="117.497754127475" calcext:value-type="float">
            <text:p>117.497754127475</text:p>
          </table:table-cell>
          <table:table-cell table:formula="of:=[.T39]-[.O40]" office:value-type="float" office:value="113.998413948492" calcext:value-type="float">
            <text:p>113.998413948492</text:p>
          </table:table-cell>
          <table:table-cell table:formula="of:=[.U39]-[.P40]" office:value-type="float" office:value="115.669277795819" calcext:value-type="float">
            <text:p>115.669277795819</text:p>
          </table:table-cell>
          <table:table-cell table:formula="of:=[.E40]" office:value-type="float" office:value="118.100768" calcext:value-type="float">
            <text:p>118.10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/>
          <table:table-cell table:style-name="ce9" table:formula="of:=[.Y40]-[.$Y$41]" office:value-type="float" office:value="0.0905697536743872" calcext:value-type="float">
            <text:p>0.090569753674387</text:p>
          </table:table-cell>
          <table:table-cell table:style-name="ce9" table:formula="of:=[.Z40]-[.$Z$41]" office:value-type="float" office:value="0.170200940085664" calcext:value-type="float">
            <text:p>0.170200940085664</text:p>
          </table:table-cell>
          <table:table-cell table:style-name="ce9" table:formula="of:=[.AA40]-[.$AA$41]" office:value-type="float" office:value="0.130385346880033" calcext:value-type="float">
            <text:p>0.130385346880033</text:p>
          </table:table-cell>
          <table:table-cell table:number-columns-repeated="5"/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 table:number-columns-repeated="6"/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/>
        </table:table-row>
        <table:table-row table:style-name="ro1">
          <table:table-cell/>
          <table:table-cell table:style-name="ce4" office:value-type="float" office:value="20.2793964193149" calcext:value-type="float">
            <text:p>20.2793964193149</text:p>
          </table:table-cell>
          <table:table-cell table:style-name="ce4" office:value-type="float" office:value="18.2478086433306" calcext:value-type="float">
            <text:p>18.2478086433306</text:p>
          </table:table-cell>
          <table:table-cell table:style-name="ce4" table:formula="of:=([.B41]+[.C41])/2" office:value-type="float" office:value="19.2636025313228" calcext:value-type="float">
            <text:p>19.2636025313228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40]-[.B41]" office:value-type="float" office:value="97.7115222704981" calcext:value-type="float">
            <text:p>97.7115222704981</text:p>
          </table:table-cell>
          <table:table-cell table:formula="of:=[.C40]-[.C41]" office:value-type="float" office:value="97.1804720205124" calcext:value-type="float">
            <text:p>97.1804720205124</text:p>
          </table:table-cell>
          <table:table-cell table:formula="of:=[.D40]-[.D41]" office:value-type="float" office:value="97.4459971455052" calcext:value-type="float">
            <text:p>97.4459971455052</text:p>
          </table:table-cell>
          <table:table-cell table:formula="of:=[.E40]-[.E41]" office:value-type="float" office:value="98.417306" calcext:value-type="float">
            <text:p>98.417306</text:p>
          </table:table-cell>
          <table:table-cell table:formula="of:=[.F41]-[.$F$44]" office:value-type="float" office:value="-0.212630167164292" calcext:value-type="float">
            <text:p>-0.212630167164292</text:p>
          </table:table-cell>
          <table:table-cell table:formula="of:=[.G41]-[.$G$44]" office:value-type="float" office:value="0.193021735863198" calcext:value-type="float">
            <text:p>0.193021735863198</text:p>
          </table:table-cell>
          <table:table-cell table:formula="of:=[.H41]-[.$H$44]" office:value-type="float" office:value="0.0690020265143971" calcext:value-type="float">
            <text:p>0.069002026514397</text:p>
          </table:table-cell>
          <table:table-cell table:formula="of:=[.I41]-[.$I$44]" office:value-type="float" office:value="-0.00000599999999906231" calcext:value-type="float">
            <text:p>-5.99999999906231E-06</text:p>
          </table:table-cell>
          <table:table-cell table:formula="of:=[.I41]+[.J41]" office:value-type="float" office:value="98.2046758328357" calcext:value-type="float">
            <text:p>98.2046758328357</text:p>
          </table:table-cell>
          <table:table-cell table:formula="of:=[.I41]+[.K41]" office:value-type="float" office:value="98.6103277358632" calcext:value-type="float">
            <text:p>98.6103277358632</text:p>
          </table:table-cell>
          <table:table-cell table:formula="of:=[.I41]+[.L41]" office:value-type="float" office:value="98.4863080265144" calcext:value-type="float">
            <text:p>98.4863080265144</text:p>
          </table:table-cell>
          <table:table-cell table:formula="of:=[.I41]" office:value-type="float" office:value="98.417306" calcext:value-type="float">
            <text:p>98.417306</text:p>
          </table:table-cell>
          <table:table-cell/>
          <table:table-cell table:formula="of:=[.S40]-[.N41]" office:value-type="float" office:value="19.2930782946397" calcext:value-type="float">
            <text:p>19.2930782946397</text:p>
          </table:table-cell>
          <table:table-cell table:formula="of:=[.T40]-[.O41]" office:value-type="float" office:value="15.388086212629" calcext:value-type="float">
            <text:p>15.388086212629</text:p>
          </table:table-cell>
          <table:table-cell table:formula="of:=[.U40]-[.P41]" office:value-type="float" office:value="17.1829697693044" calcext:value-type="float">
            <text:p>17.1829697693044</text:p>
          </table:table-cell>
          <table:table-cell table:formula="of:=[.E41]" office:value-type="float" office:value="19.683462" calcext:value-type="float">
            <text:p>19.683462</text:p>
          </table:table-cell>
          <table:table-cell table:number-columns-repeated="2"/>
          <table:table-cell table:style-name="ce7" table:formula="of:=AVERAGE([.Y33:.Y40])" office:value-type="float" office:value="97.7730297455671" calcext:value-type="float">
            <text:p>97.7730297455671</text:p>
          </table:table-cell>
          <table:table-cell table:style-name="ce7" table:formula="of:=AVERAGE([.Z33:.Z40])" office:value-type="float" office:value="96.7174206524006" calcext:value-type="float">
            <text:p>96.7174206524006</text:p>
          </table:table-cell>
          <table:table-cell table:style-name="ce7" table:formula="of:=AVERAGE([.AA33:.AA40])" office:value-type="float" office:value="97.2452251989839" calcext:value-type="float">
            <text:p>97.2452251989839</text:p>
          </table:table-cell>
          <table:table-cell table:style-name="ce7"/>
          <table:table-cell table:number-columns-repeated="21"/>
        </table:table-row>
        <table:table-row table:style-name="ro1">
          <table:table-cell/>
          <table:table-cell table:style-name="ce4" office:value-type="float" office:value="-77.9569576168145" calcext:value-type="float">
            <text:p>-77.9569576168145</text:p>
          </table:table-cell>
          <table:table-cell table:style-name="ce4" office:value-type="float" office:value="-77.6363542510087" calcext:value-type="float">
            <text:p>-77.6363542510087</text:p>
          </table:table-cell>
          <table:table-cell table:style-name="ce4" table:formula="of:=([.B42]+[.C42])/2" office:value-type="float" office:value="-77.7966559339116" calcext:value-type="float">
            <text:p>-77.7966559339116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41]-[.B42]" office:value-type="float" office:value="98.2363540361294" calcext:value-type="float">
            <text:p>98.2363540361294</text:p>
          </table:table-cell>
          <table:table-cell table:formula="of:=[.C41]-[.C42]" office:value-type="float" office:value="95.8841628943393" calcext:value-type="float">
            <text:p>95.8841628943393</text:p>
          </table:table-cell>
          <table:table-cell table:formula="of:=[.D41]-[.D42]" office:value-type="float" office:value="97.0602584652344" calcext:value-type="float">
            <text:p>97.0602584652344</text:p>
          </table:table-cell>
          <table:table-cell table:formula="of:=[.E41]-[.E42]" office:value-type="float" office:value="98.4173125" calcext:value-type="float">
            <text:p>98.4173125</text:p>
          </table:table-cell>
          <table:table-cell table:formula="of:=[.F42]-[.$F$44]" office:value-type="float" office:value="0.312201598466999" calcext:value-type="float">
            <text:p>0.312201598466999</text:p>
          </table:table-cell>
          <table:table-cell table:formula="of:=[.G42]-[.$G$44]" office:value-type="float" office:value="-1.1032873903099" calcext:value-type="float">
            <text:p>-1.1032873903099</text:p>
          </table:table-cell>
          <table:table-cell table:formula="of:=[.H42]-[.$H$44]" office:value-type="float" office:value="-0.316736653756408" calcext:value-type="float">
            <text:p>-0.316736653756408</text:p>
          </table:table-cell>
          <table:table-cell table:formula="of:=[.I42]-[.$I$44]" office:value-type="float" office:value="0.000000500000012948476" calcext:value-type="float">
            <text:p>5.00000012948476E-07</text:p>
          </table:table-cell>
          <table:table-cell table:formula="of:=[.I42]+[.J42]" office:value-type="float" office:value="98.729514098467" calcext:value-type="float">
            <text:p>98.729514098467</text:p>
          </table:table-cell>
          <table:table-cell table:formula="of:=[.I42]+[.K42]" office:value-type="float" office:value="97.3140251096901" calcext:value-type="float">
            <text:p>97.3140251096901</text:p>
          </table:table-cell>
          <table:table-cell table:formula="of:=[.I42]+[.L42]" office:value-type="float" office:value="98.1005758462436" calcext:value-type="float">
            <text:p>98.1005758462436</text:p>
          </table:table-cell>
          <table:table-cell table:formula="of:=[.I42]" office:value-type="float" office:value="98.4173125" calcext:value-type="float">
            <text:p>98.4173125</text:p>
          </table:table-cell>
          <table:table-cell/>
          <table:table-cell table:formula="of:=[.S41]-[.N42]" office:value-type="float" office:value="-79.4364358038273" calcext:value-type="float">
            <text:p>-79.4364358038273</text:p>
          </table:table-cell>
          <table:table-cell table:formula="of:=[.T41]-[.O42]" office:value-type="float" office:value="-81.9259388970611" calcext:value-type="float">
            <text:p>-81.9259388970611</text:p>
          </table:table-cell>
          <table:table-cell table:formula="of:=[.U41]-[.P42]" office:value-type="float" office:value="-80.9176060769392" calcext:value-type="float">
            <text:p>-80.9176060769392</text:p>
          </table:table-cell>
          <table:table-cell table:formula="of:=[.E42]" office:value-type="float" office:value="-78.7338505" calcext:value-type="float">
            <text:p>-78.733850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-175.820557116056" calcext:value-type="float">
            <text:p>-175.820557116056</text:p>
          </table:table-cell>
          <table:table-cell table:style-name="ce4" office:value-type="float" office:value="-174.523975843495" calcext:value-type="float">
            <text:p>-174.523975843495</text:p>
          </table:table-cell>
          <table:table-cell table:style-name="ce4" table:formula="of:=([.B43]+[.C43])/2" office:value-type="float" office:value="-175.172266479775" calcext:value-type="float">
            <text:p>-175.172266479775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42]-[.B43]" office:value-type="float" office:value="97.8635994992415" calcext:value-type="float">
            <text:p>97.8635994992415</text:p>
          </table:table-cell>
          <table:table-cell table:formula="of:=[.C42]-[.C43]" office:value-type="float" office:value="96.8876215924863" calcext:value-type="float">
            <text:p>96.8876215924863</text:p>
          </table:table-cell>
          <table:table-cell table:formula="of:=[.D42]-[.D43]" office:value-type="float" office:value="97.3756105458634" calcext:value-type="float">
            <text:p>97.3756105458634</text:p>
          </table:table-cell>
          <table:table-cell table:formula="of:=[.E42]-[.E43]" office:value-type="float" office:value="98.417312" calcext:value-type="float">
            <text:p>98.417312</text:p>
          </table:table-cell>
          <table:table-cell table:formula="of:=[.F43]-[.$F$44]" office:value-type="float" office:value="-0.060552938420912" calcext:value-type="float">
            <text:p>-0.060552938420912</text:p>
          </table:table-cell>
          <table:table-cell table:formula="of:=[.G43]-[.$G$44]" office:value-type="float" office:value="-0.0998286921628875" calcext:value-type="float">
            <text:p>-0.099828692162888</text:p>
          </table:table-cell>
          <table:table-cell table:formula="of:=[.H43]-[.$H$44]" office:value-type="float" office:value="-0.00138457312739604" calcext:value-type="float">
            <text:p>-0.001384573127396</text:p>
          </table:table-cell>
          <table:table-cell table:formula="of:=[.I43]-[.$I$44]" office:value-type="float" office:value="0" calcext:value-type="float">
            <text:p>0</text:p>
          </table:table-cell>
          <table:table-cell table:formula="of:=[.I43]+[.J43]" office:value-type="float" office:value="98.3567590615791" calcext:value-type="float">
            <text:p>98.3567590615791</text:p>
          </table:table-cell>
          <table:table-cell table:formula="of:=[.I43]+[.K43]" office:value-type="float" office:value="98.3174833078371" calcext:value-type="float">
            <text:p>98.3174833078371</text:p>
          </table:table-cell>
          <table:table-cell table:formula="of:=[.I43]+[.L43]" office:value-type="float" office:value="98.4159274268726" calcext:value-type="float">
            <text:p>98.4159274268726</text:p>
          </table:table-cell>
          <table:table-cell table:formula="of:=[.I43]" office:value-type="float" office:value="98.417312" calcext:value-type="float">
            <text:p>98.417312</text:p>
          </table:table-cell>
          <table:table-cell/>
          <table:table-cell table:formula="of:=[.S42]-[.N43]" office:value-type="float" office:value="-177.793194865406" calcext:value-type="float">
            <text:p>-177.793194865406</text:p>
          </table:table-cell>
          <table:table-cell table:formula="of:=[.T42]-[.O43]" office:value-type="float" office:value="-180.243422204898" calcext:value-type="float">
            <text:p>-180.243422204898</text:p>
          </table:table-cell>
          <table:table-cell table:formula="of:=[.U42]-[.P43]" office:value-type="float" office:value="-179.333533503812" calcext:value-type="float">
            <text:p>-179.333533503812</text:p>
          </table:table-cell>
          <table:table-cell table:formula="of:=[.E43]" office:value-type="float" office:value="-177.1511625" calcext:value-type="float">
            <text:p>-177.1511625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33:.AG38])" office:value-type="float" office:value="97.8490748616654" calcext:value-type="float">
            <text:p>97.8490748616654</text:p>
          </table:table-cell>
          <table:table-cell table:formula="of:=AVERAGE([.AH33:.AH38])" office:value-type="float" office:value="96.9874502846492" calcext:value-type="float">
            <text:p>96.9874502846492</text:p>
          </table:table-cell>
          <table:table-cell table:formula="of:=AVERAGE([.AI33:.AI38])" office:value-type="float" office:value="97.3149452459411" calcext:value-type="float">
            <text:p>97.3149452459411</text:p>
          </table:table-cell>
          <table:table-cell table:number-columns-repeated="5"/>
          <table:table-cell office:value-type="string" calcext:value-type="string">
            <text:p>Mean 1</text:p>
          </table:table-cell>
          <table:table-cell table:formula="of:=AVERAGE([.AP33:.AP38])" office:value-type="float" office:value="97.8490748616654" calcext:value-type="float">
            <text:p>97.8490748616654</text:p>
          </table:table-cell>
          <table:table-cell table:formula="of:=AVERAGE([.AQ33:.AQ38])" office:value-type="float" office:value="96.9874502846492" calcext:value-type="float">
            <text:p>96.9874502846492</text:p>
          </table:table-cell>
          <table:table-cell table:formula="of:=AVERAGE([.AR33:.AR38])" office:value-type="float" office:value="97.3149452459411" calcext:value-type="float">
            <text:p>97.31494524594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97.9241524376624" calcext:value-type="float">
            <text:p>97.9241524376624</text:p>
          </table:table-cell>
          <table:table-cell table:style-name="ce7" office:value-type="float" office:value="96.9874502846492" calcext:value-type="float">
            <text:p>96.9874502846492</text:p>
          </table:table-cell>
          <table:table-cell table:style-name="ce7" office:value-type="float" office:value="97.3769951189908" calcext:value-type="float">
            <text:p>97.3769951189908</text:p>
          </table:table-cell>
          <table:table-cell table:style-name="ce7" table:formula="of:=[.I43]" office:value-type="float" office:value="98.417312" calcext:value-type="float">
            <text:p>98.417312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33:.AG38])" office:value-type="float" office:value="0.375630867001708" calcext:value-type="float">
            <text:p>0.375630867001708</text:p>
          </table:table-cell>
          <table:table-cell table:formula="of:=STDEV([.AH33:.AH38])" office:value-type="float" office:value="0.141026352843379" calcext:value-type="float">
            <text:p>0.141026352843379</text:p>
          </table:table-cell>
          <table:table-cell table:formula="of:=STDEV([.AI33:.AI38])" office:value-type="float" office:value="0.212359710137813" calcext:value-type="float">
            <text:p>0.212359710137813</text:p>
          </table:table-cell>
          <table:table-cell table:number-columns-repeated="5"/>
          <table:table-cell office:value-type="string" calcext:value-type="string">
            <text:p>st. dev.1</text:p>
          </table:table-cell>
          <table:table-cell table:formula="of:=COM.MICROSOFT.STDEV.P([.AP33:.AP38])" office:value-type="float" office:value="0.342902498586764" calcext:value-type="float">
            <text:p>0.342902498586764</text:p>
          </table:table-cell>
          <table:table-cell table:formula="of:=COM.MICROSOFT.STDEV.P([.AQ33:.AQ38])" office:value-type="float" office:value="0.128738857758335" calcext:value-type="float">
            <text:p>0.128738857758335</text:p>
          </table:table-cell>
          <table:table-cell table:formula="of:=COM.MICROSOFT.STDEV.P([.AR33:.AR38])" office:value-type="float" office:value="0.193857005912898" calcext:value-type="float">
            <text:p>0.193857005912898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43]+3*[.AG44]" office:value-type="float" office:value="98.9759674626705" calcext:value-type="float">
            <text:p>98.9759674626705</text:p>
          </table:table-cell>
          <table:table-cell table:formula="of:=[.AH43]+3*[.AH44]" office:value-type="float" office:value="97.4105293431794" calcext:value-type="float">
            <text:p>97.4105293431794</text:p>
          </table:table-cell>
          <table:table-cell table:formula="of:=[.AI43]+3*[.AI44]" office:value-type="float" office:value="97.9520243763545" calcext:value-type="float">
            <text:p>97.9520243763545</text:p>
          </table:table-cell>
          <table:table-cell table:number-columns-repeated="5"/>
          <table:table-cell office:value-type="string" calcext:value-type="string">
            <text:p>upper limit</text:p>
          </table:table-cell>
          <table:table-cell table:formula="of:=[.AP43]+3*[.AP44]" office:value-type="float" office:value="98.8777823574256" calcext:value-type="float">
            <text:p>98.8777823574256</text:p>
          </table:table-cell>
          <table:table-cell table:formula="of:=[.AQ43]+3*[.AQ44]" office:value-type="float" office:value="97.3736668579242" calcext:value-type="float">
            <text:p>97.3736668579242</text:p>
          </table:table-cell>
          <table:table-cell table:formula="of:=[.AR43]+(3*[.AR44])" office:value-type="float" office:value="97.8965162636797" calcext:value-type="float">
            <text:p>97.8965162636797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43]-3*[.AG44]" office:value-type="float" office:value="96.7221822606602" calcext:value-type="float">
            <text:p>96.7221822606602</text:p>
          </table:table-cell>
          <table:table-cell table:formula="of:=[.AH43]-3*[.AH44]" office:value-type="float" office:value="96.5643712261191" calcext:value-type="float">
            <text:p>96.5643712261191</text:p>
          </table:table-cell>
          <table:table-cell table:formula="of:=[.AI43]-3*[.AI44]" office:value-type="float" office:value="96.6778661155276" calcext:value-type="float">
            <text:p>96.6778661155276</text:p>
          </table:table-cell>
          <table:table-cell table:number-columns-repeated="5"/>
          <table:table-cell office:value-type="string" calcext:value-type="string">
            <text:p>down limit</text:p>
          </table:table-cell>
          <table:table-cell table:formula="of:=[.AP43]-3*[.AP44]" office:value-type="float" office:value="96.8203673659051" calcext:value-type="float">
            <text:p>96.8203673659051</text:p>
          </table:table-cell>
          <table:table-cell table:formula="of:=[.AQ43]-3*[.AQ44]" office:value-type="float" office:value="96.6012337113742" calcext:value-type="float">
            <text:p>96.6012337113742</text:p>
          </table:table-cell>
          <table:table-cell table:formula="of:=[.AR43]-(3*[.AR44])" office:value-type="float" office:value="96.7333742282024" calcext:value-type="float">
            <text:p>96.7333742282024</text:p>
          </table:table-cell>
          <table:table-cell table:number-columns-repeated="5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35"/>
          <table:table-cell table:style-name="ce7" office:value-type="string" calcext:value-type="string">
            <text:p>Mean 2</text:p>
          </table:table-cell>
          <table:table-cell table:style-name="ce13" table:formula="of:=AVERAGE([.AK34:.AK40])" office:value-type="float" office:value="97.9241524376624" calcext:value-type="float">
            <text:p>97.9241524376624</text:p>
          </table:table-cell>
          <table:table-cell table:style-name="ce13" table:formula="of:=AVERAGE([.AL34:.AL38];[.AL40])" office:value-type="float" office:value="96.9874502846492" calcext:value-type="float">
            <text:p>96.9874502846492</text:p>
          </table:table-cell>
          <table:table-cell table:style-name="ce13" table:formula="of:=AVERAGE([.AM34:.AM40])" office:value-type="float" office:value="97.3769951189908" calcext:value-type="float">
            <text:p>97.3769951189908</text:p>
          </table:table-cell>
          <table:table-cell table:number-columns-repeated="10"/>
        </table:table-row>
        <table:table-row table:style-name="ro1">
          <table:table-cell table:number-columns-repeated="35"/>
          <table:table-cell table:style-name="ce7" office:value-type="string" calcext:value-type="string">
            <text:p>st. dev. 2</text:p>
          </table:table-cell>
          <table:table-cell table:style-name="ce13" table:formula="of:=STDEV([.AK34:.AK40])" office:value-type="float" office:value="0.39628098675079" calcext:value-type="float">
            <text:p>0.39628098675079</text:p>
          </table:table-cell>
          <table:table-cell table:style-name="ce13" table:formula="of:=STDEV([.AL34:.AL38];[.AL40])" office:value-type="float" office:value="0.141026352843379" calcext:value-type="float">
            <text:p>0.141026352843379</text:p>
          </table:table-cell>
          <table:table-cell table:style-name="ce13" table:formula="of:=STDEV([.AM34:.AM40])" office:value-type="float" office:value="0.254031190919402" calcext:value-type="float">
            <text:p>0.254031190919402</text:p>
          </table:table-cell>
          <table:table-cell table:number-columns-repeated="10"/>
        </table:table-row>
      </table:table>
      <table:table table:name="onlystapletimestamp_nooutliersremoval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GABI mail value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office:value-type="float" office:value="-176.906672943276" calcext:value-type="float">
            <text:p>-176.906672943276</text:p>
          </table:table-cell>
          <table:table-cell office:value-type="float" office:value="-174.213372023118" calcext:value-type="float">
            <text:p>-174.213372023118</text:p>
          </table:table-cell>
          <table:table-cell table:formula="of:=([.B5]+[.C5])/2" office:value-type="float" office:value="-175.560022483197" calcext:value-type="float">
            <text:p>-175.560022483197</text:p>
          </table:table-cell>
          <table:table-cell office:value-type="float" office:value="-177.1511625" calcext:value-type="float">
            <text:p>-177.1511625</text:p>
          </table:table-cell>
          <table:table-cell table:formula="of:=[.B6]-[.B5]" office:value-type="float" office:value="97.8655223434503" calcext:value-type="float">
            <text:p>97.8655223434503</text:p>
          </table:table-cell>
          <table:table-cell table:formula="of:=[.C6]-[.C5]" office:value-type="float" office:value="96.1715113990895" calcext:value-type="float">
            <text:p>96.1715113990895</text:p>
          </table:table-cell>
          <table:table-cell table:formula="of:=[.D6]-[.D5]" office:value-type="float" office:value="97.0185168712699" calcext:value-type="float">
            <text:p>97.0185168712699</text:p>
          </table:table-cell>
          <table:table-cell table:formula="of:=[.E6]-[.E5]" office:value-type="float" office:value="98.417312" calcext:value-type="float">
            <text:p>98.417312</text:p>
          </table:table-cell>
          <table:table-cell table:formula="of:=[.F5]-[.$F$15]" office:value-type="float" office:value="-0.257779485476703" calcext:value-type="float">
            <text:p>-0.257779485476703</text:p>
          </table:table-cell>
          <table:table-cell table:formula="of:=[.G5]-[.$G$15]" office:value-type="float" office:value="-0.832707147117588" calcext:value-type="float">
            <text:p>-0.832707147117588</text:p>
          </table:table-cell>
          <table:table-cell table:formula="of:=[.H5]-[.$H$15]" office:value-type="float" office:value="-0.545243316297203" calcext:value-type="float">
            <text:p>-0.545243316297203</text:p>
          </table:table-cell>
          <table:table-cell table:formula="of:=[.I5]-[.$I$15]" office:value-type="float" office:value="0.000000124999999684405" calcext:value-type="float">
            <text:p>1.24999999684405E-07</text:p>
          </table:table-cell>
          <table:table-cell table:formula="of:=[.I5]+[.J5]" office:value-type="float" office:value="98.1595325145233" calcext:value-type="float">
            <text:p>98.1595325145233</text:p>
          </table:table-cell>
          <table:table-cell table:formula="of:=[.I5]+[.K5]" office:value-type="float" office:value="97.5846048528824" calcext:value-type="float">
            <text:p>97.5846048528824</text:p>
          </table:table-cell>
          <table:table-cell table:formula="of:=[.I5]+[.L5]" office:value-type="float" office:value="97.8720686837028" calcext:value-type="float">
            <text:p>97.8720686837028</text:p>
          </table:table-cell>
          <table:table-cell table:formula="of:=[.I5]" office:value-type="float" office:value="98.417312" calcext:value-type="float">
            <text:p>98.417312</text:p>
          </table:table-cell>
          <table:table-cell/>
          <table:table-cell table:formula="of:=[.S6]-[.N5]" office:value-type="float" office:value="-178.082713127568" calcext:value-type="float">
            <text:p>-178.082713127568</text:p>
          </table:table-cell>
          <table:table-cell table:formula="of:=[.T6]-[.O5]" office:value-type="float" office:value="-179.86574533829" calcext:value-type="float">
            <text:p>-179.86574533829</text:p>
          </table:table-cell>
          <table:table-cell table:formula="of:=[.U6]-[.P5]" office:value-type="float" office:value="-178.974229232929" calcext:value-type="float">
            <text:p>-178.974229232929</text:p>
          </table:table-cell>
          <table:table-cell table:formula="of:=[.E5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.0411505998257" calcext:value-type="float">
            <text:p>-79.0411505998257</text:p>
          </table:table-cell>
          <table:table-cell office:value-type="float" office:value="-78.0418606240285" calcext:value-type="float">
            <text:p>-78.0418606240285</text:p>
          </table:table-cell>
          <table:table-cell table:formula="of:=([.B6]+[.C6])/2" office:value-type="float" office:value="-78.5415056119271" calcext:value-type="float">
            <text:p>-78.5415056119271</text:p>
          </table:table-cell>
          <table:table-cell office:value-type="float" office:value="-78.7338505" calcext:value-type="float">
            <text:p>-78.7338505</text:p>
          </table:table-cell>
          <table:table-cell table:formula="of:=[.B7]-[.B6]" office:value-type="float" office:value="98.350983422676" calcext:value-type="float">
            <text:p>98.350983422676</text:p>
          </table:table-cell>
          <table:table-cell table:formula="of:=[.C7]-[.C6]" office:value-type="float" office:value="97.4356148847529" calcext:value-type="float">
            <text:p>97.4356148847529</text:p>
          </table:table-cell>
          <table:table-cell table:formula="of:=[.D7]-[.D6]" office:value-type="float" office:value="97.8932991537145" calcext:value-type="float">
            <text:p>97.8932991537145</text:p>
          </table:table-cell>
          <table:table-cell table:formula="of:=[.E7]-[.E6]" office:value-type="float" office:value="98.4173125" calcext:value-type="float">
            <text:p>98.4173125</text:p>
          </table:table-cell>
          <table:table-cell table:formula="of:=[.F6]-[.$F$15]" office:value-type="float" office:value="0.227681593748997" calcext:value-type="float">
            <text:p>0.227681593748997</text:p>
          </table:table-cell>
          <table:table-cell table:formula="of:=[.G6]-[.$G$15]" office:value-type="float" office:value="0.43139633854581" calcext:value-type="float">
            <text:p>0.43139633854581</text:p>
          </table:table-cell>
          <table:table-cell table:formula="of:=[.H6]-[.$H$15]" office:value-type="float" office:value="0.329538966147354" calcext:value-type="float">
            <text:p>0.329538966147354</text:p>
          </table:table-cell>
          <table:table-cell table:formula="of:=[.I6]-[.$I$15]" office:value-type="float" office:value="0.000000625000012632881" calcext:value-type="float">
            <text:p>6.25000012632881E-07</text:p>
          </table:table-cell>
          <table:table-cell table:formula="of:=[.I6]+[.J6]" office:value-type="float" office:value="98.644994093749" calcext:value-type="float">
            <text:p>98.644994093749</text:p>
          </table:table-cell>
          <table:table-cell table:formula="of:=[.I6]+[.K6]" office:value-type="float" office:value="98.8487088385458" calcext:value-type="float">
            <text:p>98.8487088385458</text:p>
          </table:table-cell>
          <table:table-cell table:formula="of:=[.I6]+[.L6]" office:value-type="float" office:value="98.7468514661474" calcext:value-type="float">
            <text:p>98.7468514661474</text:p>
          </table:table-cell>
          <table:table-cell table:formula="of:=[.I6]" office:value-type="float" office:value="98.4173125" calcext:value-type="float">
            <text:p>98.4173125</text:p>
          </table:table-cell>
          <table:table-cell/>
          <table:table-cell table:formula="of:=[.S7]-[.N6]" office:value-type="float" office:value="-79.9231806130447" calcext:value-type="float">
            <text:p>-79.9231806130447</text:p>
          </table:table-cell>
          <table:table-cell table:formula="of:=[.T7]-[.O6]" office:value-type="float" office:value="-82.2811404854072" calcext:value-type="float">
            <text:p>-82.2811404854072</text:p>
          </table:table-cell>
          <table:table-cell table:formula="of:=[.U7]-[.P6]" office:value-type="float" office:value="-81.1021605492258" calcext:value-type="float">
            <text:p>-81.1021605492258</text:p>
          </table:table-cell>
          <table:table-cell table:formula="of:=[.E6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098328228503" calcext:value-type="float">
            <text:p>19.3098328228503</text:p>
          </table:table-cell>
          <table:table-cell office:value-type="float" office:value="19.3937542607244" calcext:value-type="float">
            <text:p>19.3937542607244</text:p>
          </table:table-cell>
          <table:table-cell table:formula="of:=([.B7]+[.C7])/2" office:value-type="float" office:value="19.3517935417874" calcext:value-type="float">
            <text:p>19.3517935417874</text:p>
          </table:table-cell>
          <table:table-cell office:value-type="float" office:value="19.683462" calcext:value-type="float">
            <text:p>19.683462</text:p>
          </table:table-cell>
          <table:table-cell table:formula="of:=[.B8]-[.B7]" office:value-type="float" office:value="97.6720934445577" calcext:value-type="float">
            <text:p>97.6720934445577</text:p>
          </table:table-cell>
          <table:table-cell table:formula="of:=[.C8]-[.C7]" office:value-type="float" office:value="96.7210854675266" calcext:value-type="float">
            <text:p>96.7210854675266</text:p>
          </table:table-cell>
          <table:table-cell table:formula="of:=[.D8]-[.D7]" office:value-type="float" office:value="97.1965894560421" calcext:value-type="float">
            <text:p>97.1965894560421</text:p>
          </table:table-cell>
          <table:table-cell table:formula="of:=[.E8]-[.E7]" office:value-type="float" office:value="98.417306" calcext:value-type="float">
            <text:p>98.417306</text:p>
          </table:table-cell>
          <table:table-cell table:formula="of:=[.F7]-[.$F$15]" office:value-type="float" office:value="-0.451208384369295" calcext:value-type="float">
            <text:p>-0.451208384369295</text:p>
          </table:table-cell>
          <table:table-cell table:formula="of:=[.G7]-[.$G$15]" office:value-type="float" office:value="-0.283133078680507" calcext:value-type="float">
            <text:p>-0.283133078680507</text:p>
          </table:table-cell>
          <table:table-cell table:formula="of:=[.H7]-[.$H$15]" office:value-type="float" office:value="-0.367170731524951" calcext:value-type="float">
            <text:p>-0.367170731524951</text:p>
          </table:table-cell>
          <table:table-cell table:formula="of:=[.I7]-[.$I$15]" office:value-type="float" office:value="-0.00000587499999937791" calcext:value-type="float">
            <text:p>-5.87499999937791E-06</text:p>
          </table:table-cell>
          <table:table-cell table:formula="of:=[.I7]+[.J7]" office:value-type="float" office:value="97.9660976156307" calcext:value-type="float">
            <text:p>97.9660976156307</text:p>
          </table:table-cell>
          <table:table-cell table:formula="of:=[.I7]+[.K7]" office:value-type="float" office:value="98.1341729213195" calcext:value-type="float">
            <text:p>98.1341729213195</text:p>
          </table:table-cell>
          <table:table-cell table:formula="of:=[.I7]+[.L7]" office:value-type="float" office:value="98.0501352684751" calcext:value-type="float">
            <text:p>98.0501352684751</text:p>
          </table:table-cell>
          <table:table-cell table:formula="of:=[.I7]" office:value-type="float" office:value="98.417306" calcext:value-type="float">
            <text:p>98.417306</text:p>
          </table:table-cell>
          <table:table-cell/>
          <table:table-cell table:formula="of:=[.S8]-[.N7]" office:value-type="float" office:value="18.7218134807043" calcext:value-type="float">
            <text:p>18.7218134807043</text:p>
          </table:table-cell>
          <table:table-cell table:formula="of:=[.T8]-[.O7]" office:value-type="float" office:value="16.5675683531386" calcext:value-type="float">
            <text:p>16.5675683531386</text:p>
          </table:table-cell>
          <table:table-cell table:formula="of:=[.U8]-[.P7]" office:value-type="float" office:value="17.6446909169215" calcext:value-type="float">
            <text:p>17.6446909169215</text:p>
          </table:table-cell>
          <table:table-cell table:formula="of:=[.E7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981926267408" calcext:value-type="float">
            <text:p>116.981926267408</text:p>
          </table:table-cell>
          <table:table-cell office:value-type="float" office:value="116.114839728251" calcext:value-type="float">
            <text:p>116.114839728251</text:p>
          </table:table-cell>
          <table:table-cell table:formula="of:=([.B8]+[.C8])/2" office:value-type="float" office:value="116.54838299783" calcext:value-type="float">
            <text:p>116.54838299783</text:p>
          </table:table-cell>
          <table:table-cell office:value-type="float" office:value="118.100768" calcext:value-type="float">
            <text:p>118.100768</text:p>
          </table:table-cell>
          <table:table-cell table:formula="of:=[.B9]-[.B8]" office:value-type="float" office:value="98.14432966842" calcext:value-type="float">
            <text:p>98.14432966842</text:p>
          </table:table-cell>
          <table:table-cell table:formula="of:=[.C9]-[.C8]" office:value-type="float" office:value="97.219071629308" calcext:value-type="float">
            <text:p>97.219071629308</text:p>
          </table:table-cell>
          <table:table-cell table:formula="of:=[.D9]-[.D8]" office:value-type="float" office:value="97.681700648864" calcext:value-type="float">
            <text:p>97.681700648864</text:p>
          </table:table-cell>
          <table:table-cell table:formula="of:=[.E9]-[.E8]" office:value-type="float" office:value="98.417317" calcext:value-type="float">
            <text:p>98.417317</text:p>
          </table:table-cell>
          <table:table-cell table:formula="of:=[.F8]-[.$F$15]" office:value-type="float" office:value="0.0210278394930015" calcext:value-type="float">
            <text:p>0.021027839493002</text:p>
          </table:table-cell>
          <table:table-cell table:formula="of:=[.G8]-[.$G$15]" office:value-type="float" office:value="0.214853083100905" calcext:value-type="float">
            <text:p>0.214853083100905</text:p>
          </table:table-cell>
          <table:table-cell table:formula="of:=[.H8]-[.$H$15]" office:value-type="float" office:value="0.117940461296925" calcext:value-type="float">
            <text:p>0.117940461296925</text:p>
          </table:table-cell>
          <table:table-cell table:formula="of:=[.I8]-[.$I$15]" office:value-type="float" office:value="0.00000512500001548233" calcext:value-type="float">
            <text:p>5.12500001548233E-06</text:p>
          </table:table-cell>
          <table:table-cell table:formula="of:=[.I8]+[.J8]" office:value-type="float" office:value="98.438344839493" calcext:value-type="float">
            <text:p>98.438344839493</text:p>
          </table:table-cell>
          <table:table-cell table:formula="of:=[.I8]+[.K8]" office:value-type="float" office:value="98.6321700831009" calcext:value-type="float">
            <text:p>98.6321700831009</text:p>
          </table:table-cell>
          <table:table-cell table:formula="of:=[.I8]+[.L8]" office:value-type="float" office:value="98.5352574612969" calcext:value-type="float">
            <text:p>98.5352574612969</text:p>
          </table:table-cell>
          <table:table-cell table:formula="of:=[.I8]" office:value-type="float" office:value="98.417317" calcext:value-type="float">
            <text:p>98.417317</text:p>
          </table:table-cell>
          <table:table-cell/>
          <table:table-cell table:formula="of:=[.S9]-[.N8]" office:value-type="float" office:value="116.687911096335" calcext:value-type="float">
            <text:p>116.687911096335</text:p>
          </table:table-cell>
          <table:table-cell table:formula="of:=[.T9]-[.O8]" office:value-type="float" office:value="114.701741274458" calcext:value-type="float">
            <text:p>114.701741274458</text:p>
          </table:table-cell>
          <table:table-cell table:formula="of:=[.U9]-[.P8]" office:value-type="float" office:value="115.694826185397" calcext:value-type="float">
            <text:p>115.694826185397</text:p>
          </table:table-cell>
          <table:table-cell table:formula="of:=[.E8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126255935828" calcext:value-type="float">
            <text:p>215.126255935828</text:p>
          </table:table-cell>
          <table:table-cell office:value-type="float" office:value="213.333911357559" calcext:value-type="float">
            <text:p>213.333911357559</text:p>
          </table:table-cell>
          <table:table-cell table:formula="of:=([.B9]+[.C9])/2" office:value-type="float" office:value="214.230083646694" calcext:value-type="float">
            <text:p>214.230083646694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/>
          <table:table-cell table:formula="of:=[.B9]" office:value-type="float" office:value="215.126255935828" calcext:value-type="float">
            <text:p>215.126255935828</text:p>
          </table:table-cell>
          <table:table-cell table:formula="of:=[.C9]" office:value-type="float" office:value="213.333911357559" calcext:value-type="float">
            <text:p>213.333911357559</text:p>
          </table:table-cell>
          <table:table-cell table:formula="of:=[.D9]" office:value-type="float" office:value="214.230083646694" calcext:value-type="float">
            <text:p>214.230083646694</text:p>
          </table:table-cell>
          <table:table-cell table:formula="of:=[.E9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460759211172" calcext:value-type="float">
            <text:p>215.460759211172</text:p>
          </table:table-cell>
          <table:table-cell office:value-type="float" office:value="213.478293456565" calcext:value-type="float">
            <text:p>213.478293456565</text:p>
          </table:table-cell>
          <table:table-cell table:formula="of:=([.B10]+[.C10])/2" office:value-type="float" office:value="214.469526333868" calcext:value-type="float">
            <text:p>214.469526333868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[.B10]" office:value-type="float" office:value="215.460759211172" calcext:value-type="float">
            <text:p>215.460759211172</text:p>
          </table:table-cell>
          <table:table-cell table:formula="of:=[.C10]" office:value-type="float" office:value="213.478293456565" calcext:value-type="float">
            <text:p>213.478293456565</text:p>
          </table:table-cell>
          <table:table-cell table:formula="of:=[.D10]" office:value-type="float" office:value="214.469526333868" calcext:value-type="float">
            <text:p>214.469526333868</text:p>
          </table:table-cell>
          <table:table-cell table:formula="of:=[.E10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436722947439" calcext:value-type="float">
            <text:p>117.436722947439</text:p>
          </table:table-cell>
          <table:table-cell office:value-type="float" office:value="116.865219972199" calcext:value-type="float">
            <text:p>116.865219972199</text:p>
          </table:table-cell>
          <table:table-cell table:formula="of:=([.B11]+[.C11])/2" office:value-type="float" office:value="117.150971459819" calcext:value-type="float">
            <text:p>117.150971459819</text:p>
          </table:table-cell>
          <table:table-cell office:value-type="float" office:value="118.100768" calcext:value-type="float">
            <text:p>118.100768</text:p>
          </table:table-cell>
          <table:table-cell table:formula="of:=[.B10]-[.B11]" office:value-type="float" office:value="98.024036263733" calcext:value-type="float">
            <text:p>98.024036263733</text:p>
          </table:table-cell>
          <table:table-cell table:formula="of:=[.C10]-[.C11]" office:value-type="float" office:value="96.613073484366" calcext:value-type="float">
            <text:p>96.613073484366</text:p>
          </table:table-cell>
          <table:table-cell table:formula="of:=[.D10]-[.D11]" office:value-type="float" office:value="97.3185548740495" calcext:value-type="float">
            <text:p>97.3185548740495</text:p>
          </table:table-cell>
          <table:table-cell table:formula="of:=[.E10]-[.E11]" office:value-type="float" office:value="98.417317" calcext:value-type="float">
            <text:p>98.417317</text:p>
          </table:table-cell>
          <table:table-cell table:formula="of:=[.F11]-[.$F$15]" office:value-type="float" office:value="-0.0992655651940027" calcext:value-type="float">
            <text:p>-0.099265565194003</text:p>
          </table:table-cell>
          <table:table-cell table:formula="of:=[.G11]-[.$G$15]" office:value-type="float" office:value="-0.391145061841087" calcext:value-type="float">
            <text:p>-0.391145061841087</text:p>
          </table:table-cell>
          <table:table-cell table:formula="of:=[.H11]-[.$H$15]" office:value-type="float" office:value="-0.245205313517616" calcext:value-type="float">
            <text:p>-0.245205313517616</text:p>
          </table:table-cell>
          <table:table-cell table:formula="of:=[.I11]-[.$I$15]" office:value-type="float" office:value="0.00000512500001548233" calcext:value-type="float">
            <text:p>5.12500001548233E-06</text:p>
          </table:table-cell>
          <table:table-cell table:formula="of:=[.I11]+[.J11]" office:value-type="float" office:value="98.318051434806" calcext:value-type="float">
            <text:p>98.318051434806</text:p>
          </table:table-cell>
          <table:table-cell table:formula="of:=[.I11]+[.K11]" office:value-type="float" office:value="98.0261719381589" calcext:value-type="float">
            <text:p>98.0261719381589</text:p>
          </table:table-cell>
          <table:table-cell table:formula="of:=[.I11]+[.L11]" office:value-type="float" office:value="98.1721116864824" calcext:value-type="float">
            <text:p>98.1721116864824</text:p>
          </table:table-cell>
          <table:table-cell table:formula="of:=[.I11]" office:value-type="float" office:value="98.417317" calcext:value-type="float">
            <text:p>98.417317</text:p>
          </table:table-cell>
          <table:table-cell/>
          <table:table-cell table:formula="of:=[.S10]-[.N11]" office:value-type="float" office:value="117.142707776366" calcext:value-type="float">
            <text:p>117.142707776366</text:p>
          </table:table-cell>
          <table:table-cell table:formula="of:=[.T10]-[.O11]" office:value-type="float" office:value="115.452121518406" calcext:value-type="float">
            <text:p>115.452121518406</text:p>
          </table:table-cell>
          <table:table-cell table:formula="of:=[.U10]-[.P11]" office:value-type="float" office:value="116.297414647386" calcext:value-type="float">
            <text:p>116.297414647386</text:p>
          </table:table-cell>
          <table:table-cell table:formula="of:=[.E11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236249502868" calcext:value-type="float">
            <text:p>19.8236249502868</text:p>
          </table:table-cell>
          <table:table-cell office:value-type="float" office:value="20.1082363174736" calcext:value-type="float">
            <text:p>20.1082363174736</text:p>
          </table:table-cell>
          <table:table-cell table:formula="of:=([.B12]+[.C12])/2" office:value-type="float" office:value="19.9659306338802" calcext:value-type="float">
            <text:p>19.9659306338802</text:p>
          </table:table-cell>
          <table:table-cell office:value-type="float" office:value="19.683462" calcext:value-type="float">
            <text:p>19.683462</text:p>
          </table:table-cell>
          <table:table-cell table:formula="of:=[.B11]-[.B12]" office:value-type="float" office:value="97.6130979971522" calcext:value-type="float">
            <text:p>97.6130979971522</text:p>
          </table:table-cell>
          <table:table-cell table:formula="of:=[.C11]-[.C12]" office:value-type="float" office:value="96.7569836547254" calcext:value-type="float">
            <text:p>96.7569836547254</text:p>
          </table:table-cell>
          <table:table-cell table:formula="of:=[.D11]-[.D12]" office:value-type="float" office:value="97.1850408259388" calcext:value-type="float">
            <text:p>97.1850408259388</text:p>
          </table:table-cell>
          <table:table-cell table:formula="of:=[.E11]-[.E12]" office:value-type="float" office:value="98.417306" calcext:value-type="float">
            <text:p>98.417306</text:p>
          </table:table-cell>
          <table:table-cell table:formula="of:=[.F12]-[.$F$15]" office:value-type="float" office:value="-0.510203831774803" calcext:value-type="float">
            <text:p>-0.510203831774803</text:p>
          </table:table-cell>
          <table:table-cell table:formula="of:=[.G12]-[.$G$15]" office:value-type="float" office:value="-0.247234891481696" calcext:value-type="float">
            <text:p>-0.247234891481696</text:p>
          </table:table-cell>
          <table:table-cell table:formula="of:=[.H12]-[.$H$15]" office:value-type="float" office:value="-0.378719361628285" calcext:value-type="float">
            <text:p>-0.378719361628285</text:p>
          </table:table-cell>
          <table:table-cell table:formula="of:=[.I12]-[.$I$15]" office:value-type="float" office:value="-0.00000587499999937791" calcext:value-type="float">
            <text:p>-5.87499999937791E-06</text:p>
          </table:table-cell>
          <table:table-cell table:formula="of:=[.I12]+[.J12]" office:value-type="float" office:value="97.9071021682252" calcext:value-type="float">
            <text:p>97.9071021682252</text:p>
          </table:table-cell>
          <table:table-cell table:formula="of:=[.I12]+[.K12]" office:value-type="float" office:value="98.1700711085183" calcext:value-type="float">
            <text:p>98.1700711085183</text:p>
          </table:table-cell>
          <table:table-cell table:formula="of:=[.I12]+[.L12]" office:value-type="float" office:value="98.0385866383717" calcext:value-type="float">
            <text:p>98.0385866383717</text:p>
          </table:table-cell>
          <table:table-cell table:formula="of:=[.I12]" office:value-type="float" office:value="98.417306" calcext:value-type="float">
            <text:p>98.417306</text:p>
          </table:table-cell>
          <table:table-cell/>
          <table:table-cell table:formula="of:=[.S11]-[.N12]" office:value-type="float" office:value="19.2356056081408" calcext:value-type="float">
            <text:p>19.2356056081408</text:p>
          </table:table-cell>
          <table:table-cell table:formula="of:=[.T11]-[.O12]" office:value-type="float" office:value="17.2820504098878" calcext:value-type="float">
            <text:p>17.2820504098878</text:p>
          </table:table-cell>
          <table:table-cell table:formula="of:=[.U11]-[.P12]" office:value-type="float" office:value="18.2588280090144" calcext:value-type="float">
            <text:p>18.2588280090144</text:p>
          </table:table-cell>
          <table:table-cell table:formula="of:=[.E12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.553589938287" calcext:value-type="float">
            <text:p>-79.553589938287</text:p>
          </table:table-cell>
          <table:table-cell office:value-type="float" office:value="-77.7720105827834" calcext:value-type="float">
            <text:p>-77.7720105827834</text:p>
          </table:table-cell>
          <table:table-cell table:formula="of:=([.B13]+[.C13])/2" office:value-type="float" office:value="-78.6628002605352" calcext:value-type="float">
            <text:p>-78.6628002605352</text:p>
          </table:table-cell>
          <table:table-cell office:value-type="float" office:value="-78.7338505" calcext:value-type="float">
            <text:p>-78.7338505</text:p>
          </table:table-cell>
          <table:table-cell table:formula="of:=[.B12]-[.B13]" office:value-type="float" office:value="99.3772148885738" calcext:value-type="float">
            <text:p>99.3772148885738</text:p>
          </table:table-cell>
          <table:table-cell table:formula="of:=[.C12]-[.C13]" office:value-type="float" office:value="97.880246900257" calcext:value-type="float">
            <text:p>97.880246900257</text:p>
          </table:table-cell>
          <table:table-cell table:formula="of:=[.D12]-[.D13]" office:value-type="float" office:value="98.6287308944154" calcext:value-type="float">
            <text:p>98.6287308944154</text:p>
          </table:table-cell>
          <table:table-cell table:formula="of:=[.E12]-[.E13]" office:value-type="float" office:value="98.4173125" calcext:value-type="float">
            <text:p>98.4173125</text:p>
          </table:table-cell>
          <table:table-cell table:formula="of:=[.F13]-[.$F$15]" office:value-type="float" office:value="1.25391305964681" calcext:value-type="float">
            <text:p>1.25391305964681</text:p>
          </table:table-cell>
          <table:table-cell table:formula="of:=[.G13]-[.$G$15]" office:value-type="float" office:value="0.876028354049893" calcext:value-type="float">
            <text:p>0.876028354049893</text:p>
          </table:table-cell>
          <table:table-cell table:formula="of:=[.H13]-[.$H$15]" office:value-type="float" office:value="1.06497070684829" calcext:value-type="float">
            <text:p>1.06497070684829</text:p>
          </table:table-cell>
          <table:table-cell table:formula="of:=[.I13]-[.$I$15]" office:value-type="float" office:value="0.000000625000012632881" calcext:value-type="float">
            <text:p>6.25000012632881E-07</text:p>
          </table:table-cell>
          <table:table-cell table:formula="of:=[.I13]+[.J13]" office:value-type="float" office:value="99.6712255596468" calcext:value-type="float">
            <text:p>99.6712255596468</text:p>
          </table:table-cell>
          <table:table-cell table:formula="of:=[.I13]+[.K13]" office:value-type="float" office:value="99.2933408540499" calcext:value-type="float">
            <text:p>99.2933408540499</text:p>
          </table:table-cell>
          <table:table-cell table:formula="of:=[.I13]+[.L13]" office:value-type="float" office:value="99.4822832068483" calcext:value-type="float">
            <text:p>99.4822832068483</text:p>
          </table:table-cell>
          <table:table-cell table:formula="of:=[.I13]" office:value-type="float" office:value="98.4173125" calcext:value-type="float">
            <text:p>98.4173125</text:p>
          </table:table-cell>
          <table:table-cell/>
          <table:table-cell table:formula="of:=[.S12]-[.N13]" office:value-type="float" office:value="-80.435619951506" calcext:value-type="float">
            <text:p>-80.435619951506</text:p>
          </table:table-cell>
          <table:table-cell table:formula="of:=[.T12]-[.O13]" office:value-type="float" office:value="-82.0112904441621" calcext:value-type="float">
            <text:p>-82.0112904441621</text:p>
          </table:table-cell>
          <table:table-cell table:formula="of:=[.U12]-[.P13]" office:value-type="float" office:value="-81.2234551978339" calcext:value-type="float">
            <text:p>-81.2234551978339</text:p>
          </table:table-cell>
          <table:table-cell table:formula="of:=[.E13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7.49272654114" calcext:value-type="float">
            <text:p>-177.49272654114</text:p>
          </table:table-cell>
          <table:table-cell office:value-type="float" office:value="-175.008171532415" calcext:value-type="float">
            <text:p>-175.008171532415</text:p>
          </table:table-cell>
          <table:table-cell table:formula="of:=([.B14]+[.C14])/2" office:value-type="float" office:value="-176.250449036778" calcext:value-type="float">
            <text:p>-176.250449036778</text:p>
          </table:table-cell>
          <table:table-cell office:value-type="float" office:value="-177.1511625" calcext:value-type="float">
            <text:p>-177.1511625</text:p>
          </table:table-cell>
          <table:table-cell table:formula="of:=[.B13]-[.B14]" office:value-type="float" office:value="97.939136602853" calcext:value-type="float">
            <text:p>97.939136602853</text:p>
          </table:table-cell>
          <table:table-cell table:formula="of:=[.C13]-[.C14]" office:value-type="float" office:value="97.2361609496316" calcext:value-type="float">
            <text:p>97.2361609496316</text:p>
          </table:table-cell>
          <table:table-cell table:formula="of:=[.D13]-[.D14]" office:value-type="float" office:value="97.5876487762423" calcext:value-type="float">
            <text:p>97.5876487762423</text:p>
          </table:table-cell>
          <table:table-cell table:formula="of:=[.E13]-[.E14]" office:value-type="float" office:value="98.417312" calcext:value-type="float">
            <text:p>98.417312</text:p>
          </table:table-cell>
          <table:table-cell table:formula="of:=[.F14]-[.$F$15]" office:value-type="float" office:value="-0.184165226074001" calcext:value-type="float">
            <text:p>-0.184165226074001</text:p>
          </table:table-cell>
          <table:table-cell table:formula="of:=[.G14]-[.$G$15]" office:value-type="float" office:value="0.231942403424497" calcext:value-type="float">
            <text:p>0.231942403424497</text:p>
          </table:table-cell>
          <table:table-cell table:formula="of:=[.H14]-[.$H$15]" office:value-type="float" office:value="0.0238885886752058" calcext:value-type="float">
            <text:p>0.023888588675206</text:p>
          </table:table-cell>
          <table:table-cell table:formula="of:=[.I14]-[.$I$15]" office:value-type="float" office:value="0.000000124999999684405" calcext:value-type="float">
            <text:p>1.24999999684405E-07</text:p>
          </table:table-cell>
          <table:table-cell table:formula="of:=[.I14]+[.J14]" office:value-type="float" office:value="98.233146773926" calcext:value-type="float">
            <text:p>98.233146773926</text:p>
          </table:table-cell>
          <table:table-cell table:formula="of:=[.I14]+[.K14]" office:value-type="float" office:value="98.6492544034245" calcext:value-type="float">
            <text:p>98.6492544034245</text:p>
          </table:table-cell>
          <table:table-cell table:formula="of:=[.I14]+[.L14]" office:value-type="float" office:value="98.4412005886752" calcext:value-type="float">
            <text:p>98.4412005886752</text:p>
          </table:table-cell>
          <table:table-cell table:formula="of:=[.I14]" office:value-type="float" office:value="98.417312" calcext:value-type="float">
            <text:p>98.417312</text:p>
          </table:table-cell>
          <table:table-cell/>
          <table:table-cell table:formula="of:=[.S13]-[.N14]" office:value-type="float" office:value="-178.668766725432" calcext:value-type="float">
            <text:p>-178.668766725432</text:p>
          </table:table-cell>
          <table:table-cell table:formula="of:=[.T13]-[.O14]" office:value-type="float" office:value="-180.660544847587" calcext:value-type="float">
            <text:p>-180.660544847587</text:p>
          </table:table-cell>
          <table:table-cell table:formula="of:=[.U13]-[.P14]" office:value-type="float" office:value="-179.664655786509" calcext:value-type="float">
            <text:p>-179.664655786509</text:p>
          </table:table-cell>
          <table:table-cell table:formula="of:=[.E14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3"/>
          <table:table-cell table:style-name="Default"/>
          <table:table-cell table:style-name="ce7" table:formula="of:=(AVERAGE([.F5:.F8])+AVERAGE([.F11:.F14]))/2" office:value-type="float" office:value="98.123301828927" calcext:value-type="float">
            <text:p>98.123301828927</text:p>
          </table:table-cell>
          <table:table-cell table:style-name="ce7" table:formula="of:=(AVERAGE([.G5:.G8])+AVERAGE([.G11:.G14]))/2" office:value-type="float" office:value="97.0042185462071" calcext:value-type="float">
            <text:p>97.0042185462071</text:p>
          </table:table-cell>
          <table:table-cell table:style-name="ce7" table:formula="of:=(AVERAGE([.H5:.H8])+AVERAGE([.H11:.H14]))/2" office:value-type="float" office:value="97.5637601875671" calcext:value-type="float">
            <text:p>97.5637601875671</text:p>
          </table:table-cell>
          <table:table-cell table:style-name="ce7" table:formula="of:=(AVERAGE([.I5:.I8])+AVERAGE([.I11:.I14]))/2" office:value-type="float" office:value="98.417311875" calcext:value-type="float">
            <text:p>98.417311875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float" office:value="-174.503107306244" calcext:value-type="float">
            <text:p>-174.503107306244</text:p>
          </table:table-cell>
          <table:table-cell office:value-type="float" office:value="-173.707782362966" calcext:value-type="float">
            <text:p>-173.707782362966</text:p>
          </table:table-cell>
          <table:table-cell table:formula="of:=([.B18]+[.C18])/2" office:value-type="float" office:value="-174.105444834605" calcext:value-type="float">
            <text:p>-174.105444834605</text:p>
          </table:table-cell>
          <table:table-cell office:value-type="float" office:value="-177.1511625" calcext:value-type="float">
            <text:p>-177.1511625</text:p>
          </table:table-cell>
          <table:table-cell table:formula="of:=[.B19]-[.B18]" office:value-type="float" office:value="96.753793295689" calcext:value-type="float">
            <text:p>96.753793295689</text:p>
          </table:table-cell>
          <table:table-cell table:formula="of:=[.C19]-[.C18]" office:value-type="float" office:value="96.011755976352" calcext:value-type="float">
            <text:p>96.011755976352</text:p>
          </table:table-cell>
          <table:table-cell table:formula="of:=[.D19]-[.D18]" office:value-type="float" office:value="96.3827746360205" calcext:value-type="float">
            <text:p>96.3827746360205</text:p>
          </table:table-cell>
          <table:table-cell table:formula="of:=[.E19]-[.E18]" office:value-type="float" office:value="98.417312" calcext:value-type="float">
            <text:p>98.417312</text:p>
          </table:table-cell>
          <table:table-cell table:formula="of:=[.F18]-[.$F$28]" office:value-type="float" office:value="-1.03977486485439" calcext:value-type="float">
            <text:p>-1.03977486485439</text:p>
          </table:table-cell>
          <table:table-cell table:formula="of:=[.G18]-[.$G$28]" office:value-type="float" office:value="-0.715082232709008" calcext:value-type="float">
            <text:p>-0.715082232709008</text:p>
          </table:table-cell>
          <table:table-cell table:formula="of:=[.H18]-[.$H$28]" office:value-type="float" office:value="-0.87742854878168" calcext:value-type="float">
            <text:p>-0.87742854878168</text:p>
          </table:table-cell>
          <table:table-cell table:formula="of:=[.I18]-[.$I$28]" office:value-type="float" office:value="0.000000124999999684405" calcext:value-type="float">
            <text:p>1.24999999684405E-07</text:p>
          </table:table-cell>
          <table:table-cell table:formula="of:=[.I18]+[.J18]" office:value-type="float" office:value="97.3775371351456" calcext:value-type="float">
            <text:p>97.3775371351456</text:p>
          </table:table-cell>
          <table:table-cell table:formula="of:=[.I18]+[.K18]" office:value-type="float" office:value="97.702229767291" calcext:value-type="float">
            <text:p>97.702229767291</text:p>
          </table:table-cell>
          <table:table-cell table:formula="of:=[.I18]+[.L18]" office:value-type="float" office:value="97.5398834512183" calcext:value-type="float">
            <text:p>97.5398834512183</text:p>
          </table:table-cell>
          <table:table-cell table:formula="of:=[.I18]" office:value-type="float" office:value="98.417312" calcext:value-type="float">
            <text:p>98.417312</text:p>
          </table:table-cell>
          <table:table-cell/>
          <table:table-cell table:formula="of:=[.S19]-[.N18]" office:value-type="float" office:value="-176.99808216407" calcext:value-type="float">
            <text:p>-176.99808216407</text:p>
          </table:table-cell>
          <table:table-cell table:formula="of:=[.T19]-[.O18]" office:value-type="float" office:value="-180.469677026722" calcext:value-type="float">
            <text:p>-180.469677026722</text:p>
          </table:table-cell>
          <table:table-cell table:formula="of:=[.U19]-[.P18]" office:value-type="float" office:value="-178.733879595396" calcext:value-type="float">
            <text:p>-178.733879595396</text:p>
          </table:table-cell>
          <table:table-cell table:formula="of:=[.E18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7.749314010555" calcext:value-type="float">
            <text:p>-77.749314010555</text:p>
          </table:table-cell>
          <table:table-cell office:value-type="float" office:value="-77.696026386614" calcext:value-type="float">
            <text:p>-77.696026386614</text:p>
          </table:table-cell>
          <table:table-cell table:formula="of:=([.B19]+[.C19])/2" office:value-type="float" office:value="-77.7226701985845" calcext:value-type="float">
            <text:p>-77.7226701985845</text:p>
          </table:table-cell>
          <table:table-cell office:value-type="float" office:value="-78.7338505" calcext:value-type="float">
            <text:p>-78.7338505</text:p>
          </table:table-cell>
          <table:table-cell table:formula="of:=[.B20]-[.B19]" office:value-type="float" office:value="97.6829397446547" calcext:value-type="float">
            <text:p>97.6829397446547</text:p>
          </table:table-cell>
          <table:table-cell table:formula="of:=[.C20]-[.C19]" office:value-type="float" office:value="96.800926475055" calcext:value-type="float">
            <text:p>96.800926475055</text:p>
          </table:table-cell>
          <table:table-cell table:formula="of:=[.D20]-[.D19]" office:value-type="float" office:value="97.2419331098548" calcext:value-type="float">
            <text:p>97.2419331098548</text:p>
          </table:table-cell>
          <table:table-cell table:formula="of:=[.E20]-[.E19]" office:value-type="float" office:value="98.4173125" calcext:value-type="float">
            <text:p>98.4173125</text:p>
          </table:table-cell>
          <table:table-cell table:formula="of:=[.F19]-[.$F$28]" office:value-type="float" office:value="-0.110628415888698" calcext:value-type="float">
            <text:p>-0.110628415888698</text:p>
          </table:table-cell>
          <table:table-cell table:formula="of:=[.G19]-[.$G$28]" office:value-type="float" office:value="0.0740882659939928" calcext:value-type="float">
            <text:p>0.074088265993993</text:p>
          </table:table-cell>
          <table:table-cell table:formula="of:=[.H19]-[.$H$28]" office:value-type="float" office:value="-0.0182700749473526" calcext:value-type="float">
            <text:p>-0.018270074947353</text:p>
          </table:table-cell>
          <table:table-cell table:formula="of:=[.I19]-[.$I$28]" office:value-type="float" office:value="0.000000625000012632881" calcext:value-type="float">
            <text:p>6.25000012632881E-07</text:p>
          </table:table-cell>
          <table:table-cell table:formula="of:=[.I19]+[.J19]" office:value-type="float" office:value="98.3066840841113" calcext:value-type="float">
            <text:p>98.3066840841113</text:p>
          </table:table-cell>
          <table:table-cell table:formula="of:=[.I19]+[.K19]" office:value-type="float" office:value="98.491400765994" calcext:value-type="float">
            <text:p>98.491400765994</text:p>
          </table:table-cell>
          <table:table-cell table:formula="of:=[.I19]+[.L19]" office:value-type="float" office:value="98.3990424250527" calcext:value-type="float">
            <text:p>98.3990424250527</text:p>
          </table:table-cell>
          <table:table-cell table:formula="of:=[.I19]" office:value-type="float" office:value="98.4173125" calcext:value-type="float">
            <text:p>98.4173125</text:p>
          </table:table-cell>
          <table:table-cell/>
          <table:table-cell table:formula="of:=[.S20]-[.N19]" office:value-type="float" office:value="-79.6205450289248" calcext:value-type="float">
            <text:p>-79.6205450289248</text:p>
          </table:table-cell>
          <table:table-cell table:formula="of:=[.T20]-[.O19]" office:value-type="float" office:value="-82.767447259431" calcext:value-type="float">
            <text:p>-82.767447259431</text:p>
          </table:table-cell>
          <table:table-cell table:formula="of:=[.U20]-[.P19]" office:value-type="float" office:value="-81.1939961441779" calcext:value-type="float">
            <text:p>-81.1939961441779</text:p>
          </table:table-cell>
          <table:table-cell table:formula="of:=[.E19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336257340997" calcext:value-type="float">
            <text:p>19.9336257340997</text:p>
          </table:table-cell>
          <table:table-cell office:value-type="float" office:value="19.104900088441" calcext:value-type="float">
            <text:p>19.104900088441</text:p>
          </table:table-cell>
          <table:table-cell table:formula="of:=([.B20]+[.C20])/2" office:value-type="float" office:value="19.5192629112704" calcext:value-type="float">
            <text:p>19.5192629112704</text:p>
          </table:table-cell>
          <table:table-cell office:value-type="float" office:value="19.683462" calcext:value-type="float">
            <text:p>19.683462</text:p>
          </table:table-cell>
          <table:table-cell table:formula="of:=[.B21]-[.B20]" office:value-type="float" office:value="98.3544573460603" calcext:value-type="float">
            <text:p>98.3544573460603</text:p>
          </table:table-cell>
          <table:table-cell table:formula="of:=[.C21]-[.C20]" office:value-type="float" office:value="97.160215575066" calcext:value-type="float">
            <text:p>97.160215575066</text:p>
          </table:table-cell>
          <table:table-cell table:formula="of:=[.D21]-[.D20]" office:value-type="float" office:value="97.7573364605632" calcext:value-type="float">
            <text:p>97.7573364605632</text:p>
          </table:table-cell>
          <table:table-cell table:formula="of:=[.E21]-[.E20]" office:value-type="float" office:value="98.417306" calcext:value-type="float">
            <text:p>98.417306</text:p>
          </table:table-cell>
          <table:table-cell table:formula="of:=[.F20]-[.$F$28]" office:value-type="float" office:value="0.560889185516913" calcext:value-type="float">
            <text:p>0.560889185516913</text:p>
          </table:table-cell>
          <table:table-cell table:formula="of:=[.G20]-[.$G$28]" office:value-type="float" office:value="0.433377366005004" calcext:value-type="float">
            <text:p>0.433377366005004</text:p>
          </table:table-cell>
          <table:table-cell table:formula="of:=[.H20]-[.$H$28]" office:value-type="float" office:value="0.497133275760959" calcext:value-type="float">
            <text:p>0.497133275760959</text:p>
          </table:table-cell>
          <table:table-cell table:formula="of:=[.I20]-[.$I$28]" office:value-type="float" office:value="-0.00000587499999937791" calcext:value-type="float">
            <text:p>-5.87499999937791E-06</text:p>
          </table:table-cell>
          <table:table-cell table:formula="of:=[.I20]+[.J20]" office:value-type="float" office:value="98.9781951855169" calcext:value-type="float">
            <text:p>98.9781951855169</text:p>
          </table:table-cell>
          <table:table-cell table:formula="of:=[.I20]+[.K20]" office:value-type="float" office:value="98.850683366005" calcext:value-type="float">
            <text:p>98.850683366005</text:p>
          </table:table-cell>
          <table:table-cell table:formula="of:=[.I20]+[.L20]" office:value-type="float" office:value="98.914439275761" calcext:value-type="float">
            <text:p>98.914439275761</text:p>
          </table:table-cell>
          <table:table-cell table:formula="of:=[.I20]" office:value-type="float" office:value="98.417306" calcext:value-type="float">
            <text:p>98.417306</text:p>
          </table:table-cell>
          <table:table-cell/>
          <table:table-cell table:formula="of:=[.S21]-[.N20]" office:value-type="float" office:value="18.6861390551865" calcext:value-type="float">
            <text:p>18.6861390551865</text:p>
          </table:table-cell>
          <table:table-cell table:formula="of:=[.T21]-[.O20]" office:value-type="float" office:value="15.723953506563" calcext:value-type="float">
            <text:p>15.723953506563</text:p>
          </table:table-cell>
          <table:table-cell table:formula="of:=[.U21]-[.P20]" office:value-type="float" office:value="17.2050462808747" calcext:value-type="float">
            <text:p>17.2050462808747</text:p>
          </table:table-cell>
          <table:table-cell table:formula="of:=[.E20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.28808308016" calcext:value-type="float">
            <text:p>118.28808308016</text:p>
          </table:table-cell>
          <table:table-cell office:value-type="float" office:value="116.265115663507" calcext:value-type="float">
            <text:p>116.265115663507</text:p>
          </table:table-cell>
          <table:table-cell table:formula="of:=([.B21]+[.C21])/2" office:value-type="float" office:value="117.276599371834" calcext:value-type="float">
            <text:p>117.276599371834</text:p>
          </table:table-cell>
          <table:table-cell office:value-type="float" office:value="118.100768" calcext:value-type="float">
            <text:p>118.100768</text:p>
          </table:table-cell>
          <table:table-cell table:formula="of:=[.B22]-[.B21]" office:value-type="float" office:value="97.448975867735" calcext:value-type="float">
            <text:p>97.448975867735</text:p>
          </table:table-cell>
          <table:table-cell table:formula="of:=[.C22]-[.C21]" office:value-type="float" office:value="96.96479480533" calcext:value-type="float">
            <text:p>96.96479480533</text:p>
          </table:table-cell>
          <table:table-cell table:formula="of:=[.D22]-[.D21]" office:value-type="float" office:value="97.2068853365325" calcext:value-type="float">
            <text:p>97.2068853365325</text:p>
          </table:table-cell>
          <table:table-cell table:formula="of:=[.E22]-[.E21]" office:value-type="float" office:value="98.417317" calcext:value-type="float">
            <text:p>98.417317</text:p>
          </table:table-cell>
          <table:table-cell table:formula="of:=[.F21]-[.$F$28]" office:value-type="float" office:value="-0.3445922928084" calcext:value-type="float">
            <text:p>-0.3445922928084</text:p>
          </table:table-cell>
          <table:table-cell table:formula="of:=[.G21]-[.$G$28]" office:value-type="float" office:value="0.237956596269001" calcext:value-type="float">
            <text:p>0.237956596269001</text:p>
          </table:table-cell>
          <table:table-cell table:formula="of:=[.H21]-[.$H$28]" office:value-type="float" office:value="-0.0533178482696854" calcext:value-type="float">
            <text:p>-0.053317848269686</text:p>
          </table:table-cell>
          <table:table-cell table:formula="of:=[.I21]-[.$I$28]" office:value-type="float" office:value="0.00000512500001548233" calcext:value-type="float">
            <text:p>5.12500001548233E-06</text:p>
          </table:table-cell>
          <table:table-cell table:formula="of:=[.I21]+[.J21]" office:value-type="float" office:value="98.0727247071916" calcext:value-type="float">
            <text:p>98.0727247071916</text:p>
          </table:table-cell>
          <table:table-cell table:formula="of:=[.I21]+[.K21]" office:value-type="float" office:value="98.655273596269" calcext:value-type="float">
            <text:p>98.655273596269</text:p>
          </table:table-cell>
          <table:table-cell table:formula="of:=[.I21]+[.L21]" office:value-type="float" office:value="98.3639991517303" calcext:value-type="float">
            <text:p>98.3639991517303</text:p>
          </table:table-cell>
          <table:table-cell table:formula="of:=[.I21]" office:value-type="float" office:value="98.417317" calcext:value-type="float">
            <text:p>98.417317</text:p>
          </table:table-cell>
          <table:table-cell/>
          <table:table-cell table:formula="of:=[.S22]-[.N21]" office:value-type="float" office:value="117.664334240703" calcext:value-type="float">
            <text:p>117.664334240703</text:p>
          </table:table-cell>
          <table:table-cell table:formula="of:=[.T22]-[.O21]" office:value-type="float" office:value="114.574636872568" calcext:value-type="float">
            <text:p>114.574636872568</text:p>
          </table:table-cell>
          <table:table-cell table:formula="of:=[.U22]-[.P21]" office:value-type="float" office:value="116.119485556636" calcext:value-type="float">
            <text:p>116.119485556636</text:p>
          </table:table-cell>
          <table:table-cell table:formula="of:=[.E21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737058947895" calcext:value-type="float">
            <text:p>215.737058947895</text:p>
          </table:table-cell>
          <table:table-cell office:value-type="float" office:value="213.229910468837" calcext:value-type="float">
            <text:p>213.229910468837</text:p>
          </table:table-cell>
          <table:table-cell table:formula="of:=([.B22]+[.C22])/2" office:value-type="float" office:value="214.483484708366" calcext:value-type="float">
            <text:p>214.483484708366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[.B22]" office:value-type="float" office:value="215.737058947895" calcext:value-type="float">
            <text:p>215.737058947895</text:p>
          </table:table-cell>
          <table:table-cell table:formula="of:=[.C22]" office:value-type="float" office:value="213.229910468837" calcext:value-type="float">
            <text:p>213.229910468837</text:p>
          </table:table-cell>
          <table:table-cell table:formula="of:=[.D22]" office:value-type="float" office:value="214.483484708366" calcext:value-type="float">
            <text:p>214.483484708366</text:p>
          </table:table-cell>
          <table:table-cell table:formula="of:=[.E22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.25608161592" calcext:value-type="float">
            <text:p>216.25608161592</text:p>
          </table:table-cell>
          <table:table-cell office:value-type="float" office:value="212.341287935313" calcext:value-type="float">
            <text:p>212.341287935313</text:p>
          </table:table-cell>
          <table:table-cell table:formula="of:=([.B23]+[.C23])/2" office:value-type="float" office:value="214.298684775616" calcext:value-type="float">
            <text:p>214.298684775616</text:p>
          </table:table-cell>
          <table:table-cell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/>
          <table:table-cell table:formula="of:=[.B23]" office:value-type="float" office:value="216.25608161592" calcext:value-type="float">
            <text:p>216.25608161592</text:p>
          </table:table-cell>
          <table:table-cell table:formula="of:=[.C23]" office:value-type="float" office:value="212.341287935313" calcext:value-type="float">
            <text:p>212.341287935313</text:p>
          </table:table-cell>
          <table:table-cell table:formula="of:=[.D23]" office:value-type="float" office:value="214.298684775616" calcext:value-type="float">
            <text:p>214.298684775616</text:p>
          </table:table-cell>
          <table:table-cell table:formula="of:=[.E23]" office:value-type="float" office:value="216.518085" calcext:value-type="float">
            <text:p>216.51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.072774713153" calcext:value-type="float">
            <text:p>118.072774713153</text:p>
          </table:table-cell>
          <table:table-cell office:value-type="float" office:value="115.422505406166" calcext:value-type="float">
            <text:p>115.422505406166</text:p>
          </table:table-cell>
          <table:table-cell table:formula="of:=([.B24]+[.C24])/2" office:value-type="float" office:value="116.74764005966" calcext:value-type="float">
            <text:p>116.74764005966</text:p>
          </table:table-cell>
          <table:table-cell office:value-type="float" office:value="118.100768" calcext:value-type="float">
            <text:p>118.100768</text:p>
          </table:table-cell>
          <table:table-cell table:formula="of:=[.B23]-[.B24]" office:value-type="float" office:value="98.183306902767" calcext:value-type="float">
            <text:p>98.183306902767</text:p>
          </table:table-cell>
          <table:table-cell table:formula="of:=[.C23]-[.C24]" office:value-type="float" office:value="96.918782529147" calcext:value-type="float">
            <text:p>96.918782529147</text:p>
          </table:table-cell>
          <table:table-cell table:formula="of:=[.D23]-[.D24]" office:value-type="float" office:value="97.551044715957" calcext:value-type="float">
            <text:p>97.551044715957</text:p>
          </table:table-cell>
          <table:table-cell table:formula="of:=[.E23]-[.E24]" office:value-type="float" office:value="98.417317" calcext:value-type="float">
            <text:p>98.417317</text:p>
          </table:table-cell>
          <table:table-cell table:formula="of:=[.F24]-[.$F$28]" office:value-type="float" office:value="0.389738742223614" calcext:value-type="float">
            <text:p>0.389738742223614</text:p>
          </table:table-cell>
          <table:table-cell table:formula="of:=[.G24]-[.$G$28]" office:value-type="float" office:value="0.191944320086009" calcext:value-type="float">
            <text:p>0.191944320086009</text:p>
          </table:table-cell>
          <table:table-cell table:formula="of:=[.H24]-[.$H$28]" office:value-type="float" office:value="0.290841531154811" calcext:value-type="float">
            <text:p>0.290841531154811</text:p>
          </table:table-cell>
          <table:table-cell table:formula="of:=[.I24]-[.$I$28]" office:value-type="float" office:value="0.00000512500001548233" calcext:value-type="float">
            <text:p>5.12500001548233E-06</text:p>
          </table:table-cell>
          <table:table-cell table:formula="of:=[.I24]+[.J24]" office:value-type="float" office:value="98.8070557422236" calcext:value-type="float">
            <text:p>98.8070557422236</text:p>
          </table:table-cell>
          <table:table-cell table:formula="of:=[.I24]+[.K24]" office:value-type="float" office:value="98.609261320086" calcext:value-type="float">
            <text:p>98.609261320086</text:p>
          </table:table-cell>
          <table:table-cell table:formula="of:=[.I24]+[.L24]" office:value-type="float" office:value="98.7081585311548" calcext:value-type="float">
            <text:p>98.7081585311548</text:p>
          </table:table-cell>
          <table:table-cell table:formula="of:=[.I24]" office:value-type="float" office:value="98.417317" calcext:value-type="float">
            <text:p>98.417317</text:p>
          </table:table-cell>
          <table:table-cell/>
          <table:table-cell table:formula="of:=[.S23]-[.N24]" office:value-type="float" office:value="117.449025873696" calcext:value-type="float">
            <text:p>117.449025873696</text:p>
          </table:table-cell>
          <table:table-cell table:formula="of:=[.T23]-[.O24]" office:value-type="float" office:value="113.732026615227" calcext:value-type="float">
            <text:p>113.732026615227</text:p>
          </table:table-cell>
          <table:table-cell table:formula="of:=[.U23]-[.P24]" office:value-type="float" office:value="115.590526244462" calcext:value-type="float">
            <text:p>115.590526244462</text:p>
          </table:table-cell>
          <table:table-cell table:formula="of:=[.E24]" office:value-type="float" office:value="118.100768" calcext:value-type="float">
            <text:p>118.100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352776294046" calcext:value-type="float">
            <text:p>20.2352776294046</text:p>
          </table:table-cell>
          <table:table-cell office:value-type="float" office:value="18.2211036240957" calcext:value-type="float">
            <text:p>18.2211036240957</text:p>
          </table:table-cell>
          <table:table-cell table:formula="of:=([.B25]+[.C25])/2" office:value-type="float" office:value="19.2281906267501" calcext:value-type="float">
            <text:p>19.2281906267501</text:p>
          </table:table-cell>
          <table:table-cell office:value-type="float" office:value="19.683462" calcext:value-type="float">
            <text:p>19.683462</text:p>
          </table:table-cell>
          <table:table-cell table:formula="of:=[.B24]-[.B25]" office:value-type="float" office:value="97.8374970837484" calcext:value-type="float">
            <text:p>97.8374970837484</text:p>
          </table:table-cell>
          <table:table-cell table:formula="of:=[.C24]-[.C25]" office:value-type="float" office:value="97.2014017820703" calcext:value-type="float">
            <text:p>97.2014017820703</text:p>
          </table:table-cell>
          <table:table-cell table:formula="of:=[.D24]-[.D25]" office:value-type="float" office:value="97.5194494329093" calcext:value-type="float">
            <text:p>97.5194494329093</text:p>
          </table:table-cell>
          <table:table-cell table:formula="of:=[.E24]-[.E25]" office:value-type="float" office:value="98.417306" calcext:value-type="float">
            <text:p>98.417306</text:p>
          </table:table-cell>
          <table:table-cell table:formula="of:=[.F25]-[.$F$28]" office:value-type="float" office:value="0.0439289232049873" calcext:value-type="float">
            <text:p>0.043928923204987</text:p>
          </table:table-cell>
          <table:table-cell table:formula="of:=[.G25]-[.$G$28]" office:value-type="float" office:value="0.474563573009291" calcext:value-type="float">
            <text:p>0.474563573009291</text:p>
          </table:table-cell>
          <table:table-cell table:formula="of:=[.H25]-[.$H$28]" office:value-type="float" office:value="0.259246248107146" calcext:value-type="float">
            <text:p>0.259246248107146</text:p>
          </table:table-cell>
          <table:table-cell table:formula="of:=[.I25]-[.$I$28]" office:value-type="float" office:value="-0.00000587499999937791" calcext:value-type="float">
            <text:p>-5.87499999937791E-06</text:p>
          </table:table-cell>
          <table:table-cell table:formula="of:=[.I25]+[.J25]" office:value-type="float" office:value="98.461234923205" calcext:value-type="float">
            <text:p>98.461234923205</text:p>
          </table:table-cell>
          <table:table-cell table:formula="of:=[.I25]+[.K25]" office:value-type="float" office:value="98.8918695730093" calcext:value-type="float">
            <text:p>98.8918695730093</text:p>
          </table:table-cell>
          <table:table-cell table:formula="of:=[.I25]+[.L25]" office:value-type="float" office:value="98.6765522481072" calcext:value-type="float">
            <text:p>98.6765522481072</text:p>
          </table:table-cell>
          <table:table-cell table:formula="of:=[.I25]" office:value-type="float" office:value="98.417306" calcext:value-type="float">
            <text:p>98.417306</text:p>
          </table:table-cell>
          <table:table-cell/>
          <table:table-cell table:formula="of:=[.S24]-[.N25]" office:value-type="float" office:value="18.9877909504914" calcext:value-type="float">
            <text:p>18.9877909504914</text:p>
          </table:table-cell>
          <table:table-cell table:formula="of:=[.T24]-[.O25]" office:value-type="float" office:value="14.8401570422177" calcext:value-type="float">
            <text:p>14.8401570422177</text:p>
          </table:table-cell>
          <table:table-cell table:formula="of:=[.U24]-[.P25]" office:value-type="float" office:value="16.9139739963545" calcext:value-type="float">
            <text:p>16.9139739963545</text:p>
          </table:table-cell>
          <table:table-cell table:formula="of:=[.E25]" office:value-type="float" office:value="19.683462" calcext:value-type="float">
            <text:p>19.683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7.857802811217" calcext:value-type="float">
            <text:p>-77.857802811217</text:p>
          </table:table-cell>
          <table:table-cell office:value-type="float" office:value="-77.6319000043476" calcext:value-type="float">
            <text:p>-77.6319000043476</text:p>
          </table:table-cell>
          <table:table-cell table:formula="of:=([.B26]+[.C26])/2" office:value-type="float" office:value="-77.7448514077823" calcext:value-type="float">
            <text:p>-77.7448514077823</text:p>
          </table:table-cell>
          <table:table-cell office:value-type="float" office:value="-78.7338505" calcext:value-type="float">
            <text:p>-78.7338505</text:p>
          </table:table-cell>
          <table:table-cell table:formula="of:=[.B25]-[.B26]" office:value-type="float" office:value="98.0930804406216" calcext:value-type="float">
            <text:p>98.0930804406216</text:p>
          </table:table-cell>
          <table:table-cell table:formula="of:=[.C25]-[.C26]" office:value-type="float" office:value="95.8530036284433" calcext:value-type="float">
            <text:p>95.8530036284433</text:p>
          </table:table-cell>
          <table:table-cell table:formula="of:=[.D25]-[.D26]" office:value-type="float" office:value="96.9730420345325" calcext:value-type="float">
            <text:p>96.9730420345325</text:p>
          </table:table-cell>
          <table:table-cell table:formula="of:=[.E25]-[.E26]" office:value-type="float" office:value="98.4173125" calcext:value-type="float">
            <text:p>98.4173125</text:p>
          </table:table-cell>
          <table:table-cell table:formula="of:=[.F26]-[.$F$28]" office:value-type="float" office:value="0.299512280078204" calcext:value-type="float">
            <text:p>0.299512280078204</text:p>
          </table:table-cell>
          <table:table-cell table:formula="of:=[.G26]-[.$G$28]" office:value-type="float" office:value="-0.873834580617697" calcext:value-type="float">
            <text:p>-0.873834580617697</text:p>
          </table:table-cell>
          <table:table-cell table:formula="of:=[.H26]-[.$H$28]" office:value-type="float" office:value="-0.287161150269739" calcext:value-type="float">
            <text:p>-0.287161150269739</text:p>
          </table:table-cell>
          <table:table-cell table:formula="of:=[.I26]-[.$I$28]" office:value-type="float" office:value="0.000000625000012632881" calcext:value-type="float">
            <text:p>6.25000012632881E-07</text:p>
          </table:table-cell>
          <table:table-cell table:formula="of:=[.I26]+[.J26]" office:value-type="float" office:value="98.7168247800782" calcext:value-type="float">
            <text:p>98.7168247800782</text:p>
          </table:table-cell>
          <table:table-cell table:formula="of:=[.I26]+[.K26]" office:value-type="float" office:value="97.5434779193823" calcext:value-type="float">
            <text:p>97.5434779193823</text:p>
          </table:table-cell>
          <table:table-cell table:formula="of:=[.I26]+[.L26]" office:value-type="float" office:value="98.1301513497303" calcext:value-type="float">
            <text:p>98.1301513497303</text:p>
          </table:table-cell>
          <table:table-cell table:formula="of:=[.I26]" office:value-type="float" office:value="98.4173125" calcext:value-type="float">
            <text:p>98.4173125</text:p>
          </table:table-cell>
          <table:table-cell/>
          <table:table-cell table:formula="of:=[.S25]-[.N26]" office:value-type="float" office:value="-79.7290338295868" calcext:value-type="float">
            <text:p>-79.7290338295868</text:p>
          </table:table-cell>
          <table:table-cell table:formula="of:=[.T25]-[.O26]" office:value-type="float" office:value="-82.7033208771646" calcext:value-type="float">
            <text:p>-82.7033208771646</text:p>
          </table:table-cell>
          <table:table-cell table:formula="of:=[.U25]-[.P26]" office:value-type="float" office:value="-81.2161773533757" calcext:value-type="float">
            <text:p>-81.2161773533757</text:p>
          </table:table-cell>
          <table:table-cell table:formula="of:=[.E26]" office:value-type="float" office:value="-78.7338505" calcext:value-type="float">
            <text:p>-78.733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5.852297414288" calcext:value-type="float">
            <text:p>-175.852297414288</text:p>
          </table:table-cell>
          <table:table-cell office:value-type="float" office:value="-174.535724905372" calcext:value-type="float">
            <text:p>-174.535724905372</text:p>
          </table:table-cell>
          <table:table-cell table:formula="of:=([.B27]+[.C27])/2" office:value-type="float" office:value="-175.19401115983" calcext:value-type="float">
            <text:p>-175.19401115983</text:p>
          </table:table-cell>
          <table:table-cell office:value-type="float" office:value="-177.1511625" calcext:value-type="float">
            <text:p>-177.1511625</text:p>
          </table:table-cell>
          <table:table-cell table:formula="of:=[.B26]-[.B27]" office:value-type="float" office:value="97.994494603071" calcext:value-type="float">
            <text:p>97.994494603071</text:p>
          </table:table-cell>
          <table:table-cell table:formula="of:=[.C26]-[.C27]" office:value-type="float" office:value="96.9038249010244" calcext:value-type="float">
            <text:p>96.9038249010244</text:p>
          </table:table-cell>
          <table:table-cell table:formula="of:=[.D26]-[.D27]" office:value-type="float" office:value="97.4491597520477" calcext:value-type="float">
            <text:p>97.4491597520477</text:p>
          </table:table-cell>
          <table:table-cell table:formula="of:=[.E26]-[.E27]" office:value-type="float" office:value="98.417312" calcext:value-type="float">
            <text:p>98.417312</text:p>
          </table:table-cell>
          <table:table-cell table:formula="of:=[.F27]-[.$F$28]" office:value-type="float" office:value="0.200926442527589" calcext:value-type="float">
            <text:p>0.200926442527589</text:p>
          </table:table-cell>
          <table:table-cell table:formula="of:=[.G27]-[.$G$28]" office:value-type="float" office:value="0.176986691963407" calcext:value-type="float">
            <text:p>0.176986691963407</text:p>
          </table:table-cell>
          <table:table-cell table:formula="of:=[.H27]-[.$H$28]" office:value-type="float" office:value="0.188956567245484" calcext:value-type="float">
            <text:p>0.188956567245484</text:p>
          </table:table-cell>
          <table:table-cell table:formula="of:=[.I27]-[.$I$28]" office:value-type="float" office:value="0.000000124999999684405" calcext:value-type="float">
            <text:p>1.24999999684405E-07</text:p>
          </table:table-cell>
          <table:table-cell table:formula="of:=[.I27]+[.J27]" office:value-type="float" office:value="98.6182384425276" calcext:value-type="float">
            <text:p>98.6182384425276</text:p>
          </table:table-cell>
          <table:table-cell table:formula="of:=[.I27]+[.K27]" office:value-type="float" office:value="98.5942986919634" calcext:value-type="float">
            <text:p>98.5942986919634</text:p>
          </table:table-cell>
          <table:table-cell table:formula="of:=[.I27]+[.L27]" office:value-type="float" office:value="98.6062685672455" calcext:value-type="float">
            <text:p>98.6062685672455</text:p>
          </table:table-cell>
          <table:table-cell table:formula="of:=[.I27]" office:value-type="float" office:value="98.417312" calcext:value-type="float">
            <text:p>98.417312</text:p>
          </table:table-cell>
          <table:table-cell/>
          <table:table-cell table:formula="of:=[.S26]-[.N27]" office:value-type="float" office:value="-178.347272272114" calcext:value-type="float">
            <text:p>-178.347272272114</text:p>
          </table:table-cell>
          <table:table-cell table:formula="of:=[.T26]-[.O27]" office:value-type="float" office:value="-181.297619569128" calcext:value-type="float">
            <text:p>-181.297619569128</text:p>
          </table:table-cell>
          <table:table-cell table:formula="of:=[.U26]-[.P27]" office:value-type="float" office:value="-179.822445920621" calcext:value-type="float">
            <text:p>-179.822445920621</text:p>
          </table:table-cell>
          <table:table-cell table:formula="of:=[.E27]" office:value-type="float" office:value="-177.1511625" calcext:value-type="float">
            <text:p>-177.1511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style-name="Default" table:number-columns-repeated="4"/>
          <table:table-cell table:style-name="ce7" table:formula="of:=(AVERAGE([.F18:.F21])+AVERAGE([.F24:.F27]))/2" office:value-type="float" office:value="97.7935681605434" calcext:value-type="float">
            <text:p>97.7935681605434</text:p>
          </table:table-cell>
          <table:table-cell table:style-name="ce7" table:formula="of:=(AVERAGE([.G18:.G21])+AVERAGE([.G24:.G27]))/2" office:value-type="float" office:value="96.726838209061" calcext:value-type="float">
            <text:p>96.726838209061</text:p>
          </table:table-cell>
          <table:table-cell table:style-name="ce7" table:formula="of:=(AVERAGE([.H18:.H21])+AVERAGE([.H24:.H27]))/2" office:value-type="float" office:value="97.2602031848022" calcext:value-type="float">
            <text:p>97.2602031848022</text:p>
          </table:table-cell>
          <table:table-cell table:style-name="ce7" table:formula="of:=(AVERAGE([.I18:.I21])+AVERAGE([.I24:.I27]))/2" office:value-type="float" office:value="98.417311875" calcext:value-type="float">
            <text:p>98.417311875</text:p>
          </table:table-cell>
          <table:table-cell table:number-columns-repeated="17"/>
        </table:table-row>
      </table:table>
      <table:table table:name="onlystapletimestamp_usingoutliersremoval" table:style-name="ta1">
        <table:table-column table:style-name="co2" table:number-columns-repeated="48" table:default-cell-style-name="Default"/>
        <table:table-row table:style-name="ro1">
          <table:table-cell table:number-columns-repeated="48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X-Xbar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7.8655223434503" calcext:value-type="float">
            <text:p>97.8655223434503</text:p>
          </table:table-cell>
          <table:table-cell office:value-type="float" office:value="96.1715113990895" calcext:value-type="float">
            <text:p>96.1715113990895</text:p>
          </table:table-cell>
          <table:table-cell office:value-type="float" office:value="97.0185168712699" calcext:value-type="float">
            <text:p>97.0185168712699</text:p>
          </table:table-cell>
          <table:table-cell/>
          <table:table-cell table:style-name="ce9" table:formula="of:=[.Y4]-[.$Y$12]" office:value-type="float" office:value="-0.257779485476689" calcext:value-type="float">
            <text:p>-0.257779485476689</text:p>
          </table:table-cell>
          <table:table-cell table:style-name="ce10" table:formula="of:=[.Z4]-[.$Z$12]" office:value-type="float" office:value="-0.832707147117617" calcext:value-type="float">
            <text:p>-0.832707147117617</text:p>
          </table:table-cell>
          <table:table-cell table:style-name="ce10" table:formula="of:=[.AA4]-[.$AA$12]" office:value-type="float" office:value="-0.54524331629716" calcext:value-type="float">
            <text:p>-0.54524331629716</text:p>
          </table:table-cell>
          <table:table-cell/>
          <table:table-cell office:value-type="float" office:value="97.8655223434503" calcext:value-type="float">
            <text:p>97.8655223434503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  <table:table-cell/>
          <table:table-cell office:value-type="float" office:value="97.8655223434503" calcext:value-type="float">
            <text:p>97.8655223434503</text:p>
          </table:table-cell>
          <table:table-cell office:value-type="float" office:value="96.1715113990895" calcext:value-type="float">
            <text:p>96.1715113990895</text:p>
          </table:table-cell>
          <table:table-cell office:value-type="float" office:value="97.0185168712699" calcext:value-type="float">
            <text:p>97.0185168712699</text:p>
          </table:table-cell>
          <table:table-cell/>
          <table:table-cell office:value-type="float" office:value="97.8655223434503" calcext:value-type="float">
            <text:p>97.8655223434503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  <table:table-cell/>
          <table:table-cell office:value-type="float" office:value="97.8655223434503" calcext:value-type="float">
            <text:p>97.8655223434503</text:p>
          </table:table-cell>
          <table:table-cell office:value-type="float" office:value="96.1715113990895" calcext:value-type="float">
            <text:p>96.1715113990895</text:p>
          </table:table-cell>
          <table:table-cell office:value-type="float" office:value="97.0185168712699" calcext:value-type="float">
            <text:p>97.0185168712699</text:p>
          </table:table-cell>
          <table:table-cell/>
        </table:table-row>
        <table:table-row table:style-name="ro1">
          <table:table-cell/>
          <table:table-cell table:style-name="ce4" office:value-type="float" office:value="-176.906672943276" calcext:value-type="float">
            <text:p>-176.906672943276</text:p>
          </table:table-cell>
          <table:table-cell table:style-name="ce4" office:value-type="float" office:value="-174.213372023118" calcext:value-type="float">
            <text:p>-174.213372023118</text:p>
          </table:table-cell>
          <table:table-cell table:style-name="ce4" table:formula="of:=([.B5]+[.C5])/2" office:value-type="float" office:value="-175.560022483197" calcext:value-type="float">
            <text:p>-175.560022483197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6]-[.B5]" office:value-type="float" office:value="97.8655223434503" calcext:value-type="float">
            <text:p>97.8655223434503</text:p>
          </table:table-cell>
          <table:table-cell table:formula="of:=[.C6]-[.C5]" office:value-type="float" office:value="96.1715113990895" calcext:value-type="float">
            <text:p>96.1715113990895</text:p>
          </table:table-cell>
          <table:table-cell table:formula="of:=[.D6]-[.D5]" office:value-type="float" office:value="97.0185168712699" calcext:value-type="float">
            <text:p>97.0185168712699</text:p>
          </table:table-cell>
          <table:table-cell table:formula="of:=[.E6]-[.E5]" office:value-type="float" office:value="98.417312" calcext:value-type="float">
            <text:p>98.417312</text:p>
          </table:table-cell>
          <table:table-cell table:formula="of:=[.F5]-[.$F$15]" office:value-type="float" office:value="-0.0786490483843068" calcext:value-type="float">
            <text:p>-0.078649048384307</text:p>
          </table:table-cell>
          <table:table-cell table:formula="of:=[.G5]-[.$G$15]" office:value-type="float" office:value="-0.832707147117588" calcext:value-type="float">
            <text:p>-0.832707147117588</text:p>
          </table:table-cell>
          <table:table-cell table:formula="of:=[.H5]-[.$H$15]" office:value-type="float" office:value="-0.393104643890311" calcext:value-type="float">
            <text:p>-0.393104643890311</text:p>
          </table:table-cell>
          <table:table-cell table:formula="of:=[.I5]-[.$I$15]" office:value-type="float" office:value="0" calcext:value-type="float">
            <text:p>0</text:p>
          </table:table-cell>
          <table:table-cell table:formula="of:=[.I5]+[.J5]" office:value-type="float" office:value="98.3386629516157" calcext:value-type="float">
            <text:p>98.3386629516157</text:p>
          </table:table-cell>
          <table:table-cell table:formula="of:=[.I5]+[.K5]" office:value-type="float" office:value="97.5846048528824" calcext:value-type="float">
            <text:p>97.5846048528824</text:p>
          </table:table-cell>
          <table:table-cell table:formula="of:=[.I5]+[.L5]" office:value-type="float" office:value="98.0242073561097" calcext:value-type="float">
            <text:p>98.0242073561097</text:p>
          </table:table-cell>
          <table:table-cell table:formula="of:=[.I5]" office:value-type="float" office:value="98.417312" calcext:value-type="float">
            <text:p>98.417312</text:p>
          </table:table-cell>
          <table:table-cell/>
          <table:table-cell table:formula="of:=[.S6]-[.N5]" office:value-type="float" office:value="-178.799234875938" calcext:value-type="float">
            <text:p>-178.799234875938</text:p>
          </table:table-cell>
          <table:table-cell table:formula="of:=[.T6]-[.O5]" office:value-type="float" office:value="-179.86574533829" calcext:value-type="float">
            <text:p>-179.86574533829</text:p>
          </table:table-cell>
          <table:table-cell table:formula="of:=[.U6]-[.P5]" office:value-type="float" office:value="-179.582783922556" calcext:value-type="float">
            <text:p>-179.582783922556</text:p>
          </table:table-cell>
          <table:table-cell table:formula="of:=[.E5]" office:value-type="float" office:value="-177.1511625" calcext:value-type="float">
            <text:p>-177.151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350983422676" calcext:value-type="float">
            <text:p>98.350983422676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  <table:table-cell/>
          <table:table-cell table:style-name="ce9" table:formula="of:=[.Y5]-[.$Y$12]" office:value-type="float" office:value="0.227681593749011" calcext:value-type="float">
            <text:p>0.227681593749011</text:p>
          </table:table-cell>
          <table:table-cell table:style-name="ce9" table:formula="of:=[.Z5]-[.$Z$12]" office:value-type="float" office:value="0.431396338545781" calcext:value-type="float">
            <text:p>0.431396338545781</text:p>
          </table:table-cell>
          <table:table-cell table:style-name="ce9" table:formula="of:=[.AA5]-[.$AA$12]" office:value-type="float" office:value="0.329538966147439" calcext:value-type="float">
            <text:p>0.329538966147439</text:p>
          </table:table-cell>
          <table:table-cell/>
          <table:table-cell office:value-type="float" office:value="98.350983422676" calcext:value-type="float">
            <text:p>98.350983422676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  <table:table-cell/>
          <table:table-cell office:value-type="float" office:value="98.350983422676" calcext:value-type="float">
            <text:p>98.350983422676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  <table:table-cell/>
          <table:table-cell office:value-type="float" office:value="98.350983422676" calcext:value-type="float">
            <text:p>98.350983422676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  <table:table-cell/>
          <table:table-cell office:value-type="float" office:value="98.350983422676" calcext:value-type="float">
            <text:p>98.350983422676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  <table:table-cell/>
        </table:table-row>
        <table:table-row table:style-name="ro1">
          <table:table-cell/>
          <table:table-cell table:style-name="ce4" office:value-type="float" office:value="-79.0411505998257" calcext:value-type="float">
            <text:p>-79.0411505998257</text:p>
          </table:table-cell>
          <table:table-cell table:style-name="ce4" office:value-type="float" office:value="-78.0418606240285" calcext:value-type="float">
            <text:p>-78.0418606240285</text:p>
          </table:table-cell>
          <table:table-cell table:style-name="ce4" table:formula="of:=([.B6]+[.C6])/2" office:value-type="float" office:value="-78.5415056119271" calcext:value-type="float">
            <text:p>-78.5415056119271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7]-[.B6]" office:value-type="float" office:value="98.350983422676" calcext:value-type="float">
            <text:p>98.350983422676</text:p>
          </table:table-cell>
          <table:table-cell table:formula="of:=[.C7]-[.C6]" office:value-type="float" office:value="97.4356148847529" calcext:value-type="float">
            <text:p>97.4356148847529</text:p>
          </table:table-cell>
          <table:table-cell table:formula="of:=[.D7]-[.D6]" office:value-type="float" office:value="97.8932991537145" calcext:value-type="float">
            <text:p>97.8932991537145</text:p>
          </table:table-cell>
          <table:table-cell table:formula="of:=[.E7]-[.E6]" office:value-type="float" office:value="98.4173125" calcext:value-type="float">
            <text:p>98.4173125</text:p>
          </table:table-cell>
          <table:table-cell table:formula="of:=[.F6]-[.$F$15]" office:value-type="float" office:value="0.406812030841394" calcext:value-type="float">
            <text:p>0.406812030841394</text:p>
          </table:table-cell>
          <table:table-cell table:formula="of:=[.G6]-[.$G$15]" office:value-type="float" office:value="0.43139633854581" calcext:value-type="float">
            <text:p>0.43139633854581</text:p>
          </table:table-cell>
          <table:table-cell table:formula="of:=[.H6]-[.$H$15]" office:value-type="float" office:value="0.481677638554302" calcext:value-type="float">
            <text:p>0.481677638554302</text:p>
          </table:table-cell>
          <table:table-cell table:formula="of:=[.I6]-[.$I$15]" office:value-type="float" office:value="0.000000500000012948476" calcext:value-type="float">
            <text:p>5.00000012948476E-07</text:p>
          </table:table-cell>
          <table:table-cell table:formula="of:=[.I6]+[.J6]" office:value-type="float" office:value="98.8241245308414" calcext:value-type="float">
            <text:p>98.8241245308414</text:p>
          </table:table-cell>
          <table:table-cell table:formula="of:=[.I6]+[.K6]" office:value-type="float" office:value="98.8487088385458" calcext:value-type="float">
            <text:p>98.8487088385458</text:p>
          </table:table-cell>
          <table:table-cell table:formula="of:=[.I6]+[.L6]" office:value-type="float" office:value="98.8989901385543" calcext:value-type="float">
            <text:p>98.8989901385543</text:p>
          </table:table-cell>
          <table:table-cell table:formula="of:=[.I6]" office:value-type="float" office:value="98.4173125" calcext:value-type="float">
            <text:p>98.4173125</text:p>
          </table:table-cell>
          <table:table-cell/>
          <table:table-cell table:formula="of:=[.S7]-[.N6]" office:value-type="float" office:value="-80.4605719243219" calcext:value-type="float">
            <text:p>-80.4605719243219</text:p>
          </table:table-cell>
          <table:table-cell table:formula="of:=[.T7]-[.O6]" office:value-type="float" office:value="-82.2811404854072" calcext:value-type="float">
            <text:p>-82.2811404854072</text:p>
          </table:table-cell>
          <table:table-cell table:formula="of:=[.U7]-[.P6]" office:value-type="float" office:value="-81.5585765664465" calcext:value-type="float">
            <text:p>-81.5585765664465</text:p>
          </table:table-cell>
          <table:table-cell table:formula="of:=[.E6]" office:value-type="float" office:value="-78.7338505" calcext:value-type="float">
            <text:p>-78.7338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.6720934445577" calcext:value-type="float">
            <text:p>97.6720934445577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  <table:table-cell/>
          <table:table-cell table:style-name="ce9" table:formula="of:=[.Y6]-[.$Y$12]" office:value-type="float" office:value="-0.451208384369281" calcext:value-type="float">
            <text:p>-0.451208384369281</text:p>
          </table:table-cell>
          <table:table-cell table:style-name="ce9" table:formula="of:=[.Z6]-[.$Z$12]" office:value-type="float" office:value="-0.283133078680507" calcext:value-type="float">
            <text:p>-0.283133078680507</text:p>
          </table:table-cell>
          <table:table-cell table:style-name="ce9" table:formula="of:=[.AA6]-[.$AA$12]" office:value-type="float" office:value="-0.367170731524951" calcext:value-type="float">
            <text:p>-0.367170731524951</text:p>
          </table:table-cell>
          <table:table-cell/>
          <table:table-cell office:value-type="float" office:value="97.6720934445577" calcext:value-type="float">
            <text:p>97.6720934445577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  <table:table-cell/>
          <table:table-cell table:style-name="ce4" office:value-type="float" office:value="97.6720934445577" calcext:value-type="float">
            <text:p>97.6720934445577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  <table:table-cell/>
          <table:table-cell office:value-type="float" office:value="97.6720934445577" calcext:value-type="float">
            <text:p>97.6720934445577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  <table:table-cell/>
          <table:table-cell table:style-name="ce4" office:value-type="float" office:value="97.6720934445577" calcext:value-type="float">
            <text:p>97.6720934445577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  <table:table-cell/>
        </table:table-row>
        <table:table-row table:style-name="ro1">
          <table:table-cell/>
          <table:table-cell table:style-name="ce4" office:value-type="float" office:value="19.3098328228503" calcext:value-type="float">
            <text:p>19.3098328228503</text:p>
          </table:table-cell>
          <table:table-cell table:style-name="ce4" office:value-type="float" office:value="19.3937542607244" calcext:value-type="float">
            <text:p>19.3937542607244</text:p>
          </table:table-cell>
          <table:table-cell table:style-name="ce4" table:formula="of:=([.B7]+[.C7])/2" office:value-type="float" office:value="19.3517935417874" calcext:value-type="float">
            <text:p>19.3517935417874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8]-[.B7]" office:value-type="float" office:value="97.6720934445577" calcext:value-type="float">
            <text:p>97.6720934445577</text:p>
          </table:table-cell>
          <table:table-cell table:formula="of:=[.C8]-[.C7]" office:value-type="float" office:value="96.7210854675266" calcext:value-type="float">
            <text:p>96.7210854675266</text:p>
          </table:table-cell>
          <table:table-cell table:formula="of:=[.D8]-[.D7]" office:value-type="float" office:value="97.1965894560426" calcext:value-type="float">
            <text:p>97.1965894560426</text:p>
          </table:table-cell>
          <table:table-cell table:formula="of:=[.E8]-[.E7]" office:value-type="float" office:value="98.417306" calcext:value-type="float">
            <text:p>98.417306</text:p>
          </table:table-cell>
          <table:table-cell table:formula="of:=[.F7]-[.$F$15]" office:value-type="float" office:value="-0.272077947276898" calcext:value-type="float">
            <text:p>-0.272077947276898</text:p>
          </table:table-cell>
          <table:table-cell table:formula="of:=[.G7]-[.$G$15]" office:value-type="float" office:value="-0.283133078680507" calcext:value-type="float">
            <text:p>-0.283133078680507</text:p>
          </table:table-cell>
          <table:table-cell table:formula="of:=[.H7]-[.$H$15]" office:value-type="float" office:value="-0.215032059117604" calcext:value-type="float">
            <text:p>-0.215032059117604</text:p>
          </table:table-cell>
          <table:table-cell table:formula="of:=[.I7]-[.$I$15]" office:value-type="float" office:value="-0.00000599999999906231" calcext:value-type="float">
            <text:p>-5.99999999906231E-06</text:p>
          </table:table-cell>
          <table:table-cell table:formula="of:=[.I7]+[.J7]" office:value-type="float" office:value="98.1452280527231" calcext:value-type="float">
            <text:p>98.1452280527231</text:p>
          </table:table-cell>
          <table:table-cell table:formula="of:=[.I7]+[.K7]" office:value-type="float" office:value="98.1341729213195" calcext:value-type="float">
            <text:p>98.1341729213195</text:p>
          </table:table-cell>
          <table:table-cell table:formula="of:=[.I7]+[.L7]" office:value-type="float" office:value="98.2022739408824" calcext:value-type="float">
            <text:p>98.2022739408824</text:p>
          </table:table-cell>
          <table:table-cell table:formula="of:=[.I7]" office:value-type="float" office:value="98.417306" calcext:value-type="float">
            <text:p>98.417306</text:p>
          </table:table-cell>
          <table:table-cell/>
          <table:table-cell table:formula="of:=[.S8]-[.N7]" office:value-type="float" office:value="18.3635526065195" calcext:value-type="float">
            <text:p>18.3635526065195</text:p>
          </table:table-cell>
          <table:table-cell table:formula="of:=[.T8]-[.O7]" office:value-type="float" office:value="16.5675683531386" calcext:value-type="float">
            <text:p>16.5675683531386</text:p>
          </table:table-cell>
          <table:table-cell table:formula="of:=[.U8]-[.P7]" office:value-type="float" office:value="17.3404135721078" calcext:value-type="float">
            <text:p>17.3404135721078</text:p>
          </table:table-cell>
          <table:table-cell table:formula="of:=[.E7]" office:value-type="float" office:value="19.683462" calcext:value-type="float">
            <text:p>19.683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.14432966842" calcext:value-type="float">
            <text:p>98.14432966842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  <table:table-cell/>
          <table:table-cell table:style-name="ce9" table:formula="of:=[.Y7]-[.$Y$12]" office:value-type="float" office:value="0.0210278394930157" calcext:value-type="float">
            <text:p>0.021027839493016</text:p>
          </table:table-cell>
          <table:table-cell table:style-name="ce9" table:formula="of:=[.Z7]-[.$Z$12]" office:value-type="float" office:value="0.214853083100891" calcext:value-type="float">
            <text:p>0.214853083100891</text:p>
          </table:table-cell>
          <table:table-cell table:style-name="ce9" table:formula="of:=[.AA7]-[.$AA$12]" office:value-type="float" office:value="0.117940461296939" calcext:value-type="float">
            <text:p>0.117940461296939</text:p>
          </table:table-cell>
          <table:table-cell/>
          <table:table-cell office:value-type="float" office:value="98.14432966842" calcext:value-type="float">
            <text:p>98.14432966842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  <table:table-cell/>
          <table:table-cell office:value-type="float" office:value="98.14432966842" calcext:value-type="float">
            <text:p>98.14432966842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  <table:table-cell/>
          <table:table-cell office:value-type="float" office:value="98.14432966842" calcext:value-type="float">
            <text:p>98.14432966842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  <table:table-cell/>
          <table:table-cell office:value-type="float" office:value="98.14432966842" calcext:value-type="float">
            <text:p>98.14432966842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  <table:table-cell/>
        </table:table-row>
        <table:table-row table:style-name="ro1">
          <table:table-cell/>
          <table:table-cell table:style-name="ce4" office:value-type="float" office:value="116.981926267408" calcext:value-type="float">
            <text:p>116.981926267408</text:p>
          </table:table-cell>
          <table:table-cell table:style-name="ce4" office:value-type="float" office:value="116.114839728251" calcext:value-type="float">
            <text:p>116.114839728251</text:p>
          </table:table-cell>
          <table:table-cell table:style-name="ce4" table:formula="of:=([.B8]+[.C8])/2" office:value-type="float" office:value="116.54838299783" calcext:value-type="float">
            <text:p>116.54838299783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9]-[.B8]" office:value-type="float" office:value="98.14432966842" calcext:value-type="float">
            <text:p>98.14432966842</text:p>
          </table:table-cell>
          <table:table-cell table:formula="of:=[.C9]-[.C8]" office:value-type="float" office:value="97.219071629308" calcext:value-type="float">
            <text:p>97.219071629308</text:p>
          </table:table-cell>
          <table:table-cell table:formula="of:=[.D9]-[.D8]" office:value-type="float" office:value="97.681700648864" calcext:value-type="float">
            <text:p>97.681700648864</text:p>
          </table:table-cell>
          <table:table-cell table:formula="of:=[.E9]-[.E8]" office:value-type="float" office:value="98.417317" calcext:value-type="float">
            <text:p>98.417317</text:p>
          </table:table-cell>
          <table:table-cell table:formula="of:=[.F8]-[.$F$15]" office:value-type="float" office:value="0.200158276585398" calcext:value-type="float">
            <text:p>0.200158276585398</text:p>
          </table:table-cell>
          <table:table-cell table:formula="of:=[.G8]-[.$G$15]" office:value-type="float" office:value="0.214853083100905" calcext:value-type="float">
            <text:p>0.214853083100905</text:p>
          </table:table-cell>
          <table:table-cell table:formula="of:=[.H8]-[.$H$15]" office:value-type="float" office:value="0.270079133703788" calcext:value-type="float">
            <text:p>0.270079133703788</text:p>
          </table:table-cell>
          <table:table-cell table:formula="of:=[.I8]-[.$I$15]" office:value-type="float" office:value="0.00000500000001579792" calcext:value-type="float">
            <text:p>5.00000001579792E-06</text:p>
          </table:table-cell>
          <table:table-cell table:formula="of:=[.I8]+[.J8]" office:value-type="float" office:value="98.6174752765854" calcext:value-type="float">
            <text:p>98.6174752765854</text:p>
          </table:table-cell>
          <table:table-cell table:formula="of:=[.I8]+[.K8]" office:value-type="float" office:value="98.6321700831009" calcext:value-type="float">
            <text:p>98.6321700831009</text:p>
          </table:table-cell>
          <table:table-cell table:formula="of:=[.I8]+[.L8]" office:value-type="float" office:value="98.6873961337038" calcext:value-type="float">
            <text:p>98.6873961337038</text:p>
          </table:table-cell>
          <table:table-cell table:formula="of:=[.I8]" office:value-type="float" office:value="98.417317" calcext:value-type="float">
            <text:p>98.417317</text:p>
          </table:table-cell>
          <table:table-cell/>
          <table:table-cell table:formula="of:=[.S9]-[.N8]" office:value-type="float" office:value="116.508780659243" calcext:value-type="float">
            <text:p>116.508780659243</text:p>
          </table:table-cell>
          <table:table-cell table:formula="of:=[.T9]-[.O8]" office:value-type="float" office:value="114.701741274458" calcext:value-type="float">
            <text:p>114.701741274458</text:p>
          </table:table-cell>
          <table:table-cell table:formula="of:=[.U9]-[.P8]" office:value-type="float" office:value="115.54268751299" calcext:value-type="float">
            <text:p>115.54268751299</text:p>
          </table:table-cell>
          <table:table-cell table:formula="of:=[.E8]" office:value-type="float" office:value="118.100768" calcext:value-type="float">
            <text:p>118.100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.024036263733" calcext:value-type="float">
            <text:p>98.024036263733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  <table:table-cell/>
          <table:table-cell table:style-name="ce9" table:formula="of:=[.Y8]-[.$Y$12]" office:value-type="float" office:value="-0.0992655651939884" calcext:value-type="float">
            <text:p>-0.099265565193988</text:p>
          </table:table-cell>
          <table:table-cell table:style-name="ce9" table:formula="of:=[.Z8]-[.$Z$12]" office:value-type="float" office:value="-0.391145061841115" calcext:value-type="float">
            <text:p>-0.391145061841115</text:p>
          </table:table-cell>
          <table:table-cell table:style-name="ce9" table:formula="of:=[.AA8]-[.$AA$12]" office:value-type="float" office:value="-0.245205313517559" calcext:value-type="float">
            <text:p>-0.245205313517559</text:p>
          </table:table-cell>
          <table:table-cell/>
          <table:table-cell office:value-type="float" office:value="98.024036263733" calcext:value-type="float">
            <text:p>98.024036263733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  <table:table-cell/>
          <table:table-cell office:value-type="float" office:value="98.024036263733" calcext:value-type="float">
            <text:p>98.024036263733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  <table:table-cell/>
          <table:table-cell office:value-type="float" office:value="98.024036263733" calcext:value-type="float">
            <text:p>98.024036263733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  <table:table-cell/>
          <table:table-cell office:value-type="float" office:value="98.024036263733" calcext:value-type="float">
            <text:p>98.024036263733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  <table:table-cell/>
        </table:table-row>
        <table:table-row table:style-name="ro1">
          <table:table-cell/>
          <table:table-cell table:style-name="ce4" office:value-type="float" office:value="215.126255935828" calcext:value-type="float">
            <text:p>215.126255935828</text:p>
          </table:table-cell>
          <table:table-cell table:style-name="ce4" office:value-type="float" office:value="213.333911357559" calcext:value-type="float">
            <text:p>213.333911357559</text:p>
          </table:table-cell>
          <table:table-cell table:style-name="ce4" table:formula="of:=([.B9]+[.C9])/2" office:value-type="float" office:value="214.230083646694" calcext:value-type="float">
            <text:p>214.230083646694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/>
          <table:table-cell table:formula="of:=[.B9]" office:value-type="float" office:value="215.126255935828" calcext:value-type="float">
            <text:p>215.126255935828</text:p>
          </table:table-cell>
          <table:table-cell table:formula="of:=[.C9]" office:value-type="float" office:value="213.333911357559" calcext:value-type="float">
            <text:p>213.333911357559</text:p>
          </table:table-cell>
          <table:table-cell table:formula="of:=[.D9]" office:value-type="float" office:value="214.230083646694" calcext:value-type="float">
            <text:p>214.230083646694</text:p>
          </table:table-cell>
          <table:table-cell table:formula="of:=[.E9]" office:value-type="float" office:value="216.518085" calcext:value-type="float">
            <text:p>216.5180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6130979971522" calcext:value-type="float">
            <text:p>97.6130979971522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  <table:table-cell/>
          <table:table-cell table:style-name="ce10" table:formula="of:=[.Y9]-[.$Y$12]" office:value-type="float" office:value="-0.510203831774788" calcext:value-type="float">
            <text:p>-0.510203831774788</text:p>
          </table:table-cell>
          <table:table-cell table:style-name="ce9" table:formula="of:=[.Z9]-[.$Z$12]" office:value-type="float" office:value="-0.24723489148171" calcext:value-type="float">
            <text:p>-0.24723489148171</text:p>
          </table:table-cell>
          <table:table-cell table:style-name="ce9" table:formula="of:=[.AA9]-[.$AA$12]" office:value-type="float" office:value="-0.378719361628256" calcext:value-type="float">
            <text:p>-0.378719361628256</text:p>
          </table:table-cell>
          <table:table-cell/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  <table:table-cell/>
          <table:table-cell office:value-type="float" office:value="97.6130979971522" calcext:value-type="float">
            <text:p>97.6130979971522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  <table:table-cell/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  <table:table-cell/>
          <table:table-cell office:value-type="float" office:value="97.6130979971522" calcext:value-type="float">
            <text:p>97.6130979971522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  <table:table-cell/>
        </table:table-row>
        <table:table-row table:style-name="ro1">
          <table:table-cell/>
          <table:table-cell table:style-name="ce4" office:value-type="float" office:value="215.460759211172" calcext:value-type="float">
            <text:p>215.460759211172</text:p>
          </table:table-cell>
          <table:table-cell table:style-name="ce4" office:value-type="float" office:value="213.478293456565" calcext:value-type="float">
            <text:p>213.478293456565</text:p>
          </table:table-cell>
          <table:table-cell table:style-name="ce4" table:formula="of:=([.B10]+[.C10])/2" office:value-type="float" office:value="214.469526333868" calcext:value-type="float">
            <text:p>214.469526333868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[.B10]" office:value-type="float" office:value="215.460759211172" calcext:value-type="float">
            <text:p>215.460759211172</text:p>
          </table:table-cell>
          <table:table-cell table:formula="of:=[.C10]" office:value-type="float" office:value="213.478293456565" calcext:value-type="float">
            <text:p>213.478293456565</text:p>
          </table:table-cell>
          <table:table-cell table:formula="of:=[.D10]" office:value-type="float" office:value="214.469526333868" calcext:value-type="float">
            <text:p>214.469526333868</text:p>
          </table:table-cell>
          <table:table-cell table:formula="of:=[.E10]" office:value-type="float" office:value="216.518085" calcext:value-type="float">
            <text:p>216.518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9.3772148885738" calcext:value-type="float">
            <text:p>99.3772148885738</text:p>
          </table:table-cell>
          <table:table-cell office:value-type="float" office:value="97.880246900257" calcext:value-type="float">
            <text:p>97.880246900257</text:p>
          </table:table-cell>
          <table:table-cell office:value-type="float" office:value="98.6287308944154" calcext:value-type="float">
            <text:p>98.6287308944154</text:p>
          </table:table-cell>
          <table:table-cell/>
          <table:table-cell table:style-name="ce10" table:formula="of:=[.Y10]-[.$Y$12]" office:value-type="float" office:value="1.25391305964682" calcext:value-type="float">
            <text:p>1.25391305964682</text:p>
          </table:table-cell>
          <table:table-cell table:style-name="ce10" table:formula="of:=[.Z10]-[.$Z$12]" office:value-type="float" office:value="0.876028354049893" calcext:value-type="float">
            <text:p>0.876028354049893</text:p>
          </table:table-cell>
          <table:table-cell table:style-name="ce10" table:formula="of:=[.AA10]-[.$AA$12]" office:value-type="float" office:value="1.06497070684834" calcext:value-type="float">
            <text:p>1.06497070684834</text:p>
          </table:table-cell>
          <table:table-cell table:number-columns-repeated="5"/>
          <table:table-cell table:style-name="ce12" office:value-type="float" office:value="99.3772148885738" calcext:value-type="float">
            <text:p>99.3772148885738</text:p>
          </table:table-cell>
          <table:table-cell office:value-type="float" office:value="97.880246900257" calcext:value-type="float">
            <text:p>97.880246900257</text:p>
          </table:table-cell>
          <table:table-cell table:style-name="ce27" office:value-type="float" office:value="98.6287308944154" calcext:value-type="float">
            <text:p>98.6287308944154</text:p>
          </table:table-cell>
          <table:table-cell table:number-columns-repeated="5"/>
          <table:table-cell table:style-name="ce27" office:value-type="float" office:value="99.3772148885738" calcext:value-type="float">
            <text:p>99.3772148885738</text:p>
          </table:table-cell>
          <table:table-cell office:value-type="float" office:value="97.880246900257" calcext:value-type="float">
            <text:p>97.880246900257</text:p>
          </table:table-cell>
          <table:table-cell table:style-name="ce27" office:value-type="float" office:value="98.6287308944154" calcext:value-type="float">
            <text:p>98.6287308944154</text:p>
          </table:table-cell>
          <table:table-cell/>
        </table:table-row>
        <table:table-row table:style-name="ro1">
          <table:table-cell/>
          <table:table-cell table:style-name="ce4" office:value-type="float" office:value="117.436722947439" calcext:value-type="float">
            <text:p>117.436722947439</text:p>
          </table:table-cell>
          <table:table-cell table:style-name="ce4" office:value-type="float" office:value="116.865219972199" calcext:value-type="float">
            <text:p>116.865219972199</text:p>
          </table:table-cell>
          <table:table-cell table:style-name="ce4" table:formula="of:=([.B11]+[.C11])/2" office:value-type="float" office:value="117.150971459819" calcext:value-type="float">
            <text:p>117.150971459819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10]-[.B11]" office:value-type="float" office:value="98.024036263733" calcext:value-type="float">
            <text:p>98.024036263733</text:p>
          </table:table-cell>
          <table:table-cell table:formula="of:=[.C10]-[.C11]" office:value-type="float" office:value="96.613073484366" calcext:value-type="float">
            <text:p>96.613073484366</text:p>
          </table:table-cell>
          <table:table-cell table:formula="of:=[.D10]-[.D11]" office:value-type="float" office:value="97.318554874049" calcext:value-type="float">
            <text:p>97.318554874049</text:p>
          </table:table-cell>
          <table:table-cell table:formula="of:=[.E10]-[.E11]" office:value-type="float" office:value="98.417317" calcext:value-type="float">
            <text:p>98.417317</text:p>
          </table:table-cell>
          <table:table-cell table:formula="of:=[.F11]-[.$F$15]" office:value-type="float" office:value="0.0798648718983941" calcext:value-type="float">
            <text:p>0.079864871898394</text:p>
          </table:table-cell>
          <table:table-cell table:formula="of:=[.G11]-[.$G$15]" office:value-type="float" office:value="-0.391145061841087" calcext:value-type="float">
            <text:p>-0.391145061841087</text:p>
          </table:table-cell>
          <table:table-cell table:formula="of:=[.H11]-[.$H$15]" office:value-type="float" office:value="-0.0930666411112071" calcext:value-type="float">
            <text:p>-0.093066641111207</text:p>
          </table:table-cell>
          <table:table-cell table:formula="of:=[.I11]-[.$I$15]" office:value-type="float" office:value="0.00000500000001579792" calcext:value-type="float">
            <text:p>5.00000001579792E-06</text:p>
          </table:table-cell>
          <table:table-cell table:formula="of:=[.I11]+[.J11]" office:value-type="float" office:value="98.4971818718984" calcext:value-type="float">
            <text:p>98.4971818718984</text:p>
          </table:table-cell>
          <table:table-cell table:formula="of:=[.I11]+[.K11]" office:value-type="float" office:value="98.0261719381589" calcext:value-type="float">
            <text:p>98.0261719381589</text:p>
          </table:table-cell>
          <table:table-cell table:formula="of:=[.I11]+[.L11]" office:value-type="float" office:value="98.3242503588888" calcext:value-type="float">
            <text:p>98.3242503588888</text:p>
          </table:table-cell>
          <table:table-cell table:formula="of:=[.I11]" office:value-type="float" office:value="98.417317" calcext:value-type="float">
            <text:p>98.417317</text:p>
          </table:table-cell>
          <table:table-cell/>
          <table:table-cell table:formula="of:=[.S10]-[.N11]" office:value-type="float" office:value="116.963577339274" calcext:value-type="float">
            <text:p>116.963577339274</text:p>
          </table:table-cell>
          <table:table-cell table:formula="of:=[.T10]-[.O11]" office:value-type="float" office:value="115.452121518406" calcext:value-type="float">
            <text:p>115.452121518406</text:p>
          </table:table-cell>
          <table:table-cell table:formula="of:=[.U10]-[.P11]" office:value-type="float" office:value="116.145275974979" calcext:value-type="float">
            <text:p>116.145275974979</text:p>
          </table:table-cell>
          <table:table-cell table:formula="of:=[.E11]" office:value-type="float" office:value="118.100768" calcext:value-type="float">
            <text:p>118.10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  <table:table-cell/>
          <table:table-cell table:style-name="ce9" table:formula="of:=[.Y11]-[.$Y$12]" office:value-type="float" office:value="-0.184165226073986" calcext:value-type="float">
            <text:p>-0.184165226073986</text:p>
          </table:table-cell>
          <table:table-cell table:style-name="ce9" table:formula="of:=[.Z11]-[.$Z$12]" office:value-type="float" office:value="0.231942403424483" calcext:value-type="float">
            <text:p>0.231942403424483</text:p>
          </table:table-cell>
          <table:table-cell table:style-name="ce9" table:formula="of:=[.AA11]-[.$AA$12]" office:value-type="float" office:value="0.0238885886752485" calcext:value-type="float">
            <text:p>0.023888588675249</text:p>
          </table:table-cell>
          <table:table-cell table:number-columns-repeated="5"/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  <table:table-cell table:number-columns-repeated="5"/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  <table:table-cell/>
        </table:table-row>
        <table:table-row table:style-name="ro1">
          <table:table-cell/>
          <table:table-cell table:style-name="ce4" office:value-type="float" office:value="19.8236249502868" calcext:value-type="float">
            <text:p>19.8236249502868</text:p>
          </table:table-cell>
          <table:table-cell table:style-name="ce4" office:value-type="float" office:value="20.1082363174736" calcext:value-type="float">
            <text:p>20.1082363174736</text:p>
          </table:table-cell>
          <table:table-cell table:style-name="ce4" table:formula="of:=([.B12]+[.C12])/2" office:value-type="float" office:value="19.9659306338802" calcext:value-type="float">
            <text:p>19.9659306338802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11]-[.B12]" office:value-type="float" office:value="97.6130979971522" calcext:value-type="float">
            <text:p>97.6130979971522</text:p>
          </table:table-cell>
          <table:table-cell table:formula="of:=[.C11]-[.C12]" office:value-type="float" office:value="96.7569836547254" calcext:value-type="float">
            <text:p>96.7569836547254</text:p>
          </table:table-cell>
          <table:table-cell table:formula="of:=[.D11]-[.D12]" office:value-type="float" office:value="97.1850408259388" calcext:value-type="float">
            <text:p>97.1850408259388</text:p>
          </table:table-cell>
          <table:table-cell table:formula="of:=[.E11]-[.E12]" office:value-type="float" office:value="98.417306" calcext:value-type="float">
            <text:p>98.417306</text:p>
          </table:table-cell>
          <table:table-cell table:formula="of:=[.F12]-[.$F$15]" office:value-type="float" office:value="-0.331073394682406" calcext:value-type="float">
            <text:p>-0.331073394682406</text:p>
          </table:table-cell>
          <table:table-cell table:formula="of:=[.G12]-[.$G$15]" office:value-type="float" office:value="-0.247234891481696" calcext:value-type="float">
            <text:p>-0.247234891481696</text:p>
          </table:table-cell>
          <table:table-cell table:formula="of:=[.H12]-[.$H$15]" office:value-type="float" office:value="-0.226580689221393" calcext:value-type="float">
            <text:p>-0.226580689221393</text:p>
          </table:table-cell>
          <table:table-cell table:formula="of:=[.I12]-[.$I$15]" office:value-type="float" office:value="-0.00000599999999906231" calcext:value-type="float">
            <text:p>-5.99999999906231E-06</text:p>
          </table:table-cell>
          <table:table-cell table:formula="of:=[.I12]+[.J12]" office:value-type="float" office:value="98.0862326053176" calcext:value-type="float">
            <text:p>98.0862326053176</text:p>
          </table:table-cell>
          <table:table-cell table:formula="of:=[.I12]+[.K12]" office:value-type="float" office:value="98.1700711085183" calcext:value-type="float">
            <text:p>98.1700711085183</text:p>
          </table:table-cell>
          <table:table-cell table:formula="of:=[.I12]+[.L12]" office:value-type="float" office:value="98.1907253107786" calcext:value-type="float">
            <text:p>98.1907253107786</text:p>
          </table:table-cell>
          <table:table-cell table:formula="of:=[.I12]" office:value-type="float" office:value="98.417306" calcext:value-type="float">
            <text:p>98.417306</text:p>
          </table:table-cell>
          <table:table-cell/>
          <table:table-cell table:formula="of:=[.S11]-[.N12]" office:value-type="float" office:value="18.877344733956" calcext:value-type="float">
            <text:p>18.877344733956</text:p>
          </table:table-cell>
          <table:table-cell table:formula="of:=[.T11]-[.O12]" office:value-type="float" office:value="17.2820504098878" calcext:value-type="float">
            <text:p>17.2820504098878</text:p>
          </table:table-cell>
          <table:table-cell table:formula="of:=[.U11]-[.P12]" office:value-type="float" office:value="17.9545506642006" calcext:value-type="float">
            <text:p>17.9545506642006</text:p>
          </table:table-cell>
          <table:table-cell table:formula="of:=[.E12]" office:value-type="float" office:value="19.683462" calcext:value-type="float">
            <text:p>19.683462</text:p>
          </table:table-cell>
          <table:table-cell table:number-columns-repeated="2"/>
          <table:table-cell table:style-name="ce7" table:formula="of:=AVERAGE([.Y4:.Y11])" office:value-type="float" office:value="98.123301828927" calcext:value-type="float">
            <text:p>98.123301828927</text:p>
          </table:table-cell>
          <table:table-cell table:style-name="ce7" table:formula="of:=AVERAGE([.Z4:.Z11])" office:value-type="float" office:value="97.0042185462071" calcext:value-type="float">
            <text:p>97.0042185462071</text:p>
          </table:table-cell>
          <table:table-cell table:style-name="ce7" table:formula="of:=AVERAGE([.AA4:.AA11])" office:value-type="float" office:value="97.5637601875671" calcext:value-type="float">
            <text:p>97.5637601875671</text:p>
          </table:table-cell>
          <table:table-cell table:style-name="ce7" table:formula="of:=AVERAGE([.AB4:.AB11])" office:value-type="string" office:string-value="" calcext:value-type="error">
            <text:p>#DIV/0!</text:p>
          </table:table-cell>
          <table:table-cell table:number-columns-repeated="10"/>
          <table:table-cell table:style-name="ce4"/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table:style-name="ce4" office:value-type="float" office:value="-79.553589938287" calcext:value-type="float">
            <text:p>-79.553589938287</text:p>
          </table:table-cell>
          <table:table-cell table:style-name="ce4" office:value-type="float" office:value="-77.7720105827834" calcext:value-type="float">
            <text:p>-77.7720105827834</text:p>
          </table:table-cell>
          <table:table-cell table:style-name="ce4" table:formula="of:=([.B13]+[.C13])/2" office:value-type="float" office:value="-78.6628002605352" calcext:value-type="float">
            <text:p>-78.6628002605352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12]-[.B13]" office:value-type="float" office:value="99.3772148885738" calcext:value-type="float">
            <text:p>99.3772148885738</text:p>
          </table:table-cell>
          <table:table-cell table:formula="of:=[.C12]-[.C13]" office:value-type="float" office:value="97.880246900257" calcext:value-type="float">
            <text:p>97.880246900257</text:p>
          </table:table-cell>
          <table:table-cell table:formula="of:=[.D12]-[.D13]" office:value-type="float" office:value="98.6287308944154" calcext:value-type="float">
            <text:p>98.6287308944154</text:p>
          </table:table-cell>
          <table:table-cell table:formula="of:=[.E12]-[.E13]" office:value-type="float" office:value="98.4173125" calcext:value-type="float">
            <text:p>98.4173125</text:p>
          </table:table-cell>
          <table:table-cell table:formula="of:=[.F13]-[.$F$15]" office:value-type="float" office:value="1.4330434967392" calcext:value-type="float">
            <text:p>1.4330434967392</text:p>
          </table:table-cell>
          <table:table-cell table:formula="of:=[.G13]-[.$G$15]" office:value-type="float" office:value="0.876028354049893" calcext:value-type="float">
            <text:p>0.876028354049893</text:p>
          </table:table-cell>
          <table:table-cell table:formula="of:=[.H13]-[.$H$15]" office:value-type="float" office:value="1.21710937925521" calcext:value-type="float">
            <text:p>1.21710937925521</text:p>
          </table:table-cell>
          <table:table-cell table:formula="of:=[.I13]-[.$I$15]" office:value-type="float" office:value="0.000000500000012948476" calcext:value-type="float">
            <text:p>5.00000012948476E-07</text:p>
          </table:table-cell>
          <table:table-cell table:formula="of:=[.I13]+[.J13]" office:value-type="float" office:value="99.8503559967392" calcext:value-type="float">
            <text:p>99.8503559967392</text:p>
          </table:table-cell>
          <table:table-cell table:formula="of:=[.I13]+[.K13]" office:value-type="float" office:value="99.2933408540499" calcext:value-type="float">
            <text:p>99.2933408540499</text:p>
          </table:table-cell>
          <table:table-cell table:formula="of:=[.I13]+[.L13]" office:value-type="float" office:value="99.6344218792552" calcext:value-type="float">
            <text:p>99.6344218792552</text:p>
          </table:table-cell>
          <table:table-cell table:formula="of:=[.I13]" office:value-type="float" office:value="98.4173125" calcext:value-type="float">
            <text:p>98.4173125</text:p>
          </table:table-cell>
          <table:table-cell/>
          <table:table-cell table:formula="of:=[.S12]-[.N13]" office:value-type="float" office:value="-80.9730112627832" calcext:value-type="float">
            <text:p>-80.9730112627832</text:p>
          </table:table-cell>
          <table:table-cell table:formula="of:=[.T12]-[.O13]" office:value-type="float" office:value="-82.0112904441621" calcext:value-type="float">
            <text:p>-82.0112904441621</text:p>
          </table:table-cell>
          <table:table-cell table:formula="of:=[.U12]-[.P13]" office:value-type="float" office:value="-81.6798712150546" calcext:value-type="float">
            <text:p>-81.6798712150546</text:p>
          </table:table-cell>
          <table:table-cell table:formula="of:=[.E13]" office:value-type="float" office:value="-78.7338505" calcext:value-type="float">
            <text:p>-78.7338505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float" office:value="-177.49272654114" calcext:value-type="float">
            <text:p>-177.49272654114</text:p>
          </table:table-cell>
          <table:table-cell table:style-name="ce4" office:value-type="float" office:value="-175.008171532415" calcext:value-type="float">
            <text:p>-175.008171532415</text:p>
          </table:table-cell>
          <table:table-cell table:style-name="ce4" table:formula="of:=([.B14]+[.C14])/2" office:value-type="float" office:value="-176.250449036778" calcext:value-type="float">
            <text:p>-176.250449036778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13]-[.B14]" office:value-type="float" office:value="97.939136602853" calcext:value-type="float">
            <text:p>97.939136602853</text:p>
          </table:table-cell>
          <table:table-cell table:formula="of:=[.C13]-[.C14]" office:value-type="float" office:value="97.2361609496316" calcext:value-type="float">
            <text:p>97.2361609496316</text:p>
          </table:table-cell>
          <table:table-cell table:formula="of:=[.D13]-[.D14]" office:value-type="float" office:value="97.5876487762428" calcext:value-type="float">
            <text:p>97.5876487762428</text:p>
          </table:table-cell>
          <table:table-cell table:formula="of:=[.E13]-[.E14]" office:value-type="float" office:value="98.417312" calcext:value-type="float">
            <text:p>98.417312</text:p>
          </table:table-cell>
          <table:table-cell table:formula="of:=[.F14]-[.$F$15]" office:value-type="float" office:value="-0.00503478898160381" calcext:value-type="float">
            <text:p>-0.005034788981604</text:p>
          </table:table-cell>
          <table:table-cell table:formula="of:=[.G14]-[.$G$15]" office:value-type="float" office:value="0.231942403424497" calcext:value-type="float">
            <text:p>0.231942403424497</text:p>
          </table:table-cell>
          <table:table-cell table:formula="of:=[.H14]-[.$H$15]" office:value-type="float" office:value="0.176027261082595" calcext:value-type="float">
            <text:p>0.176027261082595</text:p>
          </table:table-cell>
          <table:table-cell table:formula="of:=[.I14]-[.$I$15]" office:value-type="float" office:value="0" calcext:value-type="float">
            <text:p>0</text:p>
          </table:table-cell>
          <table:table-cell table:formula="of:=[.I14]+[.J14]" office:value-type="float" office:value="98.4122772110184" calcext:value-type="float">
            <text:p>98.4122772110184</text:p>
          </table:table-cell>
          <table:table-cell table:formula="of:=[.I14]+[.K14]" office:value-type="float" office:value="98.6492544034245" calcext:value-type="float">
            <text:p>98.6492544034245</text:p>
          </table:table-cell>
          <table:table-cell table:formula="of:=[.I14]+[.L14]" office:value-type="float" office:value="98.5933392610826" calcext:value-type="float">
            <text:p>98.5933392610826</text:p>
          </table:table-cell>
          <table:table-cell table:formula="of:=[.I14]" office:value-type="float" office:value="98.417312" calcext:value-type="float">
            <text:p>98.417312</text:p>
          </table:table-cell>
          <table:table-cell/>
          <table:table-cell table:formula="of:=[.S13]-[.N14]" office:value-type="float" office:value="-179.385288473802" calcext:value-type="float">
            <text:p>-179.385288473802</text:p>
          </table:table-cell>
          <table:table-cell table:formula="of:=[.T13]-[.O14]" office:value-type="float" office:value="-180.660544847587" calcext:value-type="float">
            <text:p>-180.660544847587</text:p>
          </table:table-cell>
          <table:table-cell table:formula="of:=[.U13]-[.P14]" office:value-type="float" office:value="-180.273210476137" calcext:value-type="float">
            <text:p>-180.273210476137</text:p>
          </table:table-cell>
          <table:table-cell table:formula="of:=[.E14]" office:value-type="float" office:value="-177.1511625" calcext:value-type="float">
            <text:p>-177.1511625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4:.AG9])" office:value-type="float" office:value="97.9993502909483" calcext:value-type="float">
            <text:p>97.9993502909483</text:p>
          </table:table-cell>
          <table:table-cell table:formula="of:=AVERAGE([.AH4:.AH9])" office:value-type="float" office:value="96.9969983450518" calcext:value-type="float">
            <text:p>96.9969983450518</text:p>
          </table:table-cell>
          <table:table-cell table:formula="of:=AVERAGE([.AI4:.AI9])" office:value-type="float" office:value="97.4771389558085" calcext:value-type="float">
            <text:p>97.4771389558085</text:p>
          </table:table-cell>
          <table:table-cell table:number-columns-repeated="5"/>
          <table:table-cell table:formula="of:=AVERAGE([.AO4:.AO9])" office:value-type="float" office:value="97.9993502909483" calcext:value-type="float">
            <text:p>97.9993502909483</text:p>
          </table:table-cell>
          <table:table-cell table:formula="of:=AVERAGE([.AP4:.AP9])" office:value-type="float" office:value="96.9969983450518" calcext:value-type="float">
            <text:p>96.9969983450518</text:p>
          </table:table-cell>
          <table:table-cell table:formula="of:=AVERAGE([.AQ4:.AQ9])" office:value-type="float" office:value="97.4771389558085" calcext:value-type="float">
            <text:p>97.477138955808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97.9441713918346" calcext:value-type="float">
            <text:p>97.9441713918346</text:p>
          </table:table-cell>
          <table:table-cell table:style-name="ce7" office:value-type="float" office:value="97.0042185462071" calcext:value-type="float">
            <text:p>97.0042185462071</text:p>
          </table:table-cell>
          <table:table-cell table:style-name="ce7" office:value-type="float" office:value="97.4116215151602" calcext:value-type="float">
            <text:p>97.4116215151602</text:p>
          </table:table-cell>
          <table:table-cell table:style-name="ce7" table:formula="of:=[.I14]" office:value-type="float" office:value="98.417312" calcext:value-type="float">
            <text:p>98.417312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4:.AG9])" office:value-type="float" office:value="0.234054236341973" calcext:value-type="float">
            <text:p>0.234054236341973</text:p>
          </table:table-cell>
          <table:table-cell table:formula="of:=STDEV([.AH4:.AH9])" office:value-type="float" office:value="0.340597425157153" calcext:value-type="float">
            <text:p>0.340597425157153</text:p>
          </table:table-cell>
          <table:table-cell table:formula="of:=STDEV([.AI4:.AI9])" office:value-type="float" office:value="0.288591568580614" calcext:value-type="float">
            <text:p>0.288591568580614</text:p>
          </table:table-cell>
          <table:table-cell table:number-columns-repeated="5"/>
          <table:table-cell table:formula="of:=COM.MICROSOFT.STDEV.P([.AO4:.AO9])" office:value-type="float" office:value="0.213661308206907" calcext:value-type="float">
            <text:p>0.213661308206907</text:p>
          </table:table-cell>
          <table:table-cell table:formula="of:=COM.MICROSOFT.STDEV.P([.AP4:.AP9])" office:value-type="float" office:value="0.310921487977917" calcext:value-type="float">
            <text:p>0.310921487977917</text:p>
          </table:table-cell>
          <table:table-cell table:formula="of:=COM.MICROSOFT.STDEV.P([.AQ4:.AQ9])" office:value-type="float" office:value="0.263446853362336" calcext:value-type="float">
            <text:p>0.263446853362336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14]+3*[.AG15]" office:value-type="float" office:value="98.7015129999742" calcext:value-type="float">
            <text:p>98.7015129999742</text:p>
          </table:table-cell>
          <table:table-cell table:formula="of:=[.AH14]+3*[.AH15]" office:value-type="float" office:value="98.0187906205232" calcext:value-type="float">
            <text:p>98.0187906205232</text:p>
          </table:table-cell>
          <table:table-cell table:formula="of:=[.AI14]+(3*[.AI15])" office:value-type="float" office:value="98.3429136615504" calcext:value-type="float">
            <text:p>98.3429136615504</text:p>
          </table:table-cell>
          <table:table-cell table:number-columns-repeated="5"/>
          <table:table-cell table:formula="of:=[.AO14]+3*[.AO15]" office:value-type="float" office:value="98.6403342155691" calcext:value-type="float">
            <text:p>98.6403342155691</text:p>
          </table:table-cell>
          <table:table-cell table:formula="of:=[.AP14]+3*[.AP15]" office:value-type="float" office:value="97.9297628089855" calcext:value-type="float">
            <text:p>97.9297628089855</text:p>
          </table:table-cell>
          <table:table-cell table:formula="of:=[.AQ14]+(3*[.AQ15])" office:value-type="float" office:value="98.2674795158955" calcext:value-type="float">
            <text:p>98.2674795158955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14]-3*[.AG15]" office:value-type="float" office:value="97.2971875819224" calcext:value-type="float">
            <text:p>97.2971875819224</text:p>
          </table:table-cell>
          <table:table-cell table:formula="of:=[.AH14]-3*[.AH15]" office:value-type="float" office:value="95.9752060695803" calcext:value-type="float">
            <text:p>95.9752060695803</text:p>
          </table:table-cell>
          <table:table-cell table:formula="of:=[.AI14]-(3*[.AI15])" office:value-type="float" office:value="96.6113642500667" calcext:value-type="float">
            <text:p>96.6113642500667</text:p>
          </table:table-cell>
          <table:table-cell table:number-columns-repeated="5"/>
          <table:table-cell table:formula="of:=[.AO14]-3*[.AO15]" office:value-type="float" office:value="97.3583663663276" calcext:value-type="float">
            <text:p>97.3583663663276</text:p>
          </table:table-cell>
          <table:table-cell table:formula="of:=[.AP14]-3*[.AP15]" office:value-type="float" office:value="96.064233881118" calcext:value-type="float">
            <text:p>96.064233881118</text:p>
          </table:table-cell>
          <table:table-cell table:formula="of:=[.AQ14]-(3*[.AQ15])" office:value-type="float" office:value="96.6867983957215" calcext:value-type="float">
            <text:p>96.6867983957215</text:p>
          </table:table-cell>
          <table:table-cell table:number-columns-repeated="5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35"/>
          <table:table-cell table:style-name="ce7" office:value-type="string" calcext:value-type="string">
            <text:p>Mean 2</text:p>
          </table:table-cell>
          <table:table-cell table:style-name="ce7" table:formula="of:=AVERAGE([.AK4:.AK9];[.AK11])" office:value-type="float" office:value="97.9441713918346" calcext:value-type="float">
            <text:p>97.9441713918346</text:p>
          </table:table-cell>
          <table:table-cell table:style-name="ce7" table:formula="of:=AVERAGE([.AL4:.AL11])" office:value-type="float" office:value="97.0042185462071" calcext:value-type="float">
            <text:p>97.0042185462071</text:p>
          </table:table-cell>
          <table:table-cell table:style-name="ce7" table:formula="of:=AVERAGE([.AM4:.AM9];[.AM11])" office:value-type="float" office:value="97.4116215151602" calcext:value-type="float">
            <text:p>97.4116215151602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5"/>
          <table:table-cell table:style-name="ce7" office:value-type="string" calcext:value-type="string">
            <text:p>st. dev. 2</text:p>
          </table:table-cell>
          <table:table-cell table:style-name="ce7" table:formula="of:=STDEV([.AK4:.AK9];[.AK11])" office:value-type="float" office:value="0.258774285771427" calcext:value-type="float">
            <text:p>0.258774285771427</text:p>
          </table:table-cell>
          <table:table-cell table:style-name="ce7" table:formula="of:=STDEV([.AL4:.AL11])" office:value-type="float" office:value="0.539996387277185" calcext:value-type="float">
            <text:p>0.539996387277185</text:p>
          </table:table-cell>
          <table:table-cell table:style-name="ce7" table:formula="of:=STDEV([.AM4:.AM9];[.AM11])" office:value-type="float" office:value="0.315360095367678" calcext:value-type="float">
            <text:p>0.315360095367678</text:p>
          </table:table-cell>
          <table:table-cell table:style-name="ce7"/>
          <table:table-cell table:number-columns-repeated="8"/>
        </table:table-row>
        <table:table-row table:style-name="ro1" table:number-rows-repeated="9">
          <table:table-cell table:number-columns-repeated="48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ew positions (nom pos – (stp – average step)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tep sizes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X-Xbar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6 values with smallest st. dev. 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values should use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3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office:value-type="string" calcext:value-type="string">
            <text:p>step_nu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96.753793295689" calcext:value-type="float">
            <text:p>96.753793295689</text:p>
          </table:table-cell>
          <table:table-cell office:value-type="float" office:value="96.011755976352" calcext:value-type="float">
            <text:p>96.011755976352</text:p>
          </table:table-cell>
          <table:table-cell office:value-type="float" office:value="96.3827746360205" calcext:value-type="float">
            <text:p>96.3827746360205</text:p>
          </table:table-cell>
          <table:table-cell/>
          <table:table-cell table:style-name="ce11" table:formula="of:=[.Y33]-[.$Y$41]" office:value-type="float" office:value="-1.03977486485438" calcext:value-type="float">
            <text:p>-1.03977486485438</text:p>
          </table:table-cell>
          <table:table-cell table:style-name="ce11" table:formula="of:=[.Z33]-[.$Z$41]" office:value-type="float" office:value="-0.715082232708994" calcext:value-type="float">
            <text:p>-0.715082232708994</text:p>
          </table:table-cell>
          <table:table-cell table:style-name="ce11" table:formula="of:=[.AA33]-[.$AA$41]" office:value-type="float" office:value="-0.87742854878168" calcext:value-type="float">
            <text:p>-0.87742854878168</text:p>
          </table:table-cell>
          <table:table-cell/>
          <table:table-cell office:value-type="float" office:value="97.6829397446547" calcext:value-type="float">
            <text:p>97.6829397446547</text:p>
          </table:table-cell>
          <table:table-cell office:value-type="float" office:value="96.800926475055" calcext:value-type="float">
            <text:p>96.800926475055</text:p>
          </table:table-cell>
          <table:table-cell office:value-type="float" office:value="97.2419331098548" calcext:value-type="float">
            <text:p>97.2419331098548</text:p>
          </table:table-cell>
          <table:table-cell/>
          <table:table-cell table:style-name="ce27" office:value-type="float" office:value="96.753793295689" calcext:value-type="float">
            <text:p>96.753793295689</text:p>
          </table:table-cell>
          <table:table-cell table:style-name="ce27" office:value-type="float" office:value="96.011755976352" calcext:value-type="float">
            <text:p>96.011755976352</text:p>
          </table:table-cell>
          <table:table-cell table:style-name="ce27" office:value-type="float" office:value="96.3827746360205" calcext:value-type="float">
            <text:p>96.382774636020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-174.503107306244" calcext:value-type="float">
            <text:p>-174.503107306244</text:p>
          </table:table-cell>
          <table:table-cell table:style-name="ce4" office:value-type="float" office:value="-173.707782362966" calcext:value-type="float">
            <text:p>-173.707782362966</text:p>
          </table:table-cell>
          <table:table-cell table:style-name="ce4" table:formula="of:=([.B34]+[.C34])/2" office:value-type="float" office:value="-174.105444834605" calcext:value-type="float">
            <text:p>-174.105444834605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35]-[.B34]" office:value-type="float" office:value="96.753793295689" calcext:value-type="float">
            <text:p>96.753793295689</text:p>
          </table:table-cell>
          <table:table-cell table:formula="of:=[.C35]-[.C34]" office:value-type="float" office:value="96.011755976352" calcext:value-type="float">
            <text:p>96.011755976352</text:p>
          </table:table-cell>
          <table:table-cell table:formula="of:=[.D35]-[.D34]" office:value-type="float" office:value="96.3827746360205" calcext:value-type="float">
            <text:p>96.3827746360205</text:p>
          </table:table-cell>
          <table:table-cell table:formula="of:=[.E35]-[.E34]" office:value-type="float" office:value="98.417312" calcext:value-type="float">
            <text:p>98.417312</text:p>
          </table:table-cell>
          <table:table-cell table:formula="of:=[.F34]-[.$F$44]" office:value-type="float" office:value="-1.18831413126209" calcext:value-type="float">
            <text:p>-1.18831413126209</text:p>
          </table:table-cell>
          <table:table-cell table:formula="of:=[.G34]-[.$G$44]" office:value-type="float" office:value="-0.979901701596802" calcext:value-type="float">
            <text:p>-0.979901701596802</text:p>
          </table:table-cell>
          <table:table-cell table:formula="of:=[.H34]-[.$H$44]" office:value-type="float" office:value="-1.00277548432189" calcext:value-type="float">
            <text:p>-1.00277548432189</text:p>
          </table:table-cell>
          <table:table-cell table:formula="of:=[.I34]-[.$I$44]" office:value-type="float" office:value="0" calcext:value-type="float">
            <text:p>0</text:p>
          </table:table-cell>
          <table:table-cell table:formula="of:=[.I34]+[.J34]" office:value-type="float" office:value="97.2289978687379" calcext:value-type="float">
            <text:p>97.2289978687379</text:p>
          </table:table-cell>
          <table:table-cell table:formula="of:=[.I34]+[.K34]" office:value-type="float" office:value="97.4374102984032" calcext:value-type="float">
            <text:p>97.4374102984032</text:p>
          </table:table-cell>
          <table:table-cell table:formula="of:=[.I34]+[.L34]" office:value-type="float" office:value="97.4145365156781" calcext:value-type="float">
            <text:p>97.4145365156781</text:p>
          </table:table-cell>
          <table:table-cell table:formula="of:=[.I34]" office:value-type="float" office:value="98.417312" calcext:value-type="float">
            <text:p>98.417312</text:p>
          </table:table-cell>
          <table:table-cell/>
          <table:table-cell table:formula="of:=[.S35]-[.N34]" office:value-type="float" office:value="-176.40392509844" calcext:value-type="float">
            <text:p>-176.40392509844</text:p>
          </table:table-cell>
          <table:table-cell table:formula="of:=[.T35]-[.O34]" office:value-type="float" office:value="-179.410399151171" calcext:value-type="float">
            <text:p>-179.410399151171</text:p>
          </table:table-cell>
          <table:table-cell table:formula="of:=[.U35]-[.P34]" office:value-type="float" office:value="-178.232491853235" calcext:value-type="float">
            <text:p>-178.232491853235</text:p>
          </table:table-cell>
          <table:table-cell table:formula="of:=[.E34]" office:value-type="float" office:value="-177.1511625" calcext:value-type="float">
            <text:p>-177.1511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6829397446547" calcext:value-type="float">
            <text:p>97.6829397446547</text:p>
          </table:table-cell>
          <table:table-cell office:value-type="float" office:value="96.800926475055" calcext:value-type="float">
            <text:p>96.800926475055</text:p>
          </table:table-cell>
          <table:table-cell office:value-type="float" office:value="97.2419331098548" calcext:value-type="float">
            <text:p>97.2419331098548</text:p>
          </table:table-cell>
          <table:table-cell/>
          <table:table-cell table:style-name="ce9" table:formula="of:=[.Y34]-[.$Y$41]" office:value-type="float" office:value="-0.110628415888669" calcext:value-type="float">
            <text:p>-0.110628415888669</text:p>
          </table:table-cell>
          <table:table-cell table:style-name="ce9" table:formula="of:=[.Z34]-[.$Z$41]" office:value-type="float" office:value="0.0740882659939928" calcext:value-type="float">
            <text:p>0.074088265993993</text:p>
          </table:table-cell>
          <table:table-cell table:style-name="ce9" table:formula="of:=[.AA34]-[.$AA$41]" office:value-type="float" office:value="-0.018270074947381" calcext:value-type="float">
            <text:p>-0.018270074947381</text:p>
          </table:table-cell>
          <table:table-cell/>
          <table:table-cell office:value-type="float" office:value="97.448975867735" calcext:value-type="float">
            <text:p>97.448975867735</text:p>
          </table:table-cell>
          <table:table-cell office:value-type="float" office:value="97.160215575066" calcext:value-type="float">
            <text:p>97.160215575066</text:p>
          </table:table-cell>
          <table:table-cell office:value-type="float" office:value="97.2068853365325" calcext:value-type="float">
            <text:p>97.2068853365325</text:p>
          </table:table-cell>
          <table:table-cell/>
          <table:table-cell office:value-type="float" office:value="97.6829397446547" calcext:value-type="float">
            <text:p>97.6829397446547</text:p>
          </table:table-cell>
          <table:table-cell office:value-type="float" office:value="96.800926475055" calcext:value-type="float">
            <text:p>96.800926475055</text:p>
          </table:table-cell>
          <table:table-cell office:value-type="float" office:value="97.2419331098548" calcext:value-type="float">
            <text:p>97.241933109854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-77.749314010555" calcext:value-type="float">
            <text:p>-77.749314010555</text:p>
          </table:table-cell>
          <table:table-cell table:style-name="ce4" office:value-type="float" office:value="-77.696026386614" calcext:value-type="float">
            <text:p>-77.696026386614</text:p>
          </table:table-cell>
          <table:table-cell table:style-name="ce4" table:formula="of:=([.B35]+[.C35])/2" office:value-type="float" office:value="-77.7226701985845" calcext:value-type="float">
            <text:p>-77.7226701985845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36]-[.B35]" office:value-type="float" office:value="97.6829397446547" calcext:value-type="float">
            <text:p>97.6829397446547</text:p>
          </table:table-cell>
          <table:table-cell table:formula="of:=[.C36]-[.C35]" office:value-type="float" office:value="96.800926475055" calcext:value-type="float">
            <text:p>96.800926475055</text:p>
          </table:table-cell>
          <table:table-cell table:formula="of:=[.D36]-[.D35]" office:value-type="float" office:value="97.2419331098549" calcext:value-type="float">
            <text:p>97.2419331098549</text:p>
          </table:table-cell>
          <table:table-cell table:formula="of:=[.E36]-[.E35]" office:value-type="float" office:value="98.4173125" calcext:value-type="float">
            <text:p>98.4173125</text:p>
          </table:table-cell>
          <table:table-cell table:formula="of:=[.F35]-[.$F$44]" office:value-type="float" office:value="-0.259167682296393" calcext:value-type="float">
            <text:p>-0.259167682296393</text:p>
          </table:table-cell>
          <table:table-cell table:formula="of:=[.G35]-[.$G$44]" office:value-type="float" office:value="-0.190731202893801" calcext:value-type="float">
            <text:p>-0.190731202893801</text:p>
          </table:table-cell>
          <table:table-cell table:formula="of:=[.H35]-[.$H$44]" office:value-type="float" office:value="-0.143617010487503" calcext:value-type="float">
            <text:p>-0.143617010487503</text:p>
          </table:table-cell>
          <table:table-cell table:formula="of:=[.I35]-[.$I$44]" office:value-type="float" office:value="0.000000500000012948476" calcext:value-type="float">
            <text:p>5.00000012948476E-07</text:p>
          </table:table-cell>
          <table:table-cell table:formula="of:=[.I35]+[.J35]" office:value-type="float" office:value="98.1581448177036" calcext:value-type="float">
            <text:p>98.1581448177036</text:p>
          </table:table-cell>
          <table:table-cell table:formula="of:=[.I35]+[.K35]" office:value-type="float" office:value="98.2265812971062" calcext:value-type="float">
            <text:p>98.2265812971062</text:p>
          </table:table-cell>
          <table:table-cell table:formula="of:=[.I35]+[.L35]" office:value-type="float" office:value="98.2736954895125" calcext:value-type="float">
            <text:p>98.2736954895125</text:p>
          </table:table-cell>
          <table:table-cell table:formula="of:=[.I35]" office:value-type="float" office:value="98.4173125" calcext:value-type="float">
            <text:p>98.4173125</text:p>
          </table:table-cell>
          <table:table-cell/>
          <table:table-cell table:formula="of:=[.S36]-[.N35]" office:value-type="float" office:value="-79.1749272297017" calcext:value-type="float">
            <text:p>-79.1749272297017</text:p>
          </table:table-cell>
          <table:table-cell table:formula="of:=[.T36]-[.O35]" office:value-type="float" office:value="-81.9729888527676" calcext:value-type="float">
            <text:p>-81.9729888527676</text:p>
          </table:table-cell>
          <table:table-cell table:formula="of:=[.U36]-[.P35]" office:value-type="float" office:value="-80.8179553375573" calcext:value-type="float">
            <text:p>-80.8179553375573</text:p>
          </table:table-cell>
          <table:table-cell table:formula="of:=[.E35]" office:value-type="float" office:value="-78.7338505" calcext:value-type="float">
            <text:p>-78.7338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.3544573460603" calcext:value-type="float">
            <text:p>98.3544573460603</text:p>
          </table:table-cell>
          <table:table-cell office:value-type="float" office:value="97.160215575066" calcext:value-type="float">
            <text:p>97.160215575066</text:p>
          </table:table-cell>
          <table:table-cell office:value-type="float" office:value="97.7573364605632" calcext:value-type="float">
            <text:p>97.7573364605632</text:p>
          </table:table-cell>
          <table:table-cell/>
          <table:table-cell table:style-name="ce10" table:formula="of:=[.Y35]-[.$Y$41]" office:value-type="float" office:value="0.560889185516928" calcext:value-type="float">
            <text:p>0.560889185516928</text:p>
          </table:table-cell>
          <table:table-cell table:style-name="ce9" table:formula="of:=[.Z35]-[.$Z$41]" office:value-type="float" office:value="0.433377366005004" calcext:value-type="float">
            <text:p>0.433377366005004</text:p>
          </table:table-cell>
          <table:table-cell table:style-name="ce11" table:formula="of:=[.AA35]-[.$AA$41]" office:value-type="float" office:value="0.497133275761016" calcext:value-type="float">
            <text:p>0.497133275761016</text:p>
          </table:table-cell>
          <table:table-cell/>
          <table:table-cell office:value-type="float" office:value="98.183306902767" calcext:value-type="float">
            <text:p>98.183306902767</text:p>
          </table:table-cell>
          <table:table-cell office:value-type="float" office:value="96.96479480533" calcext:value-type="float">
            <text:p>96.96479480533</text:p>
          </table:table-cell>
          <table:table-cell office:value-type="float" office:value="97.551044715957" calcext:value-type="float">
            <text:p>97.551044715957</text:p>
          </table:table-cell>
          <table:table-cell/>
          <table:table-cell office:value-type="float" office:value="98.3544573460603" calcext:value-type="float">
            <text:p>98.3544573460603</text:p>
          </table:table-cell>
          <table:table-cell office:value-type="float" office:value="97.160215575066" calcext:value-type="float">
            <text:p>97.160215575066</text:p>
          </table:table-cell>
          <table:table-cell office:value-type="float" office:value="97.7573364605632" calcext:value-type="float">
            <text:p>97.757336460563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9.9336257340997" calcext:value-type="float">
            <text:p>19.9336257340997</text:p>
          </table:table-cell>
          <table:table-cell table:style-name="ce4" office:value-type="float" office:value="19.104900088441" calcext:value-type="float">
            <text:p>19.104900088441</text:p>
          </table:table-cell>
          <table:table-cell table:style-name="ce4" table:formula="of:=([.B36]+[.C36])/2" office:value-type="float" office:value="19.5192629112704" calcext:value-type="float">
            <text:p>19.5192629112704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37]-[.B36]" office:value-type="float" office:value="98.3544573460603" calcext:value-type="float">
            <text:p>98.3544573460603</text:p>
          </table:table-cell>
          <table:table-cell table:formula="of:=[.C37]-[.C36]" office:value-type="float" office:value="97.160215575066" calcext:value-type="float">
            <text:p>97.160215575066</text:p>
          </table:table-cell>
          <table:table-cell table:formula="of:=[.D37]-[.D36]" office:value-type="float" office:value="97.7573364605636" calcext:value-type="float">
            <text:p>97.7573364605636</text:p>
          </table:table-cell>
          <table:table-cell table:formula="of:=[.E37]-[.E36]" office:value-type="float" office:value="98.417306" calcext:value-type="float">
            <text:p>98.417306</text:p>
          </table:table-cell>
          <table:table-cell table:formula="of:=[.F36]-[.$F$44]" office:value-type="float" office:value="0.412349919109218" calcext:value-type="float">
            <text:p>0.412349919109218</text:p>
          </table:table-cell>
          <table:table-cell table:formula="of:=[.G36]-[.$G$44]" office:value-type="float" office:value="0.168557897117211" calcext:value-type="float">
            <text:p>0.168557897117211</text:p>
          </table:table-cell>
          <table:table-cell table:formula="of:=[.H36]-[.$H$44]" office:value-type="float" office:value="0.371786340221192" calcext:value-type="float">
            <text:p>0.371786340221192</text:p>
          </table:table-cell>
          <table:table-cell table:formula="of:=[.I36]-[.$I$44]" office:value-type="float" office:value="-0.00000599999999906231" calcext:value-type="float">
            <text:p>-5.99999999906231E-06</text:p>
          </table:table-cell>
          <table:table-cell table:formula="of:=[.I36]+[.J36]" office:value-type="float" office:value="98.8296559191092" calcext:value-type="float">
            <text:p>98.8296559191092</text:p>
          </table:table-cell>
          <table:table-cell table:formula="of:=[.I36]+[.K36]" office:value-type="float" office:value="98.5858638971172" calcext:value-type="float">
            <text:p>98.5858638971172</text:p>
          </table:table-cell>
          <table:table-cell table:formula="of:=[.I36]+[.L36]" office:value-type="float" office:value="98.7890923402212" calcext:value-type="float">
            <text:p>98.7890923402212</text:p>
          </table:table-cell>
          <table:table-cell table:formula="of:=[.I36]" office:value-type="float" office:value="98.417306" calcext:value-type="float">
            <text:p>98.417306</text:p>
          </table:table-cell>
          <table:table-cell/>
          <table:table-cell table:formula="of:=[.S37]-[.N36]" office:value-type="float" office:value="18.9832175880019" calcext:value-type="float">
            <text:p>18.9832175880019</text:p>
          </table:table-cell>
          <table:table-cell table:formula="of:=[.T37]-[.O36]" office:value-type="float" office:value="16.2535924443386" calcext:value-type="float">
            <text:p>16.2535924443386</text:p>
          </table:table-cell>
          <table:table-cell table:formula="of:=[.U37]-[.P36]" office:value-type="float" office:value="17.4557401519552" calcext:value-type="float">
            <text:p>17.4557401519552</text:p>
          </table:table-cell>
          <table:table-cell table:formula="of:=[.E36]" office:value-type="float" office:value="19.683462" calcext:value-type="float">
            <text:p>19.683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448975867735" calcext:value-type="float">
            <text:p>97.448975867735</text:p>
          </table:table-cell>
          <table:table-cell office:value-type="float" office:value="96.96479480533" calcext:value-type="float">
            <text:p>96.96479480533</text:p>
          </table:table-cell>
          <table:table-cell office:value-type="float" office:value="97.2068853365325" calcext:value-type="float">
            <text:p>97.2068853365325</text:p>
          </table:table-cell>
          <table:table-cell/>
          <table:table-cell table:style-name="ce9" table:formula="of:=[.Y36]-[.$Y$41]" office:value-type="float" office:value="-0.344592292808372" calcext:value-type="float">
            <text:p>-0.344592292808372</text:p>
          </table:table-cell>
          <table:table-cell table:style-name="ce9" table:formula="of:=[.Z36]-[.$Z$41]" office:value-type="float" office:value="0.237956596269001" calcext:value-type="float">
            <text:p>0.237956596269001</text:p>
          </table:table-cell>
          <table:table-cell table:style-name="ce9" table:formula="of:=[.AA36]-[.$AA$41]" office:value-type="float" office:value="-0.0533178482696854" calcext:value-type="float">
            <text:p>-0.053317848269685</text:p>
          </table:table-cell>
          <table:table-cell/>
          <table:table-cell office:value-type="float" office:value="97.8374970837484" calcext:value-type="float">
            <text:p>97.8374970837484</text:p>
          </table:table-cell>
          <table:table-cell office:value-type="float" office:value="96.918782529147" calcext:value-type="float">
            <text:p>96.918782529147</text:p>
          </table:table-cell>
          <table:table-cell office:value-type="float" office:value="97.5194494329093" calcext:value-type="float">
            <text:p>97.5194494329093</text:p>
          </table:table-cell>
          <table:table-cell/>
          <table:table-cell office:value-type="float" office:value="97.448975867735" calcext:value-type="float">
            <text:p>97.448975867735</text:p>
          </table:table-cell>
          <table:table-cell office:value-type="float" office:value="96.96479480533" calcext:value-type="float">
            <text:p>96.96479480533</text:p>
          </table:table-cell>
          <table:table-cell office:value-type="float" office:value="97.2068853365325" calcext:value-type="float">
            <text:p>97.206885336532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18.28808308016" calcext:value-type="float">
            <text:p>118.28808308016</text:p>
          </table:table-cell>
          <table:table-cell table:style-name="ce4" office:value-type="float" office:value="116.265115663507" calcext:value-type="float">
            <text:p>116.265115663507</text:p>
          </table:table-cell>
          <table:table-cell table:style-name="ce4" table:formula="of:=([.B37]+[.C37])/2" office:value-type="float" office:value="117.276599371834" calcext:value-type="float">
            <text:p>117.276599371834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38]-[.B37]" office:value-type="float" office:value="97.448975867735" calcext:value-type="float">
            <text:p>97.448975867735</text:p>
          </table:table-cell>
          <table:table-cell table:formula="of:=[.C38]-[.C37]" office:value-type="float" office:value="96.96479480533" calcext:value-type="float">
            <text:p>96.96479480533</text:p>
          </table:table-cell>
          <table:table-cell table:formula="of:=[.D38]-[.D37]" office:value-type="float" office:value="97.206885336532" calcext:value-type="float">
            <text:p>97.206885336532</text:p>
          </table:table-cell>
          <table:table-cell table:formula="of:=[.E38]-[.E37]" office:value-type="float" office:value="98.417317" calcext:value-type="float">
            <text:p>98.417317</text:p>
          </table:table-cell>
          <table:table-cell table:formula="of:=[.F37]-[.$F$44]" office:value-type="float" office:value="-0.493131559216096" calcext:value-type="float">
            <text:p>-0.493131559216096</text:p>
          </table:table-cell>
          <table:table-cell table:formula="of:=[.G37]-[.$G$44]" office:value-type="float" office:value="-0.0268628726187927" calcext:value-type="float">
            <text:p>-0.026862872618793</text:p>
          </table:table-cell>
          <table:table-cell table:formula="of:=[.H37]-[.$H$44]" office:value-type="float" office:value="-0.17866478381039" calcext:value-type="float">
            <text:p>-0.17866478381039</text:p>
          </table:table-cell>
          <table:table-cell table:formula="of:=[.I37]-[.$I$44]" office:value-type="float" office:value="0.00000500000001579792" calcext:value-type="float">
            <text:p>5.00000001579792E-06</text:p>
          </table:table-cell>
          <table:table-cell table:formula="of:=[.I37]+[.J37]" office:value-type="float" office:value="97.9241854407839" calcext:value-type="float">
            <text:p>97.9241854407839</text:p>
          </table:table-cell>
          <table:table-cell table:formula="of:=[.I37]+[.K37]" office:value-type="float" office:value="98.3904541273812" calcext:value-type="float">
            <text:p>98.3904541273812</text:p>
          </table:table-cell>
          <table:table-cell table:formula="of:=[.I37]+[.L37]" office:value-type="float" office:value="98.2386522161896" calcext:value-type="float">
            <text:p>98.2386522161896</text:p>
          </table:table-cell>
          <table:table-cell table:formula="of:=[.I37]" office:value-type="float" office:value="98.417317" calcext:value-type="float">
            <text:p>98.417317</text:p>
          </table:table-cell>
          <table:table-cell/>
          <table:table-cell table:formula="of:=[.S38]-[.N37]" office:value-type="float" office:value="117.812873507111" calcext:value-type="float">
            <text:p>117.812873507111</text:p>
          </table:table-cell>
          <table:table-cell table:formula="of:=[.T38]-[.O37]" office:value-type="float" office:value="114.839456341456" calcext:value-type="float">
            <text:p>114.839456341456</text:p>
          </table:table-cell>
          <table:table-cell table:formula="of:=[.U38]-[.P37]" office:value-type="float" office:value="116.244832492176" calcext:value-type="float">
            <text:p>116.244832492176</text:p>
          </table:table-cell>
          <table:table-cell table:formula="of:=[.E37]" office:value-type="float" office:value="118.100768" calcext:value-type="float">
            <text:p>118.100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.183306902767" calcext:value-type="float">
            <text:p>98.183306902767</text:p>
          </table:table-cell>
          <table:table-cell office:value-type="float" office:value="96.918782529147" calcext:value-type="float">
            <text:p>96.918782529147</text:p>
          </table:table-cell>
          <table:table-cell office:value-type="float" office:value="97.551044715957" calcext:value-type="float">
            <text:p>97.551044715957</text:p>
          </table:table-cell>
          <table:table-cell/>
          <table:table-cell table:style-name="ce9" table:formula="of:=[.Y37]-[.$Y$41]" office:value-type="float" office:value="0.389738742223628" calcext:value-type="float">
            <text:p>0.389738742223628</text:p>
          </table:table-cell>
          <table:table-cell table:style-name="ce9" table:formula="of:=[.Z37]-[.$Z$41]" office:value-type="float" office:value="0.191944320085995" calcext:value-type="float">
            <text:p>0.191944320085995</text:p>
          </table:table-cell>
          <table:table-cell table:style-name="ce9" table:formula="of:=[.AA37]-[.$AA$41]" office:value-type="float" office:value="0.290841531154825" calcext:value-type="float">
            <text:p>0.290841531154825</text:p>
          </table:table-cell>
          <table:table-cell/>
          <table:table-cell office:value-type="float" office:value="98.0930804406216" calcext:value-type="float">
            <text:p>98.0930804406216</text:p>
          </table:table-cell>
          <table:table-cell office:value-type="float" office:value="97.2014017820703" calcext:value-type="float">
            <text:p>97.2014017820703</text:p>
          </table:table-cell>
          <table:table-cell office:value-type="float" office:value="96.9730420345325" calcext:value-type="float">
            <text:p>96.9730420345325</text:p>
          </table:table-cell>
          <table:table-cell/>
          <table:table-cell office:value-type="float" office:value="98.183306902767" calcext:value-type="float">
            <text:p>98.183306902767</text:p>
          </table:table-cell>
          <table:table-cell office:value-type="float" office:value="96.918782529147" calcext:value-type="float">
            <text:p>96.918782529147</text:p>
          </table:table-cell>
          <table:table-cell office:value-type="float" office:value="97.551044715957" calcext:value-type="float">
            <text:p>97.55104471595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15.737058947895" calcext:value-type="float">
            <text:p>215.737058947895</text:p>
          </table:table-cell>
          <table:table-cell table:style-name="ce4" office:value-type="float" office:value="213.229910468837" calcext:value-type="float">
            <text:p>213.229910468837</text:p>
          </table:table-cell>
          <table:table-cell table:style-name="ce4" table:formula="of:=([.B38]+[.C38])/2" office:value-type="float" office:value="214.483484708366" calcext:value-type="float">
            <text:p>214.483484708366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/>
          <table:table-cell table:formula="of:=[.B38]" office:value-type="float" office:value="215.737058947895" calcext:value-type="float">
            <text:p>215.737058947895</text:p>
          </table:table-cell>
          <table:table-cell table:formula="of:=[.C38]" office:value-type="float" office:value="213.229910468837" calcext:value-type="float">
            <text:p>213.229910468837</text:p>
          </table:table-cell>
          <table:table-cell table:formula="of:=[.D38]" office:value-type="float" office:value="214.483484708366" calcext:value-type="float">
            <text:p>214.483484708366</text:p>
          </table:table-cell>
          <table:table-cell table:formula="of:=[.E38]" office:value-type="float" office:value="216.518085" calcext:value-type="float">
            <text:p>216.5180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8374970837484" calcext:value-type="float">
            <text:p>97.8374970837484</text:p>
          </table:table-cell>
          <table:table-cell office:value-type="float" office:value="97.2014017820703" calcext:value-type="float">
            <text:p>97.2014017820703</text:p>
          </table:table-cell>
          <table:table-cell office:value-type="float" office:value="97.5194494329093" calcext:value-type="float">
            <text:p>97.5194494329093</text:p>
          </table:table-cell>
          <table:table-cell/>
          <table:table-cell table:style-name="ce9" table:formula="of:=[.Y38]-[.$Y$41]" office:value-type="float" office:value="0.0439289232050299" calcext:value-type="float">
            <text:p>0.04392892320503</text:p>
          </table:table-cell>
          <table:table-cell table:style-name="ce9" table:formula="of:=[.Z38]-[.$Z$41]" office:value-type="float" office:value="0.474563573009306" calcext:value-type="float">
            <text:p>0.474563573009306</text:p>
          </table:table-cell>
          <table:table-cell table:style-name="ce9" table:formula="of:=[.AA38]-[.$AA$41]" office:value-type="float" office:value="0.259246248107118" calcext:value-type="float">
            <text:p>0.259246248107118</text:p>
          </table:table-cell>
          <table:table-cell/>
          <table:table-cell office:value-type="float" office:value="97.994494603071" calcext:value-type="float">
            <text:p>97.994494603071</text:p>
          </table:table-cell>
          <table:table-cell office:value-type="float" office:value="96.9038249010244" calcext:value-type="float">
            <text:p>96.9038249010244</text:p>
          </table:table-cell>
          <table:table-cell office:value-type="float" office:value="97.4491597520477" calcext:value-type="float">
            <text:p>97.4491597520477</text:p>
          </table:table-cell>
          <table:table-cell/>
          <table:table-cell office:value-type="float" office:value="97.8374970837484" calcext:value-type="float">
            <text:p>97.8374970837484</text:p>
          </table:table-cell>
          <table:table-cell office:value-type="float" office:value="97.2014017820703" calcext:value-type="float">
            <text:p>97.2014017820703</text:p>
          </table:table-cell>
          <table:table-cell office:value-type="float" office:value="97.5194494329093" calcext:value-type="float">
            <text:p>97.519449432909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16.25608161592" calcext:value-type="float">
            <text:p>216.25608161592</text:p>
          </table:table-cell>
          <table:table-cell table:style-name="ce4" office:value-type="float" office:value="212.341287935313" calcext:value-type="float">
            <text:p>212.341287935313</text:p>
          </table:table-cell>
          <table:table-cell table:style-name="ce4" table:formula="of:=([.B39]+[.C39])/2" office:value-type="float" office:value="214.298684775616" calcext:value-type="float">
            <text:p>214.298684775616</text:p>
          </table:table-cell>
          <table:table-cell table:style-name="ce4" office:value-type="float" office:value="216.518085" calcext:value-type="float">
            <text:p>216.51808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/>
          <table:table-cell table:formula="of:=[.B39]" office:value-type="float" office:value="216.25608161592" calcext:value-type="float">
            <text:p>216.25608161592</text:p>
          </table:table-cell>
          <table:table-cell table:formula="of:=[.C39]" office:value-type="float" office:value="212.341287935313" calcext:value-type="float">
            <text:p>212.341287935313</text:p>
          </table:table-cell>
          <table:table-cell table:formula="of:=[.D39]" office:value-type="float" office:value="214.298684775616" calcext:value-type="float">
            <text:p>214.298684775616</text:p>
          </table:table-cell>
          <table:table-cell table:formula="of:=[.E39]" office:value-type="float" office:value="216.518085" calcext:value-type="float">
            <text:p>216.518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0930804406216" calcext:value-type="float">
            <text:p>98.0930804406216</text:p>
          </table:table-cell>
          <table:table-cell office:value-type="float" office:value="95.8530036284433" calcext:value-type="float">
            <text:p>95.8530036284433</text:p>
          </table:table-cell>
          <table:table-cell office:value-type="float" office:value="96.9730420345325" calcext:value-type="float">
            <text:p>96.9730420345325</text:p>
          </table:table-cell>
          <table:table-cell/>
          <table:table-cell table:style-name="ce9" table:formula="of:=[.Y39]-[.$Y$41]" office:value-type="float" office:value="0.299512280078233" calcext:value-type="float">
            <text:p>0.299512280078233</text:p>
          </table:table-cell>
          <table:table-cell table:style-name="ce11" table:formula="of:=[.Z39]-[.$Z$41]" office:value-type="float" office:value="-0.873834580617697" calcext:value-type="float">
            <text:p>-0.873834580617697</text:p>
          </table:table-cell>
          <table:table-cell table:style-name="ce9" table:formula="of:=[.AA39]-[.$AA$41]" office:value-type="float" office:value="-0.287161150269682" calcext:value-type="float">
            <text:p>-0.287161150269682</text:p>
          </table:table-cell>
          <table:table-cell table:number-columns-repeated="5"/>
          <table:table-cell office:value-type="float" office:value="98.0930804406216" calcext:value-type="float">
            <text:p>98.0930804406216</text:p>
          </table:table-cell>
          <table:table-cell table:style-name="ce27" office:value-type="float" office:value="95.8530036284433" calcext:value-type="float">
            <text:p>95.8530036284433</text:p>
          </table:table-cell>
          <table:table-cell office:value-type="float" office:value="96.9730420345325" calcext:value-type="float">
            <text:p>96.973042034532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18.072774713153" calcext:value-type="float">
            <text:p>118.072774713153</text:p>
          </table:table-cell>
          <table:table-cell table:style-name="ce4" office:value-type="float" office:value="115.422505406166" calcext:value-type="float">
            <text:p>115.422505406166</text:p>
          </table:table-cell>
          <table:table-cell table:style-name="ce4" table:formula="of:=([.B40]+[.C40])/2" office:value-type="float" office:value="116.74764005966" calcext:value-type="float">
            <text:p>116.74764005966</text:p>
          </table:table-cell>
          <table:table-cell table:style-name="ce4" office:value-type="float" office:value="118.100768" calcext:value-type="float">
            <text:p>118.100768</text:p>
          </table:table-cell>
          <table:table-cell table:formula="of:=[.B39]-[.B40]" office:value-type="float" office:value="98.183306902767" calcext:value-type="float">
            <text:p>98.183306902767</text:p>
          </table:table-cell>
          <table:table-cell table:formula="of:=[.C39]-[.C40]" office:value-type="float" office:value="96.918782529147" calcext:value-type="float">
            <text:p>96.918782529147</text:p>
          </table:table-cell>
          <table:table-cell table:formula="of:=[.D39]-[.D40]" office:value-type="float" office:value="97.551044715956" calcext:value-type="float">
            <text:p>97.551044715956</text:p>
          </table:table-cell>
          <table:table-cell table:formula="of:=[.E39]-[.E40]" office:value-type="float" office:value="98.417317" calcext:value-type="float">
            <text:p>98.417317</text:p>
          </table:table-cell>
          <table:table-cell table:formula="of:=[.F40]-[.$F$44]" office:value-type="float" office:value="0.241199475815918" calcext:value-type="float">
            <text:p>0.241199475815918</text:p>
          </table:table-cell>
          <table:table-cell table:formula="of:=[.G40]-[.$G$44]" office:value-type="float" office:value="-0.0728751488017849" calcext:value-type="float">
            <text:p>-0.072875148801785</text:p>
          </table:table-cell>
          <table:table-cell table:formula="of:=[.H40]-[.$H$44]" office:value-type="float" office:value="0.165494595613609" calcext:value-type="float">
            <text:p>0.165494595613609</text:p>
          </table:table-cell>
          <table:table-cell table:formula="of:=[.I40]-[.$I$44]" office:value-type="float" office:value="0.00000500000001579792" calcext:value-type="float">
            <text:p>5.00000001579792E-06</text:p>
          </table:table-cell>
          <table:table-cell table:formula="of:=[.I40]+[.J40]" office:value-type="float" office:value="98.6585164758159" calcext:value-type="float">
            <text:p>98.6585164758159</text:p>
          </table:table-cell>
          <table:table-cell table:formula="of:=[.I40]+[.K40]" office:value-type="float" office:value="98.3444418511982" calcext:value-type="float">
            <text:p>98.3444418511982</text:p>
          </table:table-cell>
          <table:table-cell table:formula="of:=[.I40]+[.L40]" office:value-type="float" office:value="98.5828115956136" calcext:value-type="float">
            <text:p>98.5828115956136</text:p>
          </table:table-cell>
          <table:table-cell table:formula="of:=[.I40]" office:value-type="float" office:value="98.417317" calcext:value-type="float">
            <text:p>98.417317</text:p>
          </table:table-cell>
          <table:table-cell/>
          <table:table-cell table:formula="of:=[.S39]-[.N40]" office:value-type="float" office:value="117.597565140104" calcext:value-type="float">
            <text:p>117.597565140104</text:p>
          </table:table-cell>
          <table:table-cell table:formula="of:=[.T39]-[.O40]" office:value-type="float" office:value="113.996846084115" calcext:value-type="float">
            <text:p>113.996846084115</text:p>
          </table:table-cell>
          <table:table-cell table:formula="of:=[.U39]-[.P40]" office:value-type="float" office:value="115.715873180002" calcext:value-type="float">
            <text:p>115.715873180002</text:p>
          </table:table-cell>
          <table:table-cell table:formula="of:=[.E40]" office:value-type="float" office:value="118.100768" calcext:value-type="float">
            <text:p>118.10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94494603071" calcext:value-type="float">
            <text:p>97.994494603071</text:p>
          </table:table-cell>
          <table:table-cell office:value-type="float" office:value="96.9038249010244" calcext:value-type="float">
            <text:p>96.9038249010244</text:p>
          </table:table-cell>
          <table:table-cell office:value-type="float" office:value="97.4491597520477" calcext:value-type="float">
            <text:p>97.4491597520477</text:p>
          </table:table-cell>
          <table:table-cell/>
          <table:table-cell table:style-name="ce9" table:formula="of:=[.Y40]-[.$Y$41]" office:value-type="float" office:value="0.200926442527631" calcext:value-type="float">
            <text:p>0.200926442527631</text:p>
          </table:table-cell>
          <table:table-cell table:style-name="ce9" table:formula="of:=[.Z40]-[.$Z$41]" office:value-type="float" office:value="0.176986691963393" calcext:value-type="float">
            <text:p>0.176986691963393</text:p>
          </table:table-cell>
          <table:table-cell table:style-name="ce9" table:formula="of:=[.AA40]-[.$AA$41]" office:value-type="float" office:value="0.188956567245526" calcext:value-type="float">
            <text:p>0.188956567245526</text:p>
          </table:table-cell>
          <table:table-cell table:number-columns-repeated="5"/>
          <table:table-cell office:value-type="float" office:value="97.994494603071" calcext:value-type="float">
            <text:p>97.994494603071</text:p>
          </table:table-cell>
          <table:table-cell office:value-type="float" office:value="96.9038249010244" calcext:value-type="float">
            <text:p>96.9038249010244</text:p>
          </table:table-cell>
          <table:table-cell office:value-type="float" office:value="97.4491597520477" calcext:value-type="float">
            <text:p>97.449159752047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0.2352776294046" calcext:value-type="float">
            <text:p>20.2352776294046</text:p>
          </table:table-cell>
          <table:table-cell table:style-name="ce4" office:value-type="float" office:value="18.2211036240957" calcext:value-type="float">
            <text:p>18.2211036240957</text:p>
          </table:table-cell>
          <table:table-cell table:style-name="ce4" table:formula="of:=([.B41]+[.C41])/2" office:value-type="float" office:value="19.2281906267501" calcext:value-type="float">
            <text:p>19.2281906267501</text:p>
          </table:table-cell>
          <table:table-cell table:style-name="ce4" office:value-type="float" office:value="19.683462" calcext:value-type="float">
            <text:p>19.683462</text:p>
          </table:table-cell>
          <table:table-cell table:formula="of:=[.B40]-[.B41]" office:value-type="float" office:value="97.8374970837484" calcext:value-type="float">
            <text:p>97.8374970837484</text:p>
          </table:table-cell>
          <table:table-cell table:formula="of:=[.C40]-[.C41]" office:value-type="float" office:value="97.2014017820703" calcext:value-type="float">
            <text:p>97.2014017820703</text:p>
          </table:table-cell>
          <table:table-cell table:formula="of:=[.D40]-[.D41]" office:value-type="float" office:value="97.5194494329099" calcext:value-type="float">
            <text:p>97.5194494329099</text:p>
          </table:table-cell>
          <table:table-cell table:formula="of:=[.E40]-[.E41]" office:value-type="float" office:value="98.417306" calcext:value-type="float">
            <text:p>98.417306</text:p>
          </table:table-cell>
          <table:table-cell table:formula="of:=[.F41]-[.$F$44]" office:value-type="float" office:value="-0.104610343202708" calcext:value-type="float">
            <text:p>-0.104610343202708</text:p>
          </table:table-cell>
          <table:table-cell table:formula="of:=[.G41]-[.$G$44]" office:value-type="float" office:value="0.209744104121498" calcext:value-type="float">
            <text:p>0.209744104121498</text:p>
          </table:table-cell>
          <table:table-cell table:formula="of:=[.H41]-[.$H$44]" office:value-type="float" office:value="0.133899312567507" calcext:value-type="float">
            <text:p>0.133899312567507</text:p>
          </table:table-cell>
          <table:table-cell table:formula="of:=[.I41]-[.$I$44]" office:value-type="float" office:value="-0.00000599999999906231" calcext:value-type="float">
            <text:p>-5.99999999906231E-06</text:p>
          </table:table-cell>
          <table:table-cell table:formula="of:=[.I41]+[.J41]" office:value-type="float" office:value="98.3126956567973" calcext:value-type="float">
            <text:p>98.3126956567973</text:p>
          </table:table-cell>
          <table:table-cell table:formula="of:=[.I41]+[.K41]" office:value-type="float" office:value="98.6270501041215" calcext:value-type="float">
            <text:p>98.6270501041215</text:p>
          </table:table-cell>
          <table:table-cell table:formula="of:=[.I41]+[.L41]" office:value-type="float" office:value="98.5512053125675" calcext:value-type="float">
            <text:p>98.5512053125675</text:p>
          </table:table-cell>
          <table:table-cell table:formula="of:=[.I41]" office:value-type="float" office:value="98.417306" calcext:value-type="float">
            <text:p>98.417306</text:p>
          </table:table-cell>
          <table:table-cell/>
          <table:table-cell table:formula="of:=[.S40]-[.N41]" office:value-type="float" office:value="19.2848694833068" calcext:value-type="float">
            <text:p>19.2848694833068</text:p>
          </table:table-cell>
          <table:table-cell table:formula="of:=[.T40]-[.O41]" office:value-type="float" office:value="15.3697959799933" calcext:value-type="float">
            <text:p>15.3697959799933</text:p>
          </table:table-cell>
          <table:table-cell table:formula="of:=[.U40]-[.P41]" office:value-type="float" office:value="17.1646678674349" calcext:value-type="float">
            <text:p>17.1646678674349</text:p>
          </table:table-cell>
          <table:table-cell table:formula="of:=[.E41]" office:value-type="float" office:value="19.683462" calcext:value-type="float">
            <text:p>19.683462</text:p>
          </table:table-cell>
          <table:table-cell table:number-columns-repeated="2"/>
          <table:table-cell table:style-name="ce7" table:formula="of:=AVERAGE([.Y33:.Y40])" office:value-type="float" office:value="97.7935681605434" calcext:value-type="float">
            <text:p>97.7935681605434</text:p>
          </table:table-cell>
          <table:table-cell table:style-name="ce7" table:formula="of:=AVERAGE([.Z33:.Z40])" office:value-type="float" office:value="96.726838209061" calcext:value-type="float">
            <text:p>96.726838209061</text:p>
          </table:table-cell>
          <table:table-cell table:style-name="ce7" table:formula="of:=AVERAGE([.AA33:.AA40])" office:value-type="float" office:value="97.2602031848022" calcext:value-type="float">
            <text:p>97.2602031848022</text:p>
          </table:table-cell>
          <table:table-cell table:style-name="ce7"/>
          <table:table-cell table:number-columns-repeated="20"/>
        </table:table-row>
        <table:table-row table:style-name="ro1">
          <table:table-cell/>
          <table:table-cell table:style-name="ce4" office:value-type="float" office:value="-77.857802811217" calcext:value-type="float">
            <text:p>-77.857802811217</text:p>
          </table:table-cell>
          <table:table-cell table:style-name="ce4" office:value-type="float" office:value="-77.6319000043476" calcext:value-type="float">
            <text:p>-77.6319000043476</text:p>
          </table:table-cell>
          <table:table-cell table:style-name="ce4" table:formula="of:=([.B42]+[.C42])/2" office:value-type="float" office:value="-77.7448514077823" calcext:value-type="float">
            <text:p>-77.7448514077823</text:p>
          </table:table-cell>
          <table:table-cell table:style-name="ce4" office:value-type="float" office:value="-78.7338505" calcext:value-type="float">
            <text:p>-78.7338505</text:p>
          </table:table-cell>
          <table:table-cell table:formula="of:=[.B41]-[.B42]" office:value-type="float" office:value="98.0930804406216" calcext:value-type="float">
            <text:p>98.0930804406216</text:p>
          </table:table-cell>
          <table:table-cell table:formula="of:=[.C41]-[.C42]" office:value-type="float" office:value="95.8530036284433" calcext:value-type="float">
            <text:p>95.8530036284433</text:p>
          </table:table-cell>
          <table:table-cell table:formula="of:=[.D41]-[.D42]" office:value-type="float" office:value="96.9730420345324" calcext:value-type="float">
            <text:p>96.9730420345324</text:p>
          </table:table-cell>
          <table:table-cell table:formula="of:=[.E41]-[.E42]" office:value-type="float" office:value="98.4173125" calcext:value-type="float">
            <text:p>98.4173125</text:p>
          </table:table-cell>
          <table:table-cell table:formula="of:=[.F42]-[.$F$44]" office:value-type="float" office:value="0.150973013670509" calcext:value-type="float">
            <text:p>0.150973013670509</text:p>
          </table:table-cell>
          <table:table-cell table:formula="of:=[.G42]-[.$G$44]" office:value-type="float" office:value="-1.13865404950549" calcext:value-type="float">
            <text:p>-1.13865404950549</text:p>
          </table:table-cell>
          <table:table-cell table:formula="of:=[.H42]-[.$H$44]" office:value-type="float" office:value="-0.412508085810003" calcext:value-type="float">
            <text:p>-0.412508085810003</text:p>
          </table:table-cell>
          <table:table-cell table:formula="of:=[.I42]-[.$I$44]" office:value-type="float" office:value="0.000000500000012948476" calcext:value-type="float">
            <text:p>5.00000012948476E-07</text:p>
          </table:table-cell>
          <table:table-cell table:formula="of:=[.I42]+[.J42]" office:value-type="float" office:value="98.5682855136705" calcext:value-type="float">
            <text:p>98.5682855136705</text:p>
          </table:table-cell>
          <table:table-cell table:formula="of:=[.I42]+[.K42]" office:value-type="float" office:value="97.2786584504945" calcext:value-type="float">
            <text:p>97.2786584504945</text:p>
          </table:table-cell>
          <table:table-cell table:formula="of:=[.I42]+[.L42]" office:value-type="float" office:value="98.00480441419" calcext:value-type="float">
            <text:p>98.00480441419</text:p>
          </table:table-cell>
          <table:table-cell table:formula="of:=[.I42]" office:value-type="float" office:value="98.4173125" calcext:value-type="float">
            <text:p>98.4173125</text:p>
          </table:table-cell>
          <table:table-cell/>
          <table:table-cell table:formula="of:=[.S41]-[.N42]" office:value-type="float" office:value="-79.2834160303637" calcext:value-type="float">
            <text:p>-79.2834160303637</text:p>
          </table:table-cell>
          <table:table-cell table:formula="of:=[.T41]-[.O42]" office:value-type="float" office:value="-81.9088624705012" calcext:value-type="float">
            <text:p>-81.9088624705012</text:p>
          </table:table-cell>
          <table:table-cell table:formula="of:=[.U41]-[.P42]" office:value-type="float" office:value="-80.8401365467551" calcext:value-type="float">
            <text:p>-80.8401365467551</text:p>
          </table:table-cell>
          <table:table-cell table:formula="of:=[.E42]" office:value-type="float" office:value="-78.7338505" calcext:value-type="float">
            <text:p>-78.7338505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float" office:value="-175.852297414288" calcext:value-type="float">
            <text:p>-175.852297414288</text:p>
          </table:table-cell>
          <table:table-cell table:style-name="ce4" office:value-type="float" office:value="-174.535724905372" calcext:value-type="float">
            <text:p>-174.535724905372</text:p>
          </table:table-cell>
          <table:table-cell table:style-name="ce4" table:formula="of:=([.B43]+[.C43])/2" office:value-type="float" office:value="-175.19401115983" calcext:value-type="float">
            <text:p>-175.19401115983</text:p>
          </table:table-cell>
          <table:table-cell table:style-name="ce4" office:value-type="float" office:value="-177.1511625" calcext:value-type="float">
            <text:p>-177.1511625</text:p>
          </table:table-cell>
          <table:table-cell table:formula="of:=[.B42]-[.B43]" office:value-type="float" office:value="97.994494603071" calcext:value-type="float">
            <text:p>97.994494603071</text:p>
          </table:table-cell>
          <table:table-cell table:formula="of:=[.C42]-[.C43]" office:value-type="float" office:value="96.9038249010244" calcext:value-type="float">
            <text:p>96.9038249010244</text:p>
          </table:table-cell>
          <table:table-cell table:formula="of:=[.D42]-[.D43]" office:value-type="float" office:value="97.4491597520477" calcext:value-type="float">
            <text:p>97.4491597520477</text:p>
          </table:table-cell>
          <table:table-cell table:formula="of:=[.E42]-[.E43]" office:value-type="float" office:value="98.417312" calcext:value-type="float">
            <text:p>98.417312</text:p>
          </table:table-cell>
          <table:table-cell table:formula="of:=[.F43]-[.$F$44]" office:value-type="float" office:value="0.0523871761198933" calcext:value-type="float">
            <text:p>0.052387176119893</text:p>
          </table:table-cell>
          <table:table-cell table:formula="of:=[.G43]-[.$G$44]" office:value-type="float" office:value="-0.0878327769243867" calcext:value-type="float">
            <text:p>-0.087832776924387</text:p>
          </table:table-cell>
          <table:table-cell table:formula="of:=[.H43]-[.$H$44]" office:value-type="float" office:value="0.0636096317053045" calcext:value-type="float">
            <text:p>0.063609631705305</text:p>
          </table:table-cell>
          <table:table-cell table:formula="of:=[.I43]-[.$I$44]" office:value-type="float" office:value="0" calcext:value-type="float">
            <text:p>0</text:p>
          </table:table-cell>
          <table:table-cell table:formula="of:=[.I43]+[.J43]" office:value-type="float" office:value="98.4696991761199" calcext:value-type="float">
            <text:p>98.4696991761199</text:p>
          </table:table-cell>
          <table:table-cell table:formula="of:=[.I43]+[.K43]" office:value-type="float" office:value="98.3294792230756" calcext:value-type="float">
            <text:p>98.3294792230756</text:p>
          </table:table-cell>
          <table:table-cell table:formula="of:=[.I43]+[.L43]" office:value-type="float" office:value="98.4809216317053" calcext:value-type="float">
            <text:p>98.4809216317053</text:p>
          </table:table-cell>
          <table:table-cell table:formula="of:=[.I43]" office:value-type="float" office:value="98.417312" calcext:value-type="float">
            <text:p>98.417312</text:p>
          </table:table-cell>
          <table:table-cell/>
          <table:table-cell table:formula="of:=[.S42]-[.N43]" office:value-type="float" office:value="-177.753115206484" calcext:value-type="float">
            <text:p>-177.753115206484</text:p>
          </table:table-cell>
          <table:table-cell table:formula="of:=[.T42]-[.O43]" office:value-type="float" office:value="-180.238341693577" calcext:value-type="float">
            <text:p>-180.238341693577</text:p>
          </table:table-cell>
          <table:table-cell table:formula="of:=[.U42]-[.P43]" office:value-type="float" office:value="-179.32105817846" calcext:value-type="float">
            <text:p>-179.32105817846</text:p>
          </table:table-cell>
          <table:table-cell table:formula="of:=[.E43]" office:value-type="float" office:value="-177.1511625" calcext:value-type="float">
            <text:p>-177.1511625</text:p>
          </table:table-cell>
          <table:table-cell table:number-columns-repeated="9"/>
          <table:table-cell office:value-type="string" calcext:value-type="string">
            <text:p>Mean 1</text:p>
          </table:table-cell>
          <table:table-cell table:formula="of:=AVERAGE([.AG33:.AG38])" office:value-type="float" office:value="97.873382440433" calcext:value-type="float">
            <text:p>97.873382440433</text:p>
          </table:table-cell>
          <table:table-cell table:formula="of:=AVERAGE([.AH33:.AH38])" office:value-type="float" office:value="96.9916576779488" calcext:value-type="float">
            <text:p>96.9916576779488</text:p>
          </table:table-cell>
          <table:table-cell table:formula="of:=AVERAGE([.AI33:.AI38])" office:value-type="float" office:value="97.3235857303056" calcext:value-type="float">
            <text:p>97.323585730305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97.9421074269511" calcext:value-type="float">
            <text:p>97.9421074269511</text:p>
          </table:table-cell>
          <table:table-cell table:style-name="ce7" office:value-type="float" office:value="96.9916576779488" calcext:value-type="float">
            <text:p>96.9916576779488</text:p>
          </table:table-cell>
          <table:table-cell table:style-name="ce7" office:value-type="float" office:value="97.3855501203424" calcext:value-type="float">
            <text:p>97.3855501203424</text:p>
          </table:table-cell>
          <table:table-cell table:style-name="ce7" table:formula="of:=[.I43]" office:value-type="float" office:value="98.417312" calcext:value-type="float">
            <text:p>98.417312</text:p>
          </table:table-cell>
          <table:table-cell table:number-columns-repeated="22"/>
          <table:table-cell office:value-type="string" calcext:value-type="string">
            <text:p>st. dev.1</text:p>
          </table:table-cell>
          <table:table-cell table:formula="of:=STDEV([.AG33:.AG38])" office:value-type="float" office:value="0.274468817073158" calcext:value-type="float">
            <text:p>0.274468817073158</text:p>
          </table:table-cell>
          <table:table-cell table:formula="of:=STDEV([.AH33:.AH38])" office:value-type="float" office:value="0.156543759755602" calcext:value-type="float">
            <text:p>0.156543759755602</text:p>
          </table:table-cell>
          <table:table-cell table:formula="of:=STDEV([.AI33:.AI38])" office:value-type="float" office:value="0.223175280919384" calcext:value-type="float">
            <text:p>0.223175280919384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upper limit</text:p>
          </table:table-cell>
          <table:table-cell table:formula="of:=[.AG43]+3*[.AG44]" office:value-type="float" office:value="98.6967888916524" calcext:value-type="float">
            <text:p>98.6967888916524</text:p>
          </table:table-cell>
          <table:table-cell table:formula="of:=[.AH43]+3*[.AH44]" office:value-type="float" office:value="97.4612889572156" calcext:value-type="float">
            <text:p>97.4612889572156</text:p>
          </table:table-cell>
          <table:table-cell table:formula="of:=[.AI43]+3*[.AI44]" office:value-type="float" office:value="97.9931115730638" calcext:value-type="float">
            <text:p>97.9931115730638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down limit</text:p>
          </table:table-cell>
          <table:table-cell table:formula="of:=[.AG43]-3*[.AG44]" office:value-type="float" office:value="97.0499759892135" calcext:value-type="float">
            <text:p>97.0499759892135</text:p>
          </table:table-cell>
          <table:table-cell table:formula="of:=[.AH43]-3*[.AH44]" office:value-type="float" office:value="96.522026398682" calcext:value-type="float">
            <text:p>96.522026398682</text:p>
          </table:table-cell>
          <table:table-cell table:formula="of:=[.AI43]-3*[.AI44]" office:value-type="float" office:value="96.6540598875475" calcext:value-type="float">
            <text:p>96.6540598875475</text:p>
          </table:table-cell>
          <table:table-cell table:number-columns-repeated="1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5"/>
          <table:table-cell table:style-name="ce7" office:value-type="string" calcext:value-type="string">
            <text:p>Mean 2</text:p>
          </table:table-cell>
          <table:table-cell table:style-name="ce13" table:formula="of:=AVERAGE([.AK34:.AK40])" office:value-type="float" office:value="97.9421074269511" calcext:value-type="float">
            <text:p>97.9421074269511</text:p>
          </table:table-cell>
          <table:table-cell table:style-name="ce13" table:formula="of:=AVERAGE([.AL34:.AL38];[.AL40])" office:value-type="float" office:value="96.9916576779488" calcext:value-type="float">
            <text:p>96.9916576779488</text:p>
          </table:table-cell>
          <table:table-cell table:style-name="ce13" table:formula="of:=AVERAGE([.AM34:.AM40])" office:value-type="float" office:value="97.3855501203424" calcext:value-type="float">
            <text:p>97.3855501203424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7" office:value-type="string" calcext:value-type="string">
            <text:p>st. dev. 2</text:p>
          </table:table-cell>
          <table:table-cell table:style-name="ce13" table:formula="of:=STDEV([.AK34:.AK40])" office:value-type="float" office:value="0.309579514866153" calcext:value-type="float">
            <text:p>0.309579514866153</text:p>
          </table:table-cell>
          <table:table-cell table:style-name="ce13" table:formula="of:=STDEV([.AL34:.AL38];[.AL40])" office:value-type="float" office:value="0.156543759755602" calcext:value-type="float">
            <text:p>0.156543759755602</text:p>
          </table:table-cell>
          <table:table-cell table:style-name="ce13" table:formula="of:=STDEV([.AM34:.AM40])" office:value-type="float" office:value="0.261501633722676" calcext:value-type="float">
            <text:p>0.261501633722676</text:p>
          </table:table-cell>
          <table:table-cell table:number-columns-repeated="9"/>
        </table:table-row>
      </table:table>
      <table:table table:name="difference_time_lumi" table:style-name="ta1">
        <table:shapes>
          <draw:frame draw:z-index="0" draw:style-name="gr1" draw:text-style-name="P1" svg:width="32.378cm" svg:height="9.004cm" svg:x="3.108cm" svg:y="12.776cm">
            <draw:object draw:notify-on-update-of-ranges="difference_time_lumi.A4:difference_time_lumi.A26 difference_time_lumi.P4:difference_time_lumi.P26 difference_time_lumi.A4:difference_time_lumi.A26 difference_time_lumi.Q4:difference_time_lumi.Q26 difference_time_lumi.A4:difference_time_lumi.A26 difference_time_lumi.R4:difference_time_lumi.R26 difference_time_lumi.A4:difference_time_lumi.A26 difference_time_lumi.X4:difference_time_lumi.X26 difference_time_lumi.A4:difference_time_lumi.A26 difference_time_lumi.Y4:difference_time_lumi.Y26 difference_time_lumi.A4:difference_time_lumi.A26 difference_time_lumi.Z4:difference_time_lumi.Z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208cm" svg:height="9.004cm" svg:x="4.681cm" svg:y="23.029cm">
            <draw:object draw:notify-on-update-of-ranges="difference_time_lumi.A4:difference_time_lumi.A26 difference_time_lumi.AF4:difference_time_lumi.AF26 difference_time_lumi.A4:difference_time_lumi.A26 difference_time_lumi.AG4:difference_time_lumi.AG26 difference_time_lumi.A4:difference_time_lumi.A26 difference_time_lumi.AH4:difference_time_lumi.AH26 difference_time_lumi.A4:difference_time_lumi.A26 difference_time_lumi.AN4:difference_time_lumi.AN26 difference_time_lumi.A4:difference_time_lumi.A26 difference_time_lumi.AO4:difference_time_lumi.AO26 difference_time_lumi.A4:difference_time_lumi.A26 difference_time_lumi.AP4:difference_time_lumi.AP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/>
          <table:table-cell table:style-name="ce8" office:value-type="string" calcext:value-type="string" table:number-columns-spanned="4" table:number-rows-spanned="1">
            <text:p>no step size timestamp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o step size lumisection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no oultlier removal timestamp</text:p>
          </table:table-cell>
          <table:covered-table-cell table:number-columns-repeated="3"/>
          <table:table-cell table:number-columns-repeated="4"/>
          <table:table-cell table:style-name="ce8" office:value-type="string" calcext:value-type="string" table:number-columns-spanned="4" table:number-rows-spanned="1">
            <text:p>no oultlier removal <text:s/>lumisection</text:p>
          </table:table-cell>
          <table:covered-table-cell table:number-columns-repeated="3"/>
          <table:table-cell table:number-columns-repeated="4"/>
          <table:table-cell table:style-name="ce8" office:value-type="string" calcext:value-type="string" table:number-columns-spanned="4" table:number-rows-spanned="1">
            <text:p>using outlier removal timestamp</text:p>
          </table:table-cell>
          <table:covered-table-cell table:number-columns-repeated="3"/>
          <table:table-cell table:number-columns-repeated="4"/>
          <table:table-cell table:style-name="ce8" office:value-type="string" calcext:value-type="string" table:number-columns-spanned="4" table:number-rows-spanned="1">
            <text:p>using outlier removal lumisectio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5"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5" table:number-columns-repeated="4"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5" table:number-columns-repeated="3"/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5" table:number-columns-repeated="3"/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 office:value-type="string" calcext:value-type="string">
            <text:p>steps </text:p>
          </table:table-cell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3"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Arc – nominal</text:p>
          </table:table-cell>
          <table:table-cell table:style-name="ce3" office:value-type="string" calcext:value-type="string">
            <text:p>Doros-nominal</text:p>
          </table:table-cell>
          <table:table-cell table:style-name="ce3" office:value-type="string" calcext:value-type="string">
            <text:p>Av – nominal </text:p>
          </table:table-cell>
          <table:table-cell table:style-name="ce3"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Arc-nom</text:p>
          </table:table-cell>
          <table:table-cell table:style-name="ce3" office:value-type="string" calcext:value-type="string">
            <text:p>Dor-nom</text:p>
          </table:table-cell>
          <table:table-cell table:style-name="ce3" office:value-type="string" calcext:value-type="string">
            <text:p>Av-nom</text:p>
          </table:table-cell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Arc-nom</text:p>
          </table:table-cell>
          <table:table-cell table:style-name="ce3" office:value-type="string" calcext:value-type="string">
            <text:p>Dor-nom</text:p>
          </table:table-cell>
          <table:table-cell table:style-name="ce3" office:value-type="string" calcext:value-type="string">
            <text:p>Av-nom</text:p>
          </table:table-cell>
          <table:table-cell/>
          <table:table-cell table:style-name="ce3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3" office:value-type="string" calcext:value-type="string">
            <text:p>nom</text:p>
          </table:table-cell>
          <table:table-cell office:value-type="string" calcext:value-type="string">
            <text:p>Arc-nom</text:p>
          </table:table-cell>
          <table:table-cell office:value-type="string" calcext:value-type="string">
            <text:p>Dor-nom</text:p>
          </table:table-cell>
          <table:table-cell office:value-type="string" calcext:value-type="string">
            <text:p>Av-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6.906672943276" calcext:value-type="float">
            <text:p>-176.906672943276</text:p>
          </table:table-cell>
          <table:table-cell office:value-type="float" office:value="-174.213372023118" calcext:value-type="float">
            <text:p>-174.213372023118</text:p>
          </table:table-cell>
          <table:table-cell office:value-type="float" office:value="-175.560022483197" calcext:value-type="float">
            <text:p>-175.560022483197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6.906672943276" calcext:value-type="float">
            <text:p>-176.906672943276</text:p>
          </table:table-cell>
          <table:table-cell office:value-type="float" office:value="-174.213372023118" calcext:value-type="float">
            <text:p>-174.213372023118</text:p>
          </table:table-cell>
          <table:table-cell office:value-type="float" office:value="-175.560022483197" calcext:value-type="float">
            <text:p>-175.560022483197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8.082713127568" calcext:value-type="float">
            <text:p>-178.082713127568</text:p>
          </table:table-cell>
          <table:table-cell office:value-type="float" office:value="-179.86574533829" calcext:value-type="float">
            <text:p>-179.86574533829</text:p>
          </table:table-cell>
          <table:table-cell office:value-type="float" office:value="-178.974229232929" calcext:value-type="float">
            <text:p>-178.974229232929</text:p>
          </table:table-cell>
          <table:table-cell office:value-type="float" office:value="-177.1511625" calcext:value-type="float">
            <text:p>-177.1511625</text:p>
          </table:table-cell>
          <table:table-cell table:formula="of:=[.L4]-[.O4]" office:value-type="float" office:value="-0.931550627568015" calcext:value-type="float">
            <text:p>-0.931550627568015</text:p>
          </table:table-cell>
          <table:table-cell table:formula="of:=[.M4]-[.O4]" office:value-type="float" office:value="-2.71458283829" calcext:value-type="float">
            <text:p>-2.71458283829</text:p>
          </table:table-cell>
          <table:table-cell table:formula="of:=[.N4]-[.O4]" office:value-type="float" office:value="-1.82306673292899" calcext:value-type="float">
            <text:p>-1.82306673292899</text:p>
          </table:table-cell>
          <table:table-cell/>
          <table:table-cell office:value-type="float" office:value="-177.929116399203" calcext:value-type="float">
            <text:p>-177.929116399203</text:p>
          </table:table-cell>
          <table:table-cell office:value-type="float" office:value="-179.73954651194" calcext:value-type="float">
            <text:p>-179.73954651194</text:p>
          </table:table-cell>
          <table:table-cell office:value-type="float" office:value="-178.834331455572" calcext:value-type="float">
            <text:p>-178.834331455572</text:p>
          </table:table-cell>
          <table:table-cell office:value-type="float" office:value="-177.1511625" calcext:value-type="float">
            <text:p>-177.1511625</text:p>
          </table:table-cell>
          <table:table-cell table:formula="of:=[.T4]-[.W4]" office:value-type="float" office:value="-0.777953899202998" calcext:value-type="float">
            <text:p>-0.777953899202998</text:p>
          </table:table-cell>
          <table:table-cell table:formula="of:=[.U4]-[.W4]" office:value-type="float" office:value="-2.58838401194001" calcext:value-type="float">
            <text:p>-2.58838401194001</text:p>
          </table:table-cell>
          <table:table-cell table:formula="of:=[.V4]-[.W4]" office:value-type="float" office:value="-1.683168955572" calcext:value-type="float">
            <text:p>-1.683168955572</text:p>
          </table:table-cell>
          <table:table-cell/>
          <table:table-cell office:value-type="float" office:value="-178.799234875938" calcext:value-type="float">
            <text:p>-178.799234875938</text:p>
          </table:table-cell>
          <table:table-cell office:value-type="float" office:value="-179.86574533829" calcext:value-type="float">
            <text:p>-179.86574533829</text:p>
          </table:table-cell>
          <table:table-cell office:value-type="float" office:value="-179.582783922556" calcext:value-type="float">
            <text:p>-179.582783922556</text:p>
          </table:table-cell>
          <table:table-cell office:value-type="float" office:value="-177.1511625" calcext:value-type="float">
            <text:p>-177.1511625</text:p>
          </table:table-cell>
          <table:table-cell table:formula="of:=[.AB4]-[.AE4]" office:value-type="float" office:value="-1.648072375938" calcext:value-type="float">
            <text:p>-1.648072375938</text:p>
          </table:table-cell>
          <table:table-cell table:formula="of:=[.AC4]-[.AE4]" office:value-type="float" office:value="-2.71458283829" calcext:value-type="float">
            <text:p>-2.71458283829</text:p>
          </table:table-cell>
          <table:table-cell table:formula="of:=[.AD4]-[.AE4]" office:value-type="float" office:value="-2.43162142255599" calcext:value-type="float">
            <text:p>-2.43162142255599</text:p>
          </table:table-cell>
          <table:table-cell/>
          <table:table-cell office:value-type="float" office:value="-178.705681424644" calcext:value-type="float">
            <text:p>-178.705681424644</text:p>
          </table:table-cell>
          <table:table-cell office:value-type="float" office:value="-180.260009339479" calcext:value-type="float">
            <text:p>-180.260009339479</text:p>
          </table:table-cell>
          <table:table-cell office:value-type="float" office:value="-179.482845382061" calcext:value-type="float">
            <text:p>-179.482845382061</text:p>
          </table:table-cell>
          <table:table-cell office:value-type="float" office:value="-177.1511625" calcext:value-type="float">
            <text:p>-177.1511625</text:p>
          </table:table-cell>
          <table:table-cell table:formula="of:=[.AJ4]-[.AM4]" office:value-type="float" office:value="-1.55451892464401" calcext:value-type="float">
            <text:p>-1.55451892464401</text:p>
          </table:table-cell>
          <table:table-cell table:formula="of:=[.AK4]-[.AM4]" office:value-type="float" office:value="-3.10884683947901" calcext:value-type="float">
            <text:p>-3.10884683947901</text:p>
          </table:table-cell>
          <table:table-cell table:formula="of:=[.AL4]-[.AM4]" office:value-type="float" office:value="-2.33168288206099" calcext:value-type="float">
            <text:p>-2.33168288206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9.0411505998257" calcext:value-type="float">
            <text:p>-79.0411505998257</text:p>
          </table:table-cell>
          <table:table-cell office:value-type="float" office:value="-78.0418606240285" calcext:value-type="float">
            <text:p>-78.0418606240285</text:p>
          </table:table-cell>
          <table:table-cell office:value-type="float" office:value="-78.5415056119271" calcext:value-type="float">
            <text:p>-78.5415056119271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8.9896066652949" calcext:value-type="float">
            <text:p>-78.9896066652949</text:p>
          </table:table-cell>
          <table:table-cell office:value-type="float" office:value="-77.9722937041809" calcext:value-type="float">
            <text:p>-77.9722937041809</text:p>
          </table:table-cell>
          <table:table-cell office:value-type="float" office:value="-78.4809501847379" calcext:value-type="float">
            <text:p>-78.4809501847379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9.9231806130447" calcext:value-type="float">
            <text:p>-79.9231806130447</text:p>
          </table:table-cell>
          <table:table-cell office:value-type="float" office:value="-82.2811404854071" calcext:value-type="float">
            <text:p>-82.2811404854071</text:p>
          </table:table-cell>
          <table:table-cell office:value-type="float" office:value="-81.1021605492259" calcext:value-type="float">
            <text:p>-81.1021605492259</text:p>
          </table:table-cell>
          <table:table-cell office:value-type="float" office:value="-78.7338505" calcext:value-type="float">
            <text:p>-78.7338505</text:p>
          </table:table-cell>
          <table:table-cell table:formula="of:=[.L5]-[.O5]" office:value-type="float" office:value="-1.1893301130447" calcext:value-type="float">
            <text:p>-1.1893301130447</text:p>
          </table:table-cell>
          <table:table-cell table:formula="of:=[.M5]-[.O5]" office:value-type="float" office:value="-3.54728998540709" calcext:value-type="float">
            <text:p>-3.54728998540709</text:p>
          </table:table-cell>
          <table:table-cell table:formula="of:=[.N5]-[.O5]" office:value-type="float" office:value="-2.3683100492259" calcext:value-type="float">
            <text:p>-2.3683100492259</text:p>
          </table:table-cell>
          <table:table-cell/>
          <table:table-cell office:value-type="float" office:value="-79.7564391322402" calcext:value-type="float">
            <text:p>-79.7564391322402</text:p>
          </table:table-cell>
          <table:table-cell office:value-type="float" office:value="-82.1169244457978" calcext:value-type="float">
            <text:p>-82.1169244457978</text:p>
          </table:table-cell>
          <table:table-cell office:value-type="float" office:value="-80.936681789019" calcext:value-type="float">
            <text:p>-80.936681789019</text:p>
          </table:table-cell>
          <table:table-cell office:value-type="float" office:value="-78.7338505" calcext:value-type="float">
            <text:p>-78.7338505</text:p>
          </table:table-cell>
          <table:table-cell table:formula="of:=[.T5]-[.W5]" office:value-type="float" office:value="-1.0225886322402" calcext:value-type="float">
            <text:p>-1.0225886322402</text:p>
          </table:table-cell>
          <table:table-cell table:formula="of:=[.U5]-[.W5]" office:value-type="float" office:value="-3.3830739457978" calcext:value-type="float">
            <text:p>-3.3830739457978</text:p>
          </table:table-cell>
          <table:table-cell table:formula="of:=[.V5]-[.W5]" office:value-type="float" office:value="-2.202831289019" calcext:value-type="float">
            <text:p>-2.202831289019</text:p>
          </table:table-cell>
          <table:table-cell/>
          <table:table-cell office:value-type="float" office:value="-80.4605719243219" calcext:value-type="float">
            <text:p>-80.4605719243219</text:p>
          </table:table-cell>
          <table:table-cell office:value-type="float" office:value="-82.2811404854072" calcext:value-type="float">
            <text:p>-82.2811404854072</text:p>
          </table:table-cell>
          <table:table-cell office:value-type="float" office:value="-81.5585765664465" calcext:value-type="float">
            <text:p>-81.5585765664465</text:p>
          </table:table-cell>
          <table:table-cell office:value-type="float" office:value="-78.7338505" calcext:value-type="float">
            <text:p>-78.7338505</text:p>
          </table:table-cell>
          <table:table-cell table:formula="of:=[.AB5]-[.AE5]" office:value-type="float" office:value="-1.72672142432189" calcext:value-type="float">
            <text:p>-1.72672142432189</text:p>
          </table:table-cell>
          <table:table-cell table:formula="of:=[.AC5]-[.AE5]" office:value-type="float" office:value="-3.5472899854072" calcext:value-type="float">
            <text:p>-3.5472899854072</text:p>
          </table:table-cell>
          <table:table-cell table:formula="of:=[.AD5]-[.AE5]" office:value-type="float" office:value="-2.8247260664465" calcext:value-type="float">
            <text:p>-2.8247260664465</text:p>
          </table:table-cell>
          <table:table-cell/>
          <table:table-cell office:value-type="float" office:value="-80.3388629013209" calcext:value-type="float">
            <text:p>-80.3388629013209</text:p>
          </table:table-cell>
          <table:table-cell office:value-type="float" office:value="-82.5072715664518" calcext:value-type="float">
            <text:p>-82.5072715664518</text:p>
          </table:table-cell>
          <table:table-cell office:value-type="float" office:value="-81.4230672338862" calcext:value-type="float">
            <text:p>-81.4230672338862</text:p>
          </table:table-cell>
          <table:table-cell office:value-type="float" office:value="-78.7338505" calcext:value-type="float">
            <text:p>-78.7338505</text:p>
          </table:table-cell>
          <table:table-cell table:formula="of:=[.AJ5]-[.AM5]" office:value-type="float" office:value="-1.60501240132089" calcext:value-type="float">
            <text:p>-1.60501240132089</text:p>
          </table:table-cell>
          <table:table-cell table:formula="of:=[.AK5]-[.AM5]" office:value-type="float" office:value="-3.7734210664518" calcext:value-type="float">
            <text:p>-3.7734210664518</text:p>
          </table:table-cell>
          <table:table-cell table:formula="of:=[.AL5]-[.AM5]" office:value-type="float" office:value="-2.6892167338862" calcext:value-type="float">
            <text:p>-2.6892167338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3098328228503" calcext:value-type="float">
            <text:p>19.3098328228503</text:p>
          </table:table-cell>
          <table:table-cell office:value-type="float" office:value="19.3937542607244" calcext:value-type="float">
            <text:p>19.3937542607244</text:p>
          </table:table-cell>
          <table:table-cell office:value-type="float" office:value="19.3517935417874" calcext:value-type="float">
            <text:p>19.3517935417874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9.2154263776064" calcext:value-type="float">
            <text:p>19.2154263776064</text:p>
          </table:table-cell>
          <table:table-cell office:value-type="float" office:value="19.3330997459534" calcext:value-type="float">
            <text:p>19.3330997459534</text:p>
          </table:table-cell>
          <table:table-cell office:value-type="float" office:value="19.2742630617799" calcext:value-type="float">
            <text:p>19.2742630617799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8.7218134807043" calcext:value-type="float">
            <text:p>18.7218134807043</text:p>
          </table:table-cell>
          <table:table-cell office:value-type="float" office:value="16.5675683531387" calcext:value-type="float">
            <text:p>16.5675683531387</text:p>
          </table:table-cell>
          <table:table-cell office:value-type="float" office:value="17.6446909169215" calcext:value-type="float">
            <text:p>17.6446909169215</text:p>
          </table:table-cell>
          <table:table-cell office:value-type="float" office:value="19.683462" calcext:value-type="float">
            <text:p>19.683462</text:p>
          </table:table-cell>
          <table:table-cell table:formula="of:=[.L6]-[.O6]" office:value-type="float" office:value="-0.9616485192957" calcext:value-type="float">
            <text:p>-0.9616485192957</text:p>
          </table:table-cell>
          <table:table-cell table:formula="of:=[.M6]-[.O6]" office:value-type="float" office:value="-3.1158936468613" calcext:value-type="float">
            <text:p>-3.1158936468613</text:p>
          </table:table-cell>
          <table:table-cell table:formula="of:=[.N6]-[.O6]" office:value-type="float" office:value="-2.0387710830785" calcext:value-type="float">
            <text:p>-2.0387710830785</text:p>
          </table:table-cell>
          <table:table-cell/>
          <table:table-cell office:value-type="float" office:value="18.7042053996429" calcext:value-type="float">
            <text:p>18.7042053996429</text:p>
          </table:table-cell>
          <table:table-cell office:value-type="float" office:value="16.5700132515422" calcext:value-type="float">
            <text:p>16.5700132515422</text:p>
          </table:table-cell>
          <table:table-cell office:value-type="float" office:value="17.6371093255925" calcext:value-type="float">
            <text:p>17.6371093255925</text:p>
          </table:table-cell>
          <table:table-cell office:value-type="float" office:value="19.683462" calcext:value-type="float">
            <text:p>19.683462</text:p>
          </table:table-cell>
          <table:table-cell table:formula="of:=[.T6]-[.W6]" office:value-type="float" office:value="-0.979256600357097" calcext:value-type="float">
            <text:p>-0.979256600357097</text:p>
          </table:table-cell>
          <table:table-cell table:formula="of:=[.U6]-[.W6]" office:value-type="float" office:value="-3.1134487484578" calcext:value-type="float">
            <text:p>-3.1134487484578</text:p>
          </table:table-cell>
          <table:table-cell table:formula="of:=[.V6]-[.W6]" office:value-type="float" office:value="-2.0463526744075" calcext:value-type="float">
            <text:p>-2.0463526744075</text:p>
          </table:table-cell>
          <table:table-cell/>
          <table:table-cell office:value-type="float" office:value="18.3635526065195" calcext:value-type="float">
            <text:p>18.3635526065195</text:p>
          </table:table-cell>
          <table:table-cell office:value-type="float" office:value="16.5675683531386" calcext:value-type="float">
            <text:p>16.5675683531386</text:p>
          </table:table-cell>
          <table:table-cell office:value-type="float" office:value="17.3404135721078" calcext:value-type="float">
            <text:p>17.3404135721078</text:p>
          </table:table-cell>
          <table:table-cell office:value-type="float" office:value="19.683462" calcext:value-type="float">
            <text:p>19.683462</text:p>
          </table:table-cell>
          <table:table-cell table:formula="of:=[.AB6]-[.AE6]" office:value-type="float" office:value="-1.3199093934805" calcext:value-type="float">
            <text:p>-1.3199093934805</text:p>
          </table:table-cell>
          <table:table-cell table:formula="of:=[.AC6]-[.AE6]" office:value-type="float" office:value="-3.1158936468614" calcext:value-type="float">
            <text:p>-3.1158936468614</text:p>
          </table:table-cell>
          <table:table-cell table:formula="of:=[.AD6]-[.AE6]" office:value-type="float" office:value="-2.3430484278922" calcext:value-type="float">
            <text:p>-2.3430484278922</text:p>
          </table:table-cell>
          <table:table-cell/>
          <table:table-cell office:value-type="float" office:value="18.3159228869224" calcext:value-type="float">
            <text:p>18.3159228869224</text:p>
          </table:table-cell>
          <table:table-cell office:value-type="float" office:value="16.3097818377728" calcext:value-type="float">
            <text:p>16.3097818377728</text:p>
          </table:table-cell>
          <table:table-cell office:value-type="float" office:value="17.3128523623477" calcext:value-type="float">
            <text:p>17.3128523623477</text:p>
          </table:table-cell>
          <table:table-cell office:value-type="float" office:value="19.683462" calcext:value-type="float">
            <text:p>19.683462</text:p>
          </table:table-cell>
          <table:table-cell table:formula="of:=[.AJ6]-[.AM6]" office:value-type="float" office:value="-1.3675391130776" calcext:value-type="float">
            <text:p>-1.3675391130776</text:p>
          </table:table-cell>
          <table:table-cell table:formula="of:=[.AK6]-[.AM6]" office:value-type="float" office:value="-3.3736801622272" calcext:value-type="float">
            <text:p>-3.3736801622272</text:p>
          </table:table-cell>
          <table:table-cell table:formula="of:=[.AL6]-[.AM6]" office:value-type="float" office:value="-2.3706096376523" calcext:value-type="float">
            <text:p>-2.3706096376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.981926267408" calcext:value-type="float">
            <text:p>116.981926267408</text:p>
          </table:table-cell>
          <table:table-cell office:value-type="float" office:value="116.114839728251" calcext:value-type="float">
            <text:p>116.114839728251</text:p>
          </table:table-cell>
          <table:table-cell office:value-type="float" office:value="116.54838299783" calcext:value-type="float">
            <text:p>116.54838299783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12936840104" calcext:value-type="float">
            <text:p>117.12936840104</text:p>
          </table:table-cell>
          <table:table-cell office:value-type="float" office:value="116.270026639508" calcext:value-type="float">
            <text:p>116.270026639508</text:p>
          </table:table-cell>
          <table:table-cell office:value-type="float" office:value="116.699697520274" calcext:value-type="float">
            <text:p>116.699697520274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6.687911096335" calcext:value-type="float">
            <text:p>116.687911096335</text:p>
          </table:table-cell>
          <table:table-cell office:value-type="float" office:value="114.701741274458" calcext:value-type="float">
            <text:p>114.701741274458</text:p>
          </table:table-cell>
          <table:table-cell office:value-type="float" office:value="115.694826185397" calcext:value-type="float">
            <text:p>115.694826185397</text:p>
          </table:table-cell>
          <table:table-cell office:value-type="float" office:value="118.100768" calcext:value-type="float">
            <text:p>118.100768</text:p>
          </table:table-cell>
          <table:table-cell table:formula="of:=[.L7]-[.O7]" office:value-type="float" office:value="-1.412856903665" calcext:value-type="float">
            <text:p>-1.412856903665</text:p>
          </table:table-cell>
          <table:table-cell table:formula="of:=[.M7]-[.O7]" office:value-type="float" office:value="-3.399026725542" calcext:value-type="float">
            <text:p>-3.399026725542</text:p>
          </table:table-cell>
          <table:table-cell table:formula="of:=[.N7]-[.O7]" office:value-type="float" office:value="-2.405941814603" calcext:value-type="float">
            <text:p>-2.405941814603</text:p>
          </table:table-cell>
          <table:table-cell/>
          <table:table-cell office:value-type="float" office:value="116.873752412058" calcext:value-type="float">
            <text:p>116.873752412058</text:p>
          </table:table-cell>
          <table:table-cell office:value-type="float" office:value="114.888477892302" calcext:value-type="float">
            <text:p>114.888477892302</text:p>
          </table:table-cell>
          <table:table-cell office:value-type="float" office:value="115.88111515218" calcext:value-type="float">
            <text:p>115.88111515218</text:p>
          </table:table-cell>
          <table:table-cell office:value-type="float" office:value="118.100768" calcext:value-type="float">
            <text:p>118.100768</text:p>
          </table:table-cell>
          <table:table-cell table:formula="of:=[.T7]-[.W7]" office:value-type="float" office:value="-1.22701558794201" calcext:value-type="float">
            <text:p>-1.22701558794201</text:p>
          </table:table-cell>
          <table:table-cell table:formula="of:=[.U7]-[.W7]" office:value-type="float" office:value="-3.212290107698" calcext:value-type="float">
            <text:p>-3.212290107698</text:p>
          </table:table-cell>
          <table:table-cell table:formula="of:=[.V7]-[.W7]" office:value-type="float" office:value="-2.21965284782" calcext:value-type="float">
            <text:p>-2.21965284782</text:p>
          </table:table-cell>
          <table:table-cell/>
          <table:table-cell office:value-type="float" office:value="116.508780659243" calcext:value-type="float">
            <text:p>116.508780659243</text:p>
          </table:table-cell>
          <table:table-cell office:value-type="float" office:value="114.701741274458" calcext:value-type="float">
            <text:p>114.701741274458</text:p>
          </table:table-cell>
          <table:table-cell office:value-type="float" office:value="115.54268751299" calcext:value-type="float">
            <text:p>115.54268751299</text:p>
          </table:table-cell>
          <table:table-cell office:value-type="float" office:value="118.100768" calcext:value-type="float">
            <text:p>118.100768</text:p>
          </table:table-cell>
          <table:table-cell table:formula="of:=[.AB7]-[.AE7]" office:value-type="float" office:value="-1.591987340757" calcext:value-type="float">
            <text:p>-1.591987340757</text:p>
          </table:table-cell>
          <table:table-cell table:formula="of:=[.AC7]-[.AE7]" office:value-type="float" office:value="-3.399026725542" calcext:value-type="float">
            <text:p>-3.399026725542</text:p>
          </table:table-cell>
          <table:table-cell table:formula="of:=[.AD7]-[.AE7]" office:value-type="float" office:value="-2.55808048701" calcext:value-type="float">
            <text:p>-2.55808048701</text:p>
          </table:table-cell>
          <table:table-cell/>
          <table:table-cell office:value-type="float" office:value="116.679611155698" calcext:value-type="float">
            <text:p>116.679611155698</text:p>
          </table:table-cell>
          <table:table-cell office:value-type="float" office:value="114.758362185418" calcext:value-type="float">
            <text:p>114.758362185418</text:p>
          </table:table-cell>
          <table:table-cell office:value-type="float" office:value="115.718986670558" calcext:value-type="float">
            <text:p>115.718986670558</text:p>
          </table:table-cell>
          <table:table-cell office:value-type="float" office:value="118.100768" calcext:value-type="float">
            <text:p>118.100768</text:p>
          </table:table-cell>
          <table:table-cell table:formula="of:=[.AJ7]-[.AM7]" office:value-type="float" office:value="-1.421156844302" calcext:value-type="float">
            <text:p>-1.421156844302</text:p>
          </table:table-cell>
          <table:table-cell table:formula="of:=[.AK7]-[.AM7]" office:value-type="float" office:value="-3.34240581458201" calcext:value-type="float">
            <text:p>-3.34240581458201</text:p>
          </table:table-cell>
          <table:table-cell table:formula="of:=[.AL7]-[.AM7]" office:value-type="float" office:value="-2.38178132944201" calcext:value-type="float">
            <text:p>-2.38178132944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.126255935828" calcext:value-type="float">
            <text:p>215.126255935828</text:p>
          </table:table-cell>
          <table:table-cell office:value-type="float" office:value="213.333911357559" calcext:value-type="float">
            <text:p>213.333911357559</text:p>
          </table:table-cell>
          <table:table-cell office:value-type="float" office:value="214.230083646694" calcext:value-type="float">
            <text:p>214.230083646694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083244938095" calcext:value-type="float">
            <text:p>215.083244938095</text:p>
          </table:table-cell>
          <table:table-cell office:value-type="float" office:value="213.331467106409" calcext:value-type="float">
            <text:p>213.331467106409</text:p>
          </table:table-cell>
          <table:table-cell office:value-type="float" office:value="214.207356022252" calcext:value-type="float">
            <text:p>214.207356022252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126255935828" calcext:value-type="float">
            <text:p>215.126255935828</text:p>
          </table:table-cell>
          <table:table-cell office:value-type="float" office:value="213.333911357559" calcext:value-type="float">
            <text:p>213.333911357559</text:p>
          </table:table-cell>
          <table:table-cell office:value-type="float" office:value="214.230083646694" calcext:value-type="float">
            <text:p>214.230083646694</text:p>
          </table:table-cell>
          <table:table-cell office:value-type="float" office:value="216.518085" calcext:value-type="float">
            <text:p>216.518085</text:p>
          </table:table-cell>
          <table:table-cell table:formula="of:=[.L8]-[.O8]" office:value-type="float" office:value="-1.39182906417201" calcext:value-type="float">
            <text:p>-1.39182906417201</text:p>
          </table:table-cell>
          <table:table-cell table:formula="of:=[.M8]-[.O8]" office:value-type="float" office:value="-3.18417364244101" calcext:value-type="float">
            <text:p>-3.18417364244101</text:p>
          </table:table-cell>
          <table:table-cell table:formula="of:=[.N8]-[.O8]" office:value-type="float" office:value="-2.28800135330601" calcext:value-type="float">
            <text:p>-2.28800135330601</text:p>
          </table:table-cell>
          <table:table-cell/>
          <table:table-cell office:value-type="float" office:value="215.083244938095" calcext:value-type="float">
            <text:p>215.083244938095</text:p>
          </table:table-cell>
          <table:table-cell office:value-type="float" office:value="213.331467106409" calcext:value-type="float">
            <text:p>213.331467106409</text:p>
          </table:table-cell>
          <table:table-cell office:value-type="float" office:value="214.207356022252" calcext:value-type="float">
            <text:p>214.207356022252</text:p>
          </table:table-cell>
          <table:table-cell office:value-type="float" office:value="216.518085" calcext:value-type="float">
            <text:p>216.518085</text:p>
          </table:table-cell>
          <table:table-cell table:formula="of:=[.T8]-[.W8]" office:value-type="float" office:value="-1.43484006190502" calcext:value-type="float">
            <text:p>-1.43484006190502</text:p>
          </table:table-cell>
          <table:table-cell table:formula="of:=[.U8]-[.W8]" office:value-type="float" office:value="-3.18661789359101" calcext:value-type="float">
            <text:p>-3.18661789359101</text:p>
          </table:table-cell>
          <table:table-cell table:formula="of:=[.V8]-[.W8]" office:value-type="float" office:value="-2.31072897774803" calcext:value-type="float">
            <text:p>-2.31072897774803</text:p>
          </table:table-cell>
          <table:table-cell/>
          <table:table-cell office:value-type="float" office:value="215.126255935828" calcext:value-type="float">
            <text:p>215.126255935828</text:p>
          </table:table-cell>
          <table:table-cell office:value-type="float" office:value="213.333911357559" calcext:value-type="float">
            <text:p>213.333911357559</text:p>
          </table:table-cell>
          <table:table-cell office:value-type="float" office:value="214.230083646694" calcext:value-type="float">
            <text:p>214.230083646694</text:p>
          </table:table-cell>
          <table:table-cell office:value-type="float" office:value="216.518085" calcext:value-type="float">
            <text:p>216.518085</text:p>
          </table:table-cell>
          <table:table-cell table:formula="of:=[.AB8]-[.AE8]" office:value-type="float" office:value="-1.39182906417201" calcext:value-type="float">
            <text:p>-1.39182906417201</text:p>
          </table:table-cell>
          <table:table-cell table:formula="of:=[.AC8]-[.AE8]" office:value-type="float" office:value="-3.18417364244101" calcext:value-type="float">
            <text:p>-3.18417364244101</text:p>
          </table:table-cell>
          <table:table-cell table:formula="of:=[.AD8]-[.AE8]" office:value-type="float" office:value="-2.28800135330601" calcext:value-type="float">
            <text:p>-2.28800135330601</text:p>
          </table:table-cell>
          <table:table-cell/>
          <table:table-cell office:value-type="float" office:value="215.083244938095" calcext:value-type="float">
            <text:p>215.083244938095</text:p>
          </table:table-cell>
          <table:table-cell office:value-type="float" office:value="213.331467106409" calcext:value-type="float">
            <text:p>213.331467106409</text:p>
          </table:table-cell>
          <table:table-cell office:value-type="float" office:value="214.207356022252" calcext:value-type="float">
            <text:p>214.207356022252</text:p>
          </table:table-cell>
          <table:table-cell office:value-type="float" office:value="216.518085" calcext:value-type="float">
            <text:p>216.518085</text:p>
          </table:table-cell>
          <table:table-cell table:formula="of:=[.AJ8]-[.AM8]" office:value-type="float" office:value="-1.43484006190502" calcext:value-type="float">
            <text:p>-1.43484006190502</text:p>
          </table:table-cell>
          <table:table-cell table:formula="of:=[.AK8]-[.AM8]" office:value-type="float" office:value="-3.18661789359101" calcext:value-type="float">
            <text:p>-3.18661789359101</text:p>
          </table:table-cell>
          <table:table-cell table:formula="of:=[.AL8]-[.AM8]" office:value-type="float" office:value="-2.31072897774803" calcext:value-type="float">
            <text:p>-2.31072897774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.460759211172" calcext:value-type="float">
            <text:p>215.460759211172</text:p>
          </table:table-cell>
          <table:table-cell office:value-type="float" office:value="213.478293456565" calcext:value-type="float">
            <text:p>213.478293456565</text:p>
          </table:table-cell>
          <table:table-cell office:value-type="float" office:value="214.469526333868" calcext:value-type="float">
            <text:p>214.469526333868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837545429107" calcext:value-type="float">
            <text:p>215.837545429107</text:p>
          </table:table-cell>
          <table:table-cell office:value-type="float" office:value="213.738370319191" calcext:value-type="float">
            <text:p>213.738370319191</text:p>
          </table:table-cell>
          <table:table-cell office:value-type="float" office:value="214.787957874149" calcext:value-type="float">
            <text:p>214.787957874149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460759211172" calcext:value-type="float">
            <text:p>215.460759211172</text:p>
          </table:table-cell>
          <table:table-cell office:value-type="float" office:value="213.478293456565" calcext:value-type="float">
            <text:p>213.478293456565</text:p>
          </table:table-cell>
          <table:table-cell office:value-type="float" office:value="214.469526333868" calcext:value-type="float">
            <text:p>214.469526333868</text:p>
          </table:table-cell>
          <table:table-cell office:value-type="float" office:value="216.518085" calcext:value-type="float">
            <text:p>216.518085</text:p>
          </table:table-cell>
          <table:table-cell table:formula="of:=[.L9]-[.O9]" office:value-type="float" office:value="-1.05732578882802" calcext:value-type="float">
            <text:p>-1.05732578882802</text:p>
          </table:table-cell>
          <table:table-cell table:formula="of:=[.M9]-[.O9]" office:value-type="float" office:value="-3.039791543435" calcext:value-type="float">
            <text:p>-3.039791543435</text:p>
          </table:table-cell>
          <table:table-cell table:formula="of:=[.N9]-[.O9]" office:value-type="float" office:value="-2.04855866613201" calcext:value-type="float">
            <text:p>-2.04855866613201</text:p>
          </table:table-cell>
          <table:table-cell/>
          <table:table-cell office:value-type="float" office:value="215.837545429107" calcext:value-type="float">
            <text:p>215.837545429107</text:p>
          </table:table-cell>
          <table:table-cell office:value-type="float" office:value="213.738370319191" calcext:value-type="float">
            <text:p>213.738370319191</text:p>
          </table:table-cell>
          <table:table-cell office:value-type="float" office:value="214.787957874149" calcext:value-type="float">
            <text:p>214.787957874149</text:p>
          </table:table-cell>
          <table:table-cell office:value-type="float" office:value="216.518085" calcext:value-type="float">
            <text:p>216.518085</text:p>
          </table:table-cell>
          <table:table-cell table:formula="of:=[.T9]-[.W9]" office:value-type="float" office:value="-0.680539570893018" calcext:value-type="float">
            <text:p>-0.680539570893018</text:p>
          </table:table-cell>
          <table:table-cell table:formula="of:=[.U9]-[.W9]" office:value-type="float" office:value="-2.77971468080901" calcext:value-type="float">
            <text:p>-2.77971468080901</text:p>
          </table:table-cell>
          <table:table-cell table:formula="of:=[.V9]-[.W9]" office:value-type="float" office:value="-1.73012712585103" calcext:value-type="float">
            <text:p>-1.73012712585103</text:p>
          </table:table-cell>
          <table:table-cell/>
          <table:table-cell office:value-type="float" office:value="215.460759211172" calcext:value-type="float">
            <text:p>215.460759211172</text:p>
          </table:table-cell>
          <table:table-cell office:value-type="float" office:value="213.478293456565" calcext:value-type="float">
            <text:p>213.478293456565</text:p>
          </table:table-cell>
          <table:table-cell office:value-type="float" office:value="214.469526333868" calcext:value-type="float">
            <text:p>214.469526333868</text:p>
          </table:table-cell>
          <table:table-cell office:value-type="float" office:value="216.518085" calcext:value-type="float">
            <text:p>216.518085</text:p>
          </table:table-cell>
          <table:table-cell table:formula="of:=[.AB9]-[.AE9]" office:value-type="float" office:value="-1.05732578882802" calcext:value-type="float">
            <text:p>-1.05732578882802</text:p>
          </table:table-cell>
          <table:table-cell table:formula="of:=[.AC9]-[.AE9]" office:value-type="float" office:value="-3.039791543435" calcext:value-type="float">
            <text:p>-3.039791543435</text:p>
          </table:table-cell>
          <table:table-cell table:formula="of:=[.AD9]-[.AE9]" office:value-type="float" office:value="-2.04855866613201" calcext:value-type="float">
            <text:p>-2.04855866613201</text:p>
          </table:table-cell>
          <table:table-cell/>
          <table:table-cell office:value-type="float" office:value="215.837545429107" calcext:value-type="float">
            <text:p>215.837545429107</text:p>
          </table:table-cell>
          <table:table-cell office:value-type="float" office:value="213.738370319191" calcext:value-type="float">
            <text:p>213.738370319191</text:p>
          </table:table-cell>
          <table:table-cell office:value-type="float" office:value="214.787957874149" calcext:value-type="float">
            <text:p>214.787957874149</text:p>
          </table:table-cell>
          <table:table-cell office:value-type="float" office:value="216.518085" calcext:value-type="float">
            <text:p>216.518085</text:p>
          </table:table-cell>
          <table:table-cell table:formula="of:=[.AJ9]-[.AM9]" office:value-type="float" office:value="-0.680539570893018" calcext:value-type="float">
            <text:p>-0.680539570893018</text:p>
          </table:table-cell>
          <table:table-cell table:formula="of:=[.AK9]-[.AM9]" office:value-type="float" office:value="-2.77971468080901" calcext:value-type="float">
            <text:p>-2.77971468080901</text:p>
          </table:table-cell>
          <table:table-cell table:formula="of:=[.AL9]-[.AM9]" office:value-type="float" office:value="-1.73012712585103" calcext:value-type="float">
            <text:p>-1.73012712585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.436722947439" calcext:value-type="float">
            <text:p>117.436722947439</text:p>
          </table:table-cell>
          <table:table-cell office:value-type="float" office:value="116.865219972199" calcext:value-type="float">
            <text:p>116.865219972199</text:p>
          </table:table-cell>
          <table:table-cell office:value-type="float" office:value="117.150971459819" calcext:value-type="float">
            <text:p>117.150971459819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313676852327" calcext:value-type="float">
            <text:p>117.313676852327</text:p>
          </table:table-cell>
          <table:table-cell office:value-type="float" office:value="116.715110476237" calcext:value-type="float">
            <text:p>116.715110476237</text:p>
          </table:table-cell>
          <table:table-cell office:value-type="float" office:value="117.014393664282" calcext:value-type="float">
            <text:p>117.014393664282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142707776366" calcext:value-type="float">
            <text:p>117.142707776366</text:p>
          </table:table-cell>
          <table:table-cell office:value-type="float" office:value="115.452121518406" calcext:value-type="float">
            <text:p>115.452121518406</text:p>
          </table:table-cell>
          <table:table-cell office:value-type="float" office:value="116.297414647386" calcext:value-type="float">
            <text:p>116.297414647386</text:p>
          </table:table-cell>
          <table:table-cell office:value-type="float" office:value="118.100768" calcext:value-type="float">
            <text:p>118.100768</text:p>
          </table:table-cell>
          <table:table-cell table:formula="of:=[.L10]-[.O10]" office:value-type="float" office:value="-0.958060223634007" calcext:value-type="float">
            <text:p>-0.958060223634007</text:p>
          </table:table-cell>
          <table:table-cell table:formula="of:=[.M10]-[.O10]" office:value-type="float" office:value="-2.648646481594" calcext:value-type="float">
            <text:p>-2.648646481594</text:p>
          </table:table-cell>
          <table:table-cell table:formula="of:=[.N10]-[.O10]" office:value-type="float" office:value="-1.803353352614" calcext:value-type="float">
            <text:p>-1.803353352614</text:p>
          </table:table-cell>
          <table:table-cell/>
          <table:table-cell office:value-type="float" office:value="117.058060863345" calcext:value-type="float">
            <text:p>117.058060863345</text:p>
          </table:table-cell>
          <table:table-cell office:value-type="float" office:value="115.333561729031" calcext:value-type="float">
            <text:p>115.333561729031</text:p>
          </table:table-cell>
          <table:table-cell office:value-type="float" office:value="116.195811296188" calcext:value-type="float">
            <text:p>116.195811296188</text:p>
          </table:table-cell>
          <table:table-cell office:value-type="float" office:value="118.100768" calcext:value-type="float">
            <text:p>118.100768</text:p>
          </table:table-cell>
          <table:table-cell table:formula="of:=[.T10]-[.W10]" office:value-type="float" office:value="-1.042707136655" calcext:value-type="float">
            <text:p>-1.042707136655</text:p>
          </table:table-cell>
          <table:table-cell table:formula="of:=[.U10]-[.W10]" office:value-type="float" office:value="-2.767206270969" calcext:value-type="float">
            <text:p>-2.767206270969</text:p>
          </table:table-cell>
          <table:table-cell table:formula="of:=[.V10]-[.W10]" office:value-type="float" office:value="-1.904956703812" calcext:value-type="float">
            <text:p>-1.904956703812</text:p>
          </table:table-cell>
          <table:table-cell/>
          <table:table-cell office:value-type="float" office:value="116.963577339274" calcext:value-type="float">
            <text:p>116.963577339274</text:p>
          </table:table-cell>
          <table:table-cell office:value-type="float" office:value="115.452121518406" calcext:value-type="float">
            <text:p>115.452121518406</text:p>
          </table:table-cell>
          <table:table-cell office:value-type="float" office:value="116.145275974979" calcext:value-type="float">
            <text:p>116.145275974979</text:p>
          </table:table-cell>
          <table:table-cell office:value-type="float" office:value="118.100768" calcext:value-type="float">
            <text:p>118.100768</text:p>
          </table:table-cell>
          <table:table-cell table:formula="of:=[.AB10]-[.AE10]" office:value-type="float" office:value="-1.13719066072601" calcext:value-type="float">
            <text:p>-1.13719066072601</text:p>
          </table:table-cell>
          <table:table-cell table:formula="of:=[.AC10]-[.AE10]" office:value-type="float" office:value="-2.648646481594" calcext:value-type="float">
            <text:p>-2.648646481594</text:p>
          </table:table-cell>
          <table:table-cell table:formula="of:=[.AD10]-[.AE10]" office:value-type="float" office:value="-1.955492025021" calcext:value-type="float">
            <text:p>-1.955492025021</text:p>
          </table:table-cell>
          <table:table-cell/>
          <table:table-cell office:value-type="float" office:value="116.863919606985" calcext:value-type="float">
            <text:p>116.863919606985</text:p>
          </table:table-cell>
          <table:table-cell office:value-type="float" office:value="115.203446022147" calcext:value-type="float">
            <text:p>115.203446022147</text:p>
          </table:table-cell>
          <table:table-cell office:value-type="float" office:value="116.033682814566" calcext:value-type="float">
            <text:p>116.033682814566</text:p>
          </table:table-cell>
          <table:table-cell office:value-type="float" office:value="118.100768" calcext:value-type="float">
            <text:p>118.100768</text:p>
          </table:table-cell>
          <table:table-cell table:formula="of:=[.AJ10]-[.AM10]" office:value-type="float" office:value="-1.23684839301501" calcext:value-type="float">
            <text:p>-1.23684839301501</text:p>
          </table:table-cell>
          <table:table-cell table:formula="of:=[.AK10]-[.AM10]" office:value-type="float" office:value="-2.897321977853" calcext:value-type="float">
            <text:p>-2.897321977853</text:p>
          </table:table-cell>
          <table:table-cell table:formula="of:=[.AL10]-[.AM10]" office:value-type="float" office:value="-2.067085185434" calcext:value-type="float">
            <text:p>-2.067085185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236249502868" calcext:value-type="float">
            <text:p>19.8236249502868</text:p>
          </table:table-cell>
          <table:table-cell office:value-type="float" office:value="20.1082363174736" calcext:value-type="float">
            <text:p>20.1082363174736</text:p>
          </table:table-cell>
          <table:table-cell office:value-type="float" office:value="19.9659306338802" calcext:value-type="float">
            <text:p>19.9659306338802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9.9259418073147" calcext:value-type="float">
            <text:p>19.9259418073147</text:p>
          </table:table-cell>
          <table:table-cell office:value-type="float" office:value="20.1917891875953" calcext:value-type="float">
            <text:p>20.1917891875953</text:p>
          </table:table-cell>
          <table:table-cell office:value-type="float" office:value="20.058865497455" calcext:value-type="float">
            <text:p>20.058865497455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9.2356056081408" calcext:value-type="float">
            <text:p>19.2356056081408</text:p>
          </table:table-cell>
          <table:table-cell office:value-type="float" office:value="17.2820504098878" calcext:value-type="float">
            <text:p>17.2820504098878</text:p>
          </table:table-cell>
          <table:table-cell office:value-type="float" office:value="18.2588280090143" calcext:value-type="float">
            <text:p>18.2588280090143</text:p>
          </table:table-cell>
          <table:table-cell office:value-type="float" office:value="19.683462" calcext:value-type="float">
            <text:p>19.683462</text:p>
          </table:table-cell>
          <table:table-cell table:formula="of:=[.L11]-[.O11]" office:value-type="float" office:value="-0.447856391859197" calcext:value-type="float">
            <text:p>-0.447856391859197</text:p>
          </table:table-cell>
          <table:table-cell table:formula="of:=[.M11]-[.O11]" office:value-type="float" office:value="-2.4014115901122" calcext:value-type="float">
            <text:p>-2.4014115901122</text:p>
          </table:table-cell>
          <table:table-cell table:formula="of:=[.N11]-[.O11]" office:value-type="float" office:value="-1.4246339909857" calcext:value-type="float">
            <text:p>-1.4246339909857</text:p>
          </table:table-cell>
          <table:table-cell/>
          <table:table-cell office:value-type="float" office:value="19.4147208293512" calcext:value-type="float">
            <text:p>19.4147208293512</text:p>
          </table:table-cell>
          <table:table-cell office:value-type="float" office:value="17.4287026931841" calcext:value-type="float">
            <text:p>17.4287026931841</text:p>
          </table:table-cell>
          <table:table-cell office:value-type="float" office:value="18.4217117612676" calcext:value-type="float">
            <text:p>18.4217117612676</text:p>
          </table:table-cell>
          <table:table-cell office:value-type="float" office:value="19.683462" calcext:value-type="float">
            <text:p>19.683462</text:p>
          </table:table-cell>
          <table:table-cell table:formula="of:=[.T11]-[.W11]" office:value-type="float" office:value="-0.268741170648799" calcext:value-type="float">
            <text:p>-0.268741170648799</text:p>
          </table:table-cell>
          <table:table-cell table:formula="of:=[.U11]-[.W11]" office:value-type="float" office:value="-2.2547593068159" calcext:value-type="float">
            <text:p>-2.2547593068159</text:p>
          </table:table-cell>
          <table:table-cell table:formula="of:=[.V11]-[.W11]" office:value-type="float" office:value="-1.2617502387324" calcext:value-type="float">
            <text:p>-1.2617502387324</text:p>
          </table:table-cell>
          <table:table-cell/>
          <table:table-cell office:value-type="float" office:value="18.877344733956" calcext:value-type="float">
            <text:p>18.877344733956</text:p>
          </table:table-cell>
          <table:table-cell office:value-type="float" office:value="17.2820504098878" calcext:value-type="float">
            <text:p>17.2820504098878</text:p>
          </table:table-cell>
          <table:table-cell office:value-type="float" office:value="17.9545506642006" calcext:value-type="float">
            <text:p>17.9545506642006</text:p>
          </table:table-cell>
          <table:table-cell office:value-type="float" office:value="19.683462" calcext:value-type="float">
            <text:p>19.683462</text:p>
          </table:table-cell>
          <table:table-cell table:formula="of:=[.AB11]-[.AE11]" office:value-type="float" office:value="-0.806117266043998" calcext:value-type="float">
            <text:p>-0.806117266043998</text:p>
          </table:table-cell>
          <table:table-cell table:formula="of:=[.AC11]-[.AE11]" office:value-type="float" office:value="-2.4014115901122" calcext:value-type="float">
            <text:p>-2.4014115901122</text:p>
          </table:table-cell>
          <table:table-cell table:formula="of:=[.AD11]-[.AE11]" office:value-type="float" office:value="-1.7289113357994" calcext:value-type="float">
            <text:p>-1.7289113357994</text:p>
          </table:table-cell>
          <table:table-cell/>
          <table:table-cell office:value-type="float" office:value="19.0264383166307" calcext:value-type="float">
            <text:p>19.0264383166307</text:p>
          </table:table-cell>
          <table:table-cell office:value-type="float" office:value="17.1684712794147" calcext:value-type="float">
            <text:p>17.1684712794147</text:p>
          </table:table-cell>
          <table:table-cell office:value-type="float" office:value="18.0974547980228" calcext:value-type="float">
            <text:p>18.0974547980228</text:p>
          </table:table-cell>
          <table:table-cell office:value-type="float" office:value="19.683462" calcext:value-type="float">
            <text:p>19.683462</text:p>
          </table:table-cell>
          <table:table-cell table:formula="of:=[.AJ11]-[.AM11]" office:value-type="float" office:value="-0.6570236833693" calcext:value-type="float">
            <text:p>-0.6570236833693</text:p>
          </table:table-cell>
          <table:table-cell table:formula="of:=[.AK11]-[.AM11]" office:value-type="float" office:value="-2.5149907205853" calcext:value-type="float">
            <text:p>-2.5149907205853</text:p>
          </table:table-cell>
          <table:table-cell table:formula="of:=[.AL11]-[.AM11]" office:value-type="float" office:value="-1.5860072019772" calcext:value-type="float">
            <text:p>-1.5860072019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9.553589938287" calcext:value-type="float">
            <text:p>-79.553589938287</text:p>
          </table:table-cell>
          <table:table-cell office:value-type="float" office:value="-77.7720105827834" calcext:value-type="float">
            <text:p>-77.7720105827834</text:p>
          </table:table-cell>
          <table:table-cell office:value-type="float" office:value="-78.6628002605352" calcext:value-type="float">
            <text:p>-78.6628002605352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9.5947479982251" calcext:value-type="float">
            <text:p>-79.5947479982251</text:p>
          </table:table-cell>
          <table:table-cell office:value-type="float" office:value="-77.7547890133918" calcext:value-type="float">
            <text:p>-77.7547890133918</text:p>
          </table:table-cell>
          <table:table-cell office:value-type="float" office:value="-78.6747685058085" calcext:value-type="float">
            <text:p>-78.6747685058085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80.435619951506" calcext:value-type="float">
            <text:p>-80.435619951506</text:p>
          </table:table-cell>
          <table:table-cell office:value-type="float" office:value="-82.011290444162" calcext:value-type="float">
            <text:p>-82.011290444162</text:p>
          </table:table-cell>
          <table:table-cell office:value-type="float" office:value="-81.223455197834" calcext:value-type="float">
            <text:p>-81.223455197834</text:p>
          </table:table-cell>
          <table:table-cell office:value-type="float" office:value="-78.7338505" calcext:value-type="float">
            <text:p>-78.7338505</text:p>
          </table:table-cell>
          <table:table-cell table:formula="of:=[.L12]-[.O12]" office:value-type="float" office:value="-1.701769451506" calcext:value-type="float">
            <text:p>-1.701769451506</text:p>
          </table:table-cell>
          <table:table-cell table:formula="of:=[.M12]-[.O12]" office:value-type="float" office:value="-3.277439944162" calcext:value-type="float">
            <text:p>-3.277439944162</text:p>
          </table:table-cell>
          <table:table-cell table:formula="of:=[.N12]-[.O12]" office:value-type="float" office:value="-2.489604697834" calcext:value-type="float">
            <text:p>-2.489604697834</text:p>
          </table:table-cell>
          <table:table-cell/>
          <table:table-cell office:value-type="float" office:value="-80.3615804651704" calcext:value-type="float">
            <text:p>-80.3615804651704</text:p>
          </table:table-cell>
          <table:table-cell office:value-type="float" office:value="-81.8994197550087" calcext:value-type="float">
            <text:p>-81.8994197550087</text:p>
          </table:table-cell>
          <table:table-cell office:value-type="float" office:value="-81.1305001100896" calcext:value-type="float">
            <text:p>-81.1305001100896</text:p>
          </table:table-cell>
          <table:table-cell office:value-type="float" office:value="-78.7338505" calcext:value-type="float">
            <text:p>-78.7338505</text:p>
          </table:table-cell>
          <table:table-cell table:formula="of:=[.T12]-[.W12]" office:value-type="float" office:value="-1.6277299651704" calcext:value-type="float">
            <text:p>-1.6277299651704</text:p>
          </table:table-cell>
          <table:table-cell table:formula="of:=[.U12]-[.W12]" office:value-type="float" office:value="-3.16556925500869" calcext:value-type="float">
            <text:p>-3.16556925500869</text:p>
          </table:table-cell>
          <table:table-cell table:formula="of:=[.V12]-[.W12]" office:value-type="float" office:value="-2.3966496100896" calcext:value-type="float">
            <text:p>-2.3966496100896</text:p>
          </table:table-cell>
          <table:table-cell/>
          <table:table-cell office:value-type="float" office:value="-80.9730112627832" calcext:value-type="float">
            <text:p>-80.9730112627832</text:p>
          </table:table-cell>
          <table:table-cell office:value-type="float" office:value="-82.0112904441621" calcext:value-type="float">
            <text:p>-82.0112904441621</text:p>
          </table:table-cell>
          <table:table-cell office:value-type="float" office:value="-81.6798712150546" calcext:value-type="float">
            <text:p>-81.6798712150546</text:p>
          </table:table-cell>
          <table:table-cell office:value-type="float" office:value="-78.7338505" calcext:value-type="float">
            <text:p>-78.7338505</text:p>
          </table:table-cell>
          <table:table-cell table:formula="of:=[.AB12]-[.AE12]" office:value-type="float" office:value="-2.2391607627832" calcext:value-type="float">
            <text:p>-2.2391607627832</text:p>
          </table:table-cell>
          <table:table-cell table:formula="of:=[.AC12]-[.AE12]" office:value-type="float" office:value="-3.2774399441621" calcext:value-type="float">
            <text:p>-3.2774399441621</text:p>
          </table:table-cell>
          <table:table-cell table:formula="of:=[.AD12]-[.AE12]" office:value-type="float" office:value="-2.9460207150546" calcext:value-type="float">
            <text:p>-2.9460207150546</text:p>
          </table:table-cell>
          <table:table-cell/>
          <table:table-cell office:value-type="float" office:value="-80.9440042342511" calcext:value-type="float">
            <text:p>-80.9440042342511</text:p>
          </table:table-cell>
          <table:table-cell office:value-type="float" office:value="-82.2897668756627" calcext:value-type="float">
            <text:p>-82.2897668756627</text:p>
          </table:table-cell>
          <table:table-cell office:value-type="float" office:value="-81.6168855549568" calcext:value-type="float">
            <text:p>-81.6168855549568</text:p>
          </table:table-cell>
          <table:table-cell office:value-type="float" office:value="-78.7338505" calcext:value-type="float">
            <text:p>-78.7338505</text:p>
          </table:table-cell>
          <table:table-cell table:formula="of:=[.AJ12]-[.AM12]" office:value-type="float" office:value="-2.21015373425109" calcext:value-type="float">
            <text:p>-2.21015373425109</text:p>
          </table:table-cell>
          <table:table-cell table:formula="of:=[.AK12]-[.AM12]" office:value-type="float" office:value="-3.5559163756627" calcext:value-type="float">
            <text:p>-3.5559163756627</text:p>
          </table:table-cell>
          <table:table-cell table:formula="of:=[.AL12]-[.AM12]" office:value-type="float" office:value="-2.88303505495679" calcext:value-type="float">
            <text:p>-2.88303505495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7.49272654114" calcext:value-type="float">
            <text:p>-177.49272654114</text:p>
          </table:table-cell>
          <table:table-cell office:value-type="float" office:value="-175.008171532415" calcext:value-type="float">
            <text:p>-175.008171532415</text:p>
          </table:table-cell>
          <table:table-cell office:value-type="float" office:value="-176.250449036778" calcext:value-type="float">
            <text:p>-176.250449036778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7.466144777668" calcext:value-type="float">
            <text:p>-177.466144777668</text:p>
          </table:table-cell>
          <table:table-cell office:value-type="float" office:value="-175.002936573637" calcext:value-type="float">
            <text:p>-175.002936573637</text:p>
          </table:table-cell>
          <table:table-cell office:value-type="float" office:value="-176.234540675653" calcext:value-type="float">
            <text:p>-176.234540675653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8.668766725432" calcext:value-type="float">
            <text:p>-178.668766725432</text:p>
          </table:table-cell>
          <table:table-cell office:value-type="float" office:value="-180.660544847587" calcext:value-type="float">
            <text:p>-180.660544847587</text:p>
          </table:table-cell>
          <table:table-cell office:value-type="float" office:value="-179.664655786509" calcext:value-type="float">
            <text:p>-179.664655786509</text:p>
          </table:table-cell>
          <table:table-cell office:value-type="float" office:value="-177.1511625" calcext:value-type="float">
            <text:p>-177.1511625</text:p>
          </table:table-cell>
          <table:table-cell table:formula="of:=[.L13]-[.O13]" office:value-type="float" office:value="-1.517604225432" calcext:value-type="float">
            <text:p>-1.517604225432</text:p>
          </table:table-cell>
          <table:table-cell table:formula="of:=[.M13]-[.O13]" office:value-type="float" office:value="-3.50938234758701" calcext:value-type="float">
            <text:p>-3.50938234758701</text:p>
          </table:table-cell>
          <table:table-cell table:formula="of:=[.N13]-[.O13]" office:value-type="float" office:value="-2.513493286509" calcext:value-type="float">
            <text:p>-2.513493286509</text:p>
          </table:table-cell>
          <table:table-cell/>
          <table:table-cell office:value-type="float" office:value="-178.488588233595" calcext:value-type="float">
            <text:p>-178.488588233595</text:p>
          </table:table-cell>
          <table:table-cell office:value-type="float" office:value="-180.529111062459" calcext:value-type="float">
            <text:p>-180.529111062459</text:p>
          </table:table-cell>
          <table:table-cell office:value-type="float" office:value="-179.508849648027" calcext:value-type="float">
            <text:p>-179.508849648027</text:p>
          </table:table-cell>
          <table:table-cell office:value-type="float" office:value="-177.1511625" calcext:value-type="float">
            <text:p>-177.1511625</text:p>
          </table:table-cell>
          <table:table-cell table:formula="of:=[.T13]-[.W13]" office:value-type="float" office:value="-1.33742573359501" calcext:value-type="float">
            <text:p>-1.33742573359501</text:p>
          </table:table-cell>
          <table:table-cell table:formula="of:=[.U13]-[.W13]" office:value-type="float" office:value="-3.37794856245901" calcext:value-type="float">
            <text:p>-3.37794856245901</text:p>
          </table:table-cell>
          <table:table-cell table:formula="of:=[.V13]-[.W13]" office:value-type="float" office:value="-2.357687148027" calcext:value-type="float">
            <text:p>-2.357687148027</text:p>
          </table:table-cell>
          <table:table-cell/>
          <table:table-cell office:value-type="float" office:value="-179.385288473802" calcext:value-type="float">
            <text:p>-179.385288473802</text:p>
          </table:table-cell>
          <table:table-cell office:value-type="float" office:value="-180.660544847587" calcext:value-type="float">
            <text:p>-180.660544847587</text:p>
          </table:table-cell>
          <table:table-cell office:value-type="float" office:value="-180.273210476137" calcext:value-type="float">
            <text:p>-180.273210476137</text:p>
          </table:table-cell>
          <table:table-cell office:value-type="float" office:value="-177.1511625" calcext:value-type="float">
            <text:p>-177.1511625</text:p>
          </table:table-cell>
          <table:table-cell table:formula="of:=[.AB13]-[.AE13]" office:value-type="float" office:value="-2.23412597380201" calcext:value-type="float">
            <text:p>-2.23412597380201</text:p>
          </table:table-cell>
          <table:table-cell table:formula="of:=[.AC13]-[.AE13]" office:value-type="float" office:value="-3.50938234758701" calcext:value-type="float">
            <text:p>-3.50938234758701</text:p>
          </table:table-cell>
          <table:table-cell table:formula="of:=[.AD13]-[.AE13]" office:value-type="float" office:value="-3.122047976137" calcext:value-type="float">
            <text:p>-3.122047976137</text:p>
          </table:table-cell>
          <table:table-cell/>
          <table:table-cell office:value-type="float" office:value="-179.265153259036" calcext:value-type="float">
            <text:p>-179.265153259036</text:p>
          </table:table-cell>
          <table:table-cell office:value-type="float" office:value="-181.049573889998" calcext:value-type="float">
            <text:p>-181.049573889998</text:p>
          </table:table-cell>
          <table:table-cell office:value-type="float" office:value="-180.157363574517" calcext:value-type="float">
            <text:p>-180.157363574517</text:p>
          </table:table-cell>
          <table:table-cell office:value-type="float" office:value="-177.1511625" calcext:value-type="float">
            <text:p>-177.1511625</text:p>
          </table:table-cell>
          <table:table-cell table:formula="of:=[.AJ13]-[.AM13]" office:value-type="float" office:value="-2.113990759036" calcext:value-type="float">
            <text:p>-2.113990759036</text:p>
          </table:table-cell>
          <table:table-cell table:formula="of:=[.AK13]-[.AM13]" office:value-type="float" office:value="-3.89841138999799" calcext:value-type="float">
            <text:p>-3.89841138999799</text:p>
          </table:table-cell>
          <table:table-cell table:formula="of:=[.AL13]-[.AM13]" office:value-type="float" office:value="-3.00620107451701" calcext:value-type="float">
            <text:p>-3.00620107451701</text:p>
          </table:table-cell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4.503107306244" calcext:value-type="float">
            <text:p>-174.503107306244</text:p>
          </table:table-cell>
          <table:table-cell office:value-type="float" office:value="-173.707782362966" calcext:value-type="float">
            <text:p>-173.707782362966</text:p>
          </table:table-cell>
          <table:table-cell office:value-type="float" office:value="-174.105444834605" calcext:value-type="float">
            <text:p>-174.105444834605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4.43041107833" calcext:value-type="float">
            <text:p>-174.43041107833</text:p>
          </table:table-cell>
          <table:table-cell office:value-type="float" office:value="-173.63680023832" calcext:value-type="float">
            <text:p>-173.63680023832</text:p>
          </table:table-cell>
          <table:table-cell office:value-type="float" office:value="-174.033605658325" calcext:value-type="float">
            <text:p>-174.033605658325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6.998082164071" calcext:value-type="float">
            <text:p>-176.998082164071</text:p>
          </table:table-cell>
          <table:table-cell office:value-type="float" office:value="-180.469677026722" calcext:value-type="float">
            <text:p>-180.469677026722</text:p>
          </table:table-cell>
          <table:table-cell office:value-type="float" office:value="-178.733879595396" calcext:value-type="float">
            <text:p>-178.733879595396</text:p>
          </table:table-cell>
          <table:table-cell office:value-type="float" office:value="-177.1511625" calcext:value-type="float">
            <text:p>-177.1511625</text:p>
          </table:table-cell>
          <table:table-cell table:formula="of:=[.L17]-[.O17]" office:value-type="float" office:value="0.153080335928991" calcext:value-type="float">
            <text:p>0.153080335928991</text:p>
          </table:table-cell>
          <table:table-cell table:formula="of:=[.M17]-[.O17]" office:value-type="float" office:value="-3.318514526722" calcext:value-type="float">
            <text:p>-3.318514526722</text:p>
          </table:table-cell>
          <table:table-cell table:formula="of:=[.N17]-[.O17]" office:value-type="float" office:value="-1.58271709539599" calcext:value-type="float">
            <text:p>-1.58271709539599</text:p>
          </table:table-cell>
          <table:table-cell/>
          <table:table-cell office:value-type="float" office:value="-177.007539596061" calcext:value-type="float">
            <text:p>-177.007539596061</text:p>
          </table:table-cell>
          <table:table-cell office:value-type="float" office:value="-180.436365128718" calcext:value-type="float">
            <text:p>-180.436365128718</text:p>
          </table:table-cell>
          <table:table-cell office:value-type="float" office:value="-178.72195236239" calcext:value-type="float">
            <text:p>-178.72195236239</text:p>
          </table:table-cell>
          <table:table-cell office:value-type="float" office:value="-177.1511625" calcext:value-type="float">
            <text:p>-177.1511625</text:p>
          </table:table-cell>
          <table:table-cell table:formula="of:=[.T17]-[.W17]" office:value-type="float" office:value="0.14362290393899" calcext:value-type="float">
            <text:p>0.14362290393899</text:p>
          </table:table-cell>
          <table:table-cell table:formula="of:=[.U17]-[.W17]" office:value-type="float" office:value="-3.285202628718" calcext:value-type="float">
            <text:p>-3.285202628718</text:p>
          </table:table-cell>
          <table:table-cell table:formula="of:=[.V17]-[.W17]" office:value-type="float" office:value="-1.57078986239" calcext:value-type="float">
            <text:p>-1.57078986239</text:p>
          </table:table-cell>
          <table:table-cell/>
          <table:table-cell office:value-type="float" office:value="-176.40392509844" calcext:value-type="float">
            <text:p>-176.40392509844</text:p>
          </table:table-cell>
          <table:table-cell office:value-type="float" office:value="-179.410399151171" calcext:value-type="float">
            <text:p>-179.410399151171</text:p>
          </table:table-cell>
          <table:table-cell office:value-type="float" office:value="-178.232491853235" calcext:value-type="float">
            <text:p>-178.232491853235</text:p>
          </table:table-cell>
          <table:table-cell office:value-type="float" office:value="-177.1511625" calcext:value-type="float">
            <text:p>-177.1511625</text:p>
          </table:table-cell>
          <table:table-cell table:formula="of:=[.AB17]-[.AE17]" office:value-type="float" office:value="0.74723740156" calcext:value-type="float">
            <text:p>0.74723740156</text:p>
          </table:table-cell>
          <table:table-cell table:formula="of:=[.AC17]-[.AE17]" office:value-type="float" office:value="-2.25923665117099" calcext:value-type="float">
            <text:p>-2.25923665117099</text:p>
          </table:table-cell>
          <table:table-cell table:formula="of:=[.AD17]-[.AE17]" office:value-type="float" office:value="-1.08132935323499" calcext:value-type="float">
            <text:p>-1.08132935323499</text:p>
          </table:table-cell>
          <table:table-cell/>
          <table:table-cell office:value-type="float" office:value="-176.40304882768" calcext:value-type="float">
            <text:p>-176.40304882768</text:p>
          </table:table-cell>
          <table:table-cell office:value-type="float" office:value="-179.356246599723" calcext:value-type="float">
            <text:p>-179.356246599723</text:p>
          </table:table-cell>
          <table:table-cell office:value-type="float" office:value="-178.194872682362" calcext:value-type="float">
            <text:p>-178.194872682362</text:p>
          </table:table-cell>
          <table:table-cell office:value-type="float" office:value="-177.1511625" calcext:value-type="float">
            <text:p>-177.1511625</text:p>
          </table:table-cell>
          <table:table-cell table:formula="of:=[.AJ17]-[.AM17]" office:value-type="float" office:value="0.748113672319988" calcext:value-type="float">
            <text:p>0.748113672319988</text:p>
          </table:table-cell>
          <table:table-cell table:formula="of:=[.AK17]-[.AM17]" office:value-type="float" office:value="-2.205084099723" calcext:value-type="float">
            <text:p>-2.205084099723</text:p>
          </table:table-cell>
          <table:table-cell table:formula="of:=[.AL17]-[.AM17]" office:value-type="float" office:value="-1.04371018236199" calcext:value-type="float">
            <text:p>-1.043710182361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7.749314010555" calcext:value-type="float">
            <text:p>-77.749314010555</text:p>
          </table:table-cell>
          <table:table-cell office:value-type="float" office:value="-77.696026386614" calcext:value-type="float">
            <text:p>-77.696026386614</text:p>
          </table:table-cell>
          <table:table-cell office:value-type="float" office:value="-77.7226701985845" calcext:value-type="float">
            <text:p>-77.7226701985845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7.7152401774297" calcext:value-type="float">
            <text:p>-77.7152401774297</text:p>
          </table:table-cell>
          <table:table-cell office:value-type="float" office:value="-77.7062996213496" calcext:value-type="float">
            <text:p>-77.7062996213496</text:p>
          </table:table-cell>
          <table:table-cell office:value-type="float" office:value="-77.7107698993896" calcext:value-type="float">
            <text:p>-77.7107698993896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9.6205450289249" calcext:value-type="float">
            <text:p>-79.6205450289249</text:p>
          </table:table-cell>
          <table:table-cell office:value-type="float" office:value="-82.767447259431" calcext:value-type="float">
            <text:p>-82.767447259431</text:p>
          </table:table-cell>
          <table:table-cell office:value-type="float" office:value="-81.193996144178" calcext:value-type="float">
            <text:p>-81.193996144178</text:p>
          </table:table-cell>
          <table:table-cell office:value-type="float" office:value="-78.7338505" calcext:value-type="float">
            <text:p>-78.7338505</text:p>
          </table:table-cell>
          <table:table-cell table:formula="of:=[.L18]-[.O18]" office:value-type="float" office:value="-0.886694528924892" calcext:value-type="float">
            <text:p>-0.886694528924892</text:p>
          </table:table-cell>
          <table:table-cell table:formula="of:=[.M18]-[.O18]" office:value-type="float" office:value="-4.03359675943099" calcext:value-type="float">
            <text:p>-4.03359675943099</text:p>
          </table:table-cell>
          <table:table-cell table:formula="of:=[.N18]-[.O18]" office:value-type="float" office:value="-2.460145644178" calcext:value-type="float">
            <text:p>-2.460145644178</text:p>
          </table:table-cell>
          <table:table-cell/>
          <table:table-cell office:value-type="float" office:value="-79.6480864407283" calcext:value-type="float">
            <text:p>-79.6480864407283</text:p>
          </table:table-cell>
          <table:table-cell office:value-type="float" office:value="-82.8059731641478" calcext:value-type="float">
            <text:p>-82.8059731641478</text:p>
          </table:table-cell>
          <table:table-cell office:value-type="float" office:value="-81.2270298024381" calcext:value-type="float">
            <text:p>-81.2270298024381</text:p>
          </table:table-cell>
          <table:table-cell office:value-type="float" office:value="-78.7338505" calcext:value-type="float">
            <text:p>-78.7338505</text:p>
          </table:table-cell>
          <table:table-cell table:formula="of:=[.T18]-[.W18]" office:value-type="float" office:value="-0.914235940728304" calcext:value-type="float">
            <text:p>-0.914235940728304</text:p>
          </table:table-cell>
          <table:table-cell table:formula="of:=[.U18]-[.W18]" office:value-type="float" office:value="-4.0721226641478" calcext:value-type="float">
            <text:p>-4.0721226641478</text:p>
          </table:table-cell>
          <table:table-cell table:formula="of:=[.V18]-[.W18]" office:value-type="float" office:value="-2.49317930243809" calcext:value-type="float">
            <text:p>-2.49317930243809</text:p>
          </table:table-cell>
          <table:table-cell/>
          <table:table-cell office:value-type="float" office:value="-79.1749272297017" calcext:value-type="float">
            <text:p>-79.1749272297017</text:p>
          </table:table-cell>
          <table:table-cell office:value-type="float" office:value="-81.9729888527676" calcext:value-type="float">
            <text:p>-81.9729888527676</text:p>
          </table:table-cell>
          <table:table-cell office:value-type="float" office:value="-80.8179553375573" calcext:value-type="float">
            <text:p>-80.8179553375573</text:p>
          </table:table-cell>
          <table:table-cell office:value-type="float" office:value="-78.7338505" calcext:value-type="float">
            <text:p>-78.7338505</text:p>
          </table:table-cell>
          <table:table-cell table:formula="of:=[.AB18]-[.AE18]" office:value-type="float" office:value="-0.441076729701692" calcext:value-type="float">
            <text:p>-0.441076729701692</text:p>
          </table:table-cell>
          <table:table-cell table:formula="of:=[.AC18]-[.AE18]" office:value-type="float" office:value="-3.2391383527676" calcext:value-type="float">
            <text:p>-3.2391383527676</text:p>
          </table:table-cell>
          <table:table-cell table:formula="of:=[.AD18]-[.AE18]" office:value-type="float" office:value="-2.08410483755729" calcext:value-type="float">
            <text:p>-2.08410483755729</text:p>
          </table:table-cell>
          <table:table-cell/>
          <table:table-cell office:value-type="float" office:value="-79.1947183644425" calcext:value-type="float">
            <text:p>-79.1947183644425</text:p>
          </table:table-cell>
          <table:table-cell office:value-type="float" office:value="-81.995884267402" calcext:value-type="float">
            <text:p>-81.995884267402</text:p>
          </table:table-cell>
          <table:table-cell office:value-type="float" office:value="-80.8317200424172" calcext:value-type="float">
            <text:p>-80.8317200424172</text:p>
          </table:table-cell>
          <table:table-cell office:value-type="float" office:value="-78.7338505" calcext:value-type="float">
            <text:p>-78.7338505</text:p>
          </table:table-cell>
          <table:table-cell table:formula="of:=[.AJ18]-[.AM18]" office:value-type="float" office:value="-0.460867864442491" calcext:value-type="float">
            <text:p>-0.460867864442491</text:p>
          </table:table-cell>
          <table:table-cell table:formula="of:=[.AK18]-[.AM18]" office:value-type="float" office:value="-3.262033767402" calcext:value-type="float">
            <text:p>-3.262033767402</text:p>
          </table:table-cell>
          <table:table-cell table:formula="of:=[.AL18]-[.AM18]" office:value-type="float" office:value="-2.0978695424172" calcext:value-type="float">
            <text:p>-2.0978695424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336257340997" calcext:value-type="float">
            <text:p>19.9336257340997</text:p>
          </table:table-cell>
          <table:table-cell office:value-type="float" office:value="19.104900088441" calcext:value-type="float">
            <text:p>19.104900088441</text:p>
          </table:table-cell>
          <table:table-cell office:value-type="float" office:value="19.5192629112704" calcext:value-type="float">
            <text:p>19.5192629112704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9.8240248530574" calcext:value-type="float">
            <text:p>19.8240248530574</text:p>
          </table:table-cell>
          <table:table-cell office:value-type="float" office:value="19.1045933433742" calcext:value-type="float">
            <text:p>19.1045933433742</text:p>
          </table:table-cell>
          <table:table-cell office:value-type="float" office:value="19.4643090982158" calcext:value-type="float">
            <text:p>19.4643090982158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8.6861390551864" calcext:value-type="float">
            <text:p>18.6861390551864</text:p>
          </table:table-cell>
          <table:table-cell office:value-type="float" office:value="15.723953506563" calcext:value-type="float">
            <text:p>15.723953506563</text:p>
          </table:table-cell>
          <table:table-cell office:value-type="float" office:value="17.2050462808747" calcext:value-type="float">
            <text:p>17.2050462808747</text:p>
          </table:table-cell>
          <table:table-cell office:value-type="float" office:value="19.683462" calcext:value-type="float">
            <text:p>19.683462</text:p>
          </table:table-cell>
          <table:table-cell table:formula="of:=[.L19]-[.O19]" office:value-type="float" office:value="-0.9973229448136" calcext:value-type="float">
            <text:p>-0.9973229448136</text:p>
          </table:table-cell>
          <table:table-cell table:formula="of:=[.M19]-[.O19]" office:value-type="float" office:value="-3.959508493437" calcext:value-type="float">
            <text:p>-3.959508493437</text:p>
          </table:table-cell>
          <table:table-cell table:formula="of:=[.N19]-[.O19]" office:value-type="float" office:value="-2.4784157191253" calcext:value-type="float">
            <text:p>-2.4784157191253</text:p>
          </table:table-cell>
          <table:table-cell/>
          <table:table-cell office:value-type="float" office:value="18.5354613441916" calcext:value-type="float">
            <text:p>18.5354613441916</text:p>
          </table:table-cell>
          <table:table-cell office:value-type="float" office:value="15.7048116481754" calcext:value-type="float">
            <text:p>15.7048116481754</text:p>
          </table:table-cell>
          <table:table-cell office:value-type="float" office:value="17.1201364961835" calcext:value-type="float">
            <text:p>17.1201364961835</text:p>
          </table:table-cell>
          <table:table-cell office:value-type="float" office:value="19.683462" calcext:value-type="float">
            <text:p>19.683462</text:p>
          </table:table-cell>
          <table:table-cell table:formula="of:=[.T19]-[.W19]" office:value-type="float" office:value="-1.1480006558084" calcext:value-type="float">
            <text:p>-1.1480006558084</text:p>
          </table:table-cell>
          <table:table-cell table:formula="of:=[.U19]-[.W19]" office:value-type="float" office:value="-3.9786503518246" calcext:value-type="float">
            <text:p>-3.9786503518246</text:p>
          </table:table-cell>
          <table:table-cell table:formula="of:=[.V19]-[.W19]" office:value-type="float" office:value="-2.5633255038165" calcext:value-type="float">
            <text:p>-2.5633255038165</text:p>
          </table:table-cell>
          <table:table-cell/>
          <table:table-cell office:value-type="float" office:value="18.9832175880019" calcext:value-type="float">
            <text:p>18.9832175880019</text:p>
          </table:table-cell>
          <table:table-cell office:value-type="float" office:value="16.2535924443386" calcext:value-type="float">
            <text:p>16.2535924443386</text:p>
          </table:table-cell>
          <table:table-cell office:value-type="float" office:value="17.4557401519551" calcext:value-type="float">
            <text:p>17.4557401519551</text:p>
          </table:table-cell>
          <table:table-cell office:value-type="float" office:value="19.683462" calcext:value-type="float">
            <text:p>19.683462</text:p>
          </table:table-cell>
          <table:table-cell table:formula="of:=[.AB19]-[.AE19]" office:value-type="float" office:value="-0.700244411998099" calcext:value-type="float">
            <text:p>-0.700244411998099</text:p>
          </table:table-cell>
          <table:table-cell table:formula="of:=[.AC19]-[.AE19]" office:value-type="float" office:value="-3.4298695556614" calcext:value-type="float">
            <text:p>-3.4298695556614</text:p>
          </table:table-cell>
          <table:table-cell table:formula="of:=[.AD19]-[.AE19]" office:value-type="float" office:value="-2.2277218480449" calcext:value-type="float">
            <text:p>-2.2277218480449</text:p>
          </table:table-cell>
          <table:table-cell/>
          <table:table-cell office:value-type="float" office:value="18.8377067283822" calcext:value-type="float">
            <text:p>18.8377067283822</text:p>
          </table:table-cell>
          <table:table-cell office:value-type="float" office:value="16.2448709126726" calcext:value-type="float">
            <text:p>16.2448709126726</text:p>
          </table:table-cell>
          <table:table-cell office:value-type="float" office:value="17.3836763361974" calcext:value-type="float">
            <text:p>17.3836763361974</text:p>
          </table:table-cell>
          <table:table-cell office:value-type="float" office:value="19.683462" calcext:value-type="float">
            <text:p>19.683462</text:p>
          </table:table-cell>
          <table:table-cell table:formula="of:=[.AJ19]-[.AM19]" office:value-type="float" office:value="-0.845755271617797" calcext:value-type="float">
            <text:p>-0.845755271617797</text:p>
          </table:table-cell>
          <table:table-cell table:formula="of:=[.AK19]-[.AM19]" office:value-type="float" office:value="-3.4385910873274" calcext:value-type="float">
            <text:p>-3.4385910873274</text:p>
          </table:table-cell>
          <table:table-cell table:formula="of:=[.AL19]-[.AM19]" office:value-type="float" office:value="-2.2997856638026" calcext:value-type="float">
            <text:p>-2.2997856638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.28808308016" calcext:value-type="float">
            <text:p>118.28808308016</text:p>
          </table:table-cell>
          <table:table-cell office:value-type="float" office:value="116.265115663507" calcext:value-type="float">
            <text:p>116.265115663507</text:p>
          </table:table-cell>
          <table:table-cell office:value-type="float" office:value="117.276599371834" calcext:value-type="float">
            <text:p>117.276599371834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8.198642746702" calcext:value-type="float">
            <text:p>118.198642746702</text:p>
          </table:table-cell>
          <table:table-cell office:value-type="float" office:value="116.228564164308" calcext:value-type="float">
            <text:p>116.228564164308</text:p>
          </table:table-cell>
          <table:table-cell office:value-type="float" office:value="117.213603455505" calcext:value-type="float">
            <text:p>117.213603455505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664334240703" calcext:value-type="float">
            <text:p>117.664334240703</text:p>
          </table:table-cell>
          <table:table-cell office:value-type="float" office:value="114.574636872568" calcext:value-type="float">
            <text:p>114.574636872568</text:p>
          </table:table-cell>
          <table:table-cell office:value-type="float" office:value="116.119485556636" calcext:value-type="float">
            <text:p>116.119485556636</text:p>
          </table:table-cell>
          <table:table-cell office:value-type="float" office:value="118.100768" calcext:value-type="float">
            <text:p>118.100768</text:p>
          </table:table-cell>
          <table:table-cell table:formula="of:=[.L20]-[.O20]" office:value-type="float" office:value="-0.436433759297003" calcext:value-type="float">
            <text:p>-0.436433759297003</text:p>
          </table:table-cell>
          <table:table-cell table:formula="of:=[.M20]-[.O20]" office:value-type="float" office:value="-3.52613112743201" calcext:value-type="float">
            <text:p>-3.52613112743201</text:p>
          </table:table-cell>
          <table:table-cell table:formula="of:=[.N20]-[.O20]" office:value-type="float" office:value="-1.98128244336401" calcext:value-type="float">
            <text:p>-1.98128244336401</text:p>
          </table:table-cell>
          <table:table-cell/>
          <table:table-cell office:value-type="float" office:value="117.554355492269" calcext:value-type="float">
            <text:p>117.554355492269</text:p>
          </table:table-cell>
          <table:table-cell office:value-type="float" office:value="114.528667816709" calcext:value-type="float">
            <text:p>114.528667816709</text:p>
          </table:table-cell>
          <table:table-cell office:value-type="float" office:value="116.041511654489" calcext:value-type="float">
            <text:p>116.041511654489</text:p>
          </table:table-cell>
          <table:table-cell office:value-type="float" office:value="118.100768" calcext:value-type="float">
            <text:p>118.100768</text:p>
          </table:table-cell>
          <table:table-cell table:formula="of:=[.T20]-[.W20]" office:value-type="float" office:value="-0.546412507731006" calcext:value-type="float">
            <text:p>-0.546412507731006</text:p>
          </table:table-cell>
          <table:table-cell table:formula="of:=[.U20]-[.W20]" office:value-type="float" office:value="-3.572100183291" calcext:value-type="float">
            <text:p>-3.572100183291</text:p>
          </table:table-cell>
          <table:table-cell table:formula="of:=[.V20]-[.W20]" office:value-type="float" office:value="-2.059256345511" calcext:value-type="float">
            <text:p>-2.059256345511</text:p>
          </table:table-cell>
          <table:table-cell/>
          <table:table-cell office:value-type="float" office:value="117.812873507111" calcext:value-type="float">
            <text:p>117.812873507111</text:p>
          </table:table-cell>
          <table:table-cell office:value-type="float" office:value="114.839456341456" calcext:value-type="float">
            <text:p>114.839456341456</text:p>
          </table:table-cell>
          <table:table-cell office:value-type="float" office:value="116.244832492176" calcext:value-type="float">
            <text:p>116.244832492176</text:p>
          </table:table-cell>
          <table:table-cell office:value-type="float" office:value="118.100768" calcext:value-type="float">
            <text:p>118.100768</text:p>
          </table:table-cell>
          <table:table-cell table:formula="of:=[.AB20]-[.AE20]" office:value-type="float" office:value="-0.287894492889009" calcext:value-type="float">
            <text:p>-0.287894492889009</text:p>
          </table:table-cell>
          <table:table-cell table:formula="of:=[.AC20]-[.AE20]" office:value-type="float" office:value="-3.261311658544" calcext:value-type="float">
            <text:p>-3.261311658544</text:p>
          </table:table-cell>
          <table:table-cell table:formula="of:=[.AD20]-[.AE20]" office:value-type="float" office:value="-1.855935507824" calcext:value-type="float">
            <text:p>-1.855935507824</text:p>
          </table:table-cell>
          <table:table-cell/>
          <table:table-cell office:value-type="float" office:value="117.705478184364" calcext:value-type="float">
            <text:p>117.705478184364</text:p>
          </table:table-cell>
          <table:table-cell office:value-type="float" office:value="114.798697448957" calcext:value-type="float">
            <text:p>114.798697448957</text:p>
          </table:table-cell>
          <table:table-cell office:value-type="float" office:value="116.173281574496" calcext:value-type="float">
            <text:p>116.173281574496</text:p>
          </table:table-cell>
          <table:table-cell office:value-type="float" office:value="118.100768" calcext:value-type="float">
            <text:p>118.100768</text:p>
          </table:table-cell>
          <table:table-cell table:formula="of:=[.AJ20]-[.AM20]" office:value-type="float" office:value="-0.395289815636005" calcext:value-type="float">
            <text:p>-0.395289815636005</text:p>
          </table:table-cell>
          <table:table-cell table:formula="of:=[.AK20]-[.AM20]" office:value-type="float" office:value="-3.302070551043" calcext:value-type="float">
            <text:p>-3.302070551043</text:p>
          </table:table-cell>
          <table:table-cell table:formula="of:=[.AL20]-[.AM20]" office:value-type="float" office:value="-1.927486425504" calcext:value-type="float">
            <text:p>-1.927486425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.737058947895" calcext:value-type="float">
            <text:p>215.737058947895</text:p>
          </table:table-cell>
          <table:table-cell office:value-type="float" office:value="213.229910468837" calcext:value-type="float">
            <text:p>213.229910468837</text:p>
          </table:table-cell>
          <table:table-cell office:value-type="float" office:value="214.483484708366" calcext:value-type="float">
            <text:p>214.483484708366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601798728739" calcext:value-type="float">
            <text:p>215.601798728739</text:p>
          </table:table-cell>
          <table:table-cell office:value-type="float" office:value="213.211750716169" calcext:value-type="float">
            <text:p>213.211750716169</text:p>
          </table:table-cell>
          <table:table-cell office:value-type="float" office:value="214.406774722454" calcext:value-type="float">
            <text:p>214.406774722454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5.737058947895" calcext:value-type="float">
            <text:p>215.737058947895</text:p>
          </table:table-cell>
          <table:table-cell office:value-type="float" office:value="213.229910468837" calcext:value-type="float">
            <text:p>213.229910468837</text:p>
          </table:table-cell>
          <table:table-cell office:value-type="float" office:value="214.483484708366" calcext:value-type="float">
            <text:p>214.483484708366</text:p>
          </table:table-cell>
          <table:table-cell office:value-type="float" office:value="216.518085" calcext:value-type="float">
            <text:p>216.518085</text:p>
          </table:table-cell>
          <table:table-cell table:formula="of:=[.L21]-[.O21]" office:value-type="float" office:value="-0.781026052105005" calcext:value-type="float">
            <text:p>-0.781026052105005</text:p>
          </table:table-cell>
          <table:table-cell table:formula="of:=[.M21]-[.O21]" office:value-type="float" office:value="-3.28817453116301" calcext:value-type="float">
            <text:p>-3.28817453116301</text:p>
          </table:table-cell>
          <table:table-cell table:formula="of:=[.N21]-[.O21]" office:value-type="float" office:value="-2.03460029163401" calcext:value-type="float">
            <text:p>-2.03460029163401</text:p>
          </table:table-cell>
          <table:table-cell/>
          <table:table-cell office:value-type="float" office:value="215.601798728739" calcext:value-type="float">
            <text:p>215.601798728739</text:p>
          </table:table-cell>
          <table:table-cell office:value-type="float" office:value="213.211750716169" calcext:value-type="float">
            <text:p>213.211750716169</text:p>
          </table:table-cell>
          <table:table-cell office:value-type="float" office:value="214.406774722454" calcext:value-type="float">
            <text:p>214.406774722454</text:p>
          </table:table-cell>
          <table:table-cell office:value-type="float" office:value="216.518085" calcext:value-type="float">
            <text:p>216.518085</text:p>
          </table:table-cell>
          <table:table-cell table:formula="of:=[.T21]-[.W21]" office:value-type="float" office:value="-0.916286271261015" calcext:value-type="float">
            <text:p>-0.916286271261015</text:p>
          </table:table-cell>
          <table:table-cell table:formula="of:=[.U21]-[.W21]" office:value-type="float" office:value="-3.30633428383101" calcext:value-type="float">
            <text:p>-3.30633428383101</text:p>
          </table:table-cell>
          <table:table-cell table:formula="of:=[.V21]-[.W21]" office:value-type="float" office:value="-2.11131027754601" calcext:value-type="float">
            <text:p>-2.11131027754601</text:p>
          </table:table-cell>
          <table:table-cell/>
          <table:table-cell office:value-type="float" office:value="215.737058947895" calcext:value-type="float">
            <text:p>215.737058947895</text:p>
          </table:table-cell>
          <table:table-cell office:value-type="float" office:value="213.229910468837" calcext:value-type="float">
            <text:p>213.229910468837</text:p>
          </table:table-cell>
          <table:table-cell office:value-type="float" office:value="214.483484708366" calcext:value-type="float">
            <text:p>214.483484708366</text:p>
          </table:table-cell>
          <table:table-cell office:value-type="float" office:value="216.518085" calcext:value-type="float">
            <text:p>216.518085</text:p>
          </table:table-cell>
          <table:table-cell table:formula="of:=[.AB21]-[.AE21]" office:value-type="float" office:value="-0.781026052105005" calcext:value-type="float">
            <text:p>-0.781026052105005</text:p>
          </table:table-cell>
          <table:table-cell table:formula="of:=[.AC21]-[.AE21]" office:value-type="float" office:value="-3.28817453116301" calcext:value-type="float">
            <text:p>-3.28817453116301</text:p>
          </table:table-cell>
          <table:table-cell table:formula="of:=[.AD21]-[.AE21]" office:value-type="float" office:value="-2.03460029163401" calcext:value-type="float">
            <text:p>-2.03460029163401</text:p>
          </table:table-cell>
          <table:table-cell/>
          <table:table-cell office:value-type="float" office:value="215.601798728739" calcext:value-type="float">
            <text:p>215.601798728739</text:p>
          </table:table-cell>
          <table:table-cell office:value-type="float" office:value="213.211750716169" calcext:value-type="float">
            <text:p>213.211750716169</text:p>
          </table:table-cell>
          <table:table-cell office:value-type="float" office:value="214.406774722454" calcext:value-type="float">
            <text:p>214.406774722454</text:p>
          </table:table-cell>
          <table:table-cell office:value-type="float" office:value="216.518085" calcext:value-type="float">
            <text:p>216.518085</text:p>
          </table:table-cell>
          <table:table-cell table:formula="of:=[.AJ21]-[.AM21]" office:value-type="float" office:value="-0.916286271261015" calcext:value-type="float">
            <text:p>-0.916286271261015</text:p>
          </table:table-cell>
          <table:table-cell table:formula="of:=[.AK21]-[.AM21]" office:value-type="float" office:value="-3.30633428383101" calcext:value-type="float">
            <text:p>-3.30633428383101</text:p>
          </table:table-cell>
          <table:table-cell table:formula="of:=[.AL21]-[.AM21]" office:value-type="float" office:value="-2.11131027754601" calcext:value-type="float">
            <text:p>-2.11131027754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.25608161592" calcext:value-type="float">
            <text:p>216.25608161592</text:p>
          </table:table-cell>
          <table:table-cell office:value-type="float" office:value="212.341287935313" calcext:value-type="float">
            <text:p>212.341287935313</text:p>
          </table:table-cell>
          <table:table-cell office:value-type="float" office:value="214.298684775616" calcext:value-type="float">
            <text:p>214.298684775616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6.331471041412" calcext:value-type="float">
            <text:p>216.331471041412</text:p>
          </table:table-cell>
          <table:table-cell office:value-type="float" office:value="212.366838421221" calcext:value-type="float">
            <text:p>212.366838421221</text:p>
          </table:table-cell>
          <table:table-cell office:value-type="float" office:value="214.349154731316" calcext:value-type="float">
            <text:p>214.349154731316</text:p>
          </table:table-cell>
          <table:table-cell office:value-type="float" office:value="216.518085" calcext:value-type="float">
            <text:p>216.518085</text:p>
          </table:table-cell>
          <table:table-cell/>
          <table:table-cell office:value-type="float" office:value="216.25608161592" calcext:value-type="float">
            <text:p>216.25608161592</text:p>
          </table:table-cell>
          <table:table-cell office:value-type="float" office:value="212.341287935313" calcext:value-type="float">
            <text:p>212.341287935313</text:p>
          </table:table-cell>
          <table:table-cell office:value-type="float" office:value="214.298684775616" calcext:value-type="float">
            <text:p>214.298684775616</text:p>
          </table:table-cell>
          <table:table-cell office:value-type="float" office:value="216.518085" calcext:value-type="float">
            <text:p>216.518085</text:p>
          </table:table-cell>
          <table:table-cell table:formula="of:=[.L22]-[.O22]" office:value-type="float" office:value="-0.262003384080003" calcext:value-type="float">
            <text:p>-0.262003384080003</text:p>
          </table:table-cell>
          <table:table-cell table:formula="of:=[.M22]-[.O22]" office:value-type="float" office:value="-4.17679706468701" calcext:value-type="float">
            <text:p>-4.17679706468701</text:p>
          </table:table-cell>
          <table:table-cell table:formula="of:=[.N22]-[.O22]" office:value-type="float" office:value="-2.219400224384" calcext:value-type="float">
            <text:p>-2.219400224384</text:p>
          </table:table-cell>
          <table:table-cell/>
          <table:table-cell office:value-type="float" office:value="216.331471041412" calcext:value-type="float">
            <text:p>216.331471041412</text:p>
          </table:table-cell>
          <table:table-cell office:value-type="float" office:value="212.366838421221" calcext:value-type="float">
            <text:p>212.366838421221</text:p>
          </table:table-cell>
          <table:table-cell office:value-type="float" office:value="214.349154731316" calcext:value-type="float">
            <text:p>214.349154731316</text:p>
          </table:table-cell>
          <table:table-cell office:value-type="float" office:value="216.518085" calcext:value-type="float">
            <text:p>216.518085</text:p>
          </table:table-cell>
          <table:table-cell table:formula="of:=[.T22]-[.W22]" office:value-type="float" office:value="-0.186613958588026" calcext:value-type="float">
            <text:p>-0.186613958588026</text:p>
          </table:table-cell>
          <table:table-cell table:formula="of:=[.U22]-[.W22]" office:value-type="float" office:value="-4.15124657877902" calcext:value-type="float">
            <text:p>-4.15124657877902</text:p>
          </table:table-cell>
          <table:table-cell table:formula="of:=[.V22]-[.W22]" office:value-type="float" office:value="-2.16893026868402" calcext:value-type="float">
            <text:p>-2.16893026868402</text:p>
          </table:table-cell>
          <table:table-cell/>
          <table:table-cell office:value-type="float" office:value="216.25608161592" calcext:value-type="float">
            <text:p>216.25608161592</text:p>
          </table:table-cell>
          <table:table-cell office:value-type="float" office:value="212.341287935313" calcext:value-type="float">
            <text:p>212.341287935313</text:p>
          </table:table-cell>
          <table:table-cell office:value-type="float" office:value="214.298684775616" calcext:value-type="float">
            <text:p>214.298684775616</text:p>
          </table:table-cell>
          <table:table-cell office:value-type="float" office:value="216.518085" calcext:value-type="float">
            <text:p>216.518085</text:p>
          </table:table-cell>
          <table:table-cell table:formula="of:=[.AB22]-[.AE22]" office:value-type="float" office:value="-0.262003384080003" calcext:value-type="float">
            <text:p>-0.262003384080003</text:p>
          </table:table-cell>
          <table:table-cell table:formula="of:=[.AC22]-[.AE22]" office:value-type="float" office:value="-4.17679706468701" calcext:value-type="float">
            <text:p>-4.17679706468701</text:p>
          </table:table-cell>
          <table:table-cell table:formula="of:=[.AD22]-[.AE22]" office:value-type="float" office:value="-2.219400224384" calcext:value-type="float">
            <text:p>-2.219400224384</text:p>
          </table:table-cell>
          <table:table-cell/>
          <table:table-cell office:value-type="float" office:value="216.331471041412" calcext:value-type="float">
            <text:p>216.331471041412</text:p>
          </table:table-cell>
          <table:table-cell office:value-type="float" office:value="212.366838421221" calcext:value-type="float">
            <text:p>212.366838421221</text:p>
          </table:table-cell>
          <table:table-cell office:value-type="float" office:value="214.349154731316" calcext:value-type="float">
            <text:p>214.349154731316</text:p>
          </table:table-cell>
          <table:table-cell office:value-type="float" office:value="216.518085" calcext:value-type="float">
            <text:p>216.518085</text:p>
          </table:table-cell>
          <table:table-cell table:formula="of:=[.AJ22]-[.AM22]" office:value-type="float" office:value="-0.186613958588026" calcext:value-type="float">
            <text:p>-0.186613958588026</text:p>
          </table:table-cell>
          <table:table-cell table:formula="of:=[.AK22]-[.AM22]" office:value-type="float" office:value="-4.15124657877902" calcext:value-type="float">
            <text:p>-4.15124657877902</text:p>
          </table:table-cell>
          <table:table-cell table:formula="of:=[.AL22]-[.AM22]" office:value-type="float" office:value="-2.16893026868402" calcext:value-type="float">
            <text:p>-2.16893026868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.072774713153" calcext:value-type="float">
            <text:p>118.072774713153</text:p>
          </table:table-cell>
          <table:table-cell office:value-type="float" office:value="115.422505406166" calcext:value-type="float">
            <text:p>115.422505406166</text:p>
          </table:table-cell>
          <table:table-cell office:value-type="float" office:value="116.74764005966" calcext:value-type="float">
            <text:p>116.74764005966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990918689813" calcext:value-type="float">
            <text:p>117.990918689813</text:p>
          </table:table-cell>
          <table:table-cell office:value-type="float" office:value="115.428280663843" calcext:value-type="float">
            <text:p>115.428280663843</text:p>
          </table:table-cell>
          <table:table-cell office:value-type="float" office:value="116.709599676828" calcext:value-type="float">
            <text:p>116.709599676828</text:p>
          </table:table-cell>
          <table:table-cell office:value-type="float" office:value="118.100768" calcext:value-type="float">
            <text:p>118.100768</text:p>
          </table:table-cell>
          <table:table-cell/>
          <table:table-cell office:value-type="float" office:value="117.449025873696" calcext:value-type="float">
            <text:p>117.449025873696</text:p>
          </table:table-cell>
          <table:table-cell office:value-type="float" office:value="113.732026615227" calcext:value-type="float">
            <text:p>113.732026615227</text:p>
          </table:table-cell>
          <table:table-cell office:value-type="float" office:value="115.590526244462" calcext:value-type="float">
            <text:p>115.590526244462</text:p>
          </table:table-cell>
          <table:table-cell office:value-type="float" office:value="118.100768" calcext:value-type="float">
            <text:p>118.100768</text:p>
          </table:table-cell>
          <table:table-cell table:formula="of:=[.L23]-[.O23]" office:value-type="float" office:value="-0.651742126304001" calcext:value-type="float">
            <text:p>-0.651742126304001</text:p>
          </table:table-cell>
          <table:table-cell table:formula="of:=[.M23]-[.O23]" office:value-type="float" office:value="-4.368741384773" calcext:value-type="float">
            <text:p>-4.368741384773</text:p>
          </table:table-cell>
          <table:table-cell table:formula="of:=[.N23]-[.O23]" office:value-type="float" office:value="-2.510241755538" calcext:value-type="float">
            <text:p>-2.510241755538</text:p>
          </table:table-cell>
          <table:table-cell/>
          <table:table-cell office:value-type="float" office:value="117.34663143538" calcext:value-type="float">
            <text:p>117.34663143538</text:p>
          </table:table-cell>
          <table:table-cell office:value-type="float" office:value="113.728384316244" calcext:value-type="float">
            <text:p>113.728384316244</text:p>
          </table:table-cell>
          <table:table-cell office:value-type="float" office:value="115.537507875812" calcext:value-type="float">
            <text:p>115.537507875812</text:p>
          </table:table-cell>
          <table:table-cell office:value-type="float" office:value="118.100768" calcext:value-type="float">
            <text:p>118.100768</text:p>
          </table:table-cell>
          <table:table-cell table:formula="of:=[.T23]-[.W23]" office:value-type="float" office:value="-0.754136564619998" calcext:value-type="float">
            <text:p>-0.754136564619998</text:p>
          </table:table-cell>
          <table:table-cell table:formula="of:=[.U23]-[.W23]" office:value-type="float" office:value="-4.372383683756" calcext:value-type="float">
            <text:p>-4.372383683756</text:p>
          </table:table-cell>
          <table:table-cell table:formula="of:=[.V23]-[.W23]" office:value-type="float" office:value="-2.56326012418801" calcext:value-type="float">
            <text:p>-2.56326012418801</text:p>
          </table:table-cell>
          <table:table-cell/>
          <table:table-cell office:value-type="float" office:value="117.597565140104" calcext:value-type="float">
            <text:p>117.597565140104</text:p>
          </table:table-cell>
          <table:table-cell office:value-type="float" office:value="113.996846084115" calcext:value-type="float">
            <text:p>113.996846084115</text:p>
          </table:table-cell>
          <table:table-cell office:value-type="float" office:value="115.715873180002" calcext:value-type="float">
            <text:p>115.715873180002</text:p>
          </table:table-cell>
          <table:table-cell office:value-type="float" office:value="118.100768" calcext:value-type="float">
            <text:p>118.100768</text:p>
          </table:table-cell>
          <table:table-cell table:formula="of:=[.AB23]-[.AE23]" office:value-type="float" office:value="-0.503202859896007" calcext:value-type="float">
            <text:p>-0.503202859896007</text:p>
          </table:table-cell>
          <table:table-cell table:formula="of:=[.AC23]-[.AE23]" office:value-type="float" office:value="-4.103921915885" calcext:value-type="float">
            <text:p>-4.103921915885</text:p>
          </table:table-cell>
          <table:table-cell table:formula="of:=[.AD23]-[.AE23]" office:value-type="float" office:value="-2.384894819998" calcext:value-type="float">
            <text:p>-2.384894819998</text:p>
          </table:table-cell>
          <table:table-cell/>
          <table:table-cell office:value-type="float" office:value="117.497754127475" calcext:value-type="float">
            <text:p>117.497754127475</text:p>
          </table:table-cell>
          <table:table-cell office:value-type="float" office:value="113.998413948492" calcext:value-type="float">
            <text:p>113.998413948492</text:p>
          </table:table-cell>
          <table:table-cell office:value-type="float" office:value="115.669277795819" calcext:value-type="float">
            <text:p>115.669277795819</text:p>
          </table:table-cell>
          <table:table-cell office:value-type="float" office:value="118.100768" calcext:value-type="float">
            <text:p>118.100768</text:p>
          </table:table-cell>
          <table:table-cell table:formula="of:=[.AJ23]-[.AM23]" office:value-type="float" office:value="-0.603013872524997" calcext:value-type="float">
            <text:p>-0.603013872524997</text:p>
          </table:table-cell>
          <table:table-cell table:formula="of:=[.AK23]-[.AM23]" office:value-type="float" office:value="-4.102354051508" calcext:value-type="float">
            <text:p>-4.102354051508</text:p>
          </table:table-cell>
          <table:table-cell table:formula="of:=[.AL23]-[.AM23]" office:value-type="float" office:value="-2.431490204181" calcext:value-type="float">
            <text:p>-2.4314902041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352776294046" calcext:value-type="float">
            <text:p>20.2352776294046</text:p>
          </table:table-cell>
          <table:table-cell office:value-type="float" office:value="18.2211036240957" calcext:value-type="float">
            <text:p>18.2211036240957</text:p>
          </table:table-cell>
          <table:table-cell office:value-type="float" office:value="19.2281906267501" calcext:value-type="float">
            <text:p>19.2281906267501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20.2793964193149" calcext:value-type="float">
            <text:p>20.2793964193149</text:p>
          </table:table-cell>
          <table:table-cell office:value-type="float" office:value="18.2478086433306" calcext:value-type="float">
            <text:p>18.2478086433306</text:p>
          </table:table-cell>
          <table:table-cell office:value-type="float" office:value="19.2636025313228" calcext:value-type="float">
            <text:p>19.2636025313228</text:p>
          </table:table-cell>
          <table:table-cell office:value-type="float" office:value="19.683462" calcext:value-type="float">
            <text:p>19.683462</text:p>
          </table:table-cell>
          <table:table-cell/>
          <table:table-cell office:value-type="float" office:value="18.9877909504913" calcext:value-type="float">
            <text:p>18.9877909504913</text:p>
          </table:table-cell>
          <table:table-cell office:value-type="float" office:value="14.8401570422177" calcext:value-type="float">
            <text:p>14.8401570422177</text:p>
          </table:table-cell>
          <table:table-cell office:value-type="float" office:value="16.9139739963545" calcext:value-type="float">
            <text:p>16.9139739963545</text:p>
          </table:table-cell>
          <table:table-cell office:value-type="float" office:value="19.683462" calcext:value-type="float">
            <text:p>19.683462</text:p>
          </table:table-cell>
          <table:table-cell table:formula="of:=[.L24]-[.O24]" office:value-type="float" office:value="-0.6956710495087" calcext:value-type="float">
            <text:p>-0.6956710495087</text:p>
          </table:table-cell>
          <table:table-cell table:formula="of:=[.M24]-[.O24]" office:value-type="float" office:value="-4.8433049577823" calcext:value-type="float">
            <text:p>-4.8433049577823</text:p>
          </table:table-cell>
          <table:table-cell table:formula="of:=[.N24]-[.O24]" office:value-type="float" office:value="-2.7694880036455" calcext:value-type="float">
            <text:p>-2.7694880036455</text:p>
          </table:table-cell>
          <table:table-cell/>
          <table:table-cell office:value-type="float" office:value="18.9908329104491" calcext:value-type="float">
            <text:p>18.9908329104491</text:p>
          </table:table-cell>
          <table:table-cell office:value-type="float" office:value="14.8480269481318" calcext:value-type="float">
            <text:p>14.8480269481318</text:p>
          </table:table-cell>
          <table:table-cell office:value-type="float" office:value="16.9194299292905" calcext:value-type="float">
            <text:p>16.9194299292905</text:p>
          </table:table-cell>
          <table:table-cell office:value-type="float" office:value="19.683462" calcext:value-type="float">
            <text:p>19.683462</text:p>
          </table:table-cell>
          <table:table-cell table:formula="of:=[.T24]-[.W24]" office:value-type="float" office:value="-0.692629089550898" calcext:value-type="float">
            <text:p>-0.692629089550898</text:p>
          </table:table-cell>
          <table:table-cell table:formula="of:=[.U24]-[.W24]" office:value-type="float" office:value="-4.8354350518682" calcext:value-type="float">
            <text:p>-4.8354350518682</text:p>
          </table:table-cell>
          <table:table-cell table:formula="of:=[.V24]-[.W24]" office:value-type="float" office:value="-2.7640320707095" calcext:value-type="float">
            <text:p>-2.7640320707095</text:p>
          </table:table-cell>
          <table:table-cell/>
          <table:table-cell office:value-type="float" office:value="19.2848694833068" calcext:value-type="float">
            <text:p>19.2848694833068</text:p>
          </table:table-cell>
          <table:table-cell office:value-type="float" office:value="15.3697959799933" calcext:value-type="float">
            <text:p>15.3697959799933</text:p>
          </table:table-cell>
          <table:table-cell office:value-type="float" office:value="17.1646678674349" calcext:value-type="float">
            <text:p>17.1646678674349</text:p>
          </table:table-cell>
          <table:table-cell office:value-type="float" office:value="19.683462" calcext:value-type="float">
            <text:p>19.683462</text:p>
          </table:table-cell>
          <table:table-cell table:formula="of:=[.AB24]-[.AE24]" office:value-type="float" office:value="-0.398592516693199" calcext:value-type="float">
            <text:p>-0.398592516693199</text:p>
          </table:table-cell>
          <table:table-cell table:formula="of:=[.AC24]-[.AE24]" office:value-type="float" office:value="-4.3136660200067" calcext:value-type="float">
            <text:p>-4.3136660200067</text:p>
          </table:table-cell>
          <table:table-cell table:formula="of:=[.AD24]-[.AE24]" office:value-type="float" office:value="-2.5187941325651" calcext:value-type="float">
            <text:p>-2.5187941325651</text:p>
          </table:table-cell>
          <table:table-cell/>
          <table:table-cell office:value-type="float" office:value="19.2930782946397" calcext:value-type="float">
            <text:p>19.2930782946397</text:p>
          </table:table-cell>
          <table:table-cell office:value-type="float" office:value="15.388086212629" calcext:value-type="float">
            <text:p>15.388086212629</text:p>
          </table:table-cell>
          <table:table-cell office:value-type="float" office:value="17.1829697693044" calcext:value-type="float">
            <text:p>17.1829697693044</text:p>
          </table:table-cell>
          <table:table-cell office:value-type="float" office:value="19.683462" calcext:value-type="float">
            <text:p>19.683462</text:p>
          </table:table-cell>
          <table:table-cell table:formula="of:=[.AJ24]-[.AM24]" office:value-type="float" office:value="-0.3903837053603" calcext:value-type="float">
            <text:p>-0.3903837053603</text:p>
          </table:table-cell>
          <table:table-cell table:formula="of:=[.AK24]-[.AM24]" office:value-type="float" office:value="-4.295375787371" calcext:value-type="float">
            <text:p>-4.295375787371</text:p>
          </table:table-cell>
          <table:table-cell table:formula="of:=[.AL24]-[.AM24]" office:value-type="float" office:value="-2.5004922306956" calcext:value-type="float">
            <text:p>-2.50049223069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7.857802811217" calcext:value-type="float">
            <text:p>-77.857802811217</text:p>
          </table:table-cell>
          <table:table-cell office:value-type="float" office:value="-77.6319000043476" calcext:value-type="float">
            <text:p>-77.6319000043476</text:p>
          </table:table-cell>
          <table:table-cell office:value-type="float" office:value="-77.7448514077823" calcext:value-type="float">
            <text:p>-77.7448514077823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7.9569576168145" calcext:value-type="float">
            <text:p>-77.9569576168145</text:p>
          </table:table-cell>
          <table:table-cell office:value-type="float" office:value="-77.6363542510087" calcext:value-type="float">
            <text:p>-77.6363542510087</text:p>
          </table:table-cell>
          <table:table-cell office:value-type="float" office:value="-77.7966559339116" calcext:value-type="float">
            <text:p>-77.7966559339116</text:p>
          </table:table-cell>
          <table:table-cell office:value-type="float" office:value="-78.7338505" calcext:value-type="float">
            <text:p>-78.7338505</text:p>
          </table:table-cell>
          <table:table-cell/>
          <table:table-cell office:value-type="float" office:value="-79.7290338295869" calcext:value-type="float">
            <text:p>-79.7290338295869</text:p>
          </table:table-cell>
          <table:table-cell office:value-type="float" office:value="-82.7033208771646" calcext:value-type="float">
            <text:p>-82.7033208771646</text:p>
          </table:table-cell>
          <table:table-cell office:value-type="float" office:value="-81.2161773533758" calcext:value-type="float">
            <text:p>-81.2161773533758</text:p>
          </table:table-cell>
          <table:table-cell office:value-type="float" office:value="-78.7338505" calcext:value-type="float">
            <text:p>-78.7338505</text:p>
          </table:table-cell>
          <table:table-cell table:formula="of:=[.L25]-[.O25]" office:value-type="float" office:value="-0.995183329586894" calcext:value-type="float">
            <text:p>-0.995183329586894</text:p>
          </table:table-cell>
          <table:table-cell table:formula="of:=[.M25]-[.O25]" office:value-type="float" office:value="-3.9694703771646" calcext:value-type="float">
            <text:p>-3.9694703771646</text:p>
          </table:table-cell>
          <table:table-cell table:formula="of:=[.N25]-[.O25]" office:value-type="float" office:value="-2.4823268533758" calcext:value-type="float">
            <text:p>-2.4823268533758</text:p>
          </table:table-cell>
          <table:table-cell/>
          <table:table-cell office:value-type="float" office:value="-79.8898038801131" calcext:value-type="float">
            <text:p>-79.8898038801131</text:p>
          </table:table-cell>
          <table:table-cell office:value-type="float" office:value="-82.7360277938069" calcext:value-type="float">
            <text:p>-82.7360277938069</text:p>
          </table:table-cell>
          <table:table-cell office:value-type="float" office:value="-81.31291583696" calcext:value-type="float">
            <text:p>-81.31291583696</text:p>
          </table:table-cell>
          <table:table-cell office:value-type="float" office:value="-78.7338505" calcext:value-type="float">
            <text:p>-78.7338505</text:p>
          </table:table-cell>
          <table:table-cell table:formula="of:=[.T25]-[.W25]" office:value-type="float" office:value="-1.1559533801131" calcext:value-type="float">
            <text:p>-1.1559533801131</text:p>
          </table:table-cell>
          <table:table-cell table:formula="of:=[.U25]-[.W25]" office:value-type="float" office:value="-4.0021772938069" calcext:value-type="float">
            <text:p>-4.0021772938069</text:p>
          </table:table-cell>
          <table:table-cell table:formula="of:=[.V25]-[.W25]" office:value-type="float" office:value="-2.57906533696" calcext:value-type="float">
            <text:p>-2.57906533696</text:p>
          </table:table-cell>
          <table:table-cell/>
          <table:table-cell office:value-type="float" office:value="-79.2834160303637" calcext:value-type="float">
            <text:p>-79.2834160303637</text:p>
          </table:table-cell>
          <table:table-cell office:value-type="float" office:value="-81.9088624705012" calcext:value-type="float">
            <text:p>-81.9088624705012</text:p>
          </table:table-cell>
          <table:table-cell office:value-type="float" office:value="-80.8401365467551" calcext:value-type="float">
            <text:p>-80.8401365467551</text:p>
          </table:table-cell>
          <table:table-cell office:value-type="float" office:value="-78.7338505" calcext:value-type="float">
            <text:p>-78.7338505</text:p>
          </table:table-cell>
          <table:table-cell table:formula="of:=[.AB25]-[.AE25]" office:value-type="float" office:value="-0.549565530363694" calcext:value-type="float">
            <text:p>-0.549565530363694</text:p>
          </table:table-cell>
          <table:table-cell table:formula="of:=[.AC25]-[.AE25]" office:value-type="float" office:value="-3.1750119705012" calcext:value-type="float">
            <text:p>-3.1750119705012</text:p>
          </table:table-cell>
          <table:table-cell table:formula="of:=[.AD25]-[.AE25]" office:value-type="float" office:value="-2.1062860467551" calcext:value-type="float">
            <text:p>-2.1062860467551</text:p>
          </table:table-cell>
          <table:table-cell/>
          <table:table-cell office:value-type="float" office:value="-79.4364358038273" calcext:value-type="float">
            <text:p>-79.4364358038273</text:p>
          </table:table-cell>
          <table:table-cell office:value-type="float" office:value="-81.9259388970611" calcext:value-type="float">
            <text:p>-81.9259388970611</text:p>
          </table:table-cell>
          <table:table-cell office:value-type="float" office:value="-80.9176060769392" calcext:value-type="float">
            <text:p>-80.9176060769392</text:p>
          </table:table-cell>
          <table:table-cell office:value-type="float" office:value="-78.7338505" calcext:value-type="float">
            <text:p>-78.7338505</text:p>
          </table:table-cell>
          <table:table-cell table:formula="of:=[.AJ25]-[.AM25]" office:value-type="float" office:value="-0.702585303827291" calcext:value-type="float">
            <text:p>-0.702585303827291</text:p>
          </table:table-cell>
          <table:table-cell table:formula="of:=[.AK25]-[.AM25]" office:value-type="float" office:value="-3.1920883970611" calcext:value-type="float">
            <text:p>-3.1920883970611</text:p>
          </table:table-cell>
          <table:table-cell table:formula="of:=[.AL25]-[.AM25]" office:value-type="float" office:value="-2.18375557693919" calcext:value-type="float">
            <text:p>-2.183755576939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5.852297414288" calcext:value-type="float">
            <text:p>-175.852297414288</text:p>
          </table:table-cell>
          <table:table-cell office:value-type="float" office:value="-174.535724905372" calcext:value-type="float">
            <text:p>-174.535724905372</text:p>
          </table:table-cell>
          <table:table-cell office:value-type="float" office:value="-175.19401115983" calcext:value-type="float">
            <text:p>-175.19401115983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5.820557116056" calcext:value-type="float">
            <text:p>-175.820557116056</text:p>
          </table:table-cell>
          <table:table-cell office:value-type="float" office:value="-174.523975843495" calcext:value-type="float">
            <text:p>-174.523975843495</text:p>
          </table:table-cell>
          <table:table-cell office:value-type="float" office:value="-175.172266479775" calcext:value-type="float">
            <text:p>-175.172266479775</text:p>
          </table:table-cell>
          <table:table-cell office:value-type="float" office:value="-177.1511625" calcext:value-type="float">
            <text:p>-177.1511625</text:p>
          </table:table-cell>
          <table:table-cell/>
          <table:table-cell office:value-type="float" office:value="-178.347272272115" calcext:value-type="float">
            <text:p>-178.347272272115</text:p>
          </table:table-cell>
          <table:table-cell office:value-type="float" office:value="-181.297619569128" calcext:value-type="float">
            <text:p>-181.297619569128</text:p>
          </table:table-cell>
          <table:table-cell office:value-type="float" office:value="-179.822445920621" calcext:value-type="float">
            <text:p>-179.822445920621</text:p>
          </table:table-cell>
          <table:table-cell office:value-type="float" office:value="-177.1511625" calcext:value-type="float">
            <text:p>-177.1511625</text:p>
          </table:table-cell>
          <table:table-cell table:formula="of:=[.L26]-[.O26]" office:value-type="float" office:value="-1.19610977211499" calcext:value-type="float">
            <text:p>-1.19610977211499</text:p>
          </table:table-cell>
          <table:table-cell table:formula="of:=[.M26]-[.O26]" office:value-type="float" office:value="-4.14645706912799" calcext:value-type="float">
            <text:p>-4.14645706912799</text:p>
          </table:table-cell>
          <table:table-cell table:formula="of:=[.N26]-[.O26]" office:value-type="float" office:value="-2.67128342062099" calcext:value-type="float">
            <text:p>-2.67128342062099</text:p>
          </table:table-cell>
          <table:table-cell/>
          <table:table-cell office:value-type="float" office:value="-178.397685633787" calcext:value-type="float">
            <text:p>-178.397685633787</text:p>
          </table:table-cell>
          <table:table-cell office:value-type="float" office:value="-181.323540733893" calcext:value-type="float">
            <text:p>-181.323540733893</text:p>
          </table:table-cell>
          <table:table-cell office:value-type="float" office:value="-179.86061318384" calcext:value-type="float">
            <text:p>-179.86061318384</text:p>
          </table:table-cell>
          <table:table-cell office:value-type="float" office:value="-177.1511625" calcext:value-type="float">
            <text:p>-177.1511625</text:p>
          </table:table-cell>
          <table:table-cell table:formula="of:=[.T26]-[.W26]" office:value-type="float" office:value="-1.24652313378701" calcext:value-type="float">
            <text:p>-1.24652313378701</text:p>
          </table:table-cell>
          <table:table-cell table:formula="of:=[.U26]-[.W26]" office:value-type="float" office:value="-4.172378233893" calcext:value-type="float">
            <text:p>-4.172378233893</text:p>
          </table:table-cell>
          <table:table-cell table:formula="of:=[.V26]-[.W26]" office:value-type="float" office:value="-2.70945068384" calcext:value-type="float">
            <text:p>-2.70945068384</text:p>
          </table:table-cell>
          <table:table-cell/>
          <table:table-cell office:value-type="float" office:value="-177.753115206484" calcext:value-type="float">
            <text:p>-177.753115206484</text:p>
          </table:table-cell>
          <table:table-cell office:value-type="float" office:value="-180.238341693577" calcext:value-type="float">
            <text:p>-180.238341693577</text:p>
          </table:table-cell>
          <table:table-cell office:value-type="float" office:value="-179.32105817846" calcext:value-type="float">
            <text:p>-179.32105817846</text:p>
          </table:table-cell>
          <table:table-cell office:value-type="float" office:value="-177.1511625" calcext:value-type="float">
            <text:p>-177.1511625</text:p>
          </table:table-cell>
          <table:table-cell table:formula="of:=[.AB26]-[.AE26]" office:value-type="float" office:value="-0.601952706484013" calcext:value-type="float">
            <text:p>-0.601952706484013</text:p>
          </table:table-cell>
          <table:table-cell table:formula="of:=[.AC26]-[.AE26]" office:value-type="float" office:value="-3.08717919357701" calcext:value-type="float">
            <text:p>-3.08717919357701</text:p>
          </table:table-cell>
          <table:table-cell table:formula="of:=[.AD26]-[.AE26]" office:value-type="float" office:value="-2.16989567845999" calcext:value-type="float">
            <text:p>-2.16989567845999</text:p>
          </table:table-cell>
          <table:table-cell/>
          <table:table-cell office:value-type="float" office:value="-177.793194865406" calcext:value-type="float">
            <text:p>-177.793194865406</text:p>
          </table:table-cell>
          <table:table-cell office:value-type="float" office:value="-180.243422204898" calcext:value-type="float">
            <text:p>-180.243422204898</text:p>
          </table:table-cell>
          <table:table-cell office:value-type="float" office:value="-179.333533503812" calcext:value-type="float">
            <text:p>-179.333533503812</text:p>
          </table:table-cell>
          <table:table-cell office:value-type="float" office:value="-177.1511625" calcext:value-type="float">
            <text:p>-177.1511625</text:p>
          </table:table-cell>
          <table:table-cell table:formula="of:=[.AJ26]-[.AM26]" office:value-type="float" office:value="-0.64203236540601" calcext:value-type="float">
            <text:p>-0.64203236540601</text:p>
          </table:table-cell>
          <table:table-cell table:formula="of:=[.AK26]-[.AM26]" office:value-type="float" office:value="-3.092259704898" calcext:value-type="float">
            <text:p>-3.092259704898</text:p>
          </table:table-cell>
          <table:table-cell table:formula="of:=[.AL26]-[.AM26]" office:value-type="float" office:value="-2.18237100381199" calcext:value-type="float">
            <text:p>-2.18237100381199</text:p>
          </table:table-cell>
        </table:table-row>
      </table:table>
      <table:table table:name="stepsize_plots" table:style-name="ta1">
        <table:shapes>
          <draw:frame draw:z-index="0" draw:style-name="gr1" draw:text-style-name="P1" svg:width="26.047cm" svg:height="9.004cm" svg:x="2.368cm" svg:y="9.589cm">
            <draw:object draw:notify-on-update-of-ranges="stepsize_plots.A3:stepsize_plots.A10 stepsize_plots.B3:stepsize_plots.B10 stepsize_plots.A3:stepsize_plots.A10 stepsize_plots.C3:stepsize_plots.C10 stepsize_plots.A3:stepsize_plots.A10 stepsize_plots.D3:stepsize_plots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047cm" svg:height="9.004cm" svg:x="2.727cm" svg:y="19.788cm">
            <draw:object draw:notify-on-update-of-ranges="stepsize_plots.A3:stepsize_plots.A10 stepsize_plots.F3:stepsize_plots.F10 stepsize_plots.A3:stepsize_plots.A10 stepsize_plots.G3:stepsize_plots.G10 stepsize_plots.A3:stepsize_plots.A10 stepsize_plots.H3:stepsize_plots.H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047cm" svg:height="9.004cm" svg:x="2.259cm" svg:y="29.35cm">
            <draw:object draw:notify-on-update-of-ranges="stepsize_plots.A3:stepsize_plots.A10 stepsize_plots.B13:stepsize_plots.B20 stepsize_plots.A3:stepsize_plots.A10 stepsize_plots.C13:stepsize_plots.C20 stepsize_plots.A3:stepsize_plots.A10 stepsize_plots.D13:stepsize_plots.D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6.047cm" svg:height="9.004cm" svg:x="2.259cm" svg:y="38.833cm">
            <draw:object draw:notify-on-update-of-ranges="stepsize_plots.A3:stepsize_plots.A10 stepsize_plots.F13:stepsize_plots.F20 stepsize_plots.A3:stepsize_plots.A10 stepsize_plots.G13:stepsize_plots.G20 stepsize_plots.A3:stepsize_plots.A10 stepsize_plots.H13:stepsize_plots.H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values lumisection</text:p>
          </table:table-cell>
          <table:covered-table-cell table:number-columns-repeated="3"/>
          <table:table-cell/>
          <table:table-cell table:style-name="ce8" office:value-type="string" calcext:value-type="string" table:number-columns-spanned="3" table:number-rows-spanned="1">
            <text:p>values timestam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 scan 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9170662779811" calcext:value-type="float">
            <text:p>97.9170662779811</text:p>
          </table:table-cell>
          <table:table-cell office:value-type="float" office:value="96.2410783189371" calcext:value-type="float">
            <text:p>96.2410783189371</text:p>
          </table:table-cell>
          <table:table-cell office:value-type="float" office:value="97.0790722984591" calcext:value-type="float">
            <text:p>97.0790722984591</text:p>
          </table:table-cell>
          <table:table-cell/>
          <table:table-cell office:value-type="float" office:value="97.8655223434503" calcext:value-type="float">
            <text:p>97.8655223434503</text:p>
          </table:table-cell>
          <table:table-cell office:value-type="float" office:value="96.1715113990895" calcext:value-type="float">
            <text:p>96.1715113990895</text:p>
          </table:table-cell>
          <table:table-cell office:value-type="float" office:value="97.0185168712699" calcext:value-type="float">
            <text:p>97.0185168712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.2050330429013" calcext:value-type="float">
            <text:p>98.2050330429013</text:p>
          </table:table-cell>
          <table:table-cell office:value-type="float" office:value="97.3053934501343" calcext:value-type="float">
            <text:p>97.3053934501343</text:p>
          </table:table-cell>
          <table:table-cell office:value-type="float" office:value="97.7552132465178" calcext:value-type="float">
            <text:p>97.7552132465178</text:p>
          </table:table-cell>
          <table:table-cell/>
          <table:table-cell office:value-type="float" office:value="98.350983422676" calcext:value-type="float">
            <text:p>98.350983422676</text:p>
          </table:table-cell>
          <table:table-cell office:value-type="float" office:value="97.4356148847529" calcext:value-type="float">
            <text:p>97.4356148847529</text:p>
          </table:table-cell>
          <table:table-cell office:value-type="float" office:value="97.8932991537145" calcext:value-type="float">
            <text:p>97.8932991537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.9139420234336" calcext:value-type="float">
            <text:p>97.9139420234336</text:p>
          </table:table-cell>
          <table:table-cell office:value-type="float" office:value="96.9369268935546" calcext:value-type="float">
            <text:p>96.9369268935546</text:p>
          </table:table-cell>
          <table:table-cell office:value-type="float" office:value="97.4254344584941" calcext:value-type="float">
            <text:p>97.4254344584941</text:p>
          </table:table-cell>
          <table:table-cell/>
          <table:table-cell office:value-type="float" office:value="97.6720934445577" calcext:value-type="float">
            <text:p>97.6720934445577</text:p>
          </table:table-cell>
          <table:table-cell office:value-type="float" office:value="96.7210854675266" calcext:value-type="float">
            <text:p>96.7210854675266</text:p>
          </table:table-cell>
          <table:table-cell office:value-type="float" office:value="97.1965894560421" calcext:value-type="float">
            <text:p>97.1965894560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.953876537055" calcext:value-type="float">
            <text:p>97.953876537055</text:p>
          </table:table-cell>
          <table:table-cell office:value-type="float" office:value="97.061440466901" calcext:value-type="float">
            <text:p>97.061440466901</text:p>
          </table:table-cell>
          <table:table-cell office:value-type="float" office:value="97.507658501978" calcext:value-type="float">
            <text:p>97.507658501978</text:p>
          </table:table-cell>
          <table:table-cell/>
          <table:table-cell office:value-type="float" office:value="98.14432966842" calcext:value-type="float">
            <text:p>98.14432966842</text:p>
          </table:table-cell>
          <table:table-cell office:value-type="float" office:value="97.219071629308" calcext:value-type="float">
            <text:p>97.219071629308</text:p>
          </table:table-cell>
          <table:table-cell office:value-type="float" office:value="97.681700648864" calcext:value-type="float">
            <text:p>97.681700648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52386857678" calcext:value-type="float">
            <text:p>98.52386857678</text:p>
          </table:table-cell>
          <table:table-cell office:value-type="float" office:value="97.023259842954" calcext:value-type="float">
            <text:p>97.023259842954</text:p>
          </table:table-cell>
          <table:table-cell office:value-type="float" office:value="97.773564209867" calcext:value-type="float">
            <text:p>97.773564209867</text:p>
          </table:table-cell>
          <table:table-cell/>
          <table:table-cell office:value-type="float" office:value="98.024036263733" calcext:value-type="float">
            <text:p>98.024036263733</text:p>
          </table:table-cell>
          <table:table-cell office:value-type="float" office:value="96.613073484366" calcext:value-type="float">
            <text:p>96.613073484366</text:p>
          </table:table-cell>
          <table:table-cell office:value-type="float" office:value="97.3185548740495" calcext:value-type="float">
            <text:p>97.3185548740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3877350450123" calcext:value-type="float">
            <text:p>97.3877350450123</text:p>
          </table:table-cell>
          <table:table-cell office:value-type="float" office:value="96.5233212886417" calcext:value-type="float">
            <text:p>96.5233212886417</text:p>
          </table:table-cell>
          <table:table-cell office:value-type="float" office:value="96.955528166827" calcext:value-type="float">
            <text:p>96.955528166827</text:p>
          </table:table-cell>
          <table:table-cell/>
          <table:table-cell office:value-type="float" office:value="97.6130979971522" calcext:value-type="float">
            <text:p>97.6130979971522</text:p>
          </table:table-cell>
          <table:table-cell office:value-type="float" office:value="96.7569836547254" calcext:value-type="float">
            <text:p>96.7569836547254</text:p>
          </table:table-cell>
          <table:table-cell office:value-type="float" office:value="97.1850408259388" calcext:value-type="float">
            <text:p>97.1850408259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7" office:value-type="float" office:value="99.5206898055398" calcext:value-type="float">
            <text:p>99.5206898055398</text:p>
          </table:table-cell>
          <table:table-cell table:style-name="ce27" office:value-type="float" office:value="97.9465782009871" calcext:value-type="float">
            <text:p>97.9465782009871</text:p>
          </table:table-cell>
          <table:table-cell table:style-name="ce27" office:value-type="float" office:value="98.7336340032635" calcext:value-type="float">
            <text:p>98.7336340032635</text:p>
          </table:table-cell>
          <table:table-cell/>
          <table:table-cell table:style-name="ce27" office:value-type="float" office:value="99.3772148885738" calcext:value-type="float">
            <text:p>99.3772148885738</text:p>
          </table:table-cell>
          <table:table-cell office:value-type="float" office:value="97.880246900257" calcext:value-type="float">
            <text:p>97.880246900257</text:p>
          </table:table-cell>
          <table:table-cell table:style-name="ce27" office:value-type="float" office:value="98.6287308944154" calcext:value-type="float">
            <text:p>98.6287308944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8713967794429" calcext:value-type="float">
            <text:p>97.8713967794429</text:p>
          </table:table-cell>
          <table:table-cell office:value-type="float" office:value="97.2481475602452" calcext:value-type="float">
            <text:p>97.2481475602452</text:p>
          </table:table-cell>
          <table:table-cell office:value-type="float" office:value="97.5597721698441" calcext:value-type="float">
            <text:p>97.5597721698441</text:p>
          </table:table-cell>
          <table:table-cell/>
          <table:table-cell office:value-type="float" office:value="97.939136602853" calcext:value-type="float">
            <text:p>97.939136602853</text:p>
          </table:table-cell>
          <table:table-cell office:value-type="float" office:value="97.2361609496316" calcext:value-type="float">
            <text:p>97.2361609496316</text:p>
          </table:table-cell>
          <table:table-cell office:value-type="float" office:value="97.5876487762423" calcext:value-type="float">
            <text:p>97.58764877624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 scan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float" office:value="96.7151709009003" calcext:value-type="float">
            <text:p>96.7151709009003</text:p>
          </table:table-cell>
          <table:table-cell table:style-name="ce27" office:value-type="float" office:value="95.9305006169704" calcext:value-type="float">
            <text:p>95.9305006169704</text:p>
          </table:table-cell>
          <table:table-cell table:style-name="ce27" office:value-type="float" office:value="96.3228357589354" calcext:value-type="float">
            <text:p>96.3228357589354</text:p>
          </table:table-cell>
          <table:table-cell/>
          <table:table-cell table:style-name="ce27" office:value-type="float" office:value="96.753793295689" calcext:value-type="float">
            <text:p>96.753793295689</text:p>
          </table:table-cell>
          <table:table-cell table:style-name="ce27" office:value-type="float" office:value="96.011755976352" calcext:value-type="float">
            <text:p>96.011755976352</text:p>
          </table:table-cell>
          <table:table-cell table:style-name="ce27" office:value-type="float" office:value="96.3827746360205" calcext:value-type="float">
            <text:p>96.3827746360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5392650304871" calcext:value-type="float">
            <text:p>97.5392650304871</text:p>
          </table:table-cell>
          <table:table-cell office:value-type="float" office:value="96.8108929647238" calcext:value-type="float">
            <text:p>96.8108929647238</text:p>
          </table:table-cell>
          <table:table-cell office:value-type="float" office:value="97.1750789976054" calcext:value-type="float">
            <text:p>97.1750789976054</text:p>
          </table:table-cell>
          <table:table-cell/>
          <table:table-cell office:value-type="float" office:value="97.6829397446547" calcext:value-type="float">
            <text:p>97.6829397446547</text:p>
          </table:table-cell>
          <table:table-cell office:value-type="float" office:value="96.800926475055" calcext:value-type="float">
            <text:p>96.800926475055</text:p>
          </table:table-cell>
          <table:table-cell office:value-type="float" office:value="97.2419331098548" calcext:value-type="float">
            <text:p>97.2419331098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3746178936446" calcext:value-type="float">
            <text:p>98.3746178936446</text:p>
          </table:table-cell>
          <table:table-cell office:value-type="float" office:value="97.1239708209338" calcext:value-type="float">
            <text:p>97.1239708209338</text:p>
          </table:table-cell>
          <table:table-cell office:value-type="float" office:value="97.7492943572892" calcext:value-type="float">
            <text:p>97.7492943572892</text:p>
          </table:table-cell>
          <table:table-cell/>
          <table:table-cell office:value-type="float" office:value="98.3544573460603" calcext:value-type="float">
            <text:p>98.3544573460603</text:p>
          </table:table-cell>
          <table:table-cell office:value-type="float" office:value="97.160215575066" calcext:value-type="float">
            <text:p>97.160215575066</text:p>
          </table:table-cell>
          <table:table-cell office:value-type="float" office:value="97.7573364605632" calcext:value-type="float">
            <text:p>97.7573364605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.403155982037" calcext:value-type="float">
            <text:p>97.403155982037</text:p>
          </table:table-cell>
          <table:table-cell office:value-type="float" office:value="96.983186551861" calcext:value-type="float">
            <text:p>96.983186551861</text:p>
          </table:table-cell>
          <table:table-cell office:value-type="float" office:value="97.193171266949" calcext:value-type="float">
            <text:p>97.193171266949</text:p>
          </table:table-cell>
          <table:table-cell/>
          <table:table-cell office:value-type="float" office:value="97.448975867735" calcext:value-type="float">
            <text:p>97.448975867735</text:p>
          </table:table-cell>
          <table:table-cell office:value-type="float" office:value="96.96479480533" calcext:value-type="float">
            <text:p>96.96479480533</text:p>
          </table:table-cell>
          <table:table-cell office:value-type="float" office:value="97.2068853365325" calcext:value-type="float">
            <text:p>97.2068853365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340552351599" calcext:value-type="float">
            <text:p>98.340552351599</text:p>
          </table:table-cell>
          <table:table-cell office:value-type="float" office:value="96.938557757378" calcext:value-type="float">
            <text:p>96.938557757378</text:p>
          </table:table-cell>
          <table:table-cell office:value-type="float" office:value="97.6395550544885" calcext:value-type="float">
            <text:p>97.6395550544885</text:p>
          </table:table-cell>
          <table:table-cell/>
          <table:table-cell office:value-type="float" office:value="98.183306902767" calcext:value-type="float">
            <text:p>98.183306902767</text:p>
          </table:table-cell>
          <table:table-cell office:value-type="float" office:value="96.918782529147" calcext:value-type="float">
            <text:p>96.918782529147</text:p>
          </table:table-cell>
          <table:table-cell office:value-type="float" office:value="97.551044715957" calcext:value-type="float">
            <text:p>97.55104471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7115222704981" calcext:value-type="float">
            <text:p>97.7115222704981</text:p>
          </table:table-cell>
          <table:table-cell office:value-type="float" office:value="97.1804720205124" calcext:value-type="float">
            <text:p>97.1804720205124</text:p>
          </table:table-cell>
          <table:table-cell office:value-type="float" office:value="97.4459971455052" calcext:value-type="float">
            <text:p>97.4459971455052</text:p>
          </table:table-cell>
          <table:table-cell/>
          <table:table-cell office:value-type="float" office:value="97.8374970837484" calcext:value-type="float">
            <text:p>97.8374970837484</text:p>
          </table:table-cell>
          <table:table-cell office:value-type="float" office:value="97.2014017820703" calcext:value-type="float">
            <text:p>97.2014017820703</text:p>
          </table:table-cell>
          <table:table-cell office:value-type="float" office:value="97.5194494329093" calcext:value-type="float">
            <text:p>97.5194494329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2363540361294" calcext:value-type="float">
            <text:p>98.2363540361294</text:p>
          </table:table-cell>
          <table:table-cell table:style-name="ce27" office:value-type="float" office:value="95.8841628943393" calcext:value-type="float">
            <text:p>95.8841628943393</text:p>
          </table:table-cell>
          <table:table-cell office:value-type="float" office:value="97.0602584652344" calcext:value-type="float">
            <text:p>97.0602584652344</text:p>
          </table:table-cell>
          <table:table-cell/>
          <table:table-cell office:value-type="float" office:value="98.0930804406216" calcext:value-type="float">
            <text:p>98.0930804406216</text:p>
          </table:table-cell>
          <table:table-cell table:style-name="ce27" office:value-type="float" office:value="95.8530036284433" calcext:value-type="float">
            <text:p>95.8530036284433</text:p>
          </table:table-cell>
          <table:table-cell office:value-type="float" office:value="96.9730420345325" calcext:value-type="float">
            <text:p>96.9730420345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8635994992415" calcext:value-type="float">
            <text:p>97.8635994992415</text:p>
          </table:table-cell>
          <table:table-cell office:value-type="float" office:value="96.8876215924863" calcext:value-type="float">
            <text:p>96.8876215924863</text:p>
          </table:table-cell>
          <table:table-cell office:value-type="float" office:value="97.3756105458639" calcext:value-type="float">
            <text:p>97.3756105458639</text:p>
          </table:table-cell>
          <table:table-cell/>
          <table:table-cell office:value-type="float" office:value="97.994494603071" calcext:value-type="float">
            <text:p>97.994494603071</text:p>
          </table:table-cell>
          <table:table-cell office:value-type="float" office:value="96.9038249010244" calcext:value-type="float">
            <text:p>96.9038249010244</text:p>
          </table:table-cell>
          <table:table-cell office:value-type="float" office:value="97.4491597520477" calcext:value-type="float">
            <text:p>97.4491597520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00-00-00</text:date>, <text:time style:data-style-name="N2" text:time-value="17:40:53.52735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02:44.636351663</meta:creation-date>
    <meta:generator>LibreOffice/6.4.7.2$Linux_X86_64 LibreOffice_project/40$Build-2</meta:generator>
    <dc:date>2022-06-03T18:14:04.758853203</dc:date>
    <meta:editing-duration>PT8H50M6S</meta:editing-duration>
    <meta:editing-cycles>32</meta:editing-cycles>
    <meta:document-statistic meta:table-count="6" meta:cell-count="347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379cm" svg:height="9.005cm" xlink:href=".." xlink:type="simple" chart:class="chart:scatter" chart:style-name="ch1">
        <chart:title svg:x="13.169cm" svg:y="0.316cm" chart:style-name="ch2">
          <text:p>OD  without removing outliers</text:p>
        </chart:title>
        <chart:legend chart:legend-position="end" svg:x="21.264cm" svg:y="0.397cm" style:legend-expansion="custom" chartooo:width="8.351cm" chartooo:height="1.821cm" style:legend-expansion-aspect-ratio="4.58594179022515" chart:style-name="ch3"/>
        <chart:plot-area chart:style-name="ch4" table:cell-range-address="difference_time_lumi.A4:difference_time_lumi.A26 difference_time_lumi.P4:difference_time_lumi.R26 difference_time_lumi.X4:difference_time_lumi.Z26" chart:data-source-has-labels="row" svg:x="1.327cm" svg:y="1.274cm" svg:width="30.179cm" svg:height="6.566cm">
          <chartooo:coordinate-region svg:x="1.869cm" svg:y="1.474cm" svg:width="29.45cm" svg:height="6.168cm"/>
          <chart:axis chart:dimension="x" chart:name="primary-x" chart:style-name="ch5">
            <chart:title svg:x="14.004cm" svg:y="8.02cm" chart:style-name="ch6">
              <text:p>step number ( X 1-10) (Y 11 -20) </text:p>
            </chart:title>
          </chart:axis>
          <chart:axis chart:dimension="y" chart:name="primary-y" chart:style-name="ch7">
            <chart:title svg:x="0.12cm" svg:y="5.964cm" chart:style-name="ch8">
              <text:p>value (micrometer)</text:p>
            </chart:title>
            <chart:grid chart:style-name="ch9" chart:class="major"/>
          </chart:axis>
          <chart:series chart:style-name="ch10" chart:values-cell-range-address="difference_time_lumi.P4:difference_time_lumi.P26" loext:label-string="arc_time" chart:class="chart:scatter">
            <chart:domain table:cell-range-address="difference_time_lumi.A4:difference_time_lumi.A26"/>
            <chart:data-point chart:repeated="23"/>
          </chart:series>
          <chart:series chart:style-name="ch11" chart:values-cell-range-address="difference_time_lumi.Q4:difference_time_lumi.Q26" loext:label-string="dor_time" chart:class="chart:scatter">
            <chart:data-point chart:repeated="23"/>
          </chart:series>
          <chart:series chart:style-name="ch12" chart:values-cell-range-address="difference_time_lumi.R4:difference_time_lumi.R26" loext:label-string="av_time" chart:class="chart:scatter">
            <chart:data-point chart:repeated="23"/>
          </chart:series>
          <chart:series chart:style-name="ch13" chart:values-cell-range-address="difference_time_lumi.X4:difference_time_lumi.X26" loext:label-string="arc_lumi" chart:class="chart:scatter">
            <chart:data-point chart:repeated="23"/>
          </chart:series>
          <chart:series chart:style-name="ch14" chart:values-cell-range-address="difference_time_lumi.Y4:difference_time_lumi.Y26" loext:label-string="dor_lumi" chart:class="chart:scatter">
            <chart:data-point chart:repeated="23"/>
          </chart:series>
          <chart:series chart:style-name="ch15" chart:values-cell-range-address="difference_time_lumi.Z4:difference_time_lumi.Z26" loext:label-string="av_lumi" chart:class="chart:scatte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_time</text:p>
              </table:table-cell>
              <table:table-cell office:value-type="string">
                <text:p>dor_time</text:p>
              </table:table-cell>
              <table:table-cell office:value-type="string">
                <text:p>av_time</text:p>
              </table:table-cell>
              <table:table-cell office:value-type="string">
                <text:p>arc_lumi</text:p>
              </table:table-cell>
              <table:table-cell office:value-type="string">
                <text:p>dor_lumi</text:p>
              </table:table-cell>
              <table:table-cell office:value-type="string">
                <text:p>av_lum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erence_time_lumi.A4:difference_time_lumi.A26</svg:desc>
                </draw:g>
              </table:table-cell>
              <table:table-cell office:value-type="float" office:value="-0.931550627568015">
                <text:p>-0.931550627568015</text:p>
                <draw:g>
                  <svg:desc>difference_time_lumi.P4:difference_time_lumi.P26</svg:desc>
                </draw:g>
              </table:table-cell>
              <table:table-cell office:value-type="float" office:value="-2.71458283829">
                <text:p>-2.71458283829</text:p>
                <draw:g>
                  <svg:desc>difference_time_lumi.Q4:difference_time_lumi.Q26</svg:desc>
                </draw:g>
              </table:table-cell>
              <table:table-cell office:value-type="float" office:value="-1.82306673292899">
                <text:p>-1.82306673292899</text:p>
                <draw:g>
                  <svg:desc>difference_time_lumi.R4:difference_time_lumi.R26</svg:desc>
                </draw:g>
              </table:table-cell>
              <table:table-cell office:value-type="float" office:value="-0.777953899202998">
                <text:p>-0.777953899202998</text:p>
                <draw:g>
                  <svg:desc>difference_time_lumi.X4:difference_time_lumi.X26</svg:desc>
                </draw:g>
              </table:table-cell>
              <table:table-cell office:value-type="float" office:value="-2.58838401194001">
                <text:p>-2.58838401194001</text:p>
                <draw:g>
                  <svg:desc>difference_time_lumi.Y4:difference_time_lumi.Y26</svg:desc>
                </draw:g>
              </table:table-cell>
              <table:table-cell office:value-type="float" office:value="-1.683168955572">
                <text:p>-1.683168955572</text:p>
                <draw:g>
                  <svg:desc>difference_time_lumi.Z4:difference_time_lumi.Z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1893301130447">
                <text:p>-1.1893301130447</text:p>
              </table:table-cell>
              <table:table-cell office:value-type="float" office:value="-3.54728998540709">
                <text:p>-3.54728998540709</text:p>
              </table:table-cell>
              <table:table-cell office:value-type="float" office:value="-2.3683100492259">
                <text:p>-2.3683100492259</text:p>
              </table:table-cell>
              <table:table-cell office:value-type="float" office:value="-1.0225886322402">
                <text:p>-1.0225886322402</text:p>
              </table:table-cell>
              <table:table-cell office:value-type="float" office:value="-3.3830739457978">
                <text:p>-3.3830739457978</text:p>
              </table:table-cell>
              <table:table-cell office:value-type="float" office:value="-2.202831289019">
                <text:p>-2.202831289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9616485192957">
                <text:p>-0.9616485192957</text:p>
              </table:table-cell>
              <table:table-cell office:value-type="float" office:value="-3.1158936468613">
                <text:p>-3.1158936468613</text:p>
              </table:table-cell>
              <table:table-cell office:value-type="float" office:value="-2.0387710830785">
                <text:p>-2.0387710830785</text:p>
              </table:table-cell>
              <table:table-cell office:value-type="float" office:value="-0.979256600357097">
                <text:p>-0.979256600357097</text:p>
              </table:table-cell>
              <table:table-cell office:value-type="float" office:value="-3.1134487484578">
                <text:p>-3.1134487484578</text:p>
              </table:table-cell>
              <table:table-cell office:value-type="float" office:value="-2.0463526744075">
                <text:p>-2.0463526744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.412856903665">
                <text:p>-1.412856903665</text:p>
              </table:table-cell>
              <table:table-cell office:value-type="float" office:value="-3.399026725542">
                <text:p>-3.399026725542</text:p>
              </table:table-cell>
              <table:table-cell office:value-type="float" office:value="-2.405941814603">
                <text:p>-2.405941814603</text:p>
              </table:table-cell>
              <table:table-cell office:value-type="float" office:value="-1.22701558794201">
                <text:p>-1.22701558794201</text:p>
              </table:table-cell>
              <table:table-cell office:value-type="float" office:value="-3.212290107698">
                <text:p>-3.212290107698</text:p>
              </table:table-cell>
              <table:table-cell office:value-type="float" office:value="-2.21965284782">
                <text:p>-2.21965284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39182906417201">
                <text:p>-1.39182906417201</text:p>
              </table:table-cell>
              <table:table-cell office:value-type="float" office:value="-3.18417364244101">
                <text:p>-3.18417364244101</text:p>
              </table:table-cell>
              <table:table-cell office:value-type="float" office:value="-2.28800135330601">
                <text:p>-2.28800135330601</text:p>
              </table:table-cell>
              <table:table-cell office:value-type="float" office:value="-1.43484006190502">
                <text:p>-1.43484006190502</text:p>
              </table:table-cell>
              <table:table-cell office:value-type="float" office:value="-3.18661789359101">
                <text:p>-3.18661789359101</text:p>
              </table:table-cell>
              <table:table-cell office:value-type="float" office:value="-2.31072897774803">
                <text:p>-2.31072897774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05732578882802">
                <text:p>-1.05732578882802</text:p>
              </table:table-cell>
              <table:table-cell office:value-type="float" office:value="-3.039791543435">
                <text:p>-3.039791543435</text:p>
              </table:table-cell>
              <table:table-cell office:value-type="float" office:value="-2.04855866613201">
                <text:p>-2.04855866613201</text:p>
              </table:table-cell>
              <table:table-cell office:value-type="float" office:value="-0.680539570893018">
                <text:p>-0.680539570893018</text:p>
              </table:table-cell>
              <table:table-cell office:value-type="float" office:value="-2.77971468080901">
                <text:p>-2.77971468080901</text:p>
              </table:table-cell>
              <table:table-cell office:value-type="float" office:value="-1.73012712585103">
                <text:p>-1.73012712585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958060223634007">
                <text:p>-0.958060223634007</text:p>
              </table:table-cell>
              <table:table-cell office:value-type="float" office:value="-2.648646481594">
                <text:p>-2.648646481594</text:p>
              </table:table-cell>
              <table:table-cell office:value-type="float" office:value="-1.803353352614">
                <text:p>-1.803353352614</text:p>
              </table:table-cell>
              <table:table-cell office:value-type="float" office:value="-1.042707136655">
                <text:p>-1.042707136655</text:p>
              </table:table-cell>
              <table:table-cell office:value-type="float" office:value="-2.767206270969">
                <text:p>-2.767206270969</text:p>
              </table:table-cell>
              <table:table-cell office:value-type="float" office:value="-1.904956703812">
                <text:p>-1.904956703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447856391859197">
                <text:p>-0.447856391859197</text:p>
              </table:table-cell>
              <table:table-cell office:value-type="float" office:value="-2.4014115901122">
                <text:p>-2.4014115901122</text:p>
              </table:table-cell>
              <table:table-cell office:value-type="float" office:value="-1.4246339909857">
                <text:p>-1.4246339909857</text:p>
              </table:table-cell>
              <table:table-cell office:value-type="float" office:value="-0.268741170648799">
                <text:p>-0.268741170648799</text:p>
              </table:table-cell>
              <table:table-cell office:value-type="float" office:value="-2.2547593068159">
                <text:p>-2.2547593068159</text:p>
              </table:table-cell>
              <table:table-cell office:value-type="float" office:value="-1.2617502387324">
                <text:p>-1.2617502387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.701769451506">
                <text:p>-1.701769451506</text:p>
              </table:table-cell>
              <table:table-cell office:value-type="float" office:value="-3.277439944162">
                <text:p>-3.277439944162</text:p>
              </table:table-cell>
              <table:table-cell office:value-type="float" office:value="-2.489604697834">
                <text:p>-2.489604697834</text:p>
              </table:table-cell>
              <table:table-cell office:value-type="float" office:value="-1.6277299651704">
                <text:p>-1.6277299651704</text:p>
              </table:table-cell>
              <table:table-cell office:value-type="float" office:value="-3.16556925500869">
                <text:p>-3.16556925500869</text:p>
              </table:table-cell>
              <table:table-cell office:value-type="float" office:value="-2.3966496100896">
                <text:p>-2.3966496100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517604225432">
                <text:p>-1.517604225432</text:p>
              </table:table-cell>
              <table:table-cell office:value-type="float" office:value="-3.50938234758701">
                <text:p>-3.50938234758701</text:p>
              </table:table-cell>
              <table:table-cell office:value-type="float" office:value="-2.513493286509">
                <text:p>-2.513493286509</text:p>
              </table:table-cell>
              <table:table-cell office:value-type="float" office:value="-1.33742573359501">
                <text:p>-1.33742573359501</text:p>
              </table:table-cell>
              <table:table-cell office:value-type="float" office:value="-3.37794856245901">
                <text:p>-3.37794856245901</text:p>
              </table:table-cell>
              <table:table-cell office:value-type="float" office:value="-2.357687148027">
                <text:p>-2.357687148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153080335928991">
                <text:p>0.153080335928991</text:p>
              </table:table-cell>
              <table:table-cell office:value-type="float" office:value="-3.318514526722">
                <text:p>-3.318514526722</text:p>
              </table:table-cell>
              <table:table-cell office:value-type="float" office:value="-1.58271709539599">
                <text:p>-1.58271709539599</text:p>
              </table:table-cell>
              <table:table-cell office:value-type="float" office:value="0.14362290393899">
                <text:p>0.14362290393899</text:p>
              </table:table-cell>
              <table:table-cell office:value-type="float" office:value="-3.285202628718">
                <text:p>-3.285202628718</text:p>
              </table:table-cell>
              <table:table-cell office:value-type="float" office:value="-1.57078986239">
                <text:p>-1.57078986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-0.886694528924892">
                <text:p>-0.886694528924892</text:p>
              </table:table-cell>
              <table:table-cell office:value-type="float" office:value="-4.03359675943099">
                <text:p>-4.03359675943099</text:p>
              </table:table-cell>
              <table:table-cell office:value-type="float" office:value="-2.460145644178">
                <text:p>-2.460145644178</text:p>
              </table:table-cell>
              <table:table-cell office:value-type="float" office:value="-0.914235940728304">
                <text:p>-0.914235940728304</text:p>
              </table:table-cell>
              <table:table-cell office:value-type="float" office:value="-4.0721226641478">
                <text:p>-4.0721226641478</text:p>
              </table:table-cell>
              <table:table-cell office:value-type="float" office:value="-2.49317930243809">
                <text:p>-2.49317930243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-0.9973229448136">
                <text:p>-0.9973229448136</text:p>
              </table:table-cell>
              <table:table-cell office:value-type="float" office:value="-3.959508493437">
                <text:p>-3.959508493437</text:p>
              </table:table-cell>
              <table:table-cell office:value-type="float" office:value="-2.4784157191253">
                <text:p>-2.4784157191253</text:p>
              </table:table-cell>
              <table:table-cell office:value-type="float" office:value="-1.1480006558084">
                <text:p>-1.1480006558084</text:p>
              </table:table-cell>
              <table:table-cell office:value-type="float" office:value="-3.9786503518246">
                <text:p>-3.9786503518246</text:p>
              </table:table-cell>
              <table:table-cell office:value-type="float" office:value="-2.5633255038165">
                <text:p>-2.5633255038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-0.436433759297003">
                <text:p>-0.436433759297003</text:p>
              </table:table-cell>
              <table:table-cell office:value-type="float" office:value="-3.52613112743201">
                <text:p>-3.52613112743201</text:p>
              </table:table-cell>
              <table:table-cell office:value-type="float" office:value="-1.98128244336401">
                <text:p>-1.98128244336401</text:p>
              </table:table-cell>
              <table:table-cell office:value-type="float" office:value="-0.546412507731006">
                <text:p>-0.546412507731006</text:p>
              </table:table-cell>
              <table:table-cell office:value-type="float" office:value="-3.572100183291">
                <text:p>-3.572100183291</text:p>
              </table:table-cell>
              <table:table-cell office:value-type="float" office:value="-2.059256345511">
                <text:p>-2.059256345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-0.781026052105005">
                <text:p>-0.781026052105005</text:p>
              </table:table-cell>
              <table:table-cell office:value-type="float" office:value="-3.28817453116301">
                <text:p>-3.28817453116301</text:p>
              </table:table-cell>
              <table:table-cell office:value-type="float" office:value="-2.03460029163401">
                <text:p>-2.03460029163401</text:p>
              </table:table-cell>
              <table:table-cell office:value-type="float" office:value="-0.916286271261015">
                <text:p>-0.916286271261015</text:p>
              </table:table-cell>
              <table:table-cell office:value-type="float" office:value="-3.30633428383101">
                <text:p>-3.30633428383101</text:p>
              </table:table-cell>
              <table:table-cell office:value-type="float" office:value="-2.11131027754601">
                <text:p>-2.11131027754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-0.262003384080003">
                <text:p>-0.262003384080003</text:p>
              </table:table-cell>
              <table:table-cell office:value-type="float" office:value="-4.17679706468701">
                <text:p>-4.17679706468701</text:p>
              </table:table-cell>
              <table:table-cell office:value-type="float" office:value="-2.219400224384">
                <text:p>-2.219400224384</text:p>
              </table:table-cell>
              <table:table-cell office:value-type="float" office:value="-0.186613958588026">
                <text:p>-0.186613958588026</text:p>
              </table:table-cell>
              <table:table-cell office:value-type="float" office:value="-4.15124657877902">
                <text:p>-4.15124657877902</text:p>
              </table:table-cell>
              <table:table-cell office:value-type="float" office:value="-2.16893026868402">
                <text:p>-2.16893026868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-0.651742126304001">
                <text:p>-0.651742126304001</text:p>
              </table:table-cell>
              <table:table-cell office:value-type="float" office:value="-4.368741384773">
                <text:p>-4.368741384773</text:p>
              </table:table-cell>
              <table:table-cell office:value-type="float" office:value="-2.510241755538">
                <text:p>-2.510241755538</text:p>
              </table:table-cell>
              <table:table-cell office:value-type="float" office:value="-0.754136564619998">
                <text:p>-0.754136564619998</text:p>
              </table:table-cell>
              <table:table-cell office:value-type="float" office:value="-4.372383683756">
                <text:p>-4.372383683756</text:p>
              </table:table-cell>
              <table:table-cell office:value-type="float" office:value="-2.56326012418801">
                <text:p>-2.5632601241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-0.6956710495087">
                <text:p>-0.6956710495087</text:p>
              </table:table-cell>
              <table:table-cell office:value-type="float" office:value="-4.8433049577823">
                <text:p>-4.8433049577823</text:p>
              </table:table-cell>
              <table:table-cell office:value-type="float" office:value="-2.7694880036455">
                <text:p>-2.7694880036455</text:p>
              </table:table-cell>
              <table:table-cell office:value-type="float" office:value="-0.692629089550898">
                <text:p>-0.692629089550898</text:p>
              </table:table-cell>
              <table:table-cell office:value-type="float" office:value="-4.8354350518682">
                <text:p>-4.8354350518682</text:p>
              </table:table-cell>
              <table:table-cell office:value-type="float" office:value="-2.7640320707095">
                <text:p>-2.7640320707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-0.995183329586894">
                <text:p>-0.995183329586894</text:p>
              </table:table-cell>
              <table:table-cell office:value-type="float" office:value="-3.9694703771646">
                <text:p>-3.9694703771646</text:p>
              </table:table-cell>
              <table:table-cell office:value-type="float" office:value="-2.4823268533758">
                <text:p>-2.4823268533758</text:p>
              </table:table-cell>
              <table:table-cell office:value-type="float" office:value="-1.1559533801131">
                <text:p>-1.1559533801131</text:p>
              </table:table-cell>
              <table:table-cell office:value-type="float" office:value="-4.0021772938069">
                <text:p>-4.0021772938069</text:p>
              </table:table-cell>
              <table:table-cell office:value-type="float" office:value="-2.57906533696">
                <text:p>-2.57906533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-1.19610977211499">
                <text:p>-1.19610977211499</text:p>
              </table:table-cell>
              <table:table-cell office:value-type="float" office:value="-4.14645706912799">
                <text:p>-4.14645706912799</text:p>
              </table:table-cell>
              <table:table-cell office:value-type="float" office:value="-2.67128342062099">
                <text:p>-2.67128342062099</text:p>
              </table:table-cell>
              <table:table-cell office:value-type="float" office:value="-1.24652313378701">
                <text:p>-1.24652313378701</text:p>
              </table:table-cell>
              <table:table-cell office:value-type="float" office:value="-4.172378233893">
                <text:p>-4.172378233893</text:p>
              </table:table-cell>
              <table:table-cell office:value-type="float" office:value="-2.70945068384">
                <text:p>-2.70945068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209cm" svg:height="9.005cm" xlink:href=".." xlink:type="simple" chart:class="chart:scatter" chart:style-name="ch1">
        <chart:title svg:x="13.256cm" svg:y="0.316cm" chart:style-name="ch2">
          <text:p>OD  using removing outliers</text:p>
        </chart:title>
        <chart:legend chart:legend-position="end" svg:x="21.152cm" svg:y="0.397cm" style:legend-expansion="custom" chartooo:width="8.307cm" chartooo:height="1.821cm" style:legend-expansion-aspect-ratio="4.56177924217463" chart:style-name="ch3"/>
        <chart:plot-area chart:style-name="ch4" table:cell-range-address="difference_time_lumi.A4:difference_time_lumi.A26 difference_time_lumi.AF4:difference_time_lumi.AH26 difference_time_lumi.AN4:difference_time_lumi.AP26" chart:data-source-has-labels="row" svg:x="1.216cm" svg:y="1.274cm" svg:width="30.124cm" svg:height="6.567cm">
          <chartooo:coordinate-region svg:x="1.758cm" svg:y="1.474cm" svg:width="29.395cm" svg:height="6.168cm"/>
          <chart:axis chart:dimension="x" chart:name="primary-x" chart:style-name="ch5">
            <chart:title svg:x="13.866cm" svg:y="8.021cm" chart:style-name="ch6">
              <text:p>step number ( X 1-10) (Y 11 -20) </text:p>
            </chart:title>
          </chart:axis>
          <chart:axis chart:dimension="y" chart:name="primary-y" chart:style-name="ch7">
            <chart:title svg:x="0.012cm" svg:y="5.964cm" chart:style-name="ch8">
              <text:p>value (micrometer)</text:p>
            </chart:title>
            <chart:grid chart:style-name="ch9" chart:class="major"/>
          </chart:axis>
          <chart:series chart:style-name="ch10" chart:values-cell-range-address="difference_time_lumi.AF4:difference_time_lumi.AF26" loext:label-string="arc_time" chart:class="chart:scatter">
            <chart:domain table:cell-range-address="difference_time_lumi.A4:difference_time_lumi.A26"/>
            <chart:data-point chart:repeated="23"/>
          </chart:series>
          <chart:series chart:style-name="ch11" chart:values-cell-range-address="difference_time_lumi.AG4:difference_time_lumi.AG26" loext:label-string="dor_time" chart:class="chart:scatter">
            <chart:data-point chart:repeated="23"/>
          </chart:series>
          <chart:series chart:style-name="ch12" chart:values-cell-range-address="difference_time_lumi.AH4:difference_time_lumi.AH26" loext:label-string="av_time" chart:class="chart:scatter">
            <chart:data-point chart:repeated="23"/>
          </chart:series>
          <chart:series chart:style-name="ch13" chart:values-cell-range-address="difference_time_lumi.AN4:difference_time_lumi.AN26" loext:label-string="arc_lumi" chart:class="chart:scatter">
            <chart:data-point chart:repeated="23"/>
          </chart:series>
          <chart:series chart:style-name="ch14" chart:values-cell-range-address="difference_time_lumi.AO4:difference_time_lumi.AO26" loext:label-string="dor_lumi" chart:class="chart:scatter">
            <chart:data-point chart:repeated="23"/>
          </chart:series>
          <chart:series chart:style-name="ch15" chart:values-cell-range-address="difference_time_lumi.AP4:difference_time_lumi.AP26" loext:label-string="av_lumi" chart:class="chart:scatte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_time</text:p>
              </table:table-cell>
              <table:table-cell office:value-type="string">
                <text:p>dor_time</text:p>
              </table:table-cell>
              <table:table-cell office:value-type="string">
                <text:p>av_time</text:p>
              </table:table-cell>
              <table:table-cell office:value-type="string">
                <text:p>arc_lumi</text:p>
              </table:table-cell>
              <table:table-cell office:value-type="string">
                <text:p>dor_lumi</text:p>
              </table:table-cell>
              <table:table-cell office:value-type="string">
                <text:p>av_lum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erence_time_lumi.A4:difference_time_lumi.A26</svg:desc>
                </draw:g>
              </table:table-cell>
              <table:table-cell office:value-type="float" office:value="-1.648072375938">
                <text:p>-1.648072375938</text:p>
                <draw:g>
                  <svg:desc>difference_time_lumi.AF4:difference_time_lumi.AF26</svg:desc>
                </draw:g>
              </table:table-cell>
              <table:table-cell office:value-type="float" office:value="-2.71458283829">
                <text:p>-2.71458283829</text:p>
                <draw:g>
                  <svg:desc>difference_time_lumi.AG4:difference_time_lumi.AG26</svg:desc>
                </draw:g>
              </table:table-cell>
              <table:table-cell office:value-type="float" office:value="-2.43162142255599">
                <text:p>-2.43162142255599</text:p>
                <draw:g>
                  <svg:desc>difference_time_lumi.AH4:difference_time_lumi.AH26</svg:desc>
                </draw:g>
              </table:table-cell>
              <table:table-cell office:value-type="float" office:value="-1.55451892464401">
                <text:p>-1.55451892464401</text:p>
                <draw:g>
                  <svg:desc>difference_time_lumi.AN4:difference_time_lumi.AN26</svg:desc>
                </draw:g>
              </table:table-cell>
              <table:table-cell office:value-type="float" office:value="-3.10884683947901">
                <text:p>-3.10884683947901</text:p>
                <draw:g>
                  <svg:desc>difference_time_lumi.AO4:difference_time_lumi.AO26</svg:desc>
                </draw:g>
              </table:table-cell>
              <table:table-cell office:value-type="float" office:value="-2.33168288206099">
                <text:p>-2.33168288206099</text:p>
                <draw:g>
                  <svg:desc>difference_time_lumi.AP4:difference_time_lumi.AP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72672142432189">
                <text:p>-1.72672142432189</text:p>
              </table:table-cell>
              <table:table-cell office:value-type="float" office:value="-3.5472899854072">
                <text:p>-3.5472899854072</text:p>
              </table:table-cell>
              <table:table-cell office:value-type="float" office:value="-2.8247260664465">
                <text:p>-2.8247260664465</text:p>
              </table:table-cell>
              <table:table-cell office:value-type="float" office:value="-1.60501240132089">
                <text:p>-1.60501240132089</text:p>
              </table:table-cell>
              <table:table-cell office:value-type="float" office:value="-3.7734210664518">
                <text:p>-3.7734210664518</text:p>
              </table:table-cell>
              <table:table-cell office:value-type="float" office:value="-2.6892167338862">
                <text:p>-2.689216733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3199093934805">
                <text:p>-1.3199093934805</text:p>
              </table:table-cell>
              <table:table-cell office:value-type="float" office:value="-3.1158936468614">
                <text:p>-3.1158936468614</text:p>
              </table:table-cell>
              <table:table-cell office:value-type="float" office:value="-2.3430484278922">
                <text:p>-2.3430484278922</text:p>
              </table:table-cell>
              <table:table-cell office:value-type="float" office:value="-1.3675391130776">
                <text:p>-1.3675391130776</text:p>
              </table:table-cell>
              <table:table-cell office:value-type="float" office:value="-3.3736801622272">
                <text:p>-3.3736801622272</text:p>
              </table:table-cell>
              <table:table-cell office:value-type="float" office:value="-2.3706096376523">
                <text:p>-2.3706096376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.591987340757">
                <text:p>-1.591987340757</text:p>
              </table:table-cell>
              <table:table-cell office:value-type="float" office:value="-3.399026725542">
                <text:p>-3.399026725542</text:p>
              </table:table-cell>
              <table:table-cell office:value-type="float" office:value="-2.55808048701">
                <text:p>-2.55808048701</text:p>
              </table:table-cell>
              <table:table-cell office:value-type="float" office:value="-1.421156844302">
                <text:p>-1.421156844302</text:p>
              </table:table-cell>
              <table:table-cell office:value-type="float" office:value="-3.34240581458201">
                <text:p>-3.34240581458201</text:p>
              </table:table-cell>
              <table:table-cell office:value-type="float" office:value="-2.38178132944201">
                <text:p>-2.38178132944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39182906417201">
                <text:p>-1.39182906417201</text:p>
              </table:table-cell>
              <table:table-cell office:value-type="float" office:value="-3.18417364244101">
                <text:p>-3.18417364244101</text:p>
              </table:table-cell>
              <table:table-cell office:value-type="float" office:value="-2.28800135330601">
                <text:p>-2.28800135330601</text:p>
              </table:table-cell>
              <table:table-cell office:value-type="float" office:value="-1.43484006190502">
                <text:p>-1.43484006190502</text:p>
              </table:table-cell>
              <table:table-cell office:value-type="float" office:value="-3.18661789359101">
                <text:p>-3.18661789359101</text:p>
              </table:table-cell>
              <table:table-cell office:value-type="float" office:value="-2.31072897774803">
                <text:p>-2.31072897774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05732578882802">
                <text:p>-1.05732578882802</text:p>
              </table:table-cell>
              <table:table-cell office:value-type="float" office:value="-3.039791543435">
                <text:p>-3.039791543435</text:p>
              </table:table-cell>
              <table:table-cell office:value-type="float" office:value="-2.04855866613201">
                <text:p>-2.04855866613201</text:p>
              </table:table-cell>
              <table:table-cell office:value-type="float" office:value="-0.680539570893018">
                <text:p>-0.680539570893018</text:p>
              </table:table-cell>
              <table:table-cell office:value-type="float" office:value="-2.77971468080901">
                <text:p>-2.77971468080901</text:p>
              </table:table-cell>
              <table:table-cell office:value-type="float" office:value="-1.73012712585103">
                <text:p>-1.73012712585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13719066072601">
                <text:p>-1.13719066072601</text:p>
              </table:table-cell>
              <table:table-cell office:value-type="float" office:value="-2.648646481594">
                <text:p>-2.648646481594</text:p>
              </table:table-cell>
              <table:table-cell office:value-type="float" office:value="-1.955492025021">
                <text:p>-1.955492025021</text:p>
              </table:table-cell>
              <table:table-cell office:value-type="float" office:value="-1.23684839301501">
                <text:p>-1.23684839301501</text:p>
              </table:table-cell>
              <table:table-cell office:value-type="float" office:value="-2.897321977853">
                <text:p>-2.897321977853</text:p>
              </table:table-cell>
              <table:table-cell office:value-type="float" office:value="-2.067085185434">
                <text:p>-2.067085185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806117266043998">
                <text:p>-0.806117266043998</text:p>
              </table:table-cell>
              <table:table-cell office:value-type="float" office:value="-2.4014115901122">
                <text:p>-2.4014115901122</text:p>
              </table:table-cell>
              <table:table-cell office:value-type="float" office:value="-1.7289113357994">
                <text:p>-1.7289113357994</text:p>
              </table:table-cell>
              <table:table-cell office:value-type="float" office:value="-0.6570236833693">
                <text:p>-0.6570236833693</text:p>
              </table:table-cell>
              <table:table-cell office:value-type="float" office:value="-2.5149907205853">
                <text:p>-2.5149907205853</text:p>
              </table:table-cell>
              <table:table-cell office:value-type="float" office:value="-1.5860072019772">
                <text:p>-1.5860072019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.2391607627832">
                <text:p>-2.2391607627832</text:p>
              </table:table-cell>
              <table:table-cell office:value-type="float" office:value="-3.2774399441621">
                <text:p>-3.2774399441621</text:p>
              </table:table-cell>
              <table:table-cell office:value-type="float" office:value="-2.9460207150546">
                <text:p>-2.9460207150546</text:p>
              </table:table-cell>
              <table:table-cell office:value-type="float" office:value="-2.21015373425109">
                <text:p>-2.21015373425109</text:p>
              </table:table-cell>
              <table:table-cell office:value-type="float" office:value="-3.5559163756627">
                <text:p>-3.5559163756627</text:p>
              </table:table-cell>
              <table:table-cell office:value-type="float" office:value="-2.88303505495679">
                <text:p>-2.8830350549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.23412597380201">
                <text:p>-2.23412597380201</text:p>
              </table:table-cell>
              <table:table-cell office:value-type="float" office:value="-3.50938234758701">
                <text:p>-3.50938234758701</text:p>
              </table:table-cell>
              <table:table-cell office:value-type="float" office:value="-3.122047976137">
                <text:p>-3.122047976137</text:p>
              </table:table-cell>
              <table:table-cell office:value-type="float" office:value="-2.113990759036">
                <text:p>-2.113990759036</text:p>
              </table:table-cell>
              <table:table-cell office:value-type="float" office:value="-3.89841138999799">
                <text:p>-3.89841138999799</text:p>
              </table:table-cell>
              <table:table-cell office:value-type="float" office:value="-3.00620107451701">
                <text:p>-3.00620107451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74723740156">
                <text:p>0.74723740156</text:p>
              </table:table-cell>
              <table:table-cell office:value-type="float" office:value="-2.25923665117099">
                <text:p>-2.25923665117099</text:p>
              </table:table-cell>
              <table:table-cell office:value-type="float" office:value="-1.08132935323499">
                <text:p>-1.08132935323499</text:p>
              </table:table-cell>
              <table:table-cell office:value-type="float" office:value="0.748113672319988">
                <text:p>0.748113672319988</text:p>
              </table:table-cell>
              <table:table-cell office:value-type="float" office:value="-2.205084099723">
                <text:p>-2.205084099723</text:p>
              </table:table-cell>
              <table:table-cell office:value-type="float" office:value="-1.04371018236199">
                <text:p>-1.04371018236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-0.441076729701692">
                <text:p>-0.441076729701692</text:p>
              </table:table-cell>
              <table:table-cell office:value-type="float" office:value="-3.2391383527676">
                <text:p>-3.2391383527676</text:p>
              </table:table-cell>
              <table:table-cell office:value-type="float" office:value="-2.08410483755729">
                <text:p>-2.08410483755729</text:p>
              </table:table-cell>
              <table:table-cell office:value-type="float" office:value="-0.460867864442491">
                <text:p>-0.460867864442491</text:p>
              </table:table-cell>
              <table:table-cell office:value-type="float" office:value="-3.262033767402">
                <text:p>-3.262033767402</text:p>
              </table:table-cell>
              <table:table-cell office:value-type="float" office:value="-2.0978695424172">
                <text:p>-2.0978695424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-0.700244411998099">
                <text:p>-0.700244411998099</text:p>
              </table:table-cell>
              <table:table-cell office:value-type="float" office:value="-3.4298695556614">
                <text:p>-3.4298695556614</text:p>
              </table:table-cell>
              <table:table-cell office:value-type="float" office:value="-2.2277218480449">
                <text:p>-2.2277218480449</text:p>
              </table:table-cell>
              <table:table-cell office:value-type="float" office:value="-0.845755271617797">
                <text:p>-0.845755271617797</text:p>
              </table:table-cell>
              <table:table-cell office:value-type="float" office:value="-3.4385910873274">
                <text:p>-3.4385910873274</text:p>
              </table:table-cell>
              <table:table-cell office:value-type="float" office:value="-2.2997856638026">
                <text:p>-2.2997856638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-0.287894492889009">
                <text:p>-0.287894492889009</text:p>
              </table:table-cell>
              <table:table-cell office:value-type="float" office:value="-3.261311658544">
                <text:p>-3.261311658544</text:p>
              </table:table-cell>
              <table:table-cell office:value-type="float" office:value="-1.855935507824">
                <text:p>-1.855935507824</text:p>
              </table:table-cell>
              <table:table-cell office:value-type="float" office:value="-0.395289815636005">
                <text:p>-0.395289815636005</text:p>
              </table:table-cell>
              <table:table-cell office:value-type="float" office:value="-3.302070551043">
                <text:p>-3.302070551043</text:p>
              </table:table-cell>
              <table:table-cell office:value-type="float" office:value="-1.927486425504">
                <text:p>-1.92748642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-0.781026052105005">
                <text:p>-0.781026052105005</text:p>
              </table:table-cell>
              <table:table-cell office:value-type="float" office:value="-3.28817453116301">
                <text:p>-3.28817453116301</text:p>
              </table:table-cell>
              <table:table-cell office:value-type="float" office:value="-2.03460029163401">
                <text:p>-2.03460029163401</text:p>
              </table:table-cell>
              <table:table-cell office:value-type="float" office:value="-0.916286271261015">
                <text:p>-0.916286271261015</text:p>
              </table:table-cell>
              <table:table-cell office:value-type="float" office:value="-3.30633428383101">
                <text:p>-3.30633428383101</text:p>
              </table:table-cell>
              <table:table-cell office:value-type="float" office:value="-2.11131027754601">
                <text:p>-2.11131027754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-0.262003384080003">
                <text:p>-0.262003384080003</text:p>
              </table:table-cell>
              <table:table-cell office:value-type="float" office:value="-4.17679706468701">
                <text:p>-4.17679706468701</text:p>
              </table:table-cell>
              <table:table-cell office:value-type="float" office:value="-2.219400224384">
                <text:p>-2.219400224384</text:p>
              </table:table-cell>
              <table:table-cell office:value-type="float" office:value="-0.186613958588026">
                <text:p>-0.186613958588026</text:p>
              </table:table-cell>
              <table:table-cell office:value-type="float" office:value="-4.15124657877902">
                <text:p>-4.15124657877902</text:p>
              </table:table-cell>
              <table:table-cell office:value-type="float" office:value="-2.16893026868402">
                <text:p>-2.16893026868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-0.503202859896007">
                <text:p>-0.503202859896007</text:p>
              </table:table-cell>
              <table:table-cell office:value-type="float" office:value="-4.103921915885">
                <text:p>-4.103921915885</text:p>
              </table:table-cell>
              <table:table-cell office:value-type="float" office:value="-2.384894819998">
                <text:p>-2.384894819998</text:p>
              </table:table-cell>
              <table:table-cell office:value-type="float" office:value="-0.603013872524997">
                <text:p>-0.603013872524997</text:p>
              </table:table-cell>
              <table:table-cell office:value-type="float" office:value="-4.102354051508">
                <text:p>-4.102354051508</text:p>
              </table:table-cell>
              <table:table-cell office:value-type="float" office:value="-2.431490204181">
                <text:p>-2.43149020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-0.398592516693199">
                <text:p>-0.398592516693199</text:p>
              </table:table-cell>
              <table:table-cell office:value-type="float" office:value="-4.3136660200067">
                <text:p>-4.3136660200067</text:p>
              </table:table-cell>
              <table:table-cell office:value-type="float" office:value="-2.5187941325651">
                <text:p>-2.5187941325651</text:p>
              </table:table-cell>
              <table:table-cell office:value-type="float" office:value="-0.3903837053603">
                <text:p>-0.3903837053603</text:p>
              </table:table-cell>
              <table:table-cell office:value-type="float" office:value="-4.295375787371">
                <text:p>-4.295375787371</text:p>
              </table:table-cell>
              <table:table-cell office:value-type="float" office:value="-2.5004922306956">
                <text:p>-2.5004922306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-0.549565530363694">
                <text:p>-0.549565530363694</text:p>
              </table:table-cell>
              <table:table-cell office:value-type="float" office:value="-3.1750119705012">
                <text:p>-3.1750119705012</text:p>
              </table:table-cell>
              <table:table-cell office:value-type="float" office:value="-2.1062860467551">
                <text:p>-2.1062860467551</text:p>
              </table:table-cell>
              <table:table-cell office:value-type="float" office:value="-0.702585303827291">
                <text:p>-0.702585303827291</text:p>
              </table:table-cell>
              <table:table-cell office:value-type="float" office:value="-3.1920883970611">
                <text:p>-3.1920883970611</text:p>
              </table:table-cell>
              <table:table-cell office:value-type="float" office:value="-2.18375557693919">
                <text:p>-2.183755576939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-0.601952706484013">
                <text:p>-0.601952706484013</text:p>
              </table:table-cell>
              <table:table-cell office:value-type="float" office:value="-3.08717919357701">
                <text:p>-3.08717919357701</text:p>
              </table:table-cell>
              <table:table-cell office:value-type="float" office:value="-2.16989567845999">
                <text:p>-2.16989567845999</text:p>
              </table:table-cell>
              <table:table-cell office:value-type="float" office:value="-0.64203236540601">
                <text:p>-0.64203236540601</text:p>
              </table:table-cell>
              <table:table-cell office:value-type="float" office:value="-3.092259704898">
                <text:p>-3.092259704898</text:p>
              </table:table-cell>
              <table:table-cell office:value-type="float" office:value="-2.18237100381199">
                <text:p>-2.18237100381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4cm" chart:symbol-height="0.4cm"/>
      <style:graphic-properties draw:stroke="dash" draw:stroke-dash="Double_5f_5f_5f_20_5f_5f_5f_Dash" svg:stroke-color="#81d41a" draw:fill-color="#81d41a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4cm" chart:symbol-height="0.4cm"/>
      <style:graphic-properties svg:stroke-color="#81d41a" draw:fill-color="#81d41a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4cm" chart:symbol-height="0.4cm"/>
      <style:graphic-properties svg:stroke-color="#81d41a" draw:fill-color="#81d41a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48cm" svg:height="9.005cm" xlink:href=".." xlink:type="simple" chart:class="chart:scatter" chart:style-name="ch1">
        <chart:title svg:x="10.096cm" svg:y="0.316cm" chart:style-name="ch2">
          <text:p>constant X_scan lumisection</text:p>
        </chart:title>
        <chart:legend chart:legend-position="end" svg:x="2.061cm" svg:y="0.198cm" style:legend-expansion="custom" chartooo:width="6.436cm" chartooo:height="1.275cm" style:legend-expansion-aspect-ratio="5.0478431372549" chart:style-name="ch3"/>
        <chart:plot-area chart:style-name="ch4" table:cell-range-address="stepsize_plots.A3:stepsize_plots.D10" chart:data-source-has-labels="row" svg:x="0.733cm" svg:y="1.274cm" svg:width="24.719cm" svg:height="6.563cm">
          <chartooo:coordinate-region svg:x="1.54cm" svg:y="1.473cm" svg:width="23.818cm" svg:height="5.717cm"/>
          <chart:axis chart:dimension="x" chart:name="primary-x" chart:style-name="ch5">
            <chart:title svg:x="12.135cm" svg:y="8.017cm" chart:style-name="ch6">
              <text:p>step number</text:p>
            </chart:title>
          </chart:axis>
          <chart:axis chart:dimension="y" chart:name="primary-y" chart:style-name="ch5">
            <chart:title svg:x="0cm" svg:y="5.724cm" chart:style-name="ch7">
              <text:p>values (micron)</text:p>
            </chart:title>
            <chart:grid chart:style-name="ch8" chart:class="major"/>
          </chart:axis>
          <chart:series chart:style-name="ch9" chart:values-cell-range-address="stepsize_plots.B3:stepsize_plots.B10" loext:label-string="arc" chart:class="chart:scatter">
            <chart:domain table:cell-range-address="stepsize_plots.A3:stepsize_plots.A10"/>
            <chart:data-point chart:repeated="6"/>
            <chart:data-point chart:style-name="ch10"/>
            <chart:data-point/>
          </chart:series>
          <chart:series chart:style-name="ch11" chart:values-cell-range-address="stepsize_plots.C3:stepsize_plots.C10" loext:label-string="doros" chart:class="chart:scatter">
            <chart:data-point chart:repeated="6"/>
            <chart:data-point chart:style-name="ch12"/>
            <chart:data-point/>
          </chart:series>
          <chart:series chart:style-name="ch13" chart:values-cell-range-address="stepsize_plots.D3:stepsize_plots.D10" loext:label-string="average" chart:class="chart:scatter">
            <chart:data-point chart:repeated="6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</text:p>
              </table:table-cell>
              <table:table-cell office:value-type="string">
                <text:p>doro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epsize_plots.A3:stepsize_plots.A10</svg:desc>
                </draw:g>
              </table:table-cell>
              <table:table-cell office:value-type="float" office:value="97.9170662779811">
                <text:p>97.9170662779811</text:p>
                <draw:g>
                  <svg:desc>stepsize_plots.B3:stepsize_plots.B10</svg:desc>
                </draw:g>
              </table:table-cell>
              <table:table-cell office:value-type="float" office:value="96.2410783189371">
                <text:p>96.2410783189371</text:p>
                <draw:g>
                  <svg:desc>stepsize_plots.C3:stepsize_plots.C10</svg:desc>
                </draw:g>
              </table:table-cell>
              <table:table-cell office:value-type="float" office:value="97.0790722984591">
                <text:p>97.0790722984591</text:p>
                <draw:g>
                  <svg:desc>stepsize_plots.D3:stepsize_plots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2050330429013">
                <text:p>98.2050330429013</text:p>
              </table:table-cell>
              <table:table-cell office:value-type="float" office:value="97.3053934501343">
                <text:p>97.3053934501343</text:p>
              </table:table-cell>
              <table:table-cell office:value-type="float" office:value="97.7552132465178">
                <text:p>97.7552132465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7.9139420234336">
                <text:p>97.9139420234336</text:p>
              </table:table-cell>
              <table:table-cell office:value-type="float" office:value="96.9369268935546">
                <text:p>96.9369268935546</text:p>
              </table:table-cell>
              <table:table-cell office:value-type="float" office:value="97.4254344584941">
                <text:p>97.4254344584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.953876537055">
                <text:p>97.953876537055</text:p>
              </table:table-cell>
              <table:table-cell office:value-type="float" office:value="97.061440466901">
                <text:p>97.061440466901</text:p>
              </table:table-cell>
              <table:table-cell office:value-type="float" office:value="97.507658501978">
                <text:p>97.507658501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52386857678">
                <text:p>98.52386857678</text:p>
              </table:table-cell>
              <table:table-cell office:value-type="float" office:value="97.023259842954">
                <text:p>97.023259842954</text:p>
              </table:table-cell>
              <table:table-cell office:value-type="float" office:value="97.773564209867">
                <text:p>97.773564209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3877350450123">
                <text:p>97.3877350450123</text:p>
              </table:table-cell>
              <table:table-cell office:value-type="float" office:value="96.5233212886417">
                <text:p>96.5233212886417</text:p>
              </table:table-cell>
              <table:table-cell office:value-type="float" office:value="96.955528166827">
                <text:p>96.955528166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.5206898055398">
                <text:p>99.5206898055398</text:p>
              </table:table-cell>
              <table:table-cell office:value-type="float" office:value="97.9465782009871">
                <text:p>97.9465782009871</text:p>
              </table:table-cell>
              <table:table-cell office:value-type="float" office:value="98.7336340032635">
                <text:p>98.733634003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.8713967794429">
                <text:p>97.8713967794429</text:p>
              </table:table-cell>
              <table:table-cell office:value-type="float" office:value="97.2481475602452">
                <text:p>97.2481475602452</text:p>
              </table:table-cell>
              <table:table-cell office:value-type="float" office:value="97.5597721698441">
                <text:p>97.5597721698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 chart:symbol-type="named-symbol" chart:symbol-name="square" chart:symbol-width="0.4cm" chart:symbol-height="0.4cm"/>
      <style:graphic-properties svg:stroke-color="#81d41a" draw:fill-color="#81d41a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4cm" chart:symbol-height="0.4cm"/>
      <style:graphic-properties svg:stroke-color="#81d41a" draw:fill-color="#81d41a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48cm" svg:height="9.005cm" xlink:href=".." xlink:type="simple" chart:class="chart:scatter" chart:style-name="ch1">
        <chart:title svg:x="10.189cm" svg:y="0.316cm" chart:style-name="ch2">
          <text:p>constant X_scan timestamp</text:p>
        </chart:title>
        <chart:legend chart:legend-position="end" svg:x="1.897cm" svg:y="0.21cm" style:legend-expansion="custom" chartooo:width="5.883cm" chartooo:height="1.595cm" style:legend-expansion-aspect-ratio="3.6884012539185" chart:style-name="ch3"/>
        <chart:plot-area chart:style-name="ch4" table:cell-range-address="stepsize_plots.A3:stepsize_plots.A10 stepsize_plots.F3:stepsize_plots.H10" chart:data-source-has-labels="row" svg:x="0.677cm" svg:y="1.274cm" svg:width="24.774cm" svg:height="6.563cm">
          <chartooo:coordinate-region svg:x="1.484cm" svg:y="1.473cm" svg:width="23.873cm" svg:height="5.717cm"/>
          <chart:axis chart:dimension="x" chart:name="primary-x" chart:style-name="ch5">
            <chart:title svg:x="12.107cm" svg:y="8.017cm" chart:style-name="ch6">
              <text:p>step number</text:p>
            </chart:title>
          </chart:axis>
          <chart:axis chart:dimension="y" chart:name="primary-y" chart:style-name="ch5">
            <chart:title svg:x="0cm" svg:y="5.724cm" chart:style-name="ch7">
              <text:p>values (micron)</text:p>
            </chart:title>
            <chart:grid chart:style-name="ch8" chart:class="major"/>
          </chart:axis>
          <chart:series chart:style-name="ch9" chart:values-cell-range-address="stepsize_plots.F3:stepsize_plots.F10" loext:label-string="arc" chart:class="chart:scatter">
            <chart:domain table:cell-range-address="stepsize_plots.A3:stepsize_plots.A10"/>
            <chart:data-point chart:style-name="ch10"/>
            <chart:data-point chart:repeated="5"/>
            <chart:data-point chart:style-name="ch11"/>
            <chart:data-point/>
          </chart:series>
          <chart:series chart:style-name="ch12" chart:values-cell-range-address="stepsize_plots.G3:stepsize_plots.G10" loext:label-string="doros" chart:class="chart:scatter">
            <chart:data-point chart:repeated="8"/>
          </chart:series>
          <chart:series chart:style-name="ch13" chart:values-cell-range-address="stepsize_plots.H3:stepsize_plots.H10" loext:label-string="average" chart:class="chart:scatter">
            <chart:data-point chart:repeated="6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</text:p>
              </table:table-cell>
              <table:table-cell office:value-type="string">
                <text:p>doro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epsize_plots.A3:stepsize_plots.A10</svg:desc>
                </draw:g>
              </table:table-cell>
              <table:table-cell office:value-type="float" office:value="97.8655223434503">
                <text:p>97.8655223434503</text:p>
                <draw:g>
                  <svg:desc>stepsize_plots.F3:stepsize_plots.F10</svg:desc>
                </draw:g>
              </table:table-cell>
              <table:table-cell office:value-type="float" office:value="96.1715113990895">
                <text:p>96.1715113990895</text:p>
                <draw:g>
                  <svg:desc>stepsize_plots.G3:stepsize_plots.G10</svg:desc>
                </draw:g>
              </table:table-cell>
              <table:table-cell office:value-type="float" office:value="97.0185168712699">
                <text:p>97.0185168712699</text:p>
                <draw:g>
                  <svg:desc>stepsize_plots.H3:stepsize_plots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350983422676">
                <text:p>98.350983422676</text:p>
              </table:table-cell>
              <table:table-cell office:value-type="float" office:value="97.4356148847529">
                <text:p>97.4356148847529</text:p>
              </table:table-cell>
              <table:table-cell office:value-type="float" office:value="97.8932991537145">
                <text:p>97.8932991537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7.6720934445577">
                <text:p>97.6720934445577</text:p>
              </table:table-cell>
              <table:table-cell office:value-type="float" office:value="96.7210854675266">
                <text:p>96.7210854675266</text:p>
              </table:table-cell>
              <table:table-cell office:value-type="float" office:value="97.1965894560421">
                <text:p>97.1965894560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8.14432966842">
                <text:p>98.14432966842</text:p>
              </table:table-cell>
              <table:table-cell office:value-type="float" office:value="97.219071629308">
                <text:p>97.219071629308</text:p>
              </table:table-cell>
              <table:table-cell office:value-type="float" office:value="97.681700648864">
                <text:p>97.68170064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024036263733">
                <text:p>98.024036263733</text:p>
              </table:table-cell>
              <table:table-cell office:value-type="float" office:value="96.613073484366">
                <text:p>96.613073484366</text:p>
              </table:table-cell>
              <table:table-cell office:value-type="float" office:value="97.3185548740495">
                <text:p>97.318554874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6130979971522">
                <text:p>97.6130979971522</text:p>
              </table:table-cell>
              <table:table-cell office:value-type="float" office:value="96.7569836547254">
                <text:p>96.7569836547254</text:p>
              </table:table-cell>
              <table:table-cell office:value-type="float" office:value="97.1850408259388">
                <text:p>97.1850408259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.3772148885738">
                <text:p>99.3772148885738</text:p>
              </table:table-cell>
              <table:table-cell office:value-type="float" office:value="97.880246900257">
                <text:p>97.880246900257</text:p>
              </table:table-cell>
              <table:table-cell office:value-type="float" office:value="98.6287308944154">
                <text:p>98.6287308944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.939136602853">
                <text:p>97.939136602853</text:p>
              </table:table-cell>
              <table:table-cell office:value-type="float" office:value="97.2361609496316">
                <text:p>97.2361609496316</text:p>
              </table:table-cell>
              <table:table-cell office:value-type="float" office:value="97.5876487762423">
                <text:p>97.5876487762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4cm" chart:symbol-height="0.4cm"/>
      <style:graphic-properties svg:stroke-color="#81d41a" draw:fill-color="#81d41a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4cm" chart:symbol-height="0.4cm"/>
      <style:graphic-properties svg:stroke-color="#81d41a" draw:fill-color="#81d41a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4cm" chart:symbol-height="0.4cm"/>
      <style:graphic-properties svg:stroke-color="#81d41a" draw:fill-color="#81d41a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48cm" svg:height="9.005cm" xlink:href=".." xlink:type="simple" chart:class="chart:scatter" chart:style-name="ch1">
        <chart:title svg:x="10.096cm" svg:y="0.316cm" chart:style-name="ch2">
          <text:p>constant Y_scan lumisection</text:p>
        </chart:title>
        <chart:legend chart:legend-position="end" svg:x="1.484cm" svg:y="0.238cm" style:legend-expansion="custom" chartooo:width="5.498cm" chartooo:height="1.036cm" style:legend-expansion-aspect-ratio="5.30694980694981" chart:style-name="ch3"/>
        <chart:plot-area chart:style-name="ch4" table:cell-range-address="stepsize_plots.A3:stepsize_plots.A10 stepsize_plots.B13:stepsize_plots.D20" chart:data-source-has-labels="row" svg:x="0.436cm" svg:y="1.274cm" svg:width="25.015cm" svg:height="6.563cm">
          <chartooo:coordinate-region svg:x="1.348cm" svg:y="1.473cm" svg:width="24.01cm" svg:height="5.717cm"/>
          <chart:axis chart:dimension="x" chart:name="primary-x" chart:style-name="ch5">
            <chart:title svg:x="11.986cm" svg:y="8.017cm" chart:style-name="ch6">
              <text:p>step number</text:p>
            </chart:title>
          </chart:axis>
          <chart:axis chart:dimension="y" chart:name="primary-y" chart:style-name="ch5">
            <chart:title svg:x="0cm" svg:y="5.724cm" chart:style-name="ch7">
              <text:p>values (micron)</text:p>
            </chart:title>
            <chart:grid chart:style-name="ch8" chart:class="major"/>
          </chart:axis>
          <chart:series chart:style-name="ch9" chart:values-cell-range-address="stepsize_plots.B13:stepsize_plots.B20" loext:label-string="arc" chart:class="chart:scatter">
            <chart:domain table:cell-range-address="stepsize_plots.A3:stepsize_plots.A10"/>
            <chart:data-point chart:style-name="ch10"/>
            <chart:data-point chart:repeated="7"/>
          </chart:series>
          <chart:series chart:style-name="ch11" chart:values-cell-range-address="stepsize_plots.C13:stepsize_plots.C20" loext:label-string="doros" chart:class="chart:scatter">
            <chart:data-point chart:style-name="ch12"/>
            <chart:data-point chart:repeated="5"/>
            <chart:data-point chart:style-name="ch12"/>
            <chart:data-point/>
          </chart:series>
          <chart:series chart:style-name="ch13" chart:values-cell-range-address="stepsize_plots.D13:stepsize_plots.D20" loext:label-string="average" chart:class="chart:scatter">
            <chart:data-point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</text:p>
              </table:table-cell>
              <table:table-cell office:value-type="string">
                <text:p>doro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epsize_plots.A3:stepsize_plots.A10</svg:desc>
                </draw:g>
              </table:table-cell>
              <table:table-cell office:value-type="float" office:value="96.7151709009003">
                <text:p>96.7151709009003</text:p>
                <draw:g>
                  <svg:desc>stepsize_plots.B13:stepsize_plots.B20</svg:desc>
                </draw:g>
              </table:table-cell>
              <table:table-cell office:value-type="float" office:value="95.9305006169704">
                <text:p>95.9305006169704</text:p>
                <draw:g>
                  <svg:desc>stepsize_plots.C13:stepsize_plots.C20</svg:desc>
                </draw:g>
              </table:table-cell>
              <table:table-cell office:value-type="float" office:value="96.3228357589354">
                <text:p>96.3228357589354</text:p>
                <draw:g>
                  <svg:desc>stepsize_plots.D13:stepsize_plots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.5392650304871">
                <text:p>97.5392650304871</text:p>
              </table:table-cell>
              <table:table-cell office:value-type="float" office:value="96.8108929647238">
                <text:p>96.8108929647238</text:p>
              </table:table-cell>
              <table:table-cell office:value-type="float" office:value="97.1750789976054">
                <text:p>97.1750789976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.3746178936446">
                <text:p>98.3746178936446</text:p>
              </table:table-cell>
              <table:table-cell office:value-type="float" office:value="97.1239708209338">
                <text:p>97.1239708209338</text:p>
              </table:table-cell>
              <table:table-cell office:value-type="float" office:value="97.7492943572892">
                <text:p>97.7492943572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.403155982037">
                <text:p>97.403155982037</text:p>
              </table:table-cell>
              <table:table-cell office:value-type="float" office:value="96.983186551861">
                <text:p>96.983186551861</text:p>
              </table:table-cell>
              <table:table-cell office:value-type="float" office:value="97.193171266949">
                <text:p>97.193171266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340552351599">
                <text:p>98.340552351599</text:p>
              </table:table-cell>
              <table:table-cell office:value-type="float" office:value="96.938557757378">
                <text:p>96.938557757378</text:p>
              </table:table-cell>
              <table:table-cell office:value-type="float" office:value="97.6395550544885">
                <text:p>97.6395550544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7115222704981">
                <text:p>97.7115222704981</text:p>
              </table:table-cell>
              <table:table-cell office:value-type="float" office:value="97.1804720205124">
                <text:p>97.1804720205124</text:p>
              </table:table-cell>
              <table:table-cell office:value-type="float" office:value="97.4459971455052">
                <text:p>97.4459971455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8.2363540361294">
                <text:p>98.2363540361294</text:p>
              </table:table-cell>
              <table:table-cell office:value-type="float" office:value="95.8841628943393">
                <text:p>95.8841628943393</text:p>
              </table:table-cell>
              <table:table-cell office:value-type="float" office:value="97.0602584652344">
                <text:p>97.0602584652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.8635994992415">
                <text:p>97.8635994992415</text:p>
              </table:table-cell>
              <table:table-cell office:value-type="float" office:value="96.8876215924863">
                <text:p>96.8876215924863</text:p>
              </table:table-cell>
              <table:table-cell office:value-type="float" office:value="97.3756105458639">
                <text:p>97.37561054586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4cm" chart:symbol-height="0.4cm"/>
      <style:graphic-properties svg:stroke-color="#81d41a" draw:fill-color="#81d41a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4cm" chart:symbol-height="0.4cm"/>
      <style:graphic-properties svg:stroke-color="#81d41a" draw:fill-color="#81d41a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4cm" chart:symbol-height="0.4cm"/>
      <style:graphic-properties svg:stroke-color="#81d41a" draw:fill-color="#81d41a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48cm" svg:height="9.005cm" xlink:href=".." xlink:type="simple" chart:class="chart:scatter" chart:style-name="ch1">
        <chart:title svg:x="10.189cm" svg:y="0.316cm" chart:style-name="ch2">
          <text:p>constant Y_scan timestamp</text:p>
        </chart:title>
        <chart:legend chart:legend-position="end" svg:x="2.008cm" svg:y="0.299cm" style:legend-expansion="custom" chartooo:width="5.498cm" chartooo:height="0.996cm" style:legend-expansion-aspect-ratio="5.52008032128514" chart:style-name="ch3"/>
        <chart:plot-area chart:style-name="ch4" table:cell-range-address="stepsize_plots.A3:stepsize_plots.A10 stepsize_plots.F13:stepsize_plots.H20" chart:data-source-has-labels="row" svg:x="0.833cm" svg:y="1.274cm" svg:width="24.618cm" svg:height="6.563cm">
          <chartooo:coordinate-region svg:x="1.745cm" svg:y="1.473cm" svg:width="23.612cm" svg:height="5.717cm"/>
          <chart:axis chart:dimension="x" chart:name="primary-x" chart:style-name="ch5">
            <chart:title svg:x="12.185cm" svg:y="8.017cm" chart:style-name="ch6">
              <text:p>step number</text:p>
            </chart:title>
          </chart:axis>
          <chart:axis chart:dimension="y" chart:name="primary-y" chart:style-name="ch5">
            <chart:title svg:x="0cm" svg:y="5.724cm" chart:style-name="ch7">
              <text:p>values (micron)</text:p>
            </chart:title>
            <chart:grid chart:style-name="ch8" chart:class="major"/>
          </chart:axis>
          <chart:series chart:style-name="ch9" chart:values-cell-range-address="stepsize_plots.F13:stepsize_plots.F20" loext:label-string="arc" chart:class="chart:scatter">
            <chart:domain table:cell-range-address="stepsize_plots.A3:stepsize_plots.A10"/>
            <chart:data-point chart:style-name="ch10"/>
            <chart:data-point chart:repeated="7"/>
          </chart:series>
          <chart:series chart:style-name="ch11" chart:values-cell-range-address="stepsize_plots.G13:stepsize_plots.G20" loext:label-string="doros" chart:class="chart:scatter">
            <chart:data-point chart:style-name="ch12"/>
            <chart:data-point chart:repeated="5"/>
            <chart:data-point chart:style-name="ch12"/>
            <chart:data-point/>
          </chart:series>
          <chart:series chart:style-name="ch13" chart:values-cell-range-address="stepsize_plots.H13:stepsize_plots.H20" loext:label-string="average" chart:class="chart:scatter">
            <chart:data-point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c</text:p>
              </table:table-cell>
              <table:table-cell office:value-type="string">
                <text:p>doro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epsize_plots.A3:stepsize_plots.A10</svg:desc>
                </draw:g>
              </table:table-cell>
              <table:table-cell office:value-type="float" office:value="96.753793295689">
                <text:p>96.753793295689</text:p>
                <draw:g>
                  <svg:desc>stepsize_plots.F13:stepsize_plots.F20</svg:desc>
                </draw:g>
              </table:table-cell>
              <table:table-cell office:value-type="float" office:value="96.011755976352">
                <text:p>96.011755976352</text:p>
                <draw:g>
                  <svg:desc>stepsize_plots.G13:stepsize_plots.G20</svg:desc>
                </draw:g>
              </table:table-cell>
              <table:table-cell office:value-type="float" office:value="96.3827746360205">
                <text:p>96.3827746360205</text:p>
                <draw:g>
                  <svg:desc>stepsize_plots.H13:stepsize_plots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.6829397446547">
                <text:p>97.6829397446547</text:p>
              </table:table-cell>
              <table:table-cell office:value-type="float" office:value="96.800926475055">
                <text:p>96.800926475055</text:p>
              </table:table-cell>
              <table:table-cell office:value-type="float" office:value="97.2419331098548">
                <text:p>97.2419331098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.3544573460603">
                <text:p>98.3544573460603</text:p>
              </table:table-cell>
              <table:table-cell office:value-type="float" office:value="97.160215575066">
                <text:p>97.160215575066</text:p>
              </table:table-cell>
              <table:table-cell office:value-type="float" office:value="97.7573364605632">
                <text:p>97.7573364605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.448975867735">
                <text:p>97.448975867735</text:p>
              </table:table-cell>
              <table:table-cell office:value-type="float" office:value="96.96479480533">
                <text:p>96.96479480533</text:p>
              </table:table-cell>
              <table:table-cell office:value-type="float" office:value="97.2068853365325">
                <text:p>97.2068853365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183306902767">
                <text:p>98.183306902767</text:p>
              </table:table-cell>
              <table:table-cell office:value-type="float" office:value="96.918782529147">
                <text:p>96.918782529147</text:p>
              </table:table-cell>
              <table:table-cell office:value-type="float" office:value="97.551044715957">
                <text:p>97.551044715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8374970837484">
                <text:p>97.8374970837484</text:p>
              </table:table-cell>
              <table:table-cell office:value-type="float" office:value="97.2014017820703">
                <text:p>97.2014017820703</text:p>
              </table:table-cell>
              <table:table-cell office:value-type="float" office:value="97.5194494329093">
                <text:p>97.5194494329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8.0930804406216">
                <text:p>98.0930804406216</text:p>
              </table:table-cell>
              <table:table-cell office:value-type="float" office:value="95.8530036284433">
                <text:p>95.8530036284433</text:p>
              </table:table-cell>
              <table:table-cell office:value-type="float" office:value="96.9730420345325">
                <text:p>96.9730420345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.994494603071">
                <text:p>97.994494603071</text:p>
              </table:table-cell>
              <table:table-cell office:value-type="float" office:value="96.9038249010244">
                <text:p>96.9038249010244</text:p>
              </table:table-cell>
              <table:table-cell office:value-type="float" office:value="97.4491597520477">
                <text:p>97.44915975204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